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5.0188in" fo:margin-left="-0.075in" fo:margin-top="0in" fo:margin-bottom="0in" table:align="left" style:writing-mode="lr-tb"/>
    </style:style>
    <style:style style:name="Table1.A" style:family="table-column">
      <style:table-column-properties style:column-width="0.8826in"/>
    </style:style>
    <style:style style:name="Table1.B" style:family="table-column">
      <style:table-column-properties style:column-width="0.4979in"/>
    </style:style>
    <style:style style:name="Table1.C" style:family="table-column">
      <style:table-column-properties style:column-width="0.4972in"/>
    </style:style>
    <style:style style:name="Table1.E" style:family="table-column">
      <style:table-column-properties style:column-width="0.8535in"/>
    </style:style>
    <style:style style:name="Table1.F" style:family="table-column">
      <style:table-column-properties style:column-width="0.4521in"/>
    </style:style>
    <style:style style:name="Table1.G" style:family="table-column">
      <style:table-column-properties style:column-width="0.4278in"/>
    </style:style>
    <style:style style:name="Table1.H" style:family="table-column">
      <style:table-column-properties style:column-width="0.4597in"/>
    </style:style>
    <style:style style:name="Table1.I" style:family="table-column">
      <style:table-column-properties style:column-width="0.4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0"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15in" fo:margin-left="-0.075in" fo:margin-top="0in" fo:margin-bottom="0in" table:align="left" style:writing-mode="lr-tb"/>
    </style:style>
    <style:style style:name="Table2.A" style:family="table-column">
      <style:table-column-properties style:column-width="1.5111in"/>
    </style:style>
    <style:style style:name="Table2.B" style:family="table-column">
      <style:table-column-properties style:column-width="5.6382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7.15in" fo:margin-left="-0.075in" fo:margin-top="0in" fo:margin-bottom="0in" table:align="left" style:writing-mode="lr-tb"/>
    </style:style>
    <style:style style:name="Table3.A" style:family="table-column">
      <style:table-column-properties style:column-width="1.5465in"/>
    </style:style>
    <style:style style:name="Table3.B" style:family="table-column">
      <style:table-column-properties style:column-width="5.6028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7.075in" fo:margin-left="-0.075in" fo:margin-top="0in" fo:margin-bottom="0in" table:align="left" style:writing-mode="lr-tb"/>
    </style:style>
    <style:style style:name="Table4.A" style:family="table-column">
      <style:table-column-properties style:column-width="1.4549in"/>
    </style:style>
    <style:style style:name="Table4.B" style:family="table-column">
      <style:table-column-properties style:column-width="5.619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7.075in" fo:margin-left="-0.075in" fo:margin-top="0in" fo:margin-bottom="0in" table:align="left" style:writing-mode="lr-tb"/>
    </style:style>
    <style:style style:name="Table5.A" style:family="table-column">
      <style:table-column-properties style:column-width="1.4542in"/>
    </style:style>
    <style:style style:name="Table5.B" style:family="table-column">
      <style:table-column-properties style:column-width="5.620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6.95in" fo:margin-left="-0.075in" fo:margin-top="0in" fo:margin-bottom="0in" table:align="left" style:writing-mode="lr-tb"/>
    </style:style>
    <style:style style:name="Table6.A" style:family="table-column">
      <style:table-column-properties style:column-width="1.5111in"/>
    </style:style>
    <style:style style:name="Table6.B" style:family="table-column">
      <style:table-column-properties style:column-width="5.438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7.2in" fo:margin-left="-0.075in" fo:margin-top="0in" fo:margin-bottom="0in" table:align="left" style:writing-mode="lr-tb"/>
    </style:style>
    <style:style style:name="Table7.A" style:family="table-column">
      <style:table-column-properties style:column-width="1.5118in"/>
    </style:style>
    <style:style style:name="Table7.B" style:family="table-column">
      <style:table-column-properties style:column-width="5.6875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7.075in" fo:margin-left="-0.075in" fo:margin-top="0in" fo:margin-bottom="0in" table:align="left" style:writing-mode="lr-tb"/>
    </style:style>
    <style:style style:name="Table8.A" style:family="table-column">
      <style:table-column-properties style:column-width="1.4958in"/>
    </style:style>
    <style:style style:name="Table8.B" style:family="table-column">
      <style:table-column-properties style:column-width="5.578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075in" fo:margin-left="-0.075in" fo:margin-top="0in" fo:margin-bottom="0in" table:align="left" style:writing-mode="lr-tb"/>
    </style:style>
    <style:style style:name="Table9.A" style:family="table-column">
      <style:table-column-properties style:column-width="1.5118in"/>
    </style:style>
    <style:style style:name="Table9.B" style:family="table-column">
      <style:table-column-properties style:column-width="5.562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7.075in" fo:margin-left="-0.075in" fo:margin-top="0in" fo:margin-bottom="0in" table:align="left" style:writing-mode="lr-tb"/>
    </style:style>
    <style:style style:name="Table10.A" style:family="table-column">
      <style:table-column-properties style:column-width="1.5465in"/>
    </style:style>
    <style:style style:name="Table10.B" style:family="table-column">
      <style:table-column-properties style:column-width="5.5278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7.15in" fo:margin-left="-0.075in" fo:margin-top="0in" fo:margin-bottom="0in" table:align="left" style:writing-mode="lr-tb"/>
    </style:style>
    <style:style style:name="Table11.A" style:family="table-column">
      <style:table-column-properties style:column-width="1.5465in"/>
    </style:style>
    <style:style style:name="Table11.B" style:family="table-column">
      <style:table-column-properties style:column-width="2.8007in"/>
    </style:style>
    <style:style style:name="Table11.C" style:family="table-column">
      <style:table-column-properties style:column-width="2.8028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3" style:family="table-row">
      <style:table-row-properties fo:keep-together="auto"/>
    </style:style>
    <style:style style:name="Table11.A23"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7.15in" fo:margin-left="-0.075in" fo:margin-top="0in" fo:margin-bottom="0in" table:align="left" style:writing-mode="lr-tb"/>
    </style:style>
    <style:style style:name="Table12.A" style:family="table-column">
      <style:table-column-properties style:column-width="1.4597in"/>
    </style:style>
    <style:style style:name="Table12.B" style:family="table-column">
      <style:table-column-properties style:column-width="5.6896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6.2097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1.5889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3" style:family="table-row">
      <style:table-row-properties fo:keep-together="auto"/>
    </style:style>
    <style:style style:name="Table13.A21"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6.95in" fo:margin-left="-0.075in" fo:margin-top="0in" fo:margin-bottom="0in" table:align="left" style:writing-mode="lr-tb"/>
    </style:style>
    <style:style style:name="Table14.A" style:family="table-column">
      <style:table-column-properties style:column-width="1.4431in"/>
    </style:style>
    <style:style style:name="Table14.B" style:family="table-column">
      <style:table-column-properties style:column-width="5.5063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7.15in" fo:margin-left="-0.075in" fo:margin-top="0in" fo:margin-bottom="0in" table:align="left" style:writing-mode="lr-tb"/>
    </style:style>
    <style:style style:name="Table15.A" style:family="table-column">
      <style:table-column-properties style:column-width="1.4771in"/>
    </style:style>
    <style:style style:name="Table15.B" style:family="table-column">
      <style:table-column-properties style:column-width="2.8361in"/>
    </style:style>
    <style:style style:name="Table15.C" style:family="table-column">
      <style:table-column-properties style:column-width="2.8368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3" style:family="table-row">
      <style:table-row-properties fo:keep-together="auto"/>
    </style:style>
    <style:style style:name="Table15.A21"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6.7931in" fo:margin-left="-0.075in" fo:margin-top="0in" fo:margin-bottom="0in" table:align="left" style:writing-mode="lr-tb"/>
    </style:style>
    <style:style style:name="Table16.A" style:family="table-column">
      <style:table-column-properties style:column-width="1.3306in"/>
    </style:style>
    <style:style style:name="Table16.B" style:family="table-column">
      <style:table-column-properties style:column-width="2.7313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3" style:family="table-row">
      <style:table-row-properties fo:keep-together="auto"/>
    </style:style>
    <style:style style:name="Table16.A20"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2.009in" fo:margin-left="-0.075in" fo:margin-top="0in" fo:margin-bottom="0in" table:align="left" style:writing-mode="lr-tb"/>
    </style:style>
    <style:style style:name="Table17.A" style:family="table-column">
      <style:table-column-properties style:column-width="0.2889in"/>
    </style:style>
    <style:style style:name="Table17.B" style:family="table-column">
      <style:table-column-properties style:column-width="0.8632in"/>
    </style:style>
    <style:style style:name="Table17.C" style:family="table-column">
      <style:table-column-properties style:column-width="0.856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13"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1.7042in" fo:margin-left="-0.075in" fo:margin-top="0in" fo:margin-bottom="0in" table:align="left" style:writing-mode="lr-tb"/>
    </style:style>
    <style:style style:name="Table18.A" style:family="table-column">
      <style:table-column-properties style:column-width="0.7972in"/>
    </style:style>
    <style:style style:name="Table18.B" style:family="table-column">
      <style:table-column-properties style:column-width="0.9063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5"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8639in" fo:margin-left="-0.075in" fo:margin-top="0in" fo:margin-bottom="0in" table:align="left" style:writing-mode="lr-tb"/>
    </style:style>
    <style:style style:name="Table19.A" style:family="table-column">
      <style:table-column-properties style:column-width="0.7979in"/>
    </style:style>
    <style:style style:name="Table19.B" style:family="table-column">
      <style:table-column-properties style:column-width="0.4938in"/>
    </style:style>
    <style:style style:name="Table19.C" style:family="table-column">
      <style:table-column-properties style:column-width="0.6174in"/>
    </style:style>
    <style:style style:name="Table19.D" style:family="table-column">
      <style:table-column-properties style:column-width="0.6326in"/>
    </style:style>
    <style:style style:name="Table19.E" style:family="table-column">
      <style:table-column-properties style:column-width="0.791in"/>
    </style:style>
    <style:style style:name="Table19.F" style:family="table-column">
      <style:table-column-properties style:column-width="0.625in"/>
    </style:style>
    <style:style style:name="Table19.G" style:family="table-column">
      <style:table-column-properties style:column-width="0.9056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5"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2.484in" fo:margin-left="-0.075in" fo:margin-top="0in" fo:margin-bottom="0in" table:align="left" style:writing-mode="lr-tb"/>
    </style:style>
    <style:style style:name="Table20.A" style:family="table-column">
      <style:table-column-properties style:column-width="1.0549in"/>
    </style:style>
    <style:style style:name="Table20.B" style:family="table-column">
      <style:table-column-properties style:column-width="1.4285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6" style:family="table-row">
      <style:table-row-properties fo:keep-together="always"/>
    </style:style>
    <style:style style:name="Table20.A6"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3.1021in" fo:margin-left="-0.075in" fo:margin-top="0in" fo:margin-bottom="0in" table:align="left" style:writing-mode="lr-tb"/>
    </style:style>
    <style:style style:name="Table21.A" style:family="table-column">
      <style:table-column-properties style:column-width="0.7479in"/>
    </style:style>
    <style:style style:name="Table21.B" style:family="table-column">
      <style:table-column-properties style:column-width="0.7847in"/>
    </style:style>
    <style:style style:name="Table21.C" style:family="table-column">
      <style:table-column-properties style:column-width="0.784in"/>
    </style:style>
    <style:style style:name="Table21.1" style:family="table-row">
      <style:table-row-properties fo:keep-together="always"/>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4" style:family="table-row">
      <style:table-row-properties fo:keep-together="auto"/>
    </style:style>
    <style:style style:name="Table21.A8"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7.3438in" fo:margin-left="-0.075in" fo:margin-top="0in" fo:margin-bottom="0in" table:align="left" style:writing-mode="lr-tb"/>
    </style:style>
    <style:style style:name="Table22.A" style:family="table-column">
      <style:table-column-properties style:column-width="0.6069in"/>
    </style:style>
    <style:style style:name="Table22.B" style:family="table-column">
      <style:table-column-properties style:column-width="0.3917in"/>
    </style:style>
    <style:style style:name="Table22.C" style:family="table-column">
      <style:table-column-properties style:column-width="0.741in"/>
    </style:style>
    <style:style style:name="Table22.D" style:family="table-column">
      <style:table-column-properties style:column-width="0.3493in"/>
    </style:style>
    <style:style style:name="Table22.E" style:family="table-column">
      <style:table-column-properties style:column-width="0.3861in"/>
    </style:style>
    <style:style style:name="Table22.F" style:family="table-column">
      <style:table-column-properties style:column-width="0.3486in"/>
    </style:style>
    <style:style style:name="Table22.G" style:family="table-column">
      <style:table-column-properties style:column-width="0.2917in"/>
    </style:style>
    <style:style style:name="Table22.H" style:family="table-column">
      <style:table-column-properties style:column-width="0.3361in"/>
    </style:style>
    <style:style style:name="Table22.I" style:family="table-column">
      <style:table-column-properties style:column-width="0.3479in"/>
    </style:style>
    <style:style style:name="Table22.J" style:family="table-column">
      <style:table-column-properties style:column-width="0.584in"/>
    </style:style>
    <style:style style:name="Table22.K" style:family="table-column">
      <style:table-column-properties style:column-width="0.4715in"/>
    </style:style>
    <style:style style:name="Table22.L" style:family="table-column">
      <style:table-column-properties style:column-width="0.3722in"/>
    </style:style>
    <style:style style:name="Table22.N" style:family="table-column">
      <style:table-column-properties style:column-width="0.375in"/>
    </style:style>
    <style:style style:name="Table22.O" style:family="table-column">
      <style:table-column-properties style:column-width="0.7326in"/>
    </style:style>
    <style:style style:name="Table22.P" style:family="table-column">
      <style:table-column-properties style:column-width="0.6347in"/>
    </style:style>
    <style:style style:name="Table22.1" style:family="table-row">
      <style:table-row-properties fo:keep-together="auto"/>
    </style:style>
    <style:style style:name="Table22.A1" style:family="table-cell">
      <style:table-cell-properties style:vertical-align="bottom"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2.A13" style:family="table-cell">
      <style:table-cell-properties style:vertical-align="" fo:padding-left="0.075in" fo:padding-right="0.075in" fo:padding-top="0in" fo:padding-bottom="0in" fo:border-left="none" fo:border-right="none" fo:border-top="0.5pt solid #000001" fo:border-bottom="none"/>
    </style:style>
    <style:style style:name="Table22.B13" style:family="table-cell">
      <style:table-cell-properties style:vertical-align="bottom" fo:padding-left="0.075in" fo:padding-right="0.075in" fo:padding-top="0in" fo:padding-bottom="0in" fo:border-left="none" fo:border-right="none" fo:border-top="0.5pt solid #000001" fo:border-bottom="none"/>
    </style:style>
    <style:style style:name="Table23" style:family="table">
      <style:table-properties style:width="7.3229in" fo:margin-left="-0.075in" fo:margin-top="0in" fo:margin-bottom="0in" table:align="left" style:writing-mode="lr-tb"/>
    </style:style>
    <style:style style:name="Table23.A" style:family="table-column">
      <style:table-column-properties style:column-width="0.7014in"/>
    </style:style>
    <style:style style:name="Table23.B" style:family="table-column">
      <style:table-column-properties style:column-width="1.4979in"/>
    </style:style>
    <style:style style:name="Table23.C" style:family="table-column">
      <style:table-column-properties style:column-width="0.6986in"/>
    </style:style>
    <style:style style:name="Table23.D" style:family="table-column">
      <style:table-column-properties style:column-width="1.7972in"/>
    </style:style>
    <style:style style:name="Table23.E" style:family="table-column">
      <style:table-column-properties style:column-width="1.6292in"/>
    </style:style>
    <style:style style:name="Table23.F" style:family="table-column">
      <style:table-column-properties style:column-width="0.6257in"/>
    </style:style>
    <style:style style:name="Table23.G" style:family="table-column">
      <style:table-column-properties style:column-width="0.3722in"/>
    </style:style>
    <style:style style:name="Table23.1" style:family="table-row">
      <style:table-row-properties fo:keep-together="auto"/>
    </style:style>
    <style:style style:name="Table23.A1" style:family="table-cell">
      <style:table-cell-properties style:vertical-align="bottom"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C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3.A13" style:family="table-cell">
      <style:table-cell-properties style:vertical-align="" fo:padding-left="0.075in" fo:padding-right="0.075in" fo:padding-top="0in" fo:padding-bottom="0in" fo:border-left="none" fo:border-right="none" fo:border-top="0.5pt solid #000001" fo:border-bottom="none"/>
    </style:style>
    <style:style style:name="Table23.C13" style:family="table-cell">
      <style:table-cell-properties style:vertical-align="bottom" fo:padding-left="0.075in" fo:padding-right="0.075in" fo:padding-top="0in" fo:padding-bottom="0in" fo:border-left="none" fo:border-right="none" fo:border-top="0.5pt solid #000001" fo:border-bottom="none"/>
    </style:style>
    <style:style style:name="Table24" style:family="table">
      <style:table-properties style:width="7.325in" fo:margin-left="-0.075in" fo:margin-top="0in" fo:margin-bottom="0in" table:align="left" style:writing-mode="lr-tb"/>
    </style:style>
    <style:style style:name="Table24.A" style:family="table-column">
      <style:table-column-properties style:column-width="0.6069in"/>
    </style:style>
    <style:style style:name="Table24.B" style:family="table-column">
      <style:table-column-properties style:column-width="0.3924in"/>
    </style:style>
    <style:style style:name="Table24.C" style:family="table-column">
      <style:table-column-properties style:column-width="0.7417in"/>
    </style:style>
    <style:style style:name="Table24.D" style:family="table-column">
      <style:table-column-properties style:column-width="0.35in"/>
    </style:style>
    <style:style style:name="Table24.F" style:family="table-column">
      <style:table-column-properties style:column-width="0.4in"/>
    </style:style>
    <style:style style:name="Table24.G" style:family="table-column">
      <style:table-column-properties style:column-width="0.3444in"/>
    </style:style>
    <style:style style:name="Table24.H" style:family="table-column">
      <style:table-column-properties style:column-width="0.3875in"/>
    </style:style>
    <style:style style:name="Table24.I" style:family="table-column">
      <style:table-column-properties style:column-width="0.3576in"/>
    </style:style>
    <style:style style:name="Table24.J" style:family="table-column">
      <style:table-column-properties style:column-width="0.5833in"/>
    </style:style>
    <style:style style:name="Table24.K" style:family="table-column">
      <style:table-column-properties style:column-width="0.4722in"/>
    </style:style>
    <style:style style:name="Table24.L" style:family="table-column">
      <style:table-column-properties style:column-width="0.3715in"/>
    </style:style>
    <style:style style:name="Table24.M" style:family="table-column">
      <style:table-column-properties style:column-width="0.3722in"/>
    </style:style>
    <style:style style:name="Table24.O" style:family="table-column">
      <style:table-column-properties style:column-width="0.5979in"/>
    </style:style>
    <style:style style:name="Table24.P" style:family="table-column">
      <style:table-column-properties style:column-width="0.6229in"/>
    </style:style>
    <style:style style:name="Table24.1" style:family="table-row">
      <style:table-row-properties fo:keep-together="auto"/>
    </style:style>
    <style:style style:name="Table24.A1" style:family="table-cell">
      <style:table-cell-properties style:vertical-align="bottom"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4.A13" style:family="table-cell">
      <style:table-cell-properties style:vertical-align="" fo:padding-left="0.075in" fo:padding-right="0.075in" fo:padding-top="0in" fo:padding-bottom="0in" fo:border-left="none" fo:border-right="none" fo:border-top="0.5pt solid #000001" fo:border-bottom="none"/>
    </style:style>
    <style:style style:name="Table24.B13" style:family="table-cell">
      <style:table-cell-properties style:vertical-align="bottom" fo:padding-left="0.075in" fo:padding-right="0.075in" fo:padding-top="0in" fo:padding-bottom="0in" fo:border-left="none" fo:border-right="none" fo:border-top="0.5pt solid #000001" fo:border-bottom="none"/>
    </style:style>
    <style:style style:name="Table25" style:family="table">
      <style:table-properties style:width="7.6118in" fo:margin-left="-0.075in" fo:margin-top="0in" fo:margin-bottom="0in" table:align="left" style:writing-mode="lr-tb"/>
    </style:style>
    <style:style style:name="Table25.A" style:family="table-column">
      <style:table-column-properties style:column-width="0.866in"/>
    </style:style>
    <style:style style:name="Table25.B" style:family="table-column">
      <style:table-column-properties style:column-width="1.4986in"/>
    </style:style>
    <style:style style:name="Table25.C" style:family="table-column">
      <style:table-column-properties style:column-width="0.7493in"/>
    </style:style>
    <style:style style:name="Table25.D" style:family="table-column">
      <style:table-column-properties style:column-width="1.8354in"/>
    </style:style>
    <style:style style:name="Table25.E" style:family="table-column">
      <style:table-column-properties style:column-width="1.6257in"/>
    </style:style>
    <style:style style:name="Table25.F" style:family="table-column">
      <style:table-column-properties style:column-width="0.6632in"/>
    </style:style>
    <style:style style:name="Table25.G" style:family="table-column">
      <style:table-column-properties style:column-width="0.3729in"/>
    </style:style>
    <style:style style:name="Table25.1" style:family="table-row">
      <style:table-row-properties fo:keep-together="auto"/>
    </style:style>
    <style:style style:name="Table25.A1" style:family="table-cell">
      <style:table-cell-properties style:vertical-align="bottom"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F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5.A13" style:family="table-cell">
      <style:table-cell-properties style:vertical-align="" fo:padding-left="0.075in" fo:padding-right="0.075in" fo:padding-top="0in" fo:padding-bottom="0in" fo:border-left="none" fo:border-right="none" fo:border-top="0.5pt solid #000001" fo:border-bottom="none"/>
    </style:style>
    <style:style style:name="Table25.F13" style:family="table-cell">
      <style:table-cell-properties style:vertical-align="bottom" fo:padding-left="0.075in" fo:padding-right="0.075in" fo:padding-top="0in" fo:padding-bottom="0in" fo:border-left="none" fo:border-right="none" fo:border-top="0.5pt solid #000001" fo:border-bottom="none"/>
    </style:style>
    <style:style style:name="Table26" style:family="table">
      <style:table-properties style:width="7.15in" fo:margin-left="-0.075in" fo:margin-top="0in" fo:margin-bottom="0in" table:align="left" style:writing-mode="lr-tb"/>
    </style:style>
    <style:style style:name="Table26.A" style:family="table-column">
      <style:table-column-properties style:column-width="1.5465in"/>
    </style:style>
    <style:style style:name="Table26.B" style:family="table-column">
      <style:table-column-properties style:column-width="2.8007in"/>
    </style:style>
    <style:style style:name="Table26.C" style:family="table-column">
      <style:table-column-properties style:column-width="2.8028in"/>
    </style:style>
    <style:style style:name="Table26.1" style:family="table-row">
      <style:table-row-properties fo:keep-together="always"/>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3" style:family="table-row">
      <style:table-row-properties fo:keep-together="auto"/>
    </style:style>
    <style:style style:name="Table26.A23"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7.15in" fo:margin-left="-0.075in" fo:margin-top="0in" fo:margin-bottom="0in" table:align="left" style:writing-mode="lr-tb"/>
    </style:style>
    <style:style style:name="Table27.A" style:family="table-column">
      <style:table-column-properties style:column-width="1.5111in"/>
    </style:style>
    <style:style style:name="Table27.B" style:family="table-column">
      <style:table-column-properties style:column-width="2.8194in"/>
    </style:style>
    <style:style style:name="Table27.1" style:family="table-row">
      <style:table-row-properties fo:keep-together="always"/>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3" style:family="table-row">
      <style:table-row-properties fo:keep-together="auto"/>
    </style:style>
    <style:style style:name="Table27.A2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4">
      <style:paragraph-properties fo:margin-left="0in" fo:margin-right="0in" fo:text-align="center" style:justify-single-word="false" fo:text-indent="0in" style:auto-text-indent="false">
        <style:tab-stops/>
      </style:paragraph-properties>
    </style:style>
    <style:style style:name="P2" style:family="paragraph" style:parent-style-name="Heading_20_4">
      <style:paragraph-properties fo:margin-left="0in" fo:margin-right="0in" fo:text-indent="0in" style:auto-text-indent="false">
        <style:tab-stops/>
      </style:paragraph-properties>
    </style:style>
    <style:style style:name="P3" style:family="paragraph" style:parent-style-name="Heading_20_6" style:list-style-name="">
      <style:paragraph-properties fo:margin-left="0in" fo:margin-right="0in" fo:text-align="center" style:justify-single-word="false" fo:text-indent="0in" style:auto-text-indent="false">
        <style:tab-stops/>
      </style:paragraph-properties>
    </style:style>
    <style:style style:name="P4" style:family="paragraph" style:parent-style-name="Heading_20_5" style:list-style-name="">
      <style:paragraph-properties fo:margin-left="0in" fo:margin-right="0in" fo:text-align="start" style:justify-single-word="false" fo:text-indent="0in" style:auto-text-indent="false">
        <style:tab-stops/>
      </style:paragraph-properties>
    </style:style>
    <style:style style:name="P5" style:family="paragraph" style:parent-style-name="Heading_20_5">
      <style:paragraph-properties fo:margin-left="0in" fo:margin-right="0in" fo:text-indent="0in" style:auto-text-indent="false">
        <style:tab-stops/>
      </style:paragraph-properties>
    </style:style>
    <style:style style:name="P6" style:family="paragraph" style:parent-style-name="Heading_20_5">
      <style:paragraph-properties fo:margin-left="0in" fo:margin-right="0in" fo:text-align="center" style:justify-single-word="false" fo:text-indent="0in" style:auto-text-indent="false">
        <style:tab-stops/>
      </style:paragraph-properties>
    </style:style>
    <style:style style:name="P7" style:family="paragraph" style:parent-style-name="Heading_20_8">
      <style:paragraph-properties fo:margin-left="0in" fo:margin-right="0in" fo:text-indent="0in" style:auto-text-indent="false"/>
    </style:style>
    <style:style style:name="P8" style:family="paragraph" style:parent-style-name="Heading_20_2">
      <style:paragraph-properties fo:margin-left="0in" fo:margin-right="0in" fo:text-indent="0in" style:auto-text-indent="false">
        <style:tab-stops/>
      </style:paragraph-properties>
    </style:style>
    <style:style style:name="P9" style:family="paragraph" style:parent-style-name="Heading_20_3">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2"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3"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4" style:family="paragraph" style:parent-style-name="Standard">
      <style:paragraph-properties fo:margin-left="0in" fo:margin-right="0in" fo:text-indent="0in" style:auto-text-indent="false">
        <style:tab-stops/>
      </style:paragraph-properties>
    </style:style>
    <style:style style:name="P15" style:family="paragraph" style:parent-style-name="Standard">
      <style:paragraph-properties fo:margin-left="0in" fo:margin-right="0in" fo:text-align="start" style:justify-single-word="false" fo:text-indent="0in" style:auto-text-indent="false">
        <style:tab-stops/>
      </style:paragraph-properties>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ab-stops/>
      </style:paragraph-properties>
    </style:style>
    <style:style style:name="P18"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20" style:family="paragraph" style:parent-style-name="Standard">
      <style:paragraph-properties fo:margin-left="0in" fo:margin-right="0in" fo:text-indent="0in" style:auto-text-indent="false"/>
      <style:text-properties style:font-name="Times New Roman" fo:font-size="9pt" style:font-size-asian="9pt"/>
    </style:style>
    <style:style style:name="P21" style:family="paragraph" style:parent-style-name="Standard">
      <style:paragraph-properties fo:margin-left="0.5in" fo:margin-right="0in" fo:text-indent="-0.5in" style:auto-text-indent="false"/>
      <style:text-properties fo:color="#000000" style:font-name="Times New Roman" fo:font-size="10pt" fo:language="en" fo:country="US" style:font-size-asian="10pt" style:language-asian="en" style:country-asian="US"/>
    </style:style>
    <style:style style:name="P22" style:family="paragraph" style:parent-style-name="Heading_20_9">
      <style:paragraph-properties fo:margin-left="0in" fo:margin-right="0in" fo:text-indent="0in" style:auto-text-indent="false"/>
    </style:style>
    <style:style style:name="P23" style:family="paragraph" style:parent-style-name="Heading_20_1">
      <style:paragraph-properties fo:margin-left="0in" fo:margin-right="0in" fo:text-indent="0in" style:auto-text-indent="false"/>
    </style:style>
    <style:style style:name="P24" style:family="paragraph" style:parent-style-name="Heading_20_1">
      <style:paragraph-properties fo:margin-left="0in" fo:margin-right="0in" fo:text-indent="0in" style:auto-text-indent="false">
        <style:tab-stops/>
      </style:paragraph-properties>
    </style:style>
    <style:style style:name="P25" style:family="paragraph" style:parent-style-name="Heading_20_1">
      <style:paragraph-properties fo:margin-left="0in" fo:margin-right="0in" fo:text-align="center" style:justify-single-word="false" fo:text-indent="0in" style:auto-text-indent="false">
        <style:tab-stops/>
      </style:paragraph-properties>
    </style:style>
    <style:style style:name="P26" style:family="paragraph" style:parent-style-name="Heading_20_1">
      <style:paragraph-properties fo:margin-left="0in" fo:margin-right="0in" fo:text-indent="0in" style:auto-text-indent="false"/>
      <style:text-properties fo:color="#000000" style:font-name="Times New Roman" fo:font-size="12pt" fo:language="en" fo:country="US" fo:font-weight="normal" style:font-size-asian="12pt" style:language-asian="en" style:country-asian="US" style:font-weight-asian="normal"/>
    </style:style>
    <style:style style:name="P27" style:family="paragraph" style:parent-style-name="Text_20_body">
      <style:paragraph-properties fo:margin-left="0in" fo:margin-right="0in" fo:text-indent="0in" style:auto-text-indent="false"/>
    </style:style>
    <style:style style:name="P28" style:family="paragraph" style:parent-style-name="Preformatted" style:master-page-name="Standard">
      <style:paragraph-properties fo:margin-left="0in" fo:margin-right="0in" fo:orphans="2" fo:widows="2" fo:text-indent="0in" style:auto-text-indent="false" style:page-number="auto"/>
    </style:style>
    <style:style style:name="P29" style:family="paragraph" style:parent-style-name="Heading_20_7">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8pt" style:font-size-asian="8pt"/>
    </style:style>
    <style:style style:name="T7" style:family="text">
      <style:text-properties style:font-name="Times New Roman" fo:font-size="9pt" style:font-size-asian="9pt"/>
    </style:style>
    <style:style style:name="T8" style:family="text">
      <style:text-properties style:font-name="Times New Roman" fo:font-size="9pt" fo:font-style="italic" style:font-size-asian="9pt" style:font-style-asian="italic"/>
    </style:style>
    <style:style style:name="T9" style:family="text">
      <style:text-properties fo:color="#000000" style:font-name="Times New Roman" fo:font-size="18pt" fo:language="en" fo:country="US" style:font-size-asian="18pt" style:language-asian="en" style:country-asian="US"/>
    </style:style>
    <style:style style:name="T10" style:family="text">
      <style:text-properties fo:color="#000000" style:font-name="Times New Roman" fo:font-size="18pt" fo:language="en" fo:country="US" fo:font-weight="normal" style:font-size-asian="18pt" style:language-asian="en" style:country-asian="US" style:font-weight-asian="normal"/>
    </style:style>
    <style:style style:name="T11" style:family="text">
      <style:text-properties fo:color="#000000" style:font-name="Times New Roman" fo:font-size="12pt" fo:language="en" fo:country="US" style:font-size-asian="12pt" style:language-asian="en" style:country-asian="US"/>
    </style:style>
    <style:style style:name="T12" style:family="text">
      <style:text-properties fo:color="#000000" style:font-name="Times New Roman" fo:font-size="12pt" fo:language="en" fo:country="US" fo:font-weight="normal" style:font-size-asian="12pt" style:language-asian="en" style:country-asian="US" style:font-weight-asian="normal"/>
    </style:style>
    <style:style style:name="T13" style:family="text">
      <style:text-properties fo:color="#000000" style:font-name="Times New Roman" fo:font-size="12pt" fo:language="en" fo:country="US" fo:font-weight="bold" style:font-size-asian="12pt" style:language-asian="en" style:country-asian="US" style:font-weight-asian="bold"/>
    </style:style>
    <style:style style:name="T14" style:family="text">
      <style:text-properties fo:color="#000000" style:font-name="Times New Roman" fo:font-size="10pt" fo:language="en" fo:country="US" style:font-size-asian="10pt" style:language-asian="en" style:country-asian="US"/>
    </style:style>
    <style:style style:name="T15" style:family="text">
      <style:text-properties fo:color="#000000" style:font-name="Times New Roman" fo:font-size="10pt" fo:language="en" fo:country="US" fo:font-weight="bold" style:font-size-asian="10pt" style:language-asian="en" style:country-asian="US" style:font-weight-asian="bold"/>
    </style:style>
    <style:style style:name="T16" style:family="text">
      <style:text-properties fo:color="#000000" style:font-name="Times New Roman" fo:font-size="10pt" fo:language="en" fo:country="US" fo:font-style="italic" style:font-size-asian="10pt" style:language-asian="en" style:country-asian="US" style:font-style-asian="italic"/>
    </style:style>
    <style:style style:name="T17"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8" style:family="text">
      <style:text-properties fo:color="#000000" style:font-name="Times New Roman" fo:font-size="10pt" fo:language="en" fo:country="US" fo:font-weight="normal" style:font-size-asian="10pt" style:language-asian="en" style:country-asian="US" style:font-weight-asian="normal"/>
    </style:style>
    <style:style style:name="T1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This material is Open Game Content, and is licensed for public use under the terms of the Open Game License v1.0a.</text:span></text:p>
      <text:p text:style-name="P10"><text:span text:style-name="T9">EPIC MONSTERS (A-E)</text:span></text:p>
      <text:p text:style-name="P11"/>
      <text:h text:style-name="P23" text:outline-level="1"><text:span text:style-name="T10">ABOMINATION </text:span></text:h>
      <text:p text:style-name="P11"/>
      <text:p text:style-name="P10"><text:span text:style-name="T11">BUILDING ABOMINATIONS </text:span></text:p>
      <text:p text:style-name="P10"><text:span text:style-name="T14">Abominations are a grouping of the outsider type in the same way that demons are a grouping of the outsider type. The accompanying table indicates the average values an abomination of a given size might have for its basic physical scores. Abominations also share several other characteristics.</text:span></text:p>
      <text:p text:style-name="P11"/>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h text:style-name="P24" text:outline-level="1"><text:span text:style-name="T3">Size</text:span></text:h>
          </table:table-cell>
          <table:table-cell table:style-name="Table1.A1" office:value-type="string">
            <text:h text:style-name="P25" text:outline-level="1"><text:span text:style-name="T3">Str</text:span></text:h>
          </table:table-cell>
          <table:table-cell table:style-name="Table1.A1" office:value-type="string">
            <text:h text:style-name="P25" text:outline-level="1"><text:span text:style-name="T3">Dex</text:span></text:h>
          </table:table-cell>
          <table:table-cell table:style-name="Table1.A1" office:value-type="string">
            <text:h text:style-name="P25" text:outline-level="1"><text:span text:style-name="T3">Con</text:span></text:h>
          </table:table-cell>
          <table:table-cell table:style-name="Table1.A1" office:value-type="string">
            <text:h text:style-name="P25" text:outline-level="1"><text:span text:style-name="T3"># of HD</text:span></text:h>
          </table:table-cell>
          <table:table-cell table:style-name="Table1.A1" office:value-type="string">
            <text:h text:style-name="P25" text:outline-level="1"><text:span text:style-name="T3">Slam</text:span></text:h>
          </table:table-cell>
          <table:table-cell table:style-name="Table1.A1" office:value-type="string">
            <text:h text:style-name="P25" text:outline-level="1"><text:span text:style-name="T3">Bite</text:span></text:h>
          </table:table-cell>
          <table:table-cell table:style-name="Table1.A1" office:value-type="string">
            <text:h text:style-name="P25" text:outline-level="1"><text:span text:style-name="T3">Claw</text:span></text:h>
          </table:table-cell>
          <table:table-cell table:style-name="Table1.A1" office:value-type="string">
            <text:h text:style-name="P25" text:outline-level="1"><text:span text:style-name="T3">Gore</text:span></text:h>
          </table:table-cell>
        </table:table-row>
        <table:table-row table:style-name="Table1.1">
          <table:table-cell table:style-name="Table1.A2" office:value-type="string">
            <text:p text:style-name="P14"><text:span text:style-name="T3">Fine</text:span></text:p>
          </table:table-cell>
          <table:table-cell table:style-name="Table1.A2" office:value-type="string">
            <text:p text:style-name="P17"><text:span text:style-name="T3">12–13</text:span></text:p>
          </table:table-cell>
          <table:table-cell table:style-name="Table1.A2" office:value-type="string">
            <text:p text:style-name="P17"><text:span text:style-name="T3">26–27</text:span></text:p>
          </table:table-cell>
          <table:table-cell table:style-name="Table1.A2" office:value-type="string">
            <text:p text:style-name="P17"><text:span text:style-name="T3">12–13</text:span></text:p>
          </table:table-cell>
          <table:table-cell table:style-name="Table1.A2" office:value-type="string">
            <text:p text:style-name="P17"><text:span text:style-name="T3">4d8–9d8</text:span></text:p>
          </table:table-cell>
          <table:table-cell table:style-name="Table1.A2" office:value-type="string">
            <text:p text:style-name="P17"><text:span text:style-name="T3">—</text:span></text:p>
          </table:table-cell>
          <table:table-cell table:style-name="Table1.A2" office:value-type="string">
            <text:p text:style-name="P17"><text:span text:style-name="T3">1d6</text:span></text:p>
          </table:table-cell>
          <table:table-cell table:style-name="Table1.A2" office:value-type="string">
            <text:p text:style-name="P17"><text:span text:style-name="T3">1d4</text:span></text:p>
          </table:table-cell>
          <table:table-cell table:style-name="Table1.A2" office:value-type="string">
            <text:p text:style-name="P17"><text:span text:style-name="T3">1d4</text:span></text:p>
          </table:table-cell>
        </table:table-row>
        <table:table-row table:style-name="Table1.1">
          <table:table-cell table:style-name="Table1.A2" office:value-type="string">
            <text:p text:style-name="P10"><text:span text:style-name="T3">Diminutive</text:span></text:p>
          </table:table-cell>
          <table:table-cell table:style-name="Table1.A2" office:value-type="string">
            <text:p text:style-name="P16"><text:span text:style-name="T3">14–15</text:span></text:p>
          </table:table-cell>
          <table:table-cell table:style-name="Table1.A2" office:value-type="string">
            <text:p text:style-name="P16"><text:span text:style-name="T3">24–25</text:span></text:p>
          </table:table-cell>
          <table:table-cell table:style-name="Table1.A2" office:value-type="string">
            <text:p text:style-name="P16"><text:span text:style-name="T3">14–15</text:span></text:p>
          </table:table-cell>
          <table:table-cell table:style-name="Table1.A2" office:value-type="string">
            <text:p text:style-name="P16"><text:span text:style-name="T3">7d8–13d8</text:span></text:p>
          </table:table-cell>
          <table:table-cell table:style-name="Table1.A2" office:value-type="string">
            <text:p text:style-name="P16"><text:span text:style-name="T3">1d4</text:span></text:p>
          </table:table-cell>
          <table:table-cell table:style-name="Table1.A2" office:value-type="string">
            <text:p text:style-name="P16"><text:span text:style-name="T3">1d8</text:span></text:p>
          </table:table-cell>
          <table:table-cell table:style-name="Table1.A2" office:value-type="string">
            <text:p text:style-name="P16"><text:span text:style-name="T3">1d6</text:span></text:p>
          </table:table-cell>
          <table:table-cell table:style-name="Table1.A2" office:value-type="string">
            <text:p text:style-name="P16"><text:span text:style-name="T3">1d6</text:span></text:p>
          </table:table-cell>
        </table:table-row>
        <table:table-row table:style-name="Table1.1">
          <table:table-cell table:style-name="Table1.A2" office:value-type="string">
            <text:p text:style-name="P10"><text:span text:style-name="T3">Tiny</text:span></text:p>
          </table:table-cell>
          <table:table-cell table:style-name="Table1.A2" office:value-type="string">
            <text:p text:style-name="P16"><text:span text:style-name="T3">18–19</text:span></text:p>
          </table:table-cell>
          <table:table-cell table:style-name="Table1.A2" office:value-type="string">
            <text:p text:style-name="P16"><text:span text:style-name="T3">22–23</text:span></text:p>
          </table:table-cell>
          <table:table-cell table:style-name="Table1.A2" office:value-type="string">
            <text:p text:style-name="P16"><text:span text:style-name="T3">16–17</text:span></text:p>
          </table:table-cell>
          <table:table-cell table:style-name="Table1.A2" office:value-type="string">
            <text:p text:style-name="P16"><text:span text:style-name="T3">10d8–21d8</text:span></text:p>
          </table:table-cell>
          <table:table-cell table:style-name="Table1.A2" office:value-type="string">
            <text:p text:style-name="P16"><text:span text:style-name="T3">1d6</text:span></text:p>
          </table:table-cell>
          <table:table-cell table:style-name="Table1.A2" office:value-type="string">
            <text:p text:style-name="P16"><text:span text:style-name="T3">2d6</text:span></text:p>
          </table:table-cell>
          <table:table-cell table:style-name="Table1.A2" office:value-type="string">
            <text:p text:style-name="P16"><text:span text:style-name="T3">1d8</text:span></text:p>
          </table:table-cell>
          <table:table-cell table:style-name="Table1.A2" office:value-type="string">
            <text:p text:style-name="P16"><text:span text:style-name="T3">1d8</text:span></text:p>
          </table:table-cell>
        </table:table-row>
        <table:table-row table:style-name="Table1.1">
          <table:table-cell table:style-name="Table1.A2" office:value-type="string">
            <text:p text:style-name="P10"><text:span text:style-name="T3">Small</text:span></text:p>
          </table:table-cell>
          <table:table-cell table:style-name="Table1.A2" office:value-type="string">
            <text:p text:style-name="P16"><text:span text:style-name="T3">26–27</text:span></text:p>
          </table:table-cell>
          <table:table-cell table:style-name="Table1.A2" office:value-type="string">
            <text:p text:style-name="P16"><text:span text:style-name="T3">20–21</text:span></text:p>
          </table:table-cell>
          <table:table-cell table:style-name="Table1.A2" office:value-type="string">
            <text:p text:style-name="P16"><text:span text:style-name="T3">20–21</text:span></text:p>
          </table:table-cell>
          <table:table-cell table:style-name="Table1.A2" office:value-type="string">
            <text:p text:style-name="P16"><text:span text:style-name="T3">19d8–33d8</text:span></text:p>
          </table:table-cell>
          <table:table-cell table:style-name="Table1.A2" office:value-type="string">
            <text:p text:style-name="P16"><text:span text:style-name="T3">1d8</text:span></text:p>
          </table:table-cell>
          <table:table-cell table:style-name="Table1.A2" office:value-type="string">
            <text:p text:style-name="P16"><text:span text:style-name="T3">2d8</text:span></text:p>
          </table:table-cell>
          <table:table-cell table:style-name="Table1.A2" office:value-type="string">
            <text:p text:style-name="P16"><text:span text:style-name="T3">2d6</text:span></text:p>
          </table:table-cell>
          <table:table-cell table:style-name="Table1.A2" office:value-type="string">
            <text:p text:style-name="P16"><text:span text:style-name="T3">2d6</text:span></text:p>
          </table:table-cell>
        </table:table-row>
        <table:table-row table:style-name="Table1.1">
          <table:table-cell table:style-name="Table1.A2" office:value-type="string">
            <text:p text:style-name="P10"><text:span text:style-name="T3">Medium-size</text:span></text:p>
          </table:table-cell>
          <table:table-cell table:style-name="Table1.A2" office:value-type="string">
            <text:p text:style-name="P16"><text:span text:style-name="T3">34–35</text:span></text:p>
          </table:table-cell>
          <table:table-cell table:style-name="Table1.A2" office:value-type="string">
            <text:p text:style-name="P16"><text:span text:style-name="T3">18–19</text:span></text:p>
          </table:table-cell>
          <table:table-cell table:style-name="Table1.A2" office:value-type="string">
            <text:p text:style-name="P16"><text:span text:style-name="T3">24–25</text:span></text:p>
          </table:table-cell>
          <table:table-cell table:style-name="Table1.A2" office:value-type="string">
            <text:p text:style-name="P16"><text:span text:style-name="T3">27d8–38d8</text:span></text:p>
          </table:table-cell>
          <table:table-cell table:style-name="Table1.A2" office:value-type="string">
            <text:p text:style-name="P16"><text:span text:style-name="T3">2d6</text:span></text:p>
          </table:table-cell>
          <table:table-cell table:style-name="Table1.A2" office:value-type="string">
            <text:p text:style-name="P16"><text:span text:style-name="T3">4d6</text:span></text:p>
          </table:table-cell>
          <table:table-cell table:style-name="Table1.A2" office:value-type="string">
            <text:p text:style-name="P16"><text:span text:style-name="T3">2d8</text:span></text:p>
          </table:table-cell>
          <table:table-cell table:style-name="Table1.A2" office:value-type="string">
            <text:p text:style-name="P16"><text:span text:style-name="T3">2d8</text:span></text:p>
          </table:table-cell>
        </table:table-row>
        <table:table-row table:style-name="Table1.1">
          <table:table-cell table:style-name="Table1.A2" office:value-type="string">
            <text:p text:style-name="P10"><text:span text:style-name="T3">Large</text:span></text:p>
          </table:table-cell>
          <table:table-cell table:style-name="Table1.A2" office:value-type="string">
            <text:p text:style-name="P16"><text:span text:style-name="T3">42–43</text:span></text:p>
          </table:table-cell>
          <table:table-cell table:style-name="Table1.A2" office:value-type="string">
            <text:p text:style-name="P16"><text:span text:style-name="T3">16–17</text:span></text:p>
          </table:table-cell>
          <table:table-cell table:style-name="Table1.A2" office:value-type="string">
            <text:p text:style-name="P16"><text:span text:style-name="T3">28–29</text:span></text:p>
          </table:table-cell>
          <table:table-cell table:style-name="Table1.A2" office:value-type="string">
            <text:p text:style-name="P16"><text:span text:style-name="T3">36d8–50d8+</text:span></text:p>
          </table:table-cell>
          <table:table-cell table:style-name="Table1.A2" office:value-type="string">
            <text:p text:style-name="P16"><text:span text:style-name="T3">2d8</text:span></text:p>
          </table:table-cell>
          <table:table-cell table:style-name="Table1.A2" office:value-type="string">
            <text:p text:style-name="P16"><text:span text:style-name="T3">4d8</text:span></text:p>
          </table:table-cell>
          <table:table-cell table:style-name="Table1.A2" office:value-type="string">
            <text:p text:style-name="P16"><text:span text:style-name="T3">4d6</text:span></text:p>
          </table:table-cell>
          <table:table-cell table:style-name="Table1.A2" office:value-type="string">
            <text:p text:style-name="P16"><text:span text:style-name="T3">4d6</text:span></text:p>
          </table:table-cell>
        </table:table-row>
        <table:table-row table:style-name="Table1.1">
          <table:table-cell table:style-name="Table1.A2" office:value-type="string">
            <text:p text:style-name="P10"><text:span text:style-name="T3">Huge</text:span></text:p>
          </table:table-cell>
          <table:table-cell table:style-name="Table1.A2" office:value-type="string">
            <text:p text:style-name="P16"><text:span text:style-name="T3">50–51</text:span></text:p>
          </table:table-cell>
          <table:table-cell table:style-name="Table1.A2" office:value-type="string">
            <text:p text:style-name="P16"><text:span text:style-name="T3">14–15</text:span></text:p>
          </table:table-cell>
          <table:table-cell table:style-name="Table1.A2" office:value-type="string">
            <text:p text:style-name="P16"><text:span text:style-name="T3">32–33</text:span></text:p>
          </table:table-cell>
          <table:table-cell table:style-name="Table1.A2" office:value-type="string">
            <text:p text:style-name="P16"><text:span text:style-name="T3">47d8–58d8+</text:span></text:p>
          </table:table-cell>
          <table:table-cell table:style-name="Table1.A2" office:value-type="string">
            <text:p text:style-name="P16"><text:span text:style-name="T3">4d6</text:span></text:p>
          </table:table-cell>
          <table:table-cell table:style-name="Table1.A2" office:value-type="string">
            <text:p text:style-name="P16"><text:span text:style-name="T3">8d6</text:span></text:p>
          </table:table-cell>
          <table:table-cell table:style-name="Table1.A2" office:value-type="string">
            <text:p text:style-name="P16"><text:span text:style-name="T3">4d8</text:span></text:p>
          </table:table-cell>
          <table:table-cell table:style-name="Table1.A2" office:value-type="string">
            <text:p text:style-name="P16"><text:span text:style-name="T3">4d8</text:span></text:p>
          </table:table-cell>
        </table:table-row>
        <table:table-row table:style-name="Table1.1">
          <table:table-cell table:style-name="Table1.A2" office:value-type="string">
            <text:p text:style-name="P10"><text:span text:style-name="T3">Gargantuan</text:span></text:p>
          </table:table-cell>
          <table:table-cell table:style-name="Table1.A2" office:value-type="string">
            <text:p text:style-name="P16"><text:span text:style-name="T3">58–59</text:span></text:p>
          </table:table-cell>
          <table:table-cell table:style-name="Table1.A2" office:value-type="string">
            <text:p text:style-name="P16"><text:span text:style-name="T3">12–13</text:span></text:p>
          </table:table-cell>
          <table:table-cell table:style-name="Table1.A2" office:value-type="string">
            <text:p text:style-name="P16"><text:span text:style-name="T3">36–37</text:span></text:p>
          </table:table-cell>
          <table:table-cell table:style-name="Table1.A2" office:value-type="string">
            <text:p text:style-name="P16"><text:span text:style-name="T3">56d8–70d8+</text:span></text:p>
          </table:table-cell>
          <table:table-cell table:style-name="Table1.A2" office:value-type="string">
            <text:p text:style-name="P16"><text:span text:style-name="T3">4d8</text:span></text:p>
          </table:table-cell>
          <table:table-cell table:style-name="Table1.A2" office:value-type="string">
            <text:p text:style-name="P16"><text:span text:style-name="T3">8d8</text:span></text:p>
          </table:table-cell>
          <table:table-cell table:style-name="Table1.A2" office:value-type="string">
            <text:p text:style-name="P16"><text:span text:style-name="T3">8d6</text:span></text:p>
          </table:table-cell>
          <table:table-cell table:style-name="Table1.A2" office:value-type="string">
            <text:p text:style-name="P16"><text:span text:style-name="T3">8d6</text:span></text:p>
          </table:table-cell>
        </table:table-row>
        <table:table-row table:style-name="Table1.1">
          <table:table-cell table:style-name="Table1.A10" office:value-type="string">
            <text:p text:style-name="P14"><text:span text:style-name="T3">Colossal</text:span></text:p>
          </table:table-cell>
          <table:table-cell table:style-name="Table1.A10" office:value-type="string">
            <text:p text:style-name="P17"><text:span text:style-name="T3">66–67</text:span></text:p>
          </table:table-cell>
          <table:table-cell table:style-name="Table1.A10" office:value-type="string">
            <text:p text:style-name="P17"><text:span text:style-name="T3">10–11</text:span></text:p>
          </table:table-cell>
          <table:table-cell table:style-name="Table1.A10" office:value-type="string">
            <text:p text:style-name="P17"><text:span text:style-name="T3">40–41</text:span></text:p>
          </table:table-cell>
          <table:table-cell table:style-name="Table1.A10" office:value-type="string">
            <text:p text:style-name="P17"><text:span text:style-name="T3">71d8+</text:span></text:p>
          </table:table-cell>
          <table:table-cell table:style-name="Table1.A10" office:value-type="string">
            <text:p text:style-name="P17"><text:span text:style-name="T3">8d6</text:span></text:p>
          </table:table-cell>
          <table:table-cell table:style-name="Table1.A10" office:value-type="string">
            <text:p text:style-name="P17"><text:span text:style-name="T3">16d6</text:span></text:p>
          </table:table-cell>
          <table:table-cell table:style-name="Table1.A10" office:value-type="string">
            <text:p text:style-name="P17"><text:span text:style-name="T3">8d8</text:span></text:p>
          </table:table-cell>
          <table:table-cell table:style-name="Table1.A10" office:value-type="string">
            <text:p text:style-name="P17"><text:span text:style-name="T3">8d8</text:span></text:p>
          </table:table-cell>
        </table:table-row>
      </table:table>
      <text:p text:style-name="P11"/>
      <text:p text:style-name="P10"><text:span text:style-name="T15">Abomination Traits</text:span></text:p>
      <text:p text:style-name="P10"><text:span text:style-name="T14">All abominations are born directly (or indirectly) from a god and some lesser creature (or idea), but none are favored, wanted, or loved. Still, they all share a tiny spark of deific energy, which grants them the qualities described in below. (Note: deity rules are used</text:span><text:span text:style-name="T16">, </text:span><text:span text:style-name="T14">abominations are rank 0 deities.) </text:span></text:p>
      <text:p text:style-name="P10"><text:span text:style-name="T15">Immunities (Ex):</text:span><text:span text:style-name="T14"> Abominations are immune to polymorphing, petrification, or any form-altering attack. They are not subject to energy drain, ability drain, or ability damage. They are immune to mind-affecting effects (charms, compulsions, phantasms, patterns, and morale effects), and are immune to one of five energy types (specific to the abomination). </text:span></text:p>
      <text:p text:style-name="P10"><text:span text:style-name="T15">Resistances (Ex):</text:span><text:span text:style-name="T14"> Abominations have fire resistance 20, cold resistance 20, and damage reduction of at least 10/epic (certain abominations have higher damage reduction). Abominations all have significant spell resistance. Abominations resist detection, and are all treated as if affected by a </text:span><text:span text:style-name="T16">nondetection </text:span><text:span text:style-name="T14">spell of a caster level equal to the abomination’s HD. </text:span></text:p>
      <text:p text:style-name="P10"><text:span text:style-name="T15">Special Qualities (Ex):</text:span><text:span text:style-name="T14"> All abominations have the spell-like ability to use </text:span><text:span text:style-name="T16">true seeing </text:span><text:span text:style-name="T14">at will. Abominations are not subject to death from massive damage, and they have maximum hit points per Hit Die. Abominations have the blindsight extraordinary ability to a range of 500 feet. Abominations can choose both nonepic and epic feats as part of their feat selection. </text:span></text:p>
      <text:p text:style-name="P10"><text:span text:style-name="T15">Telepathy (Su):</text:span><text:span text:style-name="T14"> Abominations can communicate telepathically with any creature within 1,000 feet that has a language. </text:span></text:p>
      <text:p text:style-name="P10"><text:span text:style-name="T17">Summon Creature </text:span><text:span text:style-name="T15">(Sp):</text:span><text:span text:style-name="T14"> Abominations can summon creatures associated either with the portfolio of their godly progenitor or with their imprisonment. Summoned creatures serve the abomination without question. Summoned creatures automatically return whence they came after 1 hour, or sooner if slain. See specific abomination entries for additional details on summoning. </text:span></text:p>
      <text:p text:style-name="P10"><text:span text:style-name="T15">Fast Healing and Regeneration: </text:span><text:span text:style-name="T14">Most abominations have some measure of fast healing and regeneration, ranging from 5 to 55 for both abilities. Usually, higher HD abominations have higher values for fast healing and regeneration, though this not always the case. If an abomination has regeneration, it is usually subject to normal damage from at least two sources, one of which is the antithesis for their subtype, and the other of which is somehow tied to some unique feature of the abomination. </text:span></text:p>
      <text:p text:style-name="P10"><text:span text:style-name="T15">Natural Armor: </text:span><text:span text:style-name="T14">All abominations have some degree of natural armor bonus ranging from +10 to +100. Usually, higher HD abominations have higher natural armor bonuses, but this is not always the case. </text:span></text:p>
      <text:p text:style-name="P10"><text:span text:style-name="T15">Spell-Like Abilities: </text:span><text:span text:style-name="T14">All abominations have access to a variety of spells in the form of spell-like abilities, which they can use as 20th- or higher-level casters, depending on the abomination. No rule governs how many or how few spell-like abilities an abomination may claim. </text:span></text:p>
      <text:p text:style-name="P10"><text:span text:style-name="T15">Unique Abilities: </text:span><text:span text:style-name="T14">All abominations have at least one or more unique abilities tied to their godly parent’s portfolio, or to the manner of their incarceration. </text:span></text:p>
      <text:p text:style-name="P10"><text:span text:style-name="T15">Spell Resistance: </text:span><text:span text:style-name="T14">As a general rule of thumb, abominations have spell resistance equal to their CR +12. </text:span></text:p>
      <text:p text:style-name="P11"/>
      <text:p text:style-name="P10"><text:soft-page-break/><text:span text:style-name="T14">Abominations speak Abyssal, Celestial, Infernal, and often a language associated with their imprisonment. </text:span></text:p>
      <text:h text:style-name="P7" text:outline-level="8"><text:span text:style-name="T9">ANAXIM</text:span></text:h>
      <table:table table:name="Table2" table:style-name="Table2">
        <table:table-column table:style-name="Table2.A"/>
        <table:table-column table:style-name="Table2.B"/>
        <table:table-row table:style-name="Table2.1">
          <table:table-cell table:style-name="Table2.A1" office:value-type="string">
            <text:p text:style-name="P18"/>
          </table:table-cell>
          <table:table-cell table:style-name="Table2.A1" office:value-type="string">
            <text:p text:style-name="P14"><text:span text:style-name="T3">Medium-Size Construct (Extraplanar, Lawful) </text:span></text:p>
          </table:table-cell>
        </table:table-row>
        <table:table-row table:style-name="Table2.2">
          <table:table-cell table:style-name="Table2.A2" office:value-type="string">
            <text:p text:style-name="P14"><text:span text:style-name="T4">Hit Dice:</text:span></text:p>
          </table:table-cell>
          <table:table-cell table:style-name="Table2.A2" office:value-type="string">
            <text:p text:style-name="P14"><text:span text:style-name="T3">38d10 (420 hp) </text:span></text:p>
          </table:table-cell>
        </table:table-row>
        <table:table-row table:style-name="Table2.2">
          <table:table-cell table:style-name="Table2.A2" office:value-type="string">
            <text:p text:style-name="P10"><text:span text:style-name="T4">Initiative:</text:span></text:p>
          </table:table-cell>
          <table:table-cell table:style-name="Table2.A2" office:value-type="string">
            <text:p text:style-name="P10"><text:span text:style-name="T3">+7 (Dex) </text:span></text:p>
          </table:table-cell>
        </table:table-row>
        <table:table-row table:style-name="Table2.2">
          <table:table-cell table:style-name="Table2.A2" office:value-type="string">
            <text:p text:style-name="P10"><text:span text:style-name="T4">Speed:</text:span></text:p>
          </table:table-cell>
          <table:table-cell table:style-name="Table2.A2" office:value-type="string">
            <text:p text:style-name="P10"><text:span text:style-name="T3">60 ft., fly 200 ft. (perfect) </text:span></text:p>
          </table:table-cell>
        </table:table-row>
        <table:table-row table:style-name="Table2.2">
          <table:table-cell table:style-name="Table2.A2" office:value-type="string">
            <text:p text:style-name="P10"><text:span text:style-name="T4">AC:</text:span></text:p>
          </table:table-cell>
          <table:table-cell table:style-name="Table2.A2" office:value-type="string">
            <text:p text:style-name="P10"><text:span text:style-name="T3">37 (+7 Dex, +20 natural) </text:span></text:p>
          </table:table-cell>
        </table:table-row>
        <table:table-row table:style-name="Table2.2">
          <table:table-cell table:style-name="Table2.A2" office:value-type="string">
            <text:p text:style-name="P10"><text:span text:style-name="T4">Base Attack/Grapple:</text:span></text:p>
          </table:table-cell>
          <table:table-cell table:style-name="Table2.A2" office:value-type="string">
            <text:p text:style-name="P10"><text:span text:style-name="T3">+28/+40</text:span></text:p>
          </table:table-cell>
        </table:table-row>
        <table:table-row table:style-name="Table2.2">
          <table:table-cell table:style-name="Table2.A2" office:value-type="string">
            <text:p text:style-name="P10"><text:span text:style-name="T4">Attack:</text:span></text:p>
          </table:table-cell>
          <table:table-cell table:style-name="Table2.A2" office:value-type="string">
            <text:p text:style-name="P10"><text:span text:style-name="T3">Spinning blade +43 (2d6+12/19-20 (plus 1d6 on critical)) or electricity ray +35 ranged touch</text:span></text:p>
          </table:table-cell>
        </table:table-row>
        <table:table-row table:style-name="Table2.2">
          <table:table-cell table:style-name="Table2.A2" office:value-type="string">
            <text:p text:style-name="P10"><text:span text:style-name="T4">Full Attack:</text:span></text:p>
          </table:table-cell>
          <table:table-cell table:style-name="Table2.A2" office:value-type="string">
            <text:p text:style-name="P10"><text:span text:style-name="T3">2 spinning blades +43 (2d6+12/19-20(plus 1d6 on critical)) melee, 2 slams +35 melee (2d6+6), shocking touch +35 melee touch (2d6+6); or electricity ray +35 ranged touch (10d6 electricity), 6 spikes +30 ranged (2d6+12) (120 ft. range increment)</text:span></text:p>
          </table:table-cell>
        </table:table-row>
        <table:table-row table:style-name="Table2.2">
          <table:table-cell table:style-name="Table2.A2" office:value-type="string">
            <text:p text:style-name="P10"><text:span text:style-name="T4">Space/Reach:</text:span></text:p>
          </table:table-cell>
          <table:table-cell table:style-name="Table2.A2" office:value-type="string">
            <text:p text:style-name="P10"><text:span text:style-name="T3">5 ft./5 ft. </text:span></text:p>
          </table:table-cell>
        </table:table-row>
        <table:table-row table:style-name="Table2.2">
          <table:table-cell table:style-name="Table2.A2" office:value-type="string">
            <text:p text:style-name="P10"><text:span text:style-name="T4">Special Attacks:</text:span></text:p>
          </table:table-cell>
          <table:table-cell table:style-name="Table2.A2" office:value-type="string">
            <text:p text:style-name="P10"><text:span text:style-name="T3">Rend 4d6+18, sonic blast, spell-like abilities, summon iron golem </text:span></text:p>
          </table:table-cell>
        </table:table-row>
        <table:table-row table:style-name="Table2.2">
          <table:table-cell table:style-name="Table2.A2" office:value-type="string">
            <text:p text:style-name="P10"><text:span text:style-name="T4">Special Qualities:</text:span></text:p>
          </table:table-cell>
          <table:table-cell table:style-name="Table2.A2" office:value-type="string">
            <text:p text:style-name="P10"><text:span text:style-name="T3">Abomination traits, magic immunity, construct traits, fast healing 15, SR 34, damage reduction 10/chaotic and epic and adamantine</text:span></text:p>
          </table:table-cell>
        </table:table-row>
        <table:table-row table:style-name="Table2.2">
          <table:table-cell table:style-name="Table2.A2" office:value-type="string">
            <text:p text:style-name="P10"><text:span text:style-name="T4">Skills:</text:span></text:p>
          </table:table-cell>
          <table:table-cell table:style-name="Table2.A2" office:value-type="string">
            <text:p text:style-name="P10"><text:span text:style-name="T3">Climb +53, Jump +65</text:span></text:p>
          </table:table-cell>
        </table:table-row>
        <table:table-row table:style-name="Table2.2">
          <table:table-cell table:style-name="Table2.A2" office:value-type="string">
            <text:p text:style-name="P10"><text:span text:style-name="T4">Feats:</text:span></text:p>
          </table:table-cell>
          <table:table-cell table:style-name="Table2.A2" office:value-type="string">
            <text:p text:style-name="P10"><text:span text:style-name="T3">Blind-Fight, Cleave, Great Cleave, Improved Bull Rush, Improved Critical (blade), Improved Initiative, Improved Sunder, Power Attack, Weapon Focus (blade)</text:span></text:p>
          </table:table-cell>
        </table:table-row>
        <table:table-row table:style-name="Table2.2">
          <table:table-cell table:style-name="Table2.A2" office:value-type="string">
            <text:p text:style-name="P10"><text:span text:style-name="T4">Epic Feats:</text:span></text:p>
          </table:table-cell>
          <table:table-cell table:style-name="Table2.A2" office:value-type="string">
            <text:p text:style-name="P10"><text:span text:style-name="T3">Devastating Critical (blade), Epic Toughness, Epic Weapon Focus (blade), Overwhelming Critical (blade)</text:span></text:p>
          </table:table-cell>
        </table:table-row>
        <table:table-row table:style-name="Table2.2">
          <table:table-cell table:style-name="Table2.A2" office:value-type="string">
            <text:p text:style-name="P10"><text:span text:style-name="T4">Saves:</text:span></text:p>
          </table:table-cell>
          <table:table-cell table:style-name="Table2.A2" office:value-type="string">
            <text:p text:style-name="P10"><text:span text:style-name="T3">Fort +12, Ref +19, Will +17 </text:span></text:p>
          </table:table-cell>
        </table:table-row>
        <table:table-row table:style-name="Table2.2">
          <table:table-cell table:style-name="Table2.A2" office:value-type="string">
            <text:p text:style-name="P10"><text:span text:style-name="T4">Abilities:</text:span></text:p>
          </table:table-cell>
          <table:table-cell table:style-name="Table2.A2" office:value-type="string">
            <text:p text:style-name="P10"><text:span text:style-name="T3">Str 35, Dex 25, Con —, Int 10, Wis 20, Cha 20 </text:span></text:p>
          </table:table-cell>
        </table:table-row>
        <table:table-row table:style-name="Table2.2">
          <table:table-cell table:style-name="Table2.A2" office:value-type="string">
            <text:p text:style-name="P10"><text:span text:style-name="T4">Climate/Terrain:</text:span></text:p>
          </table:table-cell>
          <table:table-cell table:style-name="Table2.A2" office:value-type="string">
            <text:p text:style-name="P10"><text:span text:style-name="T3">Any </text:span></text:p>
          </table:table-cell>
        </table:table-row>
        <table:table-row table:style-name="Table2.2">
          <table:table-cell table:style-name="Table2.A2" office:value-type="string">
            <text:p text:style-name="P10"><text:span text:style-name="T4">Organization:</text:span></text:p>
          </table:table-cell>
          <table:table-cell table:style-name="Table2.A2" office:value-type="string">
            <text:p text:style-name="P10"><text:span text:style-name="T3">Solitary, binary (pair), or command line (2–5 anaxims and 5–12 iron golems) </text:span></text:p>
          </table:table-cell>
        </table:table-row>
        <table:table-row table:style-name="Table2.2">
          <table:table-cell table:style-name="Table2.A2" office:value-type="string">
            <text:p text:style-name="P10"><text:span text:style-name="T4">Challenge Rating:</text:span></text:p>
          </table:table-cell>
          <table:table-cell table:style-name="Table2.A2" office:value-type="string">
            <text:p text:style-name="P10"><text:span text:style-name="T3">22 </text:span></text:p>
          </table:table-cell>
        </table:table-row>
        <table:table-row table:style-name="Table2.2">
          <table:table-cell table:style-name="Table2.A2" office:value-type="string">
            <text:p text:style-name="P10"><text:span text:style-name="T4">Treasure:</text:span></text:p>
          </table:table-cell>
          <table:table-cell table:style-name="Table2.A2" office:value-type="string">
            <text:p text:style-name="P10"><text:span text:style-name="T3">Standard </text:span></text:p>
          </table:table-cell>
        </table:table-row>
        <table:table-row table:style-name="Table2.2">
          <table:table-cell table:style-name="Table2.A2" office:value-type="string">
            <text:p text:style-name="P10"><text:span text:style-name="T4">Alignment:</text:span></text:p>
          </table:table-cell>
          <table:table-cell table:style-name="Table2.A2" office:value-type="string">
            <text:p text:style-name="P10"><text:span text:style-name="T3">Always lawful neutral </text:span></text:p>
          </table:table-cell>
        </table:table-row>
        <table:table-row table:style-name="Table2.2">
          <table:table-cell table:style-name="Table2.A22" office:value-type="string">
            <text:p text:style-name="P14"><text:span text:style-name="T4">Advancement:</text:span></text:p>
          </table:table-cell>
          <table:table-cell table:style-name="Table2.A22" office:value-type="string">
            <text:p text:style-name="P14"><text:span text:style-name="T3">39–48 HD (Large); 49–55 HD (Huge); 56–70 HD (Gargantuan); 71–140 HD (Colossal)</text:span></text:p>
          </table:table-cell>
        </table:table-row>
      </table:table>
      <text:p text:style-name="P27"><text:span text:style-name="T14">An anaxim’s natural weapons are treated as epic and lawful-aligned for the purpose of overcoming damage reduction.</text:span></text:p>
      <text:h text:style-name="P23" text:outline-level="1"><text:span text:style-name="T12">Combat</text:span><text:span text:style-name="T15"> </text:span></text:h>
      <text:p text:style-name="P10"><text:span text:style-name="T15">Sonic Blast (Ex):</text:span><text:span text:style-name="T14"> As a standard action, an anaxim can emit a 60-foot cone of sonic energy that deals 20d6 points of sonic damage to all creatures that fail a Reflex save (DC 29); those that succeed take half damage. </text:span></text:p>
      <text:p text:style-name="P10"><text:span text:style-name="T14">The save DC is Constitution-based</text:span></text:p>
      <text:p text:style-name="P10"><text:span text:style-name="T15">Rend (Ex):</text:span><text:span text:style-name="T14"> If the anaxim hits with both spinning blades, it slices particularly well. This attack automatically deals an additional 4d6+18 points of damage. </text:span></text:p>
      <text:p text:style-name="P10"><text:span text:style-name="T15">Spell-Like Abilities:</text:span><text:span text:style-name="T14"> At will—</text:span><text:span text:style-name="T16">greater dispel magic, displacement</text:span><text:span text:style-name="T14"> (DC 18)</text:span><text:span text:style-name="T16">, greater invisibility</text:span><text:span text:style-name="T14"> (DC 19)</text:span><text:span text:style-name="T16">, ethereal jaunt. </text:span><text:span text:style-name="T14">Caster level 22nd. The save DCs are Charisma-based.</text:span></text:p>
      <text:p text:style-name="P10"><text:span text:style-name="T17">Summon Iron Golem </text:span><text:span text:style-name="T15">(Sp):</text:span><text:span text:style-name="T14"> An anaxim can summon an iron golem up to four times per day. </text:span></text:p>
      <text:p text:style-name="P10"><text:span text:style-name="T15">Abomination Traits:</text:span><text:span text:style-name="T1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10"><text:span text:style-name="T15">Construct Traits:</text:span><text:span text:style-name="T14"> Immune to mind-affecting effects (charms, compulsions, phantasms, patterns, and morale effects), and to poison, </text:span><text:span text:style-name="T16">sleep, </text:span><text:span text:style-name="T14">paralysis, stunning, disease, death effects, necromantic effects, and any effect that requires a Fortitude save unless it also works on objects. Cannot heal damage (though regeneration and fast healing still apply, if present). Not subject to critical hits, subdual damage, ability damage, ability drain, or energy drain. Not at risk of death from massive damage, but destroyed when reduced to 0 hit points or less; cannot be raised or resurrected. Darkvision 60 ft. </text:span></text:p>
      <text:p text:style-name="P11"><text:soft-page-break/></text:p>
      <text:h text:style-name="P22" text:outline-level="9"><text:span text:style-name="T10">ATROPAL </text:span></text:h>
      <table:table table:name="Table3" table:style-name="Table3">
        <table:table-column table:style-name="Table3.A"/>
        <table:table-column table:style-name="Table3.B"/>
        <table:table-row table:style-name="Table3.1">
          <table:table-cell table:style-name="Table3.A1" office:value-type="string">
            <text:p text:style-name="P18"/>
          </table:table-cell>
          <table:table-cell table:style-name="Table3.A1" office:value-type="string">
            <text:p text:style-name="P14"><text:span text:style-name="T3">Large Undead (Evil, Extraplanar, Lawful) </text:span></text:p>
          </table:table-cell>
        </table:table-row>
        <table:table-row table:style-name="Table3.1">
          <table:table-cell table:style-name="Table3.A2" office:value-type="string">
            <text:p text:style-name="P14"><text:span text:style-name="T4">Hit Dice:</text:span><text:span text:style-name="T3"> </text:span></text:p>
          </table:table-cell>
          <table:table-cell table:style-name="Table3.A2" office:value-type="string">
            <text:p text:style-name="P14"><text:span text:style-name="T3">66d12 (792 hp) </text:span></text:p>
          </table:table-cell>
        </table:table-row>
        <table:table-row table:style-name="Table3.1">
          <table:table-cell table:style-name="Table3.A2" office:value-type="string">
            <text:p text:style-name="P10"><text:span text:style-name="T4">Initiative:</text:span><text:span text:style-name="T3"> </text:span></text:p>
          </table:table-cell>
          <table:table-cell table:style-name="Table3.A2" office:value-type="string">
            <text:p text:style-name="P10"><text:span text:style-name="T3">+6 (+2 Dex, +4 Improved Initiative) </text:span></text:p>
          </table:table-cell>
        </table:table-row>
        <table:table-row table:style-name="Table3.1">
          <table:table-cell table:style-name="Table3.A2" office:value-type="string">
            <text:p text:style-name="P10"><text:span text:style-name="T4">Speed:</text:span><text:span text:style-name="T3"> </text:span></text:p>
          </table:table-cell>
          <table:table-cell table:style-name="Table3.A2" office:value-type="string">
            <text:p text:style-name="P10"><text:span text:style-name="T3">5 ft., fly 240 ft. (perfect) </text:span></text:p>
          </table:table-cell>
        </table:table-row>
        <table:table-row table:style-name="Table3.1">
          <table:table-cell table:style-name="Table3.A2" office:value-type="string">
            <text:p text:style-name="P10"><text:span text:style-name="T4">AC:</text:span><text:span text:style-name="T3"> </text:span></text:p>
          </table:table-cell>
          <table:table-cell table:style-name="Table3.A2" office:value-type="string">
            <text:p text:style-name="P10"><text:span text:style-name="T3">51 (–1 size, +2 Dex, +40 natural) </text:span></text:p>
          </table:table-cell>
        </table:table-row>
        <table:table-row table:style-name="Table3.1">
          <table:table-cell table:style-name="Table3.A2" office:value-type="string">
            <text:p text:style-name="P10"><text:span text:style-name="T4">Base Attack /Grapple:</text:span></text:p>
          </table:table-cell>
          <table:table-cell table:style-name="Table3.A2" office:value-type="string">
            <text:p text:style-name="P10"><text:span text:style-name="T3">+33/+53</text:span></text:p>
          </table:table-cell>
        </table:table-row>
        <table:table-row table:style-name="Table3.1">
          <table:table-cell table:style-name="Table3.A2" office:value-type="string">
            <text:p text:style-name="P10"><text:span text:style-name="T4">Attack:</text:span><text:span text:style-name="T3"> </text:span></text:p>
          </table:table-cell>
          <table:table-cell table:style-name="Table3.A2" office:value-type="string">
            <text:p text:style-name="P10"><text:span text:style-name="T3">Touch +49 (2d6 Con drain/19-20) melee touch</text:span></text:p>
          </table:table-cell>
        </table:table-row>
        <table:table-row table:style-name="Table3.1">
          <table:table-cell table:style-name="Table3.A2" office:value-type="string">
            <text:p text:style-name="P10"><text:span text:style-name="T4">Full Attack:</text:span><text:span text:style-name="T3"> </text:span></text:p>
          </table:table-cell>
          <table:table-cell table:style-name="Table3.A2" office:value-type="string">
            <text:p text:style-name="P10"><text:span text:style-name="T3">2 touches +49 (2d6 Con drain/19-20) melee touch, eye ray +30 (negative level damage/19-20) ranged touch </text:span></text:p>
          </table:table-cell>
        </table:table-row>
        <table:table-row table:style-name="Table3.1">
          <table:table-cell table:style-name="Table3.A2" office:value-type="string">
            <text:p text:style-name="P10"><text:span text:style-name="T4">Space/Reach:</text:span><text:span text:style-name="T3"> </text:span></text:p>
          </table:table-cell>
          <table:table-cell table:style-name="Table3.A2" office:value-type="string">
            <text:p text:style-name="P10"><text:span text:style-name="T3">10 ft/10 ft. </text:span></text:p>
          </table:table-cell>
        </table:table-row>
        <table:table-row table:style-name="Table3.1">
          <table:table-cell table:style-name="Table3.A2" office:value-type="string">
            <text:p text:style-name="P10"><text:span text:style-name="T4">Special Attacks:</text:span><text:span text:style-name="T3"> </text:span></text:p>
          </table:table-cell>
          <table:table-cell table:style-name="Table3.A2" office:value-type="string">
            <text:p text:style-name="P10"><text:span text:style-name="T3">Constitution drain, energy drain (2d4 negative levels, Fort DC 59), spell-like abilities, </text:span><text:span text:style-name="T5">summon nightcrawler </text:span></text:p>
          </table:table-cell>
        </table:table-row>
        <table:table-row table:style-name="Table3.1">
          <table:table-cell table:style-name="Table3.A2" office:value-type="string">
            <text:p text:style-name="P10"><text:span text:style-name="T4">Special Qualities:</text:span><text:span text:style-name="T3"> </text:span></text:p>
          </table:table-cell>
          <table:table-cell table:style-name="Table3.A2" office:value-type="string">
            <text:p text:style-name="P10"><text:span text:style-name="T3">Abomination traits, undead traits, rebuke/command undead, regeneration 20, SR 42, DR 15/good and epic and silver, negative energy aura </text:span></text:p>
          </table:table-cell>
        </table:table-row>
        <table:table-row table:style-name="Table3.1">
          <table:table-cell table:style-name="Table3.A2" office:value-type="string">
            <text:p text:style-name="P10"><text:span text:style-name="T4">Saves:</text:span><text:span text:style-name="T3"> </text:span></text:p>
          </table:table-cell>
          <table:table-cell table:style-name="Table3.A2" office:value-type="string">
            <text:p text:style-name="P10"><text:span text:style-name="T3">Fort +22, Ref +26, Will +43 </text:span></text:p>
          </table:table-cell>
        </table:table-row>
        <table:table-row table:style-name="Table3.1">
          <table:table-cell table:style-name="Table3.A2" office:value-type="string">
            <text:p text:style-name="P10"><text:span text:style-name="T4">Abilities:</text:span><text:span text:style-name="T3"> </text:span></text:p>
          </table:table-cell>
          <table:table-cell table:style-name="Table3.A2" office:value-type="string">
            <text:p text:style-name="P10"><text:span text:style-name="T3">Str 43, Dex 15, Con –, Int 28, Wis 22, Cha 42 </text:span></text:p>
          </table:table-cell>
        </table:table-row>
        <table:table-row table:style-name="Table3.1">
          <table:table-cell table:style-name="Table3.A2" office:value-type="string">
            <text:p text:style-name="P10"><text:span text:style-name="T4">Skills:</text:span><text:span text:style-name="T3"> </text:span></text:p>
          </table:table-cell>
          <table:table-cell table:style-name="Table3.A2" office:value-type="string">
            <text:p text:style-name="P10"><text:span text:style-name="T3">Bluff +85, Concentration +85, Diplomacy +97, Hide -2, Jump +1, Intimidate +91, Knowledge (arcana, history, religion, the planes) +78, Listen +77, Search +78, Sense Motive +75, Spellcraft +84, Spot +77</text:span></text:p>
          </table:table-cell>
        </table:table-row>
        <table:table-row table:style-name="Table3.1">
          <table:table-cell table:style-name="Table3.A2" office:value-type="string">
            <text:p text:style-name="P10"><text:span text:style-name="T4">Feats:</text:span><text:span text:style-name="T3"> </text:span></text:p>
          </table:table-cell>
          <table:table-cell table:style-name="Table3.A2" office:value-type="string">
            <text:p text:style-name="P10"><text:span text:style-name="T3">Alertness, Cleave, Dodge, Expertise, Great Cleave, Improved Bull Rush, Improved Critical (touch), Improved Critical (eye ray), Improved Initiative, Iron Will, Lightning Reflexes, Mobility, Power Attack, Quicken Spell-Like Ability, Run, Spring Attack, Weapon Focus (touch), Weapon Focus (eye ray), Whirlwind Attack </text:span></text:p>
          </table:table-cell>
        </table:table-row>
        <table:table-row table:style-name="Table3.1">
          <table:table-cell table:style-name="Table3.A2" office:value-type="string">
            <text:p text:style-name="P10"><text:span text:style-name="T4">Epic Feats:</text:span><text:span text:style-name="T3"> </text:span></text:p>
          </table:table-cell>
          <table:table-cell table:style-name="Table3.A2" office:value-type="string">
            <text:p text:style-name="P10"><text:span text:style-name="T3">Devastating Critical (touch), Overwhelming Critical (touch), Undead Mastery, Zone of Animation </text:span></text:p>
          </table:table-cell>
        </table:table-row>
        <table:table-row table:style-name="Table3.1">
          <table:table-cell table:style-name="Table3.A2" office:value-type="string">
            <text:p text:style-name="P10"><text:span text:style-name="T4">Climate/Terrain:</text:span><text:span text:style-name="T3"> </text:span></text:p>
          </table:table-cell>
          <table:table-cell table:style-name="Table3.A2" office:value-type="string">
            <text:p text:style-name="P10"><text:span text:style-name="T3">Any </text:span></text:p>
          </table:table-cell>
        </table:table-row>
        <table:table-row table:style-name="Table3.1">
          <table:table-cell table:style-name="Table3.A2" office:value-type="string">
            <text:p text:style-name="P10"><text:span text:style-name="T4">Organization:</text:span><text:span text:style-name="T3"> </text:span></text:p>
          </table:table-cell>
          <table:table-cell table:style-name="Table3.A2" office:value-type="string">
            <text:p text:style-name="P10"><text:span text:style-name="T3">Solitary </text:span></text:p>
          </table:table-cell>
        </table:table-row>
        <table:table-row table:style-name="Table3.1">
          <table:table-cell table:style-name="Table3.A2" office:value-type="string">
            <text:p text:style-name="P10"><text:span text:style-name="T4">Challenge Rating:</text:span><text:span text:style-name="T3"> </text:span></text:p>
          </table:table-cell>
          <table:table-cell table:style-name="Table3.A2" office:value-type="string">
            <text:p text:style-name="P10"><text:span text:style-name="T3">30 </text:span></text:p>
          </table:table-cell>
        </table:table-row>
        <table:table-row table:style-name="Table3.1">
          <table:table-cell table:style-name="Table3.A2" office:value-type="string">
            <text:p text:style-name="P10"><text:span text:style-name="T4">Treasure:</text:span><text:span text:style-name="T3"> </text:span></text:p>
          </table:table-cell>
          <table:table-cell table:style-name="Table3.A2" office:value-type="string">
            <text:p text:style-name="P10"><text:span text:style-name="T3">Standard </text:span></text:p>
          </table:table-cell>
        </table:table-row>
        <table:table-row table:style-name="Table3.1">
          <table:table-cell table:style-name="Table3.A2" office:value-type="string">
            <text:p text:style-name="P10"><text:span text:style-name="T4">Alignment:</text:span><text:span text:style-name="T3"> </text:span></text:p>
          </table:table-cell>
          <table:table-cell table:style-name="Table3.A2" office:value-type="string">
            <text:p text:style-name="P10"><text:span text:style-name="T3">Always lawful evil </text:span></text:p>
          </table:table-cell>
        </table:table-row>
        <table:table-row table:style-name="Table3.1">
          <table:table-cell table:style-name="Table3.A22" office:value-type="string">
            <text:p text:style-name="P14"><text:span text:style-name="T4">Advancement:</text:span><text:span text:style-name="T3"> </text:span></text:p>
          </table:table-cell>
          <table:table-cell table:style-name="Table3.A22" office:value-type="string">
            <text:p text:style-name="P14"><text:span text:style-name="T3">67–80 HD (Large); 81–100 HD (Huge) </text:span></text:p>
          </table:table-cell>
        </table:table-row>
      </table:table>
      <text:p text:style-name="P10"><text:span text:style-name="T14">An atropal’s natural weapons are treated as epic, evil, and lawful-aligned for the purpose of overcoming damage reduction.</text:span></text:p>
      <text:h text:style-name="P23" text:outline-level="1"><text:span text:style-name="T12">Combat</text:span><text:span text:style-name="T15"> </text:span></text:h>
      <text:p text:style-name="P10"><text:span text:style-name="T15">Spell-Like Abilities:</text:span><text:span text:style-name="T14"> At will—</text:span><text:span text:style-name="T16">animate dead, blasphemy, create greater undead, create undead, cone of cold, desecrate, greater dispelling, finger of death, improved invisibility, plane shift, slay living, speak with dead, spectral hand, teleport with-out error, unholy aur</text:span><text:span text:style-name="T14">a; 5/day—</text:span><text:span text:style-name="T16">haste, project image, weird. </text:span><text:span text:style-name="T14">Caster level 30th; save DC 26 + spell level.</text:span></text:p>
      <text:p text:style-name="P10"><text:span text:style-name="T14">The save DCs are Charisma-based</text:span></text:p>
      <text:p text:style-name="P10"><text:span text:style-name="T15">Rebuke/Command Undead (Su):</text:span><text:span text:style-name="T14"> Atropals can rebuke or command undead as a cleric with a level equal to the atropal’s HD + 6.</text:span></text:p>
      <text:p text:style-name="P10"><text:span text:style-name="T15">Negative Energy Aura (Su):</text:span><text:span text:style-name="T14"> A 30-foot-radius spread negative energy aura spreads from each atropal. All undead in the field (including the atropal) are treated as if having turn resistance +20 and a negative energy version of fast healing 20. Living creatures in the aura are treated as having ten negative levels unless they have some sort of negative energy protection or protection from evil. Creatures with 10 or fewer HD or levels perish (and, at the atropal’s option, rise as spectres under the atropal’s command 1 minute later). </text:span></text:p>
      <text:p text:style-name="P10"><text:span text:style-name="T15">Constitution Drain (Su):</text:span><text:span text:style-name="T14"> When the atropal hits a living opponent with a touch attack, the opponent takes 5 points of permanent Constitution drain, or 10 points on a critical hit. The atropal heals 20 points of damage, or 40 points on a critical hit, whenever it drains Constitution, gaining any excess as temporary hit points. These temporary hit points last a maximum of 1 hour. The attack allows a Fortitude save (DC 59). The DC is Charisma-based.</text:span></text:p>
      <text:p text:style-name="P10"><text:span text:style-name="T15">Energy Drain (Su): </text:span><text:span text:style-name="T14">When the atropal hits with a ranged touch attack (a ray of darkness that it shoots from one eye to a range of 400 feet), the resultant energy drain bestows four negative levels, or eight negative levels on a critical hit. For each negative level bestowed on an opponent, the atropal heals 10 points of damage, or 20 on a critical hit, gaining any excess as temporary hit points. These temporary hit points last a maximum of 1 hour. After 24 hours have passed, the afflicted opponent must attempt a Fortitude save (DC 59) for each negative level. If successful, the negative level goes away with no harm to the creature; otherwise, the creature’s level decreases by one. The DC is Charisma-based.</text:span></text:p>
      <text:p text:style-name="P10"><text:span text:style-name="T15">Regeneration (Ex):</text:span><text:span text:style-name="T14"> Atropals take normal damage from good weapons or sentient weapons (or otherwise living weapons). </text:span></text:p>
      <text:p text:style-name="P10"><text:soft-page-break/><text:span text:style-name="T17">Summon Nightcrawler </text:span><text:span text:style-name="T15">(Sp): </text:span><text:span text:style-name="T14">Five times per day an atropal can summon a nightcrawler. </text:span></text:p>
      <text:p text:style-name="P10"><text:span text:style-name="T15">Abomination Traits:</text:span><text:span text:style-name="T1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10"><text:span text:style-name="T15">Undead Traits:</text:span><text:span text:style-name="T14"> Immune to poison, </text:span><text:span text:style-name="T16">sleep, </text:span><text:span text:style-name="T14">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11"/>
      <text:h text:style-name="P7" text:outline-level="8"><text:span text:style-name="T9">CHICHIMEC</text:span></text:h>
      <table:table table:name="Table4" table:style-name="Table4">
        <table:table-column table:style-name="Table4.A"/>
        <table:table-column table:style-name="Table4.B"/>
        <table:table-row table:style-name="Table4.1">
          <table:table-cell table:style-name="Table4.A1" office:value-type="string">
            <text:p text:style-name="P14"><text:span text:style-name="T4"><text:s/></text:span></text:p>
          </table:table-cell>
          <table:table-cell table:style-name="Table4.A1" office:value-type="string">
            <text:p text:style-name="P14"><text:span text:style-name="T3">Medium-Size Outsider (Air, Evil, Extraplanar) </text:span></text:p>
          </table:table-cell>
        </table:table-row>
        <table:table-row table:style-name="Table4.1">
          <table:table-cell table:style-name="Table4.A2" office:value-type="string">
            <text:p text:style-name="P14"><text:span text:style-name="T4">Hit Dice:</text:span><text:span text:style-name="T3"> </text:span></text:p>
          </table:table-cell>
          <table:table-cell table:style-name="Table4.A2" office:value-type="string">
            <text:p text:style-name="P14"><text:span text:style-name="T3">27d8+189 (425 hp) </text:span></text:p>
          </table:table-cell>
        </table:table-row>
        <table:table-row table:style-name="Table4.1">
          <table:table-cell table:style-name="Table4.A2" office:value-type="string">
            <text:p text:style-name="P10"><text:span text:style-name="T4">Initiative:</text:span><text:span text:style-name="T3"> </text:span></text:p>
          </table:table-cell>
          <table:table-cell table:style-name="Table4.A2" office:value-type="string">
            <text:p text:style-name="P10"><text:span text:style-name="T3">+7 </text:span></text:p>
          </table:table-cell>
        </table:table-row>
        <table:table-row table:style-name="Table4.1">
          <table:table-cell table:style-name="Table4.A2" office:value-type="string">
            <text:p text:style-name="P10"><text:span text:style-name="T4">Speed:</text:span><text:span text:style-name="T3"> </text:span></text:p>
          </table:table-cell>
          <table:table-cell table:style-name="Table4.A2" office:value-type="string">
            <text:p text:style-name="P10"><text:span text:style-name="T3">5 ft., fly 200 ft. (perfect) </text:span></text:p>
          </table:table-cell>
        </table:table-row>
        <table:table-row table:style-name="Table4.1">
          <table:table-cell table:style-name="Table4.A2" office:value-type="string">
            <text:p text:style-name="P10"><text:span text:style-name="T4">AC:</text:span><text:span text:style-name="T3"> </text:span></text:p>
          </table:table-cell>
          <table:table-cell table:style-name="Table4.A2" office:value-type="string">
            <text:p text:style-name="P10"><text:span text:style-name="T3">39 (+7 Dex, +22 natural) </text:span></text:p>
          </table:table-cell>
        </table:table-row>
        <table:table-row table:style-name="Table4.1">
          <table:table-cell table:style-name="Table4.A2" office:value-type="string">
            <text:p text:style-name="P10"><text:span text:style-name="T4">Base Attack /Grapple:</text:span><text:span text:style-name="T3"> </text:span></text:p>
          </table:table-cell>
          <table:table-cell table:style-name="Table4.A2" office:value-type="string">
            <text:p text:style-name="P10"><text:span text:style-name="T3">+27/+39</text:span></text:p>
          </table:table-cell>
        </table:table-row>
        <table:table-row table:style-name="Table4.1">
          <table:table-cell table:style-name="Table4.A2" office:value-type="string">
            <text:p text:style-name="P10"><text:span text:style-name="T4">Attack:</text:span></text:p>
          </table:table-cell>
          <table:table-cell table:style-name="Table4.A2" office:value-type="string">
            <text:p text:style-name="P10"><text:span text:style-name="T3"><text:s/>Primary wing buffet +39 (2d6+12) melee</text:span></text:p>
          </table:table-cell>
        </table:table-row>
        <table:table-row table:style-name="Table4.1">
          <table:table-cell table:style-name="Table4.A2" office:value-type="string">
            <text:p text:style-name="P10"><text:span text:style-name="T4">Full Attack:</text:span></text:p>
          </table:table-cell>
          <table:table-cell table:style-name="Table4.A2" office:value-type="string">
            <text:p text:style-name="P10"><text:span text:style-name="T3"><text:s/>2 primary wing buffets +39 (2d6+12) melee, 6 secondary wing buffets +37 (1d6+6) melee, tail slam +37 (1d6+6 plus Cha drain) melee</text:span></text:p>
          </table:table-cell>
        </table:table-row>
        <table:table-row table:style-name="Table4.1">
          <table:table-cell table:style-name="Table4.A2" office:value-type="string">
            <text:p text:style-name="P10"><text:span text:style-name="T4">Space/Reach:</text:span></text:p>
          </table:table-cell>
          <table:table-cell table:style-name="Table4.A2" office:value-type="string">
            <text:p text:style-name="P10"><text:span text:style-name="T3"><text:s/>5 ft./5 ft. </text:span></text:p>
          </table:table-cell>
        </table:table-row>
        <table:table-row table:style-name="Table4.1">
          <table:table-cell table:style-name="Table4.A2" office:value-type="string">
            <text:p text:style-name="P10"><text:span text:style-name="T4">Special Attacks:</text:span></text:p>
          </table:table-cell>
          <table:table-cell table:style-name="Table4.A2" office:value-type="string">
            <text:p text:style-name="P10"><text:span text:style-name="T3"><text:s/>Spell-like abilities, summon air elemental, Charisma drain </text:span></text:p>
          </table:table-cell>
        </table:table-row>
        <table:table-row table:style-name="Table4.1">
          <table:table-cell table:style-name="Table4.A2" office:value-type="string">
            <text:p text:style-name="P10"><text:span text:style-name="T4">Special Qualities:</text:span></text:p>
          </table:table-cell>
          <table:table-cell table:style-name="Table4.A2" office:value-type="string">
            <text:p text:style-name="P10"><text:span text:style-name="T3"><text:s/>Abomination traits, fast healing 10, SR 33, DR 10/ good and epic, electricity immunity </text:span></text:p>
          </table:table-cell>
        </table:table-row>
        <table:table-row table:style-name="Table4.1">
          <table:table-cell table:style-name="Table4.A2" office:value-type="string">
            <text:p text:style-name="P10"><text:span text:style-name="T4">Saves:</text:span></text:p>
          </table:table-cell>
          <table:table-cell table:style-name="Table4.A2" office:value-type="string">
            <text:p text:style-name="P10"><text:span text:style-name="T3"><text:s/>Fort +22, Ref +22, Will +17 </text:span></text:p>
          </table:table-cell>
        </table:table-row>
        <table:table-row table:style-name="Table4.1">
          <table:table-cell table:style-name="Table4.A2" office:value-type="string">
            <text:p text:style-name="P10"><text:span text:style-name="T4">Abilities:</text:span></text:p>
          </table:table-cell>
          <table:table-cell table:style-name="Table4.A2" office:value-type="string">
            <text:p text:style-name="P10"><text:span text:style-name="T3"><text:s/>Str 34, Dex 25, Con 24, Int 12, Wis 14, Cha 30 </text:span></text:p>
          </table:table-cell>
        </table:table-row>
        <table:table-row table:style-name="Table4.1">
          <table:table-cell table:style-name="Table4.A2" office:value-type="string">
            <text:p text:style-name="P10"><text:span text:style-name="T4">Skills:</text:span></text:p>
          </table:table-cell>
          <table:table-cell table:style-name="Table4.A2" office:value-type="string">
            <text:p text:style-name="P10"><text:span text:style-name="T3"><text:s/>Diplomacy +14, Hide +37, Intimidate +40, Jump -3, Knowledge (religion) +31, Knowledge (the planes) +31, Listen +34, Move Silently +37, Search +31, Sense Motive +32, Spot +34</text:span></text:p>
          </table:table-cell>
        </table:table-row>
        <table:table-row table:style-name="Table4.1">
          <table:table-cell table:style-name="Table4.A2" office:value-type="string">
            <text:p text:style-name="P10"><text:span text:style-name="T4">Feats:</text:span></text:p>
          </table:table-cell>
          <table:table-cell table:style-name="Table4.A2" office:value-type="string">
            <text:p text:style-name="P10"><text:span text:style-name="T3"><text:s/>Alertness, Dodge, Flyby Attack, Improved Bull Rush, Mobility, Multiattack, Power Attack </text:span></text:p>
          </table:table-cell>
        </table:table-row>
        <table:table-row table:style-name="Table4.1">
          <table:table-cell table:style-name="Table4.A2" office:value-type="string">
            <text:p text:style-name="P10"><text:span text:style-name="T4">Epic Feats:</text:span></text:p>
          </table:table-cell>
          <table:table-cell table:style-name="Table4.A2" office:value-type="string">
            <text:p text:style-name="P10"><text:span text:style-name="T3"><text:s/>Blinding Speed (x 2), Epic Toughness</text:span></text:p>
          </table:table-cell>
        </table:table-row>
        <table:table-row table:style-name="Table4.1">
          <table:table-cell table:style-name="Table4.A2" office:value-type="string">
            <text:p text:style-name="P10"><text:span text:style-name="T4">Climate/Terrain:</text:span></text:p>
          </table:table-cell>
          <table:table-cell table:style-name="Table4.A2" office:value-type="string">
            <text:p text:style-name="P10"><text:span text:style-name="T3"><text:s/>Any </text:span></text:p>
          </table:table-cell>
        </table:table-row>
        <table:table-row table:style-name="Table4.1">
          <table:table-cell table:style-name="Table4.A2" office:value-type="string">
            <text:p text:style-name="P10"><text:span text:style-name="T4">Organization:</text:span></text:p>
          </table:table-cell>
          <table:table-cell table:style-name="Table4.A2" office:value-type="string">
            <text:p text:style-name="P10"><text:span text:style-name="T3"><text:s/>Solitary, pair, or flock (6–9) </text:span></text:p>
          </table:table-cell>
        </table:table-row>
        <table:table-row table:style-name="Table4.1">
          <table:table-cell table:style-name="Table4.A2" office:value-type="string">
            <text:p text:style-name="P10"><text:span text:style-name="T4">Challenge Rating:</text:span></text:p>
          </table:table-cell>
          <table:table-cell table:style-name="Table4.A2" office:value-type="string">
            <text:p text:style-name="P10"><text:span text:style-name="T3"><text:s/>21 </text:span></text:p>
          </table:table-cell>
        </table:table-row>
        <table:table-row table:style-name="Table4.1">
          <table:table-cell table:style-name="Table4.A2" office:value-type="string">
            <text:p text:style-name="P10"><text:span text:style-name="T4">Treasure:</text:span></text:p>
          </table:table-cell>
          <table:table-cell table:style-name="Table4.A2" office:value-type="string">
            <text:p text:style-name="P10"><text:span text:style-name="T3"><text:s/>None </text:span></text:p>
          </table:table-cell>
        </table:table-row>
        <table:table-row table:style-name="Table4.1">
          <table:table-cell table:style-name="Table4.A2" office:value-type="string">
            <text:p text:style-name="P10"><text:span text:style-name="T4">Alignment:</text:span></text:p>
          </table:table-cell>
          <table:table-cell table:style-name="Table4.A2" office:value-type="string">
            <text:p text:style-name="P10"><text:span text:style-name="T3"><text:s/>Always neutral evil </text:span></text:p>
          </table:table-cell>
        </table:table-row>
        <table:table-row table:style-name="Table4.1">
          <table:table-cell table:style-name="Table4.A22" office:value-type="string">
            <text:p text:style-name="P14"><text:span text:style-name="T4">Advancement:</text:span></text:p>
          </table:table-cell>
          <table:table-cell table:style-name="Table4.A22" office:value-type="string">
            <text:p text:style-name="P14"><text:span text:style-name="T3"><text:s/>28–38 HD (Medium-size); 39–50 HD (Large) </text:span></text:p>
          </table:table-cell>
        </table:table-row>
      </table:table>
      <text:p text:style-name="P10"><text:span text:style-name="T14">An chichimec’s natural weapons are treated as epic and evil-aligned for the purpose of overcoming damage reduction.</text:span></text:p>
      <text:h text:style-name="P23" text:outline-level="1"><text:span text:style-name="T12">Combat</text:span><text:span text:style-name="T15"> </text:span></text:h>
      <text:p text:style-name="P10"><text:span text:style-name="T15">Spell-Like Abilities:</text:span><text:span text:style-name="T14"> At will—</text:span><text:span text:style-name="T16">darkness, telekinesis; </text:span><text:span text:style-name="T14">3/da</text:span><text:span text:style-name="T16">y—improved invisibility, control weather, call lightning, lightning bolt, chain lightning, wail of the banshe</text:span><text:span text:style-name="T14">e. Caster level 20th; save DC 20 + spell level. The DC is Charisma-based.</text:span></text:p>
      <text:p text:style-name="P10"><text:span text:style-name="T17">Summon Air Elemental </text:span><text:span text:style-name="T15">(Sp):</text:span><text:span text:style-name="T14"> Three times per day a chichimec can summon an elder air elemental. </text:span></text:p>
      <text:p text:style-name="P10"><text:span text:style-name="T15">Charisma Drain (Su):</text:span><text:span text:style-name="T14"> This effect permanently reduces a living opponent’s Charisma score by 2 points when the chichimec hits with a tail slam, or 4 points on a critical hit. The chichimec heals 10 points of damage, or 20 on a critical hit, whenever it drains Charisma, gaining any excess as temporary hit points. These temporary hit points last a maximum of 1 hour. The attack allows a Fortitude save (DC 33)—on a successful save, only 1 point of Charisma is drained and the chichimec heals 5 points of damage. The DC is Charisma-based.</text:span></text:p>
      <text:p text:style-name="P10"><text:span text:style-name="T15">Abomination Traits:</text:span><text:span text:style-name="T1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11"><text:soft-page-break/></text:p>
      <text:h text:style-name="P7" text:outline-level="8"><text:span text:style-name="T9">DREAM LARVA </text:span></text:h>
      <table:table table:name="Table5" table:style-name="Table5">
        <table:table-column table:style-name="Table5.A"/>
        <table:table-column table:style-name="Table5.B"/>
        <table:table-row table:style-name="Table5.1">
          <table:table-cell table:style-name="Table5.A1" office:value-type="string">
            <text:p text:style-name="P14"><text:span text:style-name="T3"><text:s/></text:span></text:p>
          </table:table-cell>
          <table:table-cell table:style-name="Table5.A1" office:value-type="string">
            <text:p text:style-name="P14"><text:span text:style-name="T3">Large Outsider (Chaotic, Evil, Extraplanar) </text:span></text:p>
          </table:table-cell>
        </table:table-row>
        <table:table-row table:style-name="Table5.1">
          <table:table-cell table:style-name="Table5.A2" office:value-type="string">
            <text:p text:style-name="P14"><text:span text:style-name="T4">Hit Dice:</text:span></text:p>
          </table:table-cell>
          <table:table-cell table:style-name="Table5.A2" office:value-type="string">
            <text:p text:style-name="P14"><text:span text:style-name="T3"><text:s/>40d8+360 (700 hp) </text:span></text:p>
          </table:table-cell>
        </table:table-row>
        <table:table-row table:style-name="Table5.1">
          <table:table-cell table:style-name="Table5.A2" office:value-type="string">
            <text:p text:style-name="P10"><text:span text:style-name="T4">Initiative:</text:span></text:p>
          </table:table-cell>
          <table:table-cell table:style-name="Table5.A2" office:value-type="string">
            <text:p text:style-name="P10"><text:span text:style-name="T3"><text:s/>+3 (Dex) </text:span></text:p>
          </table:table-cell>
        </table:table-row>
        <table:table-row table:style-name="Table5.1">
          <table:table-cell table:style-name="Table5.A2" office:value-type="string">
            <text:p text:style-name="P10"><text:span text:style-name="T4">Speed:</text:span></text:p>
          </table:table-cell>
          <table:table-cell table:style-name="Table5.A2" office:value-type="string">
            <text:p text:style-name="P10"><text:span text:style-name="T3"><text:s/>80 ft.; fly 240 ft. (perfect) </text:span></text:p>
          </table:table-cell>
        </table:table-row>
        <table:table-row table:style-name="Table5.1">
          <table:table-cell table:style-name="Table5.A2" office:value-type="string">
            <text:p text:style-name="P10"><text:span text:style-name="T4">AC:</text:span></text:p>
          </table:table-cell>
          <table:table-cell table:style-name="Table5.A2" office:value-type="string">
            <text:p text:style-name="P10"><text:span text:style-name="T3"><text:s/>52 (–1 size, +3 Dex, +40 natural) </text:span></text:p>
          </table:table-cell>
        </table:table-row>
        <table:table-row table:style-name="Table5.1">
          <table:table-cell table:style-name="Table5.A2" office:value-type="string">
            <text:p text:style-name="P10"><text:span text:style-name="T4">Base Attack/Grapple:</text:span></text:p>
          </table:table-cell>
          <table:table-cell table:style-name="Table5.A2" office:value-type="string">
            <text:p text:style-name="P10"><text:span text:style-name="T3"><text:s/>+40/+60</text:span></text:p>
          </table:table-cell>
        </table:table-row>
        <table:table-row table:style-name="Table5.1">
          <table:table-cell table:style-name="Table5.A2" office:value-type="string">
            <text:p text:style-name="P10"><text:span text:style-name="T4">Attack:</text:span></text:p>
          </table:table-cell>
          <table:table-cell table:style-name="Table5.A2" office:value-type="string">
            <text:p text:style-name="P10"><text:span text:style-name="T3"><text:s/>Bite +56 (4d8+16)melee</text:span></text:p>
          </table:table-cell>
        </table:table-row>
        <table:table-row table:style-name="Table5.1">
          <table:table-cell table:style-name="Table5.A2" office:value-type="string">
            <text:p text:style-name="P10"><text:span text:style-name="T4">Full Attack:</text:span></text:p>
          </table:table-cell>
          <table:table-cell table:style-name="Table5.A2" office:value-type="string">
            <text:p text:style-name="P10"><text:span text:style-name="T3"><text:s/>Bite +56 (4d8+16) melee, 1 gore +51 (4d6+8) melee, 4 pincers +53 (4d6+8) melee, 4 claws +53 (4d6+8) melee</text:span></text:p>
          </table:table-cell>
        </table:table-row>
        <table:table-row table:style-name="Table5.1">
          <table:table-cell table:style-name="Table5.A2" office:value-type="string">
            <text:p text:style-name="P10"><text:span text:style-name="T4">Space/Reach:</text:span></text:p>
          </table:table-cell>
          <table:table-cell table:style-name="Table5.A2" office:value-type="string">
            <text:p text:style-name="P10"><text:span text:style-name="T3"><text:s/>10 ft./10 ft. </text:span></text:p>
          </table:table-cell>
        </table:table-row>
        <table:table-row table:style-name="Table5.1">
          <table:table-cell table:style-name="Table5.A2" office:value-type="string">
            <text:p text:style-name="P10"><text:span text:style-name="T4">Special Attacks:</text:span></text:p>
          </table:table-cell>
          <table:table-cell table:style-name="Table5.A2" office:value-type="string">
            <text:p text:style-name="P10"><text:span text:style-name="T3"><text:s/>Worst nightmare, improved grab, sending, spell-like abilities, summon nightwalker</text:span></text:p>
          </table:table-cell>
        </table:table-row>
        <table:table-row table:style-name="Table5.1">
          <table:table-cell table:style-name="Table5.A2" office:value-type="string">
            <text:p text:style-name="P10"><text:span text:style-name="T4">Special Qualities:</text:span></text:p>
          </table:table-cell>
          <table:table-cell table:style-name="Table5.A2" office:value-type="string">
            <text:p text:style-name="P10"><text:span text:style-name="T3"><text:s/>Abomination traits, sonic immunity, regeneration 15, fast healing 15, SR 44, DR 15/ Good and Epic or Lawful and Epic </text:span></text:p>
          </table:table-cell>
        </table:table-row>
        <table:table-row table:style-name="Table5.1">
          <table:table-cell table:style-name="Table5.A2" office:value-type="string">
            <text:p text:style-name="P10"><text:span text:style-name="T4">Saves:</text:span></text:p>
          </table:table-cell>
          <table:table-cell table:style-name="Table5.A2" office:value-type="string">
            <text:p text:style-name="P10"><text:span text:style-name="T3"><text:s/>Fort +31, Ref +25, Will +29 </text:span></text:p>
          </table:table-cell>
        </table:table-row>
        <table:table-row table:style-name="Table5.1">
          <table:table-cell table:style-name="Table5.A2" office:value-type="string">
            <text:p text:style-name="P10"><text:span text:style-name="T4">Abilities:</text:span></text:p>
          </table:table-cell>
          <table:table-cell table:style-name="Table5.A2" office:value-type="string">
            <text:p text:style-name="P10"><text:span text:style-name="T3"><text:s/>Str 42, Dex 17, Con 29, Int 16, Wis 24, Cha 36 </text:span></text:p>
          </table:table-cell>
        </table:table-row>
        <table:table-row table:style-name="Table5.1">
          <table:table-cell table:style-name="Table5.A2" office:value-type="string">
            <text:p text:style-name="P10"><text:span text:style-name="T4">Skills:</text:span></text:p>
          </table:table-cell>
          <table:table-cell table:style-name="Table5.A2" office:value-type="string">
            <text:p text:style-name="P10"><text:span text:style-name="T3">Concentration +52, Craft (dreamweaving) +46, Diplomacy +60, Escape Artist +46, Hide +46, Jump +36, Knowledge (arcana) +46, Listen +50, Move Silently +46, Search +46, Sense Motive +50, Spot +50</text:span></text:p>
          </table:table-cell>
        </table:table-row>
        <table:table-row table:style-name="Table5.1">
          <table:table-cell table:style-name="Table5.A2" office:value-type="string">
            <text:p text:style-name="P10"><text:span text:style-name="T4">Feats:</text:span></text:p>
          </table:table-cell>
          <table:table-cell table:style-name="Table5.A2" office:value-type="string">
            <text:p text:style-name="P10"><text:span text:style-name="T3"><text:s/>Cleave, Combat Reflexes, Flyby Attack, Great Cleave, Improved Sunder, Power Attack, Quicken Spell-Like Ability, Weapon Focus (pincers), Weapon Focus (gore), Weapon Focus (bite), Weapon Focus (claw) </text:span></text:p>
          </table:table-cell>
        </table:table-row>
        <table:table-row table:style-name="Table5.1">
          <table:table-cell table:style-name="Table5.A2" office:value-type="string">
            <text:p text:style-name="P10"><text:span text:style-name="T4">Epic Feats:</text:span></text:p>
          </table:table-cell>
          <table:table-cell table:style-name="Table5.A2" office:value-type="string">
            <text:p text:style-name="P10"><text:span text:style-name="T4"><text:s/></text:span><text:span text:style-name="T3">Epic Toughness, Epic Weapon Focus (pincers), Epic Weapon Focus (claw)</text:span></text:p>
          </table:table-cell>
        </table:table-row>
        <table:table-row table:style-name="Table5.1">
          <table:table-cell table:style-name="Table5.A2" office:value-type="string">
            <text:p text:style-name="P10"><text:span text:style-name="T4">Climate/Terrain:</text:span></text:p>
          </table:table-cell>
          <table:table-cell table:style-name="Table5.A2" office:value-type="string">
            <text:p text:style-name="P10"><text:span text:style-name="T3"><text:s/>Any </text:span></text:p>
          </table:table-cell>
        </table:table-row>
        <table:table-row table:style-name="Table5.1">
          <table:table-cell table:style-name="Table5.A2" office:value-type="string">
            <text:p text:style-name="P10"><text:span text:style-name="T4">Organization:</text:span></text:p>
          </table:table-cell>
          <table:table-cell table:style-name="Table5.A2" office:value-type="string">
            <text:p text:style-name="P10"><text:span text:style-name="T3"><text:s/>Solitary, pair, or solitary plus 1–4 nightwalkers </text:span></text:p>
          </table:table-cell>
        </table:table-row>
        <table:table-row table:style-name="Table5.1">
          <table:table-cell table:style-name="Table5.A2" office:value-type="string">
            <text:p text:style-name="P10"><text:span text:style-name="T4">Challenge Rating:</text:span></text:p>
          </table:table-cell>
          <table:table-cell table:style-name="Table5.A2" office:value-type="string">
            <text:p text:style-name="P10"><text:span text:style-name="T3"><text:s/>31 </text:span></text:p>
          </table:table-cell>
        </table:table-row>
        <table:table-row table:style-name="Table5.1">
          <table:table-cell table:style-name="Table5.A2" office:value-type="string">
            <text:p text:style-name="P10"><text:span text:style-name="T4">Treasure:</text:span></text:p>
          </table:table-cell>
          <table:table-cell table:style-name="Table5.A2" office:value-type="string">
            <text:p text:style-name="P10"><text:span text:style-name="T3"><text:s/>Standard </text:span></text:p>
          </table:table-cell>
        </table:table-row>
        <table:table-row table:style-name="Table5.1">
          <table:table-cell table:style-name="Table5.A2" office:value-type="string">
            <text:p text:style-name="P10"><text:span text:style-name="T4">Alignment:</text:span></text:p>
          </table:table-cell>
          <table:table-cell table:style-name="Table5.A2" office:value-type="string">
            <text:p text:style-name="P10"><text:span text:style-name="T3"><text:s/>Always chaotic evil </text:span></text:p>
          </table:table-cell>
        </table:table-row>
        <table:table-row table:style-name="Table5.1">
          <table:table-cell table:style-name="Table5.A22" office:value-type="string">
            <text:p text:style-name="P14"><text:span text:style-name="T4">Advancement:</text:span></text:p>
          </table:table-cell>
          <table:table-cell table:style-name="Table5.A22" office:value-type="string">
            <text:p text:style-name="P14"><text:span text:style-name="T3"><text:s/>41–65 HD (Large); 66–84 HD (Huge); 85–110 HD (Gargantuan) </text:span></text:p>
          </table:table-cell>
        </table:table-row>
      </table:table>
      <text:p text:style-name="P10"><text:span text:style-name="T14">A dream larvas’s natural weapons are treated as epic, evil, and chaotic-aligned for the purpose of overcoming damage reduction.</text:span></text:p>
      <text:p text:style-name="P10"><text:span text:style-name="T11">Combat</text:span><text:span text:style-name="T15"> </text:span></text:p>
      <text:p text:style-name="P10"><text:span text:style-name="T15">Worst Nightmare (Su):</text:span><text:span text:style-name="T14"> Each time a living creature first views a specific dream larva from a distance of 30 feet or less (or from a scrying effect), the subject sees the image of the most fearsome creature imaginable. This is not an illusion or phantasm; the dream larva truly becomes, for just that instant, the subject’s worst nightmare. Even if simultaneously viewed by dozens of different creatures, the dream larva appears differently to each one of them. Creatures immune to fear or mind-affecting effects (or warded by </text:span><text:span text:style-name="T16">protection from evil </text:span><text:span text:style-name="T14">or </text:span><text:span text:style-name="T16">death ward </text:span><text:span text:style-name="T14">spells) are immune to worst nightmare; all others must make a Will save (DC 43) or die from the supernatural horror revealed. Survivors (and those resurrected) are immune to the effect from that individual dream larva in the future. The DC is Charisma-based.</text:span></text:p>
      <text:p text:style-name="P10"><text:span text:style-name="T15">Spell-Like Abilities:</text:span><text:span text:style-name="T14"> At will—</text:span><text:span text:style-name="T16">fly, haste, nightmare, prismatic spray; </text:span><text:span text:style-name="T14">2/day—</text:span><text:span text:style-name="T16">dreamscape</text:span><text:span text:style-name="T14">(epic spell)</text:span><text:span text:style-name="T16">. </text:span><text:span text:style-name="T14">Caster level 31st; save DC 23 + spell level. The DC is Charisma-based.</text:span></text:p>
      <text:p text:style-name="P10"><text:span text:style-name="T15">Improved Grab (Ex): </text:span><text:span text:style-name="T14">If the dream larva hits with a claw or pincer, it deals normal damage and attempts to start a grapple as a free action without provoking an attack of opportunity. Dream larvae can use improved grab on a creature of any size. The dream larva has the option to conduct the grapple normally, simply use the claw or pincer to hold the opponent, or use sending (see below) on the opponent. Each successful grapple check it makes during successive rounds automatically deals the damage listed for the attack that established the hold, unless it used sending on the victim.</text:span></text:p>
      <text:p text:style-name="P10"><text:span text:style-name="T15">Sending (Su):</text:span><text:span text:style-name="T14"> Grappled victims may be physically sent into a nightmare, at the dream larva’s option, on the dream larva’s next action after establishing the grapple. Victims must make a Will save (DC 43) or be apparently swarmed by thousands of worms making up the dream larva’s body. The victim is actually cast into a shrieking maelstrom of dream where it can take no actions but observe. The victim physically returns 2d4 rounds later, apparently ejected from the dream larva’s body (but appearing even if if the dream larva has left or is otherwise absent). The victim of the nightmare has taken 4d6 points of temporary Wisdom damage, but is otherwise free to act on the round it returns. If the victim takes more Wisdom damage than it has points of Wisdom, the extra points are instead treated as temporary Constitution damage. The DC is Charisma-based.</text:span></text:p>
      <text:p text:style-name="P10"><text:span text:style-name="T17">Summon Nightwalker </text:span><text:span text:style-name="T15">(Sp): </text:span><text:span text:style-name="T14">Five times per day, a dream larva can summon a nightwalker. </text:span></text:p>
      <text:p text:style-name="P10"><text:span text:style-name="T15">Abomination Traits:</text:span><text:span text:style-name="T1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10"><text:span text:style-name="T15">Regeneration (Ex): </text:span><text:span text:style-name="T14">Dream larvae take normal damage from good or lawful weapons or weapons forged by a sleepwalking weaponsmith. </text:span></text:p>
      <text:p text:style-name="P11"><text:soft-page-break/></text:p>
      <text:h text:style-name="P7" text:outline-level="8"><text:span text:style-name="T9">HECATONCHEIRES</text:span></text:h>
      <table:table table:name="Table6" table:style-name="Table6">
        <table:table-column table:style-name="Table6.A"/>
        <table:table-column table:style-name="Table6.B"/>
        <table:table-row table:style-name="Table6.1">
          <table:table-cell table:style-name="Table6.A1" office:value-type="string">
            <text:p text:style-name="P14"><text:span text:style-name="T4"><text:s/></text:span></text:p>
          </table:table-cell>
          <table:table-cell table:style-name="Table6.A1" office:value-type="string">
            <text:p text:style-name="P14"><text:span text:style-name="T3">Huge Outsider (Chaotic, Evil, Extraplanar) </text:span></text:p>
          </table:table-cell>
        </table:table-row>
        <table:table-row table:style-name="Table6.1">
          <table:table-cell table:style-name="Table6.A2" office:value-type="string">
            <text:p text:style-name="P14"><text:span text:style-name="T4">Hit Dice:</text:span></text:p>
          </table:table-cell>
          <table:table-cell table:style-name="Table6.A2" office:value-type="string">
            <text:p text:style-name="P14"><text:span text:style-name="T3"><text:s/>52d8+572 (1028 hp) </text:span></text:p>
          </table:table-cell>
        </table:table-row>
        <table:table-row table:style-name="Table6.1">
          <table:table-cell table:style-name="Table6.A2" office:value-type="string">
            <text:p text:style-name="P10"><text:span text:style-name="T4">Initiative:</text:span></text:p>
          </table:table-cell>
          <table:table-cell table:style-name="Table6.A2" office:value-type="string">
            <text:p text:style-name="P10"><text:span text:style-name="T3"><text:s/>+10 (+2 Dex, +8 Superior Initiative) </text:span></text:p>
          </table:table-cell>
        </table:table-row>
        <table:table-row table:style-name="Table6.1">
          <table:table-cell table:style-name="Table6.A2" office:value-type="string">
            <text:p text:style-name="P10"><text:span text:style-name="T4">Speed:</text:span></text:p>
          </table:table-cell>
          <table:table-cell table:style-name="Table6.A2" office:value-type="string">
            <text:p text:style-name="P10"><text:span text:style-name="T3"><text:s/>100 ft. </text:span></text:p>
          </table:table-cell>
        </table:table-row>
        <table:table-row table:style-name="Table6.1">
          <table:table-cell table:style-name="Table6.A2" office:value-type="string">
            <text:p text:style-name="P10"><text:span text:style-name="T4">AC:</text:span></text:p>
          </table:table-cell>
          <table:table-cell table:style-name="Table6.A2" office:value-type="string">
            <text:p text:style-name="P10"><text:span text:style-name="T3"><text:s/>70 (–2 size, +30 natural, +20 insight, +12 armor [</text:span><text:span text:style-name="T5">+5 half plat</text:span><text:span text:style-name="T3">e]) </text:span></text:p>
          </table:table-cell>
        </table:table-row>
        <table:table-row table:style-name="Table6.1">
          <table:table-cell table:style-name="Table6.A2" office:value-type="string">
            <text:p text:style-name="P10"><text:span text:style-name="T4">Base Attack/Grapple:</text:span></text:p>
          </table:table-cell>
          <table:table-cell table:style-name="Table6.A2" office:value-type="string">
            <text:p text:style-name="P10"><text:span text:style-name="T4"><text:s/>+</text:span><text:span text:style-name="T3">52/+80</text:span></text:p>
          </table:table-cell>
        </table:table-row>
        <table:table-row table:style-name="Table6.1">
          <table:table-cell table:style-name="Table6.A2" office:value-type="string">
            <text:p text:style-name="P10"><text:span text:style-name="T4">Attack:</text:span></text:p>
          </table:table-cell>
          <table:table-cell table:style-name="Table6.A2" office:value-type="string">
            <text:p text:style-name="P10"><text:span text:style-name="T3"><text:s/>Greatsword +73 (2d6+20/17-20) melee; or boulder +55 (2d8+20/19-20) ranged</text:span></text:p>
          </table:table-cell>
        </table:table-row>
        <table:table-row table:style-name="Table6.1">
          <table:table-cell table:style-name="Table6.A2" office:value-type="string">
            <text:p text:style-name="P10"><text:span text:style-name="T4">Full Attack:</text:span></text:p>
          </table:table-cell>
          <table:table-cell table:style-name="Table6.A2" office:value-type="string">
            <text:p text:style-name="P10"><text:span text:style-name="T4"><text:s/></text:span><text:span text:style-name="T3">100 greatswords +73 (2d6+20/17-20) melee; or 100 boulders +55 (2d8+20/19-20) ranged</text:span></text:p>
          </table:table-cell>
        </table:table-row>
        <table:table-row table:style-name="Table6.1">
          <table:table-cell table:style-name="Table6.A2" office:value-type="string">
            <text:p text:style-name="P10"><text:span text:style-name="T4">Space/Reach:</text:span></text:p>
          </table:table-cell>
          <table:table-cell table:style-name="Table6.A2" office:value-type="string">
            <text:p text:style-name="P10"><text:span text:style-name="T3"><text:s/>15 ft./15 ft. </text:span></text:p>
          </table:table-cell>
        </table:table-row>
        <table:table-row table:style-name="Table6.1">
          <table:table-cell table:style-name="Table6.A2" office:value-type="string">
            <text:p text:style-name="P10"><text:span text:style-name="T4">Special Attacks:</text:span></text:p>
          </table:table-cell>
          <table:table-cell table:style-name="Table6.A2" office:value-type="string">
            <text:p text:style-name="P10"><text:span text:style-name="T3"><text:s/>Superior multiweapon fighting, spell-like abilities, summon hecatoncheires </text:span></text:p>
          </table:table-cell>
        </table:table-row>
        <table:table-row table:style-name="Table6.1">
          <table:table-cell table:style-name="Table6.A2" office:value-type="string">
            <text:p text:style-name="P10"><text:span text:style-name="T4">Special Qualities:</text:span></text:p>
          </table:table-cell>
          <table:table-cell table:style-name="Table6.A2" office:value-type="string">
            <text:p text:style-name="P10"><text:span text:style-name="T3"><text:s/>Abomination traits, electricity immunity, regeneration 40, fast healing 50, SR 70, DR 20/Good and Epic and Cold Iron </text:span></text:p>
          </table:table-cell>
        </table:table-row>
        <table:table-row table:style-name="Table6.1">
          <table:table-cell table:style-name="Table6.A2" office:value-type="string">
            <text:p text:style-name="P10"><text:span text:style-name="T4">Saves:</text:span></text:p>
          </table:table-cell>
          <table:table-cell table:style-name="Table6.A2" office:value-type="string">
            <text:p text:style-name="P10"><text:span text:style-name="T3"><text:s/>Fort +39, Ref +30, Will +27 </text:span></text:p>
          </table:table-cell>
        </table:table-row>
        <table:table-row table:style-name="Table6.1">
          <table:table-cell table:style-name="Table6.A2" office:value-type="string">
            <text:p text:style-name="P10"><text:span text:style-name="T4">Abilities:</text:span></text:p>
          </table:table-cell>
          <table:table-cell table:style-name="Table6.A2" office:value-type="string">
            <text:p text:style-name="P10"><text:span text:style-name="T3"><text:s/>Str 50, Dex 15, Con 32, Int 10, Wis 8, Cha 24 </text:span></text:p>
          </table:table-cell>
        </table:table-row>
        <table:table-row table:style-name="Table6.1">
          <table:table-cell table:style-name="Table6.A2" office:value-type="string">
            <text:p text:style-name="P10"><text:span text:style-name="T4">Skills:</text:span></text:p>
          </table:table-cell>
          <table:table-cell table:style-name="Table6.A2" office:value-type="string">
            <text:p text:style-name="P10"><text:span text:style-name="T3">Climb +75, Diplomacy +13, Hide -12, Intimidate +40, Jump +89, Knowledge (history) +33, Listen +104, Search +105, Sense Motive +49, Spot +104, Survival +54</text:span></text:p>
          </table:table-cell>
        </table:table-row>
        <table:table-row table:style-name="Table6.1">
          <table:table-cell table:style-name="Table6.A2" office:value-type="string">
            <text:p text:style-name="P10"><text:span text:style-name="T4">Feats:</text:span></text:p>
          </table:table-cell>
          <table:table-cell table:style-name="Table6.A2" office:value-type="string">
            <text:p text:style-name="P10"><text:span text:style-name="T3"><text:s/>Cleave, Combat Reflexes, Great Cleave, Improved Critical (greatsword), Improved Critical (boulder), Improved Initiative, Multidexterity, Multiweapon Fighting, Power Attack, Sunder, Weapon Focus (greatsword), Weapon Focus (boulder) </text:span></text:p>
          </table:table-cell>
        </table:table-row>
        <table:table-row table:style-name="Table6.1">
          <table:table-cell table:style-name="Table6.A2" office:value-type="string">
            <text:p text:style-name="P10"><text:span text:style-name="T4">Epic Feats:</text:span></text:p>
          </table:table-cell>
          <table:table-cell table:style-name="Table6.A2" office:value-type="string">
            <text:p text:style-name="P10"><text:span text:style-name="T3"><text:s/>Epic Toughness (x2), Epic Weapon Focus (greatsword), Epic Weapon Focus (boulder), Multiweapon Rend </text:span></text:p>
          </table:table-cell>
        </table:table-row>
        <table:table-row table:style-name="Table6.1">
          <table:table-cell table:style-name="Table6.A2" office:value-type="string">
            <text:p text:style-name="P10"><text:span text:style-name="T4">Climate/Terrain:</text:span></text:p>
          </table:table-cell>
          <table:table-cell table:style-name="Table6.A2" office:value-type="string">
            <text:p text:style-name="P10"><text:span text:style-name="T3"><text:s/>Any </text:span></text:p>
          </table:table-cell>
        </table:table-row>
        <table:table-row table:style-name="Table6.1">
          <table:table-cell table:style-name="Table6.A2" office:value-type="string">
            <text:p text:style-name="P10"><text:span text:style-name="T4">Organization:</text:span></text:p>
          </table:table-cell>
          <table:table-cell table:style-name="Table6.A2" office:value-type="string">
            <text:p text:style-name="P10"><text:span text:style-name="T3"><text:s/>Solitary or pair </text:span></text:p>
          </table:table-cell>
        </table:table-row>
        <table:table-row table:style-name="Table6.1">
          <table:table-cell table:style-name="Table6.A2" office:value-type="string">
            <text:p text:style-name="P10"><text:span text:style-name="T4">Challenge Rating:</text:span></text:p>
          </table:table-cell>
          <table:table-cell table:style-name="Table6.A2" office:value-type="string">
            <text:p text:style-name="P10"><text:span text:style-name="T3"><text:s/>57 </text:span></text:p>
          </table:table-cell>
        </table:table-row>
        <table:table-row table:style-name="Table6.1">
          <table:table-cell table:style-name="Table6.A2" office:value-type="string">
            <text:p text:style-name="P10"><text:span text:style-name="T4">Treasure:</text:span></text:p>
          </table:table-cell>
          <table:table-cell table:style-name="Table6.A2" office:value-type="string">
            <text:p text:style-name="P10"><text:span text:style-name="T3"><text:s/>Standard </text:span></text:p>
          </table:table-cell>
        </table:table-row>
        <table:table-row table:style-name="Table6.1">
          <table:table-cell table:style-name="Table6.A2" office:value-type="string">
            <text:p text:style-name="P10"><text:span text:style-name="T4">Alignment:</text:span></text:p>
          </table:table-cell>
          <table:table-cell table:style-name="Table6.A2" office:value-type="string">
            <text:p text:style-name="P10"><text:span text:style-name="T3"><text:s/>Always chaotic evil </text:span></text:p>
          </table:table-cell>
        </table:table-row>
        <table:table-row table:style-name="Table6.1">
          <table:table-cell table:style-name="Table6.A22" office:value-type="string">
            <text:p text:style-name="P14"><text:span text:style-name="T4">Advancement:</text:span></text:p>
          </table:table-cell>
          <table:table-cell table:style-name="Table6.A22" office:value-type="string">
            <text:p text:style-name="P14"><text:span text:style-name="T3"><text:s/>53–58 HD (Huge); 59–70 HD (Gargantuan); 71–140 HD (Colossal) </text:span></text:p>
          </table:table-cell>
        </table:table-row>
      </table:table>
      <text:p text:style-name="P10"><text:span text:style-name="T14">A hecatoncheires’ natural weapons are treated as epic, evil, and chaotic-aligned for the purpose of overcoming damage reduction.</text:span></text:p>
      <text:p text:style-name="P10"><text:span text:style-name="T11">Combat</text:span><text:span text:style-name="T15"> </text:span></text:p>
      <text:p text:style-name="P10"><text:span text:style-name="T15">Superior Multiweapon Fighting (Ex):</text:span><text:span text:style-name="T14"> A hecatoncheires fights with a greatsword or a boulder in each hand. The hecatoncheires does not suffer an attack or damage penalty for attacking with one hundred weapons. However, the press of limbs prevents the creature from making iterative attacks with any of its arms, nor can it make more than ten attacks against a Small or smaller creature, fifteen attacks against a Medium-size creature, or twenty attacks against a Large creature in the same action (it can make all its attacks against a Huge or larger creature in one action). </text:span></text:p>
      <text:p text:style-name="P10"><text:span text:style-name="T15">Skills:</text:span><text:span text:style-name="T14"> A hecatoncheires’ fifty heads give it a +50 racial bonus on Listen, Spot, and Search checks. </text:span></text:p>
      <text:p text:style-name="P10"><text:span text:style-name="T15">Spell-Like Abilities:</text:span><text:span text:style-name="T14"> At will— </text:span><text:span text:style-name="T16">greater magic weapon, fly, shield. </text:span><text:span text:style-name="T14">Caster level 50th; save DC 17 + spell level. The DC is Charisma-based.</text:span></text:p>
      <text:p text:style-name="P10"><text:span text:style-name="T17">Summon Hecatoncheires </text:span><text:span text:style-name="T15">(Sp):</text:span><text:span text:style-name="T14"> A hecatoncheires can summon one other hecatoncheires once per day, though is loath to do so because then it will be similarly obligated to answer its sibling’s summoning. A summoned hecatoncheires cannot use its summoning power while “summoned.” </text:span></text:p>
      <text:p text:style-name="P10"><text:span text:style-name="T15">Abomination Traits: </text:span><text:span text:style-name="T14">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10"><text:span text:style-name="T15">Regeneration (Ex):</text:span><text:span text:style-name="T14"> Hecatoncheires take normal damage from good weapons or weapons tempered with the blood of a deity. </text:span></text:p>
      <text:p text:style-name="P11"/>
      <text:h text:style-name="P7" text:outline-level="8"><text:soft-page-break/><text:span text:style-name="T9">INFERNAL </text:span></text:h>
      <table:table table:name="Table7" table:style-name="Table7">
        <table:table-column table:style-name="Table7.A"/>
        <table:table-column table:style-name="Table7.B"/>
        <table:table-row table:style-name="Table7.1">
          <table:table-cell table:style-name="Table7.A1" office:value-type="string">
            <text:p text:style-name="P14"><text:span text:style-name="T3"><text:s/></text:span></text:p>
          </table:table-cell>
          <table:table-cell table:style-name="Table7.A1" office:value-type="string">
            <text:p text:style-name="P14"><text:span text:style-name="T3">Large Outsider (Evil) (Chaotic or Lawful) </text:span></text:p>
          </table:table-cell>
        </table:table-row>
        <table:table-row table:style-name="Table7.1">
          <table:table-cell table:style-name="Table7.A2" office:value-type="string">
            <text:p text:style-name="P14"><text:span text:style-name="T4">Hit Dice:</text:span></text:p>
          </table:table-cell>
          <table:table-cell table:style-name="Table7.A2" office:value-type="string">
            <text:p text:style-name="P14"><text:span text:style-name="T3"><text:s/>40d8+360 (680 hp) </text:span></text:p>
          </table:table-cell>
        </table:table-row>
        <table:table-row table:style-name="Table7.1">
          <table:table-cell table:style-name="Table7.A2" office:value-type="string">
            <text:p text:style-name="P10"><text:span text:style-name="T4">Initiative:</text:span></text:p>
          </table:table-cell>
          <table:table-cell table:style-name="Table7.A2" office:value-type="string">
            <text:p text:style-name="P10"><text:span text:style-name="T3"><text:s/>+11 (+7 Dex, +4 Improved Initiative) </text:span></text:p>
          </table:table-cell>
        </table:table-row>
        <table:table-row table:style-name="Table7.1">
          <table:table-cell table:style-name="Table7.A2" office:value-type="string">
            <text:p text:style-name="P10"><text:span text:style-name="T4">Speed:</text:span></text:p>
          </table:table-cell>
          <table:table-cell table:style-name="Table7.A2" office:value-type="string">
            <text:p text:style-name="P10"><text:span text:style-name="T3"><text:s/>80 ft., fly 240 ft. (perfect) </text:span></text:p>
          </table:table-cell>
        </table:table-row>
        <table:table-row table:style-name="Table7.1">
          <table:table-cell table:style-name="Table7.A2" office:value-type="string">
            <text:p text:style-name="P10"><text:span text:style-name="T4">AC:</text:span></text:p>
          </table:table-cell>
          <table:table-cell table:style-name="Table7.A2" office:value-type="string">
            <text:p text:style-name="P10"><text:span text:style-name="T3"><text:s/>50 (+7 Dex, –1 size, +34 natural) </text:span></text:p>
          </table:table-cell>
        </table:table-row>
        <table:table-row table:style-name="Table7.1">
          <table:table-cell table:style-name="Table7.A2" office:value-type="string">
            <text:p text:style-name="P10"><text:span text:style-name="T4">Base Attack/Grapple:</text:span></text:p>
          </table:table-cell>
          <table:table-cell table:style-name="Table7.A2" office:value-type="string">
            <text:p text:style-name="P10"><text:span text:style-name="T3"><text:s/>+40/+60</text:span></text:p>
          </table:table-cell>
        </table:table-row>
        <table:table-row table:style-name="Table7.1">
          <table:table-cell table:style-name="Table7.A2" office:value-type="string">
            <text:p text:style-name="P10"><text:span text:style-name="T4">Attack:</text:span></text:p>
          </table:table-cell>
          <table:table-cell table:style-name="Table7.A2" office:value-type="string">
            <text:p text:style-name="P10"><text:span text:style-name="T4"><text:s/></text:span><text:span text:style-name="T3">+58 claw (4d6+16) melee</text:span></text:p>
          </table:table-cell>
        </table:table-row>
        <table:table-row table:style-name="Table7.1">
          <table:table-cell table:style-name="Table7.A2" office:value-type="string">
            <text:p text:style-name="P10"><text:span text:style-name="T4">Full Attack:</text:span></text:p>
          </table:table-cell>
          <table:table-cell table:style-name="Table7.A2" office:value-type="string">
            <text:p text:style-name="P10"><text:span text:style-name="T4"><text:s/></text:span><text:span text:style-name="T3">2 claws +58 (4d6+16) melee, 1 bite +52 (4d8+8 +spell suck) melee, 2 wings +50 (2d6+8) melee, 1 tail slam +50 (4d8+8) melee</text:span></text:p>
          </table:table-cell>
        </table:table-row>
        <table:table-row table:style-name="Table7.1">
          <table:table-cell table:style-name="Table7.A2" office:value-type="string">
            <text:p text:style-name="P10"><text:span text:style-name="T4">Space/Reach:</text:span></text:p>
          </table:table-cell>
          <table:table-cell table:style-name="Table7.A2" office:value-type="string">
            <text:p text:style-name="P10"><text:span text:style-name="T3"><text:s/>10ft./10 ft. </text:span></text:p>
          </table:table-cell>
        </table:table-row>
        <table:table-row table:style-name="Table7.1">
          <table:table-cell table:style-name="Table7.A2" office:value-type="string">
            <text:p text:style-name="P10"><text:span text:style-name="T4">Special Attacks:</text:span></text:p>
          </table:table-cell>
          <table:table-cell table:style-name="Table7.A2" office:value-type="string">
            <text:p text:style-name="P10"><text:span text:style-name="T3"><text:s/>Improved grab, spell suck, learned spell immunity, spell-like abilities, summon fiend </text:span></text:p>
          </table:table-cell>
        </table:table-row>
        <table:table-row table:style-name="Table7.1">
          <table:table-cell table:style-name="Table7.A2" office:value-type="string">
            <text:p text:style-name="P10"><text:span text:style-name="T4">Special Qualities:</text:span></text:p>
          </table:table-cell>
          <table:table-cell table:style-name="Table7.A2" office:value-type="string">
            <text:p text:style-name="P10"><text:span text:style-name="T3"><text:s/>Abomination traits, fast healing 15, regeneration 15, SR 38, DR 35/+7 </text:span></text:p>
          </table:table-cell>
        </table:table-row>
        <table:table-row table:style-name="Table7.1">
          <table:table-cell table:style-name="Table7.A2" office:value-type="string">
            <text:p text:style-name="P10"><text:span text:style-name="T4">Skills:</text:span></text:p>
          </table:table-cell>
          <table:table-cell table:style-name="Table7.A2" office:value-type="string">
            <text:p text:style-name="P10"><text:span text:style-name="T3"><text:s/>Balance +50, Concentration +52, Diplomacy +52, Escape Artist +50, Hide +50, Jump +36, Knowledge (arcana) +49, Knowledge (the planes) +49, Listen +53, Move Silently +50, Search +49, Sense Motive +51, Spellcraft +49, Spot +53, Tumble +50</text:span></text:p>
          </table:table-cell>
        </table:table-row>
        <table:table-row table:style-name="Table7.1">
          <table:table-cell table:style-name="Table7.A2" office:value-type="string">
            <text:p text:style-name="P10"><text:span text:style-name="T4">Feats:</text:span></text:p>
          </table:table-cell>
          <table:table-cell table:style-name="Table7.A2" office:value-type="string">
            <text:p text:style-name="P10"><text:span text:style-name="T3"><text:s/>Alertness, Cleave, Great Cleave, Improved Initiative, Power Attack, Sunder, Weapon Focus (claw) </text:span></text:p>
          </table:table-cell>
        </table:table-row>
        <table:table-row table:style-name="Table7.1">
          <table:table-cell table:style-name="Table7.A2" office:value-type="string">
            <text:p text:style-name="P10"><text:span text:style-name="T4">Epic Feats:</text:span></text:p>
          </table:table-cell>
          <table:table-cell table:style-name="Table7.A2" office:value-type="string">
            <text:p text:style-name="P10"><text:span text:style-name="T3"><text:s/>Blinding Speed (x2), Epic Toughness, Epic Weapon Focus (bite), Epic Weapon Focus (claw), Tenacious Magic </text:span><text:span text:style-name="T5">(greater invisibilit</text:span><text:span text:style-name="T3">y), Tenacious Magic </text:span><text:span text:style-name="T5">(blur</text:span><text:span text:style-name="T3">) </text:span></text:p>
          </table:table-cell>
        </table:table-row>
        <table:table-row table:style-name="Table7.1">
          <table:table-cell table:style-name="Table7.A2" office:value-type="string">
            <text:p text:style-name="P10"><text:span text:style-name="T4">Saves:</text:span></text:p>
          </table:table-cell>
          <table:table-cell table:style-name="Table7.A2" office:value-type="string">
            <text:p text:style-name="P10"><text:span text:style-name="T3"><text:s/>Fort +31, Ref +29, Will +30 </text:span></text:p>
          </table:table-cell>
        </table:table-row>
        <table:table-row table:style-name="Table7.1">
          <table:table-cell table:style-name="Table7.A2" office:value-type="string">
            <text:p text:style-name="P10"><text:span text:style-name="T4">Abilities:</text:span></text:p>
          </table:table-cell>
          <table:table-cell table:style-name="Table7.A2" office:value-type="string">
            <text:p text:style-name="P10"><text:span text:style-name="T3"><text:s/>Str 43, Dex 25, Con 28, Int 22, Wis 26, Cha 29 </text:span></text:p>
          </table:table-cell>
        </table:table-row>
        <table:table-row table:style-name="Table7.1">
          <table:table-cell table:style-name="Table7.A2" office:value-type="string">
            <text:p text:style-name="P10"><text:span text:style-name="T4">Climate/Terrain:</text:span></text:p>
          </table:table-cell>
          <table:table-cell table:style-name="Table7.A2" office:value-type="string">
            <text:p text:style-name="P10"><text:span text:style-name="T3"><text:s/>Any </text:span></text:p>
          </table:table-cell>
        </table:table-row>
        <table:table-row table:style-name="Table7.1">
          <table:table-cell table:style-name="Table7.A2" office:value-type="string">
            <text:p text:style-name="P10"><text:span text:style-name="T4">Organization:</text:span></text:p>
          </table:table-cell>
          <table:table-cell table:style-name="Table7.A2" office:value-type="string">
            <text:p text:style-name="P10"><text:span text:style-name="T3"><text:s/>Solitary or hell brigade (1 infernal and 1d4 balors, or 1 infernal and 1d4 pit fiends) </text:span></text:p>
          </table:table-cell>
        </table:table-row>
        <table:table-row table:style-name="Table7.1">
          <table:table-cell table:style-name="Table7.A2" office:value-type="string">
            <text:p text:style-name="P10"><text:span text:style-name="T4">Challenge Rating:</text:span></text:p>
          </table:table-cell>
          <table:table-cell table:style-name="Table7.A2" office:value-type="string">
            <text:p text:style-name="P10"><text:span text:style-name="T3"><text:s/>26 </text:span></text:p>
          </table:table-cell>
        </table:table-row>
        <table:table-row table:style-name="Table7.1">
          <table:table-cell table:style-name="Table7.A2" office:value-type="string">
            <text:p text:style-name="P10"><text:span text:style-name="T4">Treasure:</text:span></text:p>
          </table:table-cell>
          <table:table-cell table:style-name="Table7.A2" office:value-type="string">
            <text:p text:style-name="P10"><text:span text:style-name="T3"><text:s/>Standard </text:span></text:p>
          </table:table-cell>
        </table:table-row>
        <table:table-row table:style-name="Table7.1">
          <table:table-cell table:style-name="Table7.A2" office:value-type="string">
            <text:p text:style-name="P10"><text:span text:style-name="T4">Alignment:</text:span></text:p>
          </table:table-cell>
          <table:table-cell table:style-name="Table7.A2" office:value-type="string">
            <text:p text:style-name="P10"><text:span text:style-name="T3"><text:s/>Lawful evil or chaotic evil </text:span></text:p>
          </table:table-cell>
        </table:table-row>
        <table:table-row table:style-name="Table7.1">
          <table:table-cell table:style-name="Table7.A22" office:value-type="string">
            <text:p text:style-name="P14"><text:span text:style-name="T4">Advancement:</text:span></text:p>
          </table:table-cell>
          <table:table-cell table:style-name="Table7.A22" office:value-type="string">
            <text:p text:style-name="P14"><text:span text:style-name="T3"><text:s/>41–50 HD (Large); 51–56 HD (Huge); 57–72 HD (Gargantuan) </text:span></text:p>
          </table:table-cell>
        </table:table-row>
      </table:table>
      <text:p text:style-name="P10"><text:span text:style-name="T14">An infernal’s natural weapons are treated as epic, evil, and chaotic-aligned or lawful-aligned for the purpose of overcoming damage reduction.</text:span></text:p>
      <text:p text:style-name="P10"><text:span text:style-name="T11">Combat</text:span><text:span text:style-name="T15"> </text:span></text:p>
      <text:p text:style-name="P10"><text:span text:style-name="T15">Improved Grab (Ex):</text:span><text:span text:style-name="T14"> If an infernal hits with a claw, it deals normal damage and attempts to start a grapple as a free action without provoking an attack of opportunity. Infernals can use this ability on Large and smaller creatures. The infernal has the option to conduct the grapple normally, or simply use its claw to hold the opponent. Each successful grapple check it makes during successive rounds automatically deals standard claw damage, in addition to automatic spell suck damage. </text:span></text:p>
      <text:p text:style-name="P10"><text:span text:style-name="T15">Spell Suck (Su):</text:span><text:span text:style-name="T14"> If an infernal bites a foe, the foe loses one of its highest-level prepared spells or one of the spell slots for this day that it has not used. The victim chooses the prepared spell to lose. If the victim has no prepared spells or unused spell slots (either because it has exhausted its spellcasting for the day or because the victim is not a spellcaster), the bite instead deals 2 points of temporary Intelligence damage. </text:span></text:p>
      <text:p text:style-name="P10"><text:span text:style-name="T15">Learned Spell Immunity (Su):</text:span><text:span text:style-name="T14"> If an infernal is affected by a spell cast by a particular spellcaster, the infernal thereafter becomes immune to that spell when cast by that spellcaster. </text:span></text:p>
      <text:p text:style-name="P10"><text:span text:style-name="T15">Spell-Like Abilities:</text:span><text:span text:style-name="T14"> At will—</text:span><text:span text:style-name="T16">animate dead, blasphemy, blur, charm person, create undead, darkness, deeper darkness, desecrate, detect chaos, detect good, detect law, detect magic, fear, fireball, greater dispel magic, hold person, greater invisibility, magic circle against good, major image, produce flame, polymorph, pyrotechnics, read magic, scrying, suggestion, symbol of death, telekinesis, greater teleport </text:span><text:span text:style-name="T14">(self plus 1,000 pounds), </text:span><text:span text:style-name="T16">unholy aura, unholy blight, unhallow, wall of fire; </text:span><text:span text:style-name="T14">1/da</text:span><text:span text:style-name="T16">y—fire storm, hellball </text:span><text:span text:style-name="T14">(epic spell), </text:span><text:span text:style-name="T16">implosion, meteor swar</text:span><text:span text:style-name="T14">m. Caster level 26th; save DC 19 + spell level. The DCs are Charisma-based.</text:span></text:p>
      <text:p text:style-name="P10"><text:span text:style-name="T17">Summon Fiend </text:span><text:span text:style-name="T15">(Sp):</text:span><text:span text:style-name="T14"> An infernal can summon four balors or four pit fiends per day (lawful infernals summon pit fiends, and chaotic infernals summon balors). </text:span></text:p>
      <text:p text:style-name="P10"><text:span text:style-name="T15">Abomination Traits:</text:span><text:span text:style-name="T14"> Immune to polymorphing, petrification, and other form-altering attacks; not subject to energy drain, ability drain, ability damage, or death from massive damage; immune to mind-affecting effects; fire resistance 20; cold resistance 20; nondetection ; true seeing at will; blindsight 500 ft.; telepathy out to 1,000 ft. </text:span></text:p>
      <text:p text:style-name="P10"><text:span text:style-name="T15">Regeneration (Ex):</text:span><text:span text:style-name="T14"> Infernals take normal damage from good weapons. Lawful infernals also take normal damage from chaotic weapons, and vice versa. </text:span></text:p>
      <text:p text:style-name="P11"/>
      <text:h text:style-name="P7" text:outline-level="8"><text:soft-page-break/><text:span text:style-name="T9">PHAETHON </text:span></text:h>
      <table:table table:name="Table8" table:style-name="Table8">
        <table:table-column table:style-name="Table8.A"/>
        <table:table-column table:style-name="Table8.B"/>
        <table:table-row table:style-name="Table8.1">
          <table:table-cell table:style-name="Table8.A1" office:value-type="string">
            <text:p text:style-name="P14"><text:span text:style-name="T4"><text:s/></text:span></text:p>
          </table:table-cell>
          <table:table-cell table:style-name="Table8.A1" office:value-type="string">
            <text:p text:style-name="P14"><text:span text:style-name="T3">Gargantuan Outsider (Evil, Extraplanar, Fire)</text:span></text:p>
          </table:table-cell>
        </table:table-row>
        <table:table-row table:style-name="Table8.1">
          <table:table-cell table:style-name="Table8.A2" office:value-type="string">
            <text:p text:style-name="P14"><text:span text:style-name="T4">Hit Dice:</text:span></text:p>
          </table:table-cell>
          <table:table-cell table:style-name="Table8.A2" office:value-type="string">
            <text:p text:style-name="P14"><text:span text:style-name="T3"><text:s/>62d8+806 (1,362 hp) </text:span></text:p>
          </table:table-cell>
        </table:table-row>
        <table:table-row table:style-name="Table8.1">
          <table:table-cell table:style-name="Table8.A2" office:value-type="string">
            <text:p text:style-name="P10"><text:span text:style-name="T4">Initiative:</text:span></text:p>
          </table:table-cell>
          <table:table-cell table:style-name="Table8.A2" office:value-type="string">
            <text:p text:style-name="P10"><text:span text:style-name="T3"><text:s/>+15 (+7 Dex, +8 Superior Initiative) </text:span></text:p>
          </table:table-cell>
        </table:table-row>
        <table:table-row table:style-name="Table8.1">
          <table:table-cell table:style-name="Table8.A2" office:value-type="string">
            <text:p text:style-name="P10"><text:span text:style-name="T4">Speed:</text:span></text:p>
          </table:table-cell>
          <table:table-cell table:style-name="Table8.A2" office:value-type="string">
            <text:p text:style-name="P10"><text:span text:style-name="T3"><text:s/>120 ft., burrow 120 ft. </text:span></text:p>
          </table:table-cell>
        </table:table-row>
        <table:table-row table:style-name="Table8.1">
          <table:table-cell table:style-name="Table8.A2" office:value-type="string">
            <text:p text:style-name="P10"><text:span text:style-name="T4">AC:</text:span></text:p>
          </table:table-cell>
          <table:table-cell table:style-name="Table8.A2" office:value-type="string">
            <text:p text:style-name="P10"><text:span text:style-name="T3"><text:s/>47 (–4 size, +7 Dex, +34 natural) </text:span></text:p>
          </table:table-cell>
        </table:table-row>
        <table:table-row table:style-name="Table8.1">
          <table:table-cell table:style-name="Table8.A2" office:value-type="string">
            <text:p text:style-name="P10"><text:span text:style-name="T4">Base Attack/Grapple:</text:span></text:p>
          </table:table-cell>
          <table:table-cell table:style-name="Table8.A2" office:value-type="string">
            <text:p text:style-name="P10"><text:span text:style-name="T4"><text:s/></text:span><text:span text:style-name="T3">+62/+98</text:span></text:p>
          </table:table-cell>
        </table:table-row>
        <table:table-row table:style-name="Table8.1">
          <table:table-cell table:style-name="Table8.A2" office:value-type="string">
            <text:p text:style-name="P10"><text:span text:style-name="T4">Attack:</text:span></text:p>
          </table:table-cell>
          <table:table-cell table:style-name="Table8.A2" office:value-type="string">
            <text:p text:style-name="P10"><text:span text:style-name="T4"><text:s/></text:span><text:span text:style-name="T3">pseudopod slam +85 (4d8+24 plus fire damage) melee</text:span></text:p>
          </table:table-cell>
        </table:table-row>
        <table:table-row table:style-name="Table8.1">
          <table:table-cell table:style-name="Table8.A2" office:value-type="string">
            <text:p text:style-name="P10"><text:span text:style-name="T4">Full Attack:</text:span></text:p>
          </table:table-cell>
          <table:table-cell table:style-name="Table8.A2" office:value-type="string">
            <text:p text:style-name="P10"><text:span text:style-name="T4"><text:s/></text:span><text:span text:style-name="T3">8 pseudopod slams +85 (4d8+24 plus fire damage) melee </text:span></text:p>
          </table:table-cell>
        </table:table-row>
        <table:table-row table:style-name="Table8.1">
          <table:table-cell table:style-name="Table8.A2" office:value-type="string">
            <text:p text:style-name="P10"><text:span text:style-name="T4">Space/Reach:</text:span></text:p>
          </table:table-cell>
          <table:table-cell table:style-name="Table8.A2" office:value-type="string">
            <text:p text:style-name="P10"><text:span text:style-name="T3"><text:s/>20 ft./10 ft. </text:span></text:p>
          </table:table-cell>
        </table:table-row>
        <table:table-row table:style-name="Table8.1">
          <table:table-cell table:style-name="Table8.A2" office:value-type="string">
            <text:p text:style-name="P10"><text:span text:style-name="T4">Special Attacks:</text:span></text:p>
          </table:table-cell>
          <table:table-cell table:style-name="Table8.A2" office:value-type="string">
            <text:p text:style-name="P10"><text:span text:style-name="T3"><text:s/>Fiery touch, fiery overrun, spell-like abilities, improved grab, swallow whole, </text:span><text:span text:style-name="T5">summon elder fire elemental </text:span></text:p>
          </table:table-cell>
        </table:table-row>
        <table:table-row table:style-name="Table8.1">
          <table:table-cell table:style-name="Table8.A2" office:value-type="string">
            <text:p text:style-name="P10"><text:span text:style-name="T4">Special Qualities:</text:span></text:p>
          </table:table-cell>
          <table:table-cell table:style-name="Table8.A2" office:value-type="string">
            <text:p text:style-name="P10"><text:span text:style-name="T3"><text:s/>Abomination traits, immunity to fire, vulnerability to cold, oozelike immunities, regeneration 25, fast healing 25, SR 46, DR 15/epic lawful and epic </text:span></text:p>
          </table:table-cell>
        </table:table-row>
        <table:table-row table:style-name="Table8.1">
          <table:table-cell table:style-name="Table8.A2" office:value-type="string">
            <text:p text:style-name="P10"><text:span text:style-name="T4">Saves:</text:span></text:p>
          </table:table-cell>
          <table:table-cell table:style-name="Table8.A2" office:value-type="string">
            <text:p text:style-name="P10"><text:span text:style-name="T3"><text:s/>Fort +48, Ref +42, Will +43 </text:span></text:p>
          </table:table-cell>
        </table:table-row>
        <table:table-row table:style-name="Table8.1">
          <table:table-cell table:style-name="Table8.A2" office:value-type="string">
            <text:p text:style-name="P10"><text:span text:style-name="T4">Abilities:</text:span></text:p>
          </table:table-cell>
          <table:table-cell table:style-name="Table8.A2" office:value-type="string">
            <text:p text:style-name="P10"><text:span text:style-name="T3"><text:s/>Str 58, Dex 25, Con 36, Int 8, Wis 18, Cha 39 </text:span></text:p>
          </table:table-cell>
        </table:table-row>
        <table:table-row table:style-name="Table8.1">
          <table:table-cell table:style-name="Table8.A2" office:value-type="string">
            <text:p text:style-name="P10"><text:span text:style-name="T4">Skills:</text:span></text:p>
          </table:table-cell>
          <table:table-cell table:style-name="Table8.A2" office:value-type="string">
            <text:p text:style-name="P10"><text:span text:style-name="T3"><text:s/>Climb +89, Craft (metalworking, stoneworking) +29, Hide +12, Jump +69, Knowledge (geography) +64, Listen +71, Move Silently +72, Search +64, Spot +71</text:span></text:p>
          </table:table-cell>
        </table:table-row>
        <table:table-row table:style-name="Table8.1">
          <table:table-cell table:style-name="Table8.A2" office:value-type="string">
            <text:p text:style-name="P10"><text:span text:style-name="T4">Feats:</text:span></text:p>
          </table:table-cell>
          <table:table-cell table:style-name="Table8.A2" office:value-type="string">
            <text:p text:style-name="P10"><text:span text:style-name="T3"><text:s/>Alertness, Cleave, Great Cleave, Great Fortitude, Improved Initiative, Iron Will, Lightning Reflexes, Power Attack, Sunder, Weapon Focus (slam) </text:span></text:p>
          </table:table-cell>
        </table:table-row>
        <table:table-row table:style-name="Table8.1">
          <table:table-cell table:style-name="Table8.A2" office:value-type="string">
            <text:p text:style-name="P10"><text:span text:style-name="T4">Epic Feats:</text:span></text:p>
          </table:table-cell>
          <table:table-cell table:style-name="Table8.A2" office:value-type="string">
            <text:p text:style-name="P10"><text:span text:style-name="T3"><text:s/>Blinding Speed (x5), Epic Toughness (x3), Epic Weapon Focus (slam), Epic Will, Superior Initiative </text:span></text:p>
          </table:table-cell>
        </table:table-row>
        <table:table-row table:style-name="Table8.1">
          <table:table-cell table:style-name="Table8.A2" office:value-type="string">
            <text:p text:style-name="P10"><text:span text:style-name="T4">Climate/Terrain:</text:span></text:p>
          </table:table-cell>
          <table:table-cell table:style-name="Table8.A2" office:value-type="string">
            <text:p text:style-name="P10"><text:span text:style-name="T3"><text:s/>Any </text:span></text:p>
          </table:table-cell>
        </table:table-row>
        <table:table-row table:style-name="Table8.1">
          <table:table-cell table:style-name="Table8.A2" office:value-type="string">
            <text:p text:style-name="P10"><text:span text:style-name="T4">Organization:</text:span></text:p>
          </table:table-cell>
          <table:table-cell table:style-name="Table8.A2" office:value-type="string">
            <text:p text:style-name="P10"><text:span text:style-name="T3"><text:s/>Solitary, or in company of 1–10 elder fire elementals </text:span></text:p>
          </table:table-cell>
        </table:table-row>
        <table:table-row table:style-name="Table8.1">
          <table:table-cell table:style-name="Table8.A2" office:value-type="string">
            <text:p text:style-name="P10"><text:span text:style-name="T4">Challenge Rating:</text:span></text:p>
          </table:table-cell>
          <table:table-cell table:style-name="Table8.A2" office:value-type="string">
            <text:p text:style-name="P10"><text:span text:style-name="T3"><text:s/>34 </text:span></text:p>
          </table:table-cell>
        </table:table-row>
        <table:table-row table:style-name="Table8.1">
          <table:table-cell table:style-name="Table8.A2" office:value-type="string">
            <text:p text:style-name="P10"><text:span text:style-name="T4">Treasure:</text:span></text:p>
          </table:table-cell>
          <table:table-cell table:style-name="Table8.A2" office:value-type="string">
            <text:p text:style-name="P10"><text:span text:style-name="T3"><text:s/>Standard </text:span></text:p>
          </table:table-cell>
        </table:table-row>
        <table:table-row table:style-name="Table8.1">
          <table:table-cell table:style-name="Table8.A2" office:value-type="string">
            <text:p text:style-name="P10"><text:span text:style-name="T4">Alignment:</text:span></text:p>
          </table:table-cell>
          <table:table-cell table:style-name="Table8.A2" office:value-type="string">
            <text:p text:style-name="P10"><text:span text:style-name="T3"><text:s/>Always chaotic evil </text:span></text:p>
          </table:table-cell>
        </table:table-row>
        <table:table-row table:style-name="Table8.1">
          <table:table-cell table:style-name="Table8.A22" office:value-type="string">
            <text:p text:style-name="P14"><text:span text:style-name="T4">Advancement:</text:span></text:p>
          </table:table-cell>
          <table:table-cell table:style-name="Table8.A22" office:value-type="string">
            <text:p text:style-name="P14"><text:span text:style-name="T3"><text:s/>63–80 HD (Gargantuan); 81–186 HD (Colossal) </text:span></text:p>
          </table:table-cell>
        </table:table-row>
      </table:table>
      <text:p text:style-name="P10"><text:span text:style-name="T14">A phaethon’s natural weapons are treated as epic and evil for the purpose of overcoming damage reduction.</text:span></text:p>
      <text:p text:style-name="P10"><text:span text:style-name="T11">Combat</text:span><text:span text:style-name="T15"> </text:span></text:p>
      <text:p text:style-name="P10"><text:span text:style-name="T15">Fiery Touch (Ex):</text:span><text:span text:style-name="T14"> Touching or being touched by a phaethon deals 2d6 points of fire damage. </text:span></text:p>
      <text:p text:style-name="P10"><text:span text:style-name="T15">Fiery Overrun (Ex):</text:span><text:span text:style-name="T14"> A foe who is successfully overrun by a phaethon is treated as if swallowed whole. </text:span></text:p>
      <text:p text:style-name="P10"><text:span text:style-name="T15">Improved Grab (Ex):</text:span><text:span text:style-name="T14"> If the phaethon hits with a pseudopod, it deals normal damage and attempts to start a grapple as a free action without provoking an attack of opportunity. Phaethons can use improved grab on a Huge or smaller creature. The phaethon has the option to conduct the grapple normally, simply maintaining a pseudopod hold, or attempting to absorb the opponent by swallowing the foe whole. Each successful grapple check it makes during successive rounds automatically deals the damage listed for the pseudopod. </text:span></text:p>
      <text:p text:style-name="P10"><text:span text:style-name="T15">Swallow Whole (Ex):</text:span><text:span text:style-name="T14"> The phaethon can absorb opponents it holds with a second successful grapple check after a grab. The opponent must be Huge or smaller. Absorbed creatures take 20d6 points of fire damage and 10d6 points of bludgeoning damage each round they remain inside a phaethon. Victims must make a successful grapple check to “swim” free of the living magma of the phaethon. </text:span></text:p>
      <text:p text:style-name="P10"><text:span text:style-name="T15">Spell-Like Abilities:</text:span><text:span text:style-name="T14"> At will—</text:span><text:span text:style-name="T16">fireball, fire storm, delayed blast fireball, flame strike, wall of fire; </text:span><text:span text:style-name="T14">1/day—</text:span><text:span text:style-name="T16">scrying. </text:span><text:span text:style-name="T14">Caster level 34th; save DC 24 + spell level. </text:span></text:p>
      <text:p text:style-name="P10"><text:span text:style-name="T17">Summon Elder Fire Elemental </text:span><text:span text:style-name="T15">(Sp):</text:span><text:span text:style-name="T14"> Phaethons can summon up to ten elder fire elementals per day. </text:span></text:p>
      <text:p text:style-name="P10"><text:span text:style-name="T15">Abomination Traits:</text:span><text:span text:style-name="T1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10"><text:span text:style-name="T15">Oozelike Immunities (Ex):</text:span><text:span text:style-name="T14"> Immune to poison, </text:span><text:span text:style-name="T16">sleep, </text:span><text:span text:style-name="T14">paralysis, stunning, polymorphing, and mind-influencing effects; not subject to critical hits or flanking; blind. </text:span></text:p>
      <text:p text:style-name="P10"><text:soft-page-break/><text:span text:style-name="T15">Regeneration (Ex):</text:span><text:span text:style-name="T14"> Phaethons take normal damage from lawful weapons and cold-forged weapons, and double damage from cold or ice weapons. </text:span></text:p>
      <text:p text:style-name="P11"/>
      <text:h text:style-name="P7" text:outline-level="8"><text:span text:style-name="T9">PHANE </text:span></text:h>
      <table:table table:name="Table9" table:style-name="Table9">
        <table:table-column table:style-name="Table9.A"/>
        <table:table-column table:style-name="Table9.B"/>
        <table:table-row table:style-name="Table9.1">
          <table:table-cell table:style-name="Table9.A1" office:value-type="string">
            <text:p text:style-name="P14"><text:span text:style-name="T4"><text:s/></text:span></text:p>
          </table:table-cell>
          <table:table-cell table:style-name="Table9.A1" office:value-type="string">
            <text:p text:style-name="P14"><text:span text:style-name="T3">Large Outsider (Chaotic, Evil, Extraplanar, Incorporeal) </text:span></text:p>
          </table:table-cell>
        </table:table-row>
        <table:table-row table:style-name="Table9.1">
          <table:table-cell table:style-name="Table9.A2" office:value-type="string">
            <text:p text:style-name="P14"><text:span text:style-name="T4">Hit Dice:</text:span></text:p>
          </table:table-cell>
          <table:table-cell table:style-name="Table9.A2" office:value-type="string">
            <text:p text:style-name="P14"><text:span text:style-name="T3"><text:s/>36d8+324 (612 hp) </text:span></text:p>
          </table:table-cell>
        </table:table-row>
        <table:table-row table:style-name="Table9.1">
          <table:table-cell table:style-name="Table9.A2" office:value-type="string">
            <text:p text:style-name="P10"><text:span text:style-name="T4">Initiative:</text:span></text:p>
          </table:table-cell>
          <table:table-cell table:style-name="Table9.A2" office:value-type="string">
            <text:p text:style-name="P10"><text:span text:style-name="T3"><text:s/>+11 (+7 Dex, +4 Improved Initiative) </text:span></text:p>
          </table:table-cell>
        </table:table-row>
        <table:table-row table:style-name="Table9.1">
          <table:table-cell table:style-name="Table9.A2" office:value-type="string">
            <text:p text:style-name="P10"><text:span text:style-name="T4">Speed:</text:span></text:p>
          </table:table-cell>
          <table:table-cell table:style-name="Table9.A2" office:value-type="string">
            <text:p text:style-name="P10"><text:span text:style-name="T3"><text:s/>80 ft., fly 120 ft. (perfect) </text:span></text:p>
          </table:table-cell>
        </table:table-row>
        <table:table-row table:style-name="Table9.1">
          <table:table-cell table:style-name="Table9.A2" office:value-type="string">
            <text:p text:style-name="P10"><text:span text:style-name="T4">AC:</text:span></text:p>
          </table:table-cell>
          <table:table-cell table:style-name="Table9.A2" office:value-type="string">
            <text:p text:style-name="P10"><text:span text:style-name="T3"><text:s/>50 (–1 size, +7 Dex, +11 deflection, +23 insight) </text:span></text:p>
          </table:table-cell>
        </table:table-row>
        <table:table-row table:style-name="Table9.1">
          <table:table-cell table:style-name="Table9.A2" office:value-type="string">
            <text:p text:style-name="P10"><text:span text:style-name="T4">Base Attack/Grapple:</text:span></text:p>
          </table:table-cell>
          <table:table-cell table:style-name="Table9.A2" office:value-type="string">
            <text:p text:style-name="P10"><text:span text:style-name="T3"><text:s/>+36/­­—</text:span></text:p>
          </table:table-cell>
        </table:table-row>
        <table:table-row table:style-name="Table9.1">
          <table:table-cell table:style-name="Table9.A2" office:value-type="string">
            <text:p text:style-name="P10"><text:span text:style-name="T4">Attack:</text:span></text:p>
          </table:table-cell>
          <table:table-cell table:style-name="Table9.A2" office:value-type="string">
            <text:p text:style-name="P10"><text:span text:style-name="T3"><text:s/>Incorporeal touch +43 (1d6 plus stasis touch) melee</text:span></text:p>
          </table:table-cell>
        </table:table-row>
        <table:table-row table:style-name="Table9.1">
          <table:table-cell table:style-name="Table9.A2" office:value-type="string">
            <text:p text:style-name="P10"><text:span text:style-name="T4">Full Attack:</text:span></text:p>
          </table:table-cell>
          <table:table-cell table:style-name="Table9.A2" office:value-type="string">
            <text:p text:style-name="P10"><text:span text:style-name="T3"><text:s/>Incorporeal touch +43 (1d6 plus stasis touch) melee</text:span></text:p>
          </table:table-cell>
        </table:table-row>
        <table:table-row table:style-name="Table9.1">
          <table:table-cell table:style-name="Table9.A2" office:value-type="string">
            <text:p text:style-name="P10"><text:span text:style-name="T4">Space/Reach:</text:span></text:p>
          </table:table-cell>
          <table:table-cell table:style-name="Table9.A2" office:value-type="string">
            <text:p text:style-name="P10"><text:span text:style-name="T3"><text:s/>10 ft./10 ft. </text:span></text:p>
          </table:table-cell>
        </table:table-row>
        <table:table-row table:style-name="Table9.1">
          <table:table-cell table:style-name="Table9.A2" office:value-type="string">
            <text:p text:style-name="P10"><text:span text:style-name="T4">Special Attacks:</text:span></text:p>
          </table:table-cell>
          <table:table-cell table:style-name="Table9.A2" office:value-type="string">
            <text:p text:style-name="P10"><text:span text:style-name="T3"><text:s/>Spell-like abilities, stasis touch, chronal blast, time leach, </text:span><text:span text:style-name="T5">summon past time duplicate </text:span></text:p>
          </table:table-cell>
        </table:table-row>
        <table:table-row table:style-name="Table9.1">
          <table:table-cell table:style-name="Table9.A2" office:value-type="string">
            <text:p text:style-name="P10"><text:span text:style-name="T4">Special Qualities:</text:span></text:p>
          </table:table-cell>
          <table:table-cell table:style-name="Table9.A2" office:value-type="string">
            <text:p text:style-name="P10"><text:span text:style-name="T3"><text:s/>Abomination traits, null time field, time regression, fast healing 15, regeneration 15, SR 37, DR 15/epic, sonic immunity </text:span></text:p>
          </table:table-cell>
        </table:table-row>
        <table:table-row table:style-name="Table9.1">
          <table:table-cell table:style-name="Table9.A2" office:value-type="string">
            <text:p text:style-name="P10"><text:span text:style-name="T4">Saves:</text:span></text:p>
          </table:table-cell>
          <table:table-cell table:style-name="Table9.A2" office:value-type="string">
            <text:p text:style-name="P10"><text:span text:style-name="T3"><text:s/>Fort +31, Ref +29, Will +29 </text:span></text:p>
          </table:table-cell>
        </table:table-row>
        <table:table-row table:style-name="Table9.1">
          <table:table-cell table:style-name="Table9.A2" office:value-type="string">
            <text:p text:style-name="P10"><text:span text:style-name="T4">Abilities:</text:span></text:p>
          </table:table-cell>
          <table:table-cell table:style-name="Table9.A2" office:value-type="string">
            <text:p text:style-name="P10"><text:span text:style-name="T3"><text:s/>Str —, Dex 25, Con 28, Int 24, Wis 16, Cha 33 </text:span></text:p>
          </table:table-cell>
        </table:table-row>
        <table:table-row table:style-name="Table9.1">
          <table:table-cell table:style-name="Table9.A2" office:value-type="string">
            <text:p text:style-name="P10"><text:span text:style-name="T4">Skills:</text:span></text:p>
          </table:table-cell>
          <table:table-cell table:style-name="Table9.A2" office:value-type="string">
            <text:p text:style-name="P10"><text:span text:style-name="T3">Balance +46, Concentration +48, Diplomacy +50, Hide +42, Jump +20, Knowledge (arcana, religion, the planes) +46, Listen +44, Move Silently +46, Search +46, Sense Motive +42, Spellcraft +46, Spot +44, Swim +39, Tumble +46</text:span></text:p>
          </table:table-cell>
        </table:table-row>
        <table:table-row table:style-name="Table9.1">
          <table:table-cell table:style-name="Table9.A2" office:value-type="string">
            <text:p text:style-name="P10"><text:span text:style-name="T4">Feats:</text:span></text:p>
          </table:table-cell>
          <table:table-cell table:style-name="Table9.A2" office:value-type="string">
            <text:p text:style-name="P10"><text:span text:style-name="T3"><text:s/>Alertness, Combat Reflexes, Dodge, Great Fortitude, Improved Initiative, Iron Will, Lightning Reflexes, Weapon Focus (incorporeal touch) </text:span></text:p>
          </table:table-cell>
        </table:table-row>
        <table:table-row table:style-name="Table9.1">
          <table:table-cell table:style-name="Table9.A2" office:value-type="string">
            <text:p text:style-name="P10"><text:span text:style-name="T4">Epic Feats:</text:span></text:p>
          </table:table-cell>
          <table:table-cell table:style-name="Table9.A2" office:value-type="string">
            <text:p text:style-name="P10"><text:span text:style-name="T3"><text:s/>Blinding Speed, Epic Toughness (x2), Epic Will, Spell Stowaway </text:span><text:span text:style-name="T5">(time sto</text:span><text:span text:style-name="T3">p)</text:span></text:p>
          </table:table-cell>
        </table:table-row>
        <table:table-row table:style-name="Table9.1">
          <table:table-cell table:style-name="Table9.A2" office:value-type="string">
            <text:p text:style-name="P10"><text:span text:style-name="T4">Climate/Terrain:</text:span></text:p>
          </table:table-cell>
          <table:table-cell table:style-name="Table9.A2" office:value-type="string">
            <text:p text:style-name="P10"><text:span text:style-name="T3"><text:s/>Any land and underground </text:span></text:p>
          </table:table-cell>
        </table:table-row>
        <table:table-row table:style-name="Table9.1">
          <table:table-cell table:style-name="Table9.A2" office:value-type="string">
            <text:p text:style-name="P10"><text:span text:style-name="T4">Organization:</text:span></text:p>
          </table:table-cell>
          <table:table-cell table:style-name="Table9.A2" office:value-type="string">
            <text:p text:style-name="P10"><text:span text:style-name="T3"><text:s/>Solitary or pair </text:span></text:p>
          </table:table-cell>
        </table:table-row>
        <table:table-row table:style-name="Table9.1">
          <table:table-cell table:style-name="Table9.A2" office:value-type="string">
            <text:p text:style-name="P10"><text:span text:style-name="T4">Challenge Rating:</text:span></text:p>
          </table:table-cell>
          <table:table-cell table:style-name="Table9.A2" office:value-type="string">
            <text:p text:style-name="P10"><text:span text:style-name="T3"><text:s/>25 </text:span></text:p>
          </table:table-cell>
        </table:table-row>
        <table:table-row table:style-name="Table9.1">
          <table:table-cell table:style-name="Table9.A2" office:value-type="string">
            <text:p text:style-name="P10"><text:span text:style-name="T4">Treasure:</text:span></text:p>
          </table:table-cell>
          <table:table-cell table:style-name="Table9.A2" office:value-type="string">
            <text:p text:style-name="P10"><text:span text:style-name="T3"><text:s/>None </text:span></text:p>
          </table:table-cell>
        </table:table-row>
        <table:table-row table:style-name="Table9.1">
          <table:table-cell table:style-name="Table9.A2" office:value-type="string">
            <text:p text:style-name="P10"><text:span text:style-name="T4">Alignment:</text:span></text:p>
          </table:table-cell>
          <table:table-cell table:style-name="Table9.A2" office:value-type="string">
            <text:p text:style-name="P10"><text:span text:style-name="T3"><text:s/>Always chaotic evil </text:span></text:p>
          </table:table-cell>
        </table:table-row>
        <table:table-row table:style-name="Table9.1">
          <table:table-cell table:style-name="Table9.A22" office:value-type="string">
            <text:p text:style-name="P14"><text:span text:style-name="T4">Advancement:</text:span></text:p>
          </table:table-cell>
          <table:table-cell table:style-name="Table9.A22" office:value-type="string">
            <text:p text:style-name="P14"><text:span text:style-name="T3"><text:s/>37–50 HD (Large); 51–65 HD (Huge) </text:span></text:p>
          </table:table-cell>
        </table:table-row>
      </table:table>
      <text:p text:style-name="P10"><text:span text:style-name="T14">A phanes’ natural weapons are treated as epic, evil, and chaotic-aligned for the purpose of overcoming damage reduction.</text:span></text:p>
      <text:h text:style-name="P23" text:outline-level="1"><text:span text:style-name="T12">Combat</text:span></text:h>
      <text:p text:style-name="P10"><text:span text:style-name="T15">Spell-Like Abilities:</text:span><text:span text:style-name="T14"> At will—</text:span><text:span text:style-name="T16">detect good, detect magic, improved invisibility </text:span><text:span text:style-name="T14">(self only); 5/da</text:span><text:span text:style-name="T16">y—haste, slow, greater teleport, tongues, trap the soul, true strike, unholy aura; 2/day—safe time, time duplicate </text:span><text:span text:style-name="T14">(epic spell); </text:span><text:span text:style-name="T16">1/day—time stop. </text:span><text:span text:style-name="T14">Caster level 21st; save DC 21 + spell level. The DC is Charisma-based.</text:span></text:p>
      <text:p text:style-name="P10"><text:span text:style-name="T15">Stasis Touch (Su): </text:span><text:span text:style-name="T14">As </text:span><text:span text:style-name="T16">temporal stasis, </text:span><text:span text:style-name="T14">except as an at-will supernatural ability. Caster level 25th; save DC 21 + spell level. The DC is Charisma-based.</text:span></text:p>
      <text:p text:style-name="P10"><text:span text:style-name="T15">Chronal Blast (Su): </text:span><text:span text:style-name="T14">As a standard action, the phane can make a ranged touch attack against any creature within 100 feet. If it succeeds, the subject is targeted by a spasm of space-time flux, dealing 15d6 points of damage. </text:span></text:p>
      <text:p text:style-name="P10"><text:span text:style-name="T15">Time Leach (Su):</text:span><text:span text:style-name="T14"> For every round of apparent time experienced by the phane, it automatically absorbs the “future” from any creature it has successfully encapsulated in static time via its stasis touch (not its null time field), no matter the distance separating victim and phane, and no matter the number of victims. Of course, to the victim no time passes at all, but each apparent round experienced by the phane ages the victim 1d4 years, at the same time healing the phane of 20 hit points of damage. A victim who is not somehow released from static time by a friend who can cast </text:span><text:span text:style-name="T16">dispel magic, greater dispel magic, </text:span><text:span text:style-name="T14">or some other likely spell, eventually ages to death. Victims killed in this manner automatically fall out of static time as desiccated husks that disintegrate to a fine dust with even the lightest touch. Victims who are released prior to death immediately apply the physical effects of aging, but not the mental effects. </text:span></text:p>
      <text:p text:style-name="P10"><text:span text:style-name="T17">Summon Past Time Duplicate </text:span><text:span text:style-name="T15">(Sp):</text:span><text:span text:style-name="T14"> Once per day, a phane can summon a duplicate of one its foes stolen from a parallel alternate past. The stolen </text:span><text:span text:style-name="T16">time duplicate </text:span><text:span text:style-name="T14">has the same stats and possessions as the original, but is treated as if having two negative levels (which simulates a less experienced version of the original). The phane can never summon a past </text:span><text:span text:style-name="T16">time duplicate </text:span><text:span text:style-name="T14">of a creature with more than 25 HD (add sufficient negative levels to compensate for high foe HD, if necessary). The past </text:span><text:span text:style-name="T16">time duplicat</text:span><text:span text:style-name="T14">e, despite having most of the knowledge of the original, serves the phane loyally like any summoned creature. If the past </text:span><text:span text:style-name="T16">time duplicate </text:span><text:span text:style-name="T14">is slain, the original is not harmed because the duplicate was pulled from a parallel past. However, the original does not necessarily realize this, and must make a Will save (DC 30) or be shaken for 1d4 rounds after witnessing the death of a duplicate for the first time. </text:span></text:p>
      <text:p text:style-name="P10"><text:span text:style-name="T15">Abomination Traits:</text:span><text:span text:style-name="T1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10"><text:soft-page-break/><text:span text:style-name="T15">Null Time Field (Ex):</text:span><text:span text:style-name="T14"> Phanes continually generate a 30-foot-radius spread null time field. All creatures and objects in the field, except the phane, must make a Will saving throw (DC 30) each round to take any actions. On a failed save, subjects are stuck in a static time stream until their next round of actions, at which time they must make another saving throw. While a subject is stuck in a static time stream induced by a null time field, the phane can use its static touch on the subject, though in all other ways, the subject is invulnerable to attacks and damage as if in temporal stasis. </text:span></text:p>
      <text:p text:style-name="P10"><text:span text:style-name="T15">Time Regression (Su):</text:span><text:span text:style-name="T14"> If the phane spends an action per round for four rounds, at the end of the 4th round the phane regresses back in time 4 rounds, to the very 1st round it originally began concentrating on time regression. On its second pass through the time stream, it can take completely different actions, based on its knowledge of the future (though if it takes different actions from its first pass through the time stream, the events of the original time stream are also changed). </text:span></text:p>
      <text:p text:style-name="P10"><text:span text:style-name="T15">Regeneration (Ex):</text:span><text:span text:style-name="T14"> Phanes take normal damage from holy and good weapons, and from weapons forged in the future or an alternate reality’s time stream (if any). </text:span></text:p>
      <text:p text:style-name="P11"/>
      <text:h text:style-name="P7" text:outline-level="8"><text:span text:style-name="T9">XIXECAL </text:span></text:h>
      <table:table table:name="Table10" table:style-name="Table10">
        <table:table-column table:style-name="Table10.A"/>
        <table:table-column table:style-name="Table10.B"/>
        <table:table-row table:style-name="Table10.1">
          <table:table-cell table:style-name="Table10.A1" office:value-type="string">
            <text:p text:style-name="P14"><text:span text:style-name="T4"><text:s/></text:span></text:p>
          </table:table-cell>
          <table:table-cell table:style-name="Table10.A1" office:value-type="string">
            <text:p text:style-name="P14"><text:span text:style-name="T3">Colossal Outsider (Chaotic, Cold, Evil, Extraplanar) </text:span></text:p>
          </table:table-cell>
        </table:table-row>
        <table:table-row table:style-name="Table10.1">
          <table:table-cell table:style-name="Table10.A2" office:value-type="string">
            <text:p text:style-name="P14"><text:span text:style-name="T4">Hit Dice:</text:span></text:p>
          </table:table-cell>
          <table:table-cell table:style-name="Table10.A2" office:value-type="string">
            <text:p text:style-name="P14"><text:span text:style-name="T3"><text:s/>72d8+1,080 (1,676 hp) </text:span></text:p>
          </table:table-cell>
        </table:table-row>
        <table:table-row table:style-name="Table10.1">
          <table:table-cell table:style-name="Table10.A2" office:value-type="string">
            <text:p text:style-name="P10"><text:span text:style-name="T4">Initiative:</text:span></text:p>
          </table:table-cell>
          <table:table-cell table:style-name="Table10.A2" office:value-type="string">
            <text:p text:style-name="P10"><text:span text:style-name="T3"><text:s/>+11 (+7 Dex. +4 Improved Initiative) </text:span></text:p>
          </table:table-cell>
        </table:table-row>
        <table:table-row table:style-name="Table10.1">
          <table:table-cell table:style-name="Table10.A2" office:value-type="string">
            <text:p text:style-name="P10"><text:span text:style-name="T4">Speed:</text:span></text:p>
          </table:table-cell>
          <table:table-cell table:style-name="Table10.A2" office:value-type="string">
            <text:p text:style-name="P10"><text:span text:style-name="T3"><text:s/>140 ft. </text:span></text:p>
          </table:table-cell>
        </table:table-row>
        <table:table-row table:style-name="Table10.1">
          <table:table-cell table:style-name="Table10.A2" office:value-type="string">
            <text:p text:style-name="P10"><text:span text:style-name="T4">AC:</text:span></text:p>
          </table:table-cell>
          <table:table-cell table:style-name="Table10.A2" office:value-type="string">
            <text:p text:style-name="P10"><text:span text:style-name="T3"><text:s/>58 (–8 size, +1 Dex, +55 natural) </text:span></text:p>
          </table:table-cell>
        </table:table-row>
        <table:table-row table:style-name="Table10.1">
          <table:table-cell table:style-name="Table10.A2" office:value-type="string">
            <text:p text:style-name="P10"><text:span text:style-name="T4">Base Attack/Grapple:</text:span></text:p>
          </table:table-cell>
          <table:table-cell table:style-name="Table10.A2" office:value-type="string">
            <text:p text:style-name="P10"><text:span text:style-name="T3"><text:s/>+72/+116</text:span></text:p>
          </table:table-cell>
        </table:table-row>
        <table:table-row table:style-name="Table10.1">
          <table:table-cell table:style-name="Table10.A2" office:value-type="string">
            <text:p text:style-name="P10"><text:span text:style-name="T4">Attack:</text:span></text:p>
          </table:table-cell>
          <table:table-cell table:style-name="Table10.A2" office:value-type="string">
            <text:p text:style-name="P10"><text:span text:style-name="T4"><text:s/></text:span><text:span text:style-name="T3">Claw +95 (2d8+28/19-20) melee</text:span></text:p>
          </table:table-cell>
        </table:table-row>
        <table:table-row table:style-name="Table10.1">
          <table:table-cell table:style-name="Table10.A2" office:value-type="string">
            <text:p text:style-name="P10"><text:span text:style-name="T4">Full Attack:</text:span></text:p>
          </table:table-cell>
          <table:table-cell table:style-name="Table10.A2" office:value-type="string">
            <text:p text:style-name="P10"><text:span text:style-name="T4"><text:s/></text:span><text:span text:style-name="T3">2 claws +95 (2d8+28/19–20) melee, bite +89 (4d6+14) melee, stamp +89 (4d6+14) melee </text:span></text:p>
          </table:table-cell>
        </table:table-row>
        <table:table-row table:style-name="Table10.1">
          <table:table-cell table:style-name="Table10.A2" office:value-type="string">
            <text:p text:style-name="P10"><text:span text:style-name="T4">Space/Reach:</text:span></text:p>
          </table:table-cell>
          <table:table-cell table:style-name="Table10.A2" office:value-type="string">
            <text:p text:style-name="P10"><text:span text:style-name="T3"><text:s/>50 ft./50 ft. </text:span></text:p>
          </table:table-cell>
        </table:table-row>
        <table:table-row table:style-name="Table10.1">
          <table:table-cell table:style-name="Table10.A2" office:value-type="string">
            <text:p text:style-name="P10"><text:span text:style-name="T4">Special Attacks:</text:span></text:p>
          </table:table-cell>
          <table:table-cell table:style-name="Table10.A2" office:value-type="string">
            <text:p text:style-name="P10"><text:span text:style-name="T3"><text:s/>Rend 4d8+42, cold, spell-like abilities, breath weapon, </text:span><text:span text:style-name="T5">summon white dragon, </text:span><text:span text:style-name="T3">Constitution drain </text:span></text:p>
          </table:table-cell>
        </table:table-row>
        <table:table-row table:style-name="Table10.1">
          <table:table-cell table:style-name="Table10.A2" office:value-type="string">
            <text:p text:style-name="P10"><text:span text:style-name="T4">Special Qualities:</text:span></text:p>
          </table:table-cell>
          <table:table-cell table:style-name="Table10.A2" office:value-type="string">
            <text:p text:style-name="P10"><text:span text:style-name="T3"><text:s/>Abomination traits, cold immunity, fire vulnerability, dire winter, fast healing 30, regeneration 30, SR 48, DR 20/good and epic and adamantine </text:span></text:p>
          </table:table-cell>
        </table:table-row>
        <table:table-row table:style-name="Table10.1">
          <table:table-cell table:style-name="Table10.A2" office:value-type="string">
            <text:p text:style-name="P10"><text:span text:style-name="T4">Saves:</text:span></text:p>
          </table:table-cell>
          <table:table-cell table:style-name="Table10.A2" office:value-type="string">
            <text:p text:style-name="P10"><text:span text:style-name="T3"><text:s/>Fort +55, Ref +47, Will +39 </text:span></text:p>
          </table:table-cell>
        </table:table-row>
        <table:table-row table:style-name="Table10.1">
          <table:table-cell table:style-name="Table10.A2" office:value-type="string">
            <text:p text:style-name="P10"><text:span text:style-name="T4">Abilities:</text:span></text:p>
          </table:table-cell>
          <table:table-cell table:style-name="Table10.A2" office:value-type="string">
            <text:p text:style-name="P10"><text:span text:style-name="T3"><text:s/>Str 66, Dex 13, Con 40, Int 12, Wis 8, Cha 34 </text:span></text:p>
          </table:table-cell>
        </table:table-row>
        <table:table-row table:style-name="Table10.1">
          <table:table-cell table:style-name="Table10.A2" office:value-type="string">
            <text:p text:style-name="P10"><text:span text:style-name="T4">Skills:</text:span></text:p>
          </table:table-cell>
          <table:table-cell table:style-name="Table10.A2" office:value-type="string">
            <text:p text:style-name="P10"><text:span text:style-name="T3">Climb +103, Concentration +90, Hide -9, Jump +28, Knowledge (arcana, religion, the planes) +76, Listen +70, Search +76, Spellcraft +76, Spot +76</text:span></text:p>
          </table:table-cell>
        </table:table-row>
        <table:table-row table:style-name="Table10.1">
          <table:table-cell table:style-name="Table10.A2" office:value-type="string">
            <text:p text:style-name="P10"><text:span text:style-name="T4">Feats:</text:span></text:p>
          </table:table-cell>
          <table:table-cell table:style-name="Table10.A2" office:value-type="string">
            <text:p text:style-name="P10"><text:span text:style-name="T3">Alertness, Cleave, Dodge, Great Cleave, Great Fortitude, Improved Critical (claw), Improved Initiative, Improved Sunder, Iron Will, Lightning Reflexes, Power Attack, Weapon Focus (bite), Weapon Focus (claw), Weapon Focus (stomp)</text:span></text:p>
          </table:table-cell>
        </table:table-row>
        <table:table-row table:style-name="Table10.1">
          <table:table-cell table:style-name="Table10.A2" office:value-type="string">
            <text:p text:style-name="P10"><text:span text:style-name="T4">Epic Feats:</text:span></text:p>
          </table:table-cell>
          <table:table-cell table:style-name="Table10.A2" office:value-type="string">
            <text:p text:style-name="P10"><text:span text:style-name="T3">Blinding Speed (x4), Devastating Critical (claw), Epic Toughness, Epic Weapon Focus (bite), Epic Weapon Focus (claw), Epic Weapon Focus (stomp), Overwhelming Critical (claw), Spell Stowaway </text:span><text:span text:style-name="T5">(greater invisibilit</text:span><text:span text:style-name="T3">y) </text:span></text:p>
          </table:table-cell>
        </table:table-row>
        <table:table-row table:style-name="Table10.1">
          <table:table-cell table:style-name="Table10.A2" office:value-type="string">
            <text:p text:style-name="P10"><text:span text:style-name="T4">Climate/Terrain:</text:span></text:p>
          </table:table-cell>
          <table:table-cell table:style-name="Table10.A2" office:value-type="string">
            <text:p text:style-name="P10"><text:span text:style-name="T3"><text:s/>Any </text:span></text:p>
          </table:table-cell>
        </table:table-row>
        <table:table-row table:style-name="Table10.1">
          <table:table-cell table:style-name="Table10.A2" office:value-type="string">
            <text:p text:style-name="P10"><text:span text:style-name="T4">Organization:</text:span></text:p>
          </table:table-cell>
          <table:table-cell table:style-name="Table10.A2" office:value-type="string">
            <text:p text:style-name="P10"><text:span text:style-name="T3"><text:s/>Solitary or in the company of 1d4+1 old white dragons </text:span></text:p>
          </table:table-cell>
        </table:table-row>
        <table:table-row table:style-name="Table10.1">
          <table:table-cell table:style-name="Table10.A2" office:value-type="string">
            <text:p text:style-name="P10"><text:span text:style-name="T4">Challenge Rating:</text:span></text:p>
          </table:table-cell>
          <table:table-cell table:style-name="Table10.A2" office:value-type="string">
            <text:p text:style-name="P10"><text:span text:style-name="T3"><text:s/>36 </text:span></text:p>
          </table:table-cell>
        </table:table-row>
        <table:table-row table:style-name="Table10.1">
          <table:table-cell table:style-name="Table10.A2" office:value-type="string">
            <text:p text:style-name="P10"><text:span text:style-name="T4">Treasure:</text:span></text:p>
          </table:table-cell>
          <table:table-cell table:style-name="Table10.A2" office:value-type="string">
            <text:p text:style-name="P10"><text:span text:style-name="T3"><text:s/>Standard </text:span></text:p>
          </table:table-cell>
        </table:table-row>
        <table:table-row table:style-name="Table10.1">
          <table:table-cell table:style-name="Table10.A2" office:value-type="string">
            <text:p text:style-name="P10"><text:span text:style-name="T4">Alignment:</text:span></text:p>
          </table:table-cell>
          <table:table-cell table:style-name="Table10.A2" office:value-type="string">
            <text:p text:style-name="P10"><text:span text:style-name="T3"><text:s/>Always chaotic evil </text:span></text:p>
          </table:table-cell>
        </table:table-row>
        <table:table-row table:style-name="Table10.1">
          <table:table-cell table:style-name="Table10.A22" office:value-type="string">
            <text:p text:style-name="P14"><text:span text:style-name="T4">Advancement:</text:span></text:p>
          </table:table-cell>
          <table:table-cell table:style-name="Table10.A22" office:value-type="string">
            <text:p text:style-name="P14"><text:span text:style-name="T3"><text:s/>73–150 HD (Colossal) </text:span></text:p>
          </table:table-cell>
        </table:table-row>
      </table:table>
      <text:p text:style-name="P10"><text:span text:style-name="T14">A xixecal’s natural weapons are treated as epic, evil, and chaotic-aligned for the purpose of overcoming damage reduction.</text:span></text:p>
      <text:p text:style-name="P10"><text:span text:style-name="T11">Combat</text:span><text:span text:style-name="T15"> </text:span></text:p>
      <text:p text:style-name="P10"><text:span text:style-name="T15">Rend (Ex):</text:span><text:span text:style-name="T14"> If the xixecal hits with both claw attacks, it latches onto the opponent’s body and tears the flesh. This attack automatically deals an additional 4d8+42 points of damage. </text:span></text:p>
      <text:p text:style-name="P10"><text:span text:style-name="T15">Cold (Su):</text:span><text:span text:style-name="T14"> A hit from a xixecal’s melee attack induces numbing cold. The opponent must succeed at a Fortitude save (DC 58) or be affected as though by a </text:span><text:span text:style-name="T16">slow </text:span><text:span text:style-name="T14">spell for 10 rounds. The DC is Charisma-based.</text:span></text:p>
      <text:p text:style-name="P10"><text:span text:style-name="T15">Spell-Like Abilities:</text:span><text:span text:style-name="T14"> At will—</text:span><text:span text:style-name="T16">blasphemy, cone of cold, desecrate, greater dispel magic, dominate monster, hold person, greater invisibility, unholy aura, wall of ic</text:span><text:span text:style-name="T14">e; 5/day—</text:span><text:span text:style-name="T16">haste, meteor swarm. </text:span><text:span text:style-name="T14">Caster level 36th; save DC 22 + spell level. The DC is Charisma-based.</text:span></text:p>
      <text:p text:style-name="P10"><text:span text:style-name="T15">Breath Weapon (Su):</text:span><text:span text:style-name="T14"> Cone of cold, 300 feet, 3/day, damage 12d6, Fort half DC 61. The DC is Constitution-based.</text:span></text:p>
      <text:p text:style-name="P10"><text:soft-page-break/><text:span text:style-name="T17">Summon White Dragon </text:span><text:span text:style-name="T15">(Sp):</text:span><text:span text:style-name="T14"> Five times per day a xixecal can summon an old white dragon. </text:span></text:p>
      <text:p text:style-name="P10"><text:span text:style-name="T15">Constitution Drain (Su):</text:span><text:span text:style-name="T14"> This effect permanently reduces a living opponent’s Constitution score by 4 when the creature hits with a slam, bite, or rend, or twice that amount on a rend or critical hit. The creature heals 20 points of damage (or 40 on a rend or critical hit) whenever it drains Constitution, gaining any excess as temporary hit points. These temporary hit points last a maximum of 1 hour. The attack allows a Fortitude save (DC 58). The DC is Charisma-based.</text:span></text:p>
      <text:p text:style-name="P10"><text:span text:style-name="T15">Abomination Traits:</text:span><text:span text:style-name="T14"> Immune to polymorphing, petrification, and other form-altering attacks; not subject to energy drain, ability drain, ability damage, or death from massive damage; immune to mind-affecting effects; nondetection; true seeing at will; blindsight 500 ft.; telepathy out to 1,000 ft.</text:span></text:p>
      <text:p text:style-name="P10"><text:span text:style-name="T14">The standard fire resistance 20 most abominations have is not shared by xixecales</text:span></text:p>
      <text:p text:style-name="P10"><text:span text:style-name="T15">Dire Winter (Su):</text:span><text:span text:style-name="T14"> A xixecal always stands at the center of a permanent </text:span><text:span text:style-name="T16">dire winter</text:span><text:span text:style-name="T14"> (epic spell)</text:span><text:span text:style-name="T16"> </text:span><text:span text:style-name="T14">spell effect. If dispelled, the effect returns 1 minute later— the only way to permanently remove the effect is to slay the xixecal that generates it. </text:span></text:p>
      <text:p text:style-name="P10"><text:span text:style-name="T15">Regeneration(Ex):</text:span><text:span text:style-name="T14"> Xixecals take normal damage from Lawful weapons, and double damage from burning or fiery weapons. </text:span></text:p>
      <text:p text:style-name="P12"/>
      <text:p text:style-name="P11"/>
      <text:h text:style-name="P23" text:outline-level="1"><text:span text:style-name="T10">BEHEMOTH </text:span></text:h>
      <table:table table:name="Table11" table:style-name="Table11">
        <table:table-column table:style-name="Table11.A"/>
        <table:table-column table:style-name="Table11.B"/>
        <table:table-column table:style-name="Table11.C"/>
        <table:table-row table:style-name="Table11.1">
          <table:table-cell table:style-name="Table11.A1" table:number-rows-spanned="2" office:value-type="string">
            <text:p text:style-name="P19"/>
          </table:table-cell>
          <table:table-cell table:style-name="Table11.A1" office:value-type="string">
            <text:p text:style-name="P14"><text:span text:style-name="T4">Behemoth Eagle </text:span></text:p>
          </table:table-cell>
          <table:table-cell table:style-name="Table11.A1" office:value-type="string">
            <text:p text:style-name="P14"><text:span text:style-name="T4">Behemoth Gorilla </text:span></text:p>
          </table:table-cell>
        </table:table-row>
        <table:table-row table:style-name="Table11.1">
          <table:covered-table-cell/>
          <table:table-cell table:style-name="Table11.A2" office:value-type="string">
            <text:p text:style-name="P14"><text:span text:style-name="T3">Colossal Outsider (Extraplanar) </text:span></text:p>
          </table:table-cell>
          <table:table-cell table:style-name="Table11.A2" office:value-type="string">
            <text:p text:style-name="P14"><text:span text:style-name="T3">Huge Outsider (Extraplanar)</text:span></text:p>
          </table:table-cell>
        </table:table-row>
        <table:table-row table:style-name="Table11.3">
          <table:table-cell table:style-name="Table11.A2" office:value-type="string">
            <text:p text:style-name="P14"><text:span text:style-name="T4">Hit Dice:</text:span><text:span text:style-name="T3"> </text:span></text:p>
          </table:table-cell>
          <table:table-cell table:style-name="Table11.A2" office:value-type="string">
            <text:p text:style-name="P14"><text:span text:style-name="T3">21d8+126 (220 hp) </text:span></text:p>
          </table:table-cell>
          <table:table-cell table:style-name="Table11.A2" office:value-type="string">
            <text:p text:style-name="P14"><text:span text:style-name="T3">21d8+252 (366 hp) </text:span></text:p>
          </table:table-cell>
        </table:table-row>
        <table:table-row table:style-name="Table11.3">
          <table:table-cell table:style-name="Table11.A2" office:value-type="string">
            <text:p text:style-name="P10"><text:span text:style-name="T4">Initiative:</text:span><text:span text:style-name="T3"> </text:span></text:p>
          </table:table-cell>
          <table:table-cell table:style-name="Table11.A2" office:value-type="string">
            <text:p text:style-name="P10"><text:span text:style-name="T3">+20 (+12 Dex, +8 Superior Initiative) </text:span></text:p>
          </table:table-cell>
          <table:table-cell table:style-name="Table11.A2" office:value-type="string">
            <text:p text:style-name="P10"><text:span text:style-name="T3">+12 (+8 Dex, +4 Improved Initiative) </text:span></text:p>
          </table:table-cell>
        </table:table-row>
        <table:table-row table:style-name="Table11.3">
          <table:table-cell table:style-name="Table11.A2" office:value-type="string">
            <text:p text:style-name="P10"><text:span text:style-name="T4">Speed:</text:span><text:span text:style-name="T3"> </text:span></text:p>
          </table:table-cell>
          <table:table-cell table:style-name="Table11.A2" office:value-type="string">
            <text:p text:style-name="P10"><text:span text:style-name="T3">20 ft., fly 160 ft. (poor) </text:span></text:p>
          </table:table-cell>
          <table:table-cell table:style-name="Table11.A2" office:value-type="string">
            <text:p text:style-name="P10"><text:span text:style-name="T3">60 ft., climb 30 ft. </text:span></text:p>
          </table:table-cell>
        </table:table-row>
        <table:table-row table:style-name="Table11.3">
          <table:table-cell table:style-name="Table11.A2" office:value-type="string">
            <text:p text:style-name="P10"><text:span text:style-name="T4">AC:</text:span><text:span text:style-name="T3"> </text:span></text:p>
          </table:table-cell>
          <table:table-cell table:style-name="Table11.A2" office:value-type="string">
            <text:p text:style-name="P10"><text:span text:style-name="T3">24 (+12 Dex, –8 size, +10 natural) </text:span></text:p>
          </table:table-cell>
          <table:table-cell table:style-name="Table11.A2" office:value-type="string">
            <text:p text:style-name="P10"><text:span text:style-name="T3">38 (+8 Dex, –2 size, +22 natural) </text:span></text:p>
          </table:table-cell>
        </table:table-row>
        <table:table-row table:style-name="Table11.3">
          <table:table-cell table:style-name="Table11.A2" office:value-type="string">
            <text:p text:style-name="P10"><text:span text:style-name="T4">Base Attack/Grapple:</text:span><text:span text:style-name="T3"> </text:span></text:p>
          </table:table-cell>
          <table:table-cell table:style-name="Table11.A2" office:value-type="string">
            <text:p text:style-name="P10"><text:span text:style-name="T3">+21/+44</text:span></text:p>
          </table:table-cell>
          <table:table-cell table:style-name="Table11.A2" office:value-type="string">
            <text:p text:style-name="P10"><text:span text:style-name="T3">+21/+39</text:span></text:p>
          </table:table-cell>
        </table:table-row>
        <table:table-row table:style-name="Table11.3">
          <table:table-cell table:style-name="Table11.A2" office:value-type="string">
            <text:p text:style-name="P10"><text:span text:style-name="T4">Attack:</text:span></text:p>
          </table:table-cell>
          <table:table-cell table:style-name="Table11.A2" office:value-type="string">
            <text:p text:style-name="P10"><text:span text:style-name="T3">Claw +25 (5d10+7) melee</text:span></text:p>
          </table:table-cell>
          <table:table-cell table:style-name="Table11.A2" office:value-type="string">
            <text:p text:style-name="P10"><text:span text:style-name="T3">Claw +29 (4d8+10) melee</text:span></text:p>
          </table:table-cell>
        </table:table-row>
        <table:table-row table:style-name="Table11.3">
          <table:table-cell table:style-name="Table11.A2" office:value-type="string">
            <text:p text:style-name="P10"><text:span text:style-name="T4">Full Attack:</text:span></text:p>
          </table:table-cell>
          <table:table-cell table:style-name="Table11.A2" office:value-type="string">
            <text:p text:style-name="P10"><text:span text:style-name="T3">2 claws +25 (5d10+7) melee, bite +20 (4d12+3) melee</text:span></text:p>
          </table:table-cell>
          <table:table-cell table:style-name="Table11.A2" office:value-type="string">
            <text:p text:style-name="P10"><text:span text:style-name="T3">2 claws +29 (4d8+10) melee, bite +24 (3d10+5) melee</text:span></text:p>
          </table:table-cell>
        </table:table-row>
        <table:table-row table:style-name="Table11.3">
          <table:table-cell table:style-name="Table11.A2" office:value-type="string">
            <text:p text:style-name="P10"><text:span text:style-name="T4">Space/Reach:</text:span><text:span text:style-name="T3"> </text:span></text:p>
          </table:table-cell>
          <table:table-cell table:style-name="Table11.A2" office:value-type="string">
            <text:p text:style-name="P10"><text:span text:style-name="T3">30ft./20 ft. </text:span></text:p>
          </table:table-cell>
          <table:table-cell table:style-name="Table11.A2" office:value-type="string">
            <text:p text:style-name="P10"><text:span text:style-name="T3">20 ft./20 ft. </text:span></text:p>
          </table:table-cell>
        </table:table-row>
        <table:table-row table:style-name="Table11.3">
          <table:table-cell table:style-name="Table11.A2" office:value-type="string">
            <text:p text:style-name="P10"><text:span text:style-name="T4">Special Attacks:</text:span><text:span text:style-name="T3"> </text:span></text:p>
          </table:table-cell>
          <table:table-cell table:style-name="Table11.A2" office:value-type="string">
            <text:p text:style-name="P10"><text:span text:style-name="T3">— </text:span></text:p>
          </table:table-cell>
          <table:table-cell table:style-name="Table11.A2" office:value-type="string">
            <text:p text:style-name="P10"><text:span text:style-name="T3">Rend 8d8+20 </text:span></text:p>
          </table:table-cell>
        </table:table-row>
        <table:table-row table:style-name="Table11.3">
          <table:table-cell table:style-name="Table11.A2" office:value-type="string">
            <text:p text:style-name="P10"><text:span text:style-name="T4">Special Qualities:</text:span><text:span text:style-name="T3"> </text:span></text:p>
          </table:table-cell>
          <table:table-cell table:style-name="Table11.A2" office:value-type="string">
            <text:p text:style-name="P10"><text:span text:style-name="T3">Evasion, SR 30 </text:span></text:p>
          </table:table-cell>
          <table:table-cell table:style-name="Table11.A2" office:value-type="string">
            <text:p text:style-name="P10"><text:span text:style-name="T3">Scent, SR 30 </text:span></text:p>
          </table:table-cell>
        </table:table-row>
        <table:table-row table:style-name="Table11.3">
          <table:table-cell table:style-name="Table11.A2" office:value-type="string">
            <text:p text:style-name="P10"><text:span text:style-name="T4">Saves:</text:span><text:span text:style-name="T3"> </text:span></text:p>
          </table:table-cell>
          <table:table-cell table:style-name="Table11.A2" office:value-type="string">
            <text:p text:style-name="P10"><text:span text:style-name="T3">Fort +18, Ref +24, Will +16 </text:span></text:p>
          </table:table-cell>
          <table:table-cell table:style-name="Table11.A2" office:value-type="string">
            <text:p text:style-name="P10"><text:span text:style-name="T3">Fort +24, Ref +20, Will +16 </text:span></text:p>
          </table:table-cell>
        </table:table-row>
        <table:table-row table:style-name="Table11.3">
          <table:table-cell table:style-name="Table11.A2" office:value-type="string">
            <text:p text:style-name="P10"><text:span text:style-name="T4">Abilities:</text:span><text:span text:style-name="T3"> </text:span></text:p>
          </table:table-cell>
          <table:table-cell table:style-name="Table11.A2" office:value-type="string">
            <text:p text:style-name="P10"><text:span text:style-name="T3">Str 25, Dex 34, Con 23 Int 17, Wis 19, Cha 16 </text:span></text:p>
          </table:table-cell>
          <table:table-cell table:style-name="Table11.A2" office:value-type="string">
            <text:p text:style-name="P10"><text:span text:style-name="T3">Str 31, Dex 26, Con 35 Int 6, Wis 15, Cha 12 </text:span></text:p>
          </table:table-cell>
        </table:table-row>
        <table:table-row table:style-name="Table11.3">
          <table:table-cell table:style-name="Table11.A2" office:value-type="string">
            <text:p text:style-name="P10"><text:span text:style-name="T4">Skills:</text:span></text:p>
          </table:table-cell>
          <table:table-cell table:style-name="Table11.A2" office:value-type="string">
            <text:p text:style-name="P10"><text:span text:style-name="T3"><text:s/>Diplomacy +27, Jump +3, Knowledge (geography, history, nature, religion, the planes) +27, Listen +30, Search +27, Sense Motive +28, Spot +41, Survival +28</text:span></text:p>
          </table:table-cell>
          <table:table-cell table:style-name="Table11.A2" office:value-type="string">
            <text:p text:style-name="P10"><text:span text:style-name="T3">Balance +32, Climb +42, Intimidate +25, Jump +34, Move Silently +32, Spot +26</text:span></text:p>
          </table:table-cell>
        </table:table-row>
        <table:table-row table:style-name="Table11.3">
          <table:table-cell table:style-name="Table11.A2" office:value-type="string">
            <text:p text:style-name="P10"><text:span text:style-name="T4">Feats:</text:span><text:span text:style-name="T3"> </text:span></text:p>
          </table:table-cell>
          <table:table-cell table:style-name="Table11.A2" office:value-type="string">
            <text:p text:style-name="P10"><text:span text:style-name="T3">Alertness, Endurance, Flyby Attack, Improved Initiative, Iron Will, Skill Focus (spot), Weapon Finesse</text:span></text:p>
          </table:table-cell>
          <table:table-cell table:style-name="Table11.A2" office:value-type="string">
            <text:p text:style-name="P10"><text:span text:style-name="T3">Dodge, Endurance, Improved Initiative, Iron Will, Mobility, Power Attack, Spring Attack</text:span></text:p>
          </table:table-cell>
        </table:table-row>
        <table:table-row table:style-name="Table11.3">
          <table:table-cell table:style-name="Table11.A2" office:value-type="string">
            <text:p text:style-name="P10"><text:span text:style-name="T4">Epic Feats:</text:span><text:span text:style-name="T3"> </text:span></text:p>
          </table:table-cell>
          <table:table-cell table:style-name="Table11.A2" office:value-type="string">
            <text:p text:style-name="P10"><text:span text:style-name="T3">Superior Initiative </text:span></text:p>
          </table:table-cell>
          <table:table-cell table:style-name="Table11.A2" office:value-type="string">
            <text:p text:style-name="P10"><text:span text:style-name="T3">Epic Toughness</text:span></text:p>
          </table:table-cell>
        </table:table-row>
        <table:table-row table:style-name="Table11.3">
          <table:table-cell table:style-name="Table11.A2" office:value-type="string">
            <text:p text:style-name="P10"><text:span text:style-name="T4">Climate/Terrain:</text:span><text:span text:style-name="T3"> </text:span></text:p>
          </table:table-cell>
          <table:table-cell table:style-name="Table11.A2" office:value-type="string">
            <text:p text:style-name="P10"><text:span text:style-name="T3">Any forest, hill, mountains, and plains </text:span></text:p>
          </table:table-cell>
          <table:table-cell table:style-name="Table11.A2" office:value-type="string">
            <text:p text:style-name="P10"><text:span text:style-name="T3">Warm forest and warm mountains</text:span></text:p>
          </table:table-cell>
        </table:table-row>
        <table:table-row table:style-name="Table11.3">
          <table:table-cell table:style-name="Table11.A2" office:value-type="string">
            <text:p text:style-name="P10"><text:span text:style-name="T4">Organization:</text:span><text:span text:style-name="T3"> </text:span></text:p>
          </table:table-cell>
          <table:table-cell table:style-name="Table11.A2" office:value-type="string">
            <text:p text:style-name="P10"><text:span text:style-name="T3">Solitary or pair </text:span></text:p>
          </table:table-cell>
          <table:table-cell table:style-name="Table11.A2" office:value-type="string">
            <text:p text:style-name="P10"><text:span text:style-name="T3">Solitary or company (5–8) </text:span></text:p>
          </table:table-cell>
        </table:table-row>
        <table:table-row table:style-name="Table11.3">
          <table:table-cell table:style-name="Table11.A2" office:value-type="string">
            <text:p text:style-name="P10"><text:span text:style-name="T4">Challenge Rating:</text:span><text:span text:style-name="T3"> </text:span></text:p>
          </table:table-cell>
          <table:table-cell table:style-name="Table11.A2" office:value-type="string">
            <text:p text:style-name="P10"><text:span text:style-name="T3">18 </text:span></text:p>
          </table:table-cell>
          <table:table-cell table:style-name="Table11.A2" office:value-type="string">
            <text:p text:style-name="P10"><text:span text:style-name="T3">19 </text:span></text:p>
          </table:table-cell>
        </table:table-row>
        <table:table-row table:style-name="Table11.3">
          <table:table-cell table:style-name="Table11.A2" office:value-type="string">
            <text:p text:style-name="P10"><text:span text:style-name="T4">Treasure:</text:span><text:span text:style-name="T3"> </text:span></text:p>
          </table:table-cell>
          <table:table-cell table:style-name="Table11.A2" office:value-type="string">
            <text:p text:style-name="P10"><text:span text:style-name="T3">None </text:span></text:p>
          </table:table-cell>
          <table:table-cell table:style-name="Table11.A2" office:value-type="string">
            <text:p text:style-name="P10"><text:span text:style-name="T3">None </text:span></text:p>
          </table:table-cell>
        </table:table-row>
        <table:table-row table:style-name="Table11.3">
          <table:table-cell table:style-name="Table11.A2" office:value-type="string">
            <text:p text:style-name="P10"><text:span text:style-name="T4">Alignment:</text:span><text:span text:style-name="T3"> </text:span></text:p>
          </table:table-cell>
          <table:table-cell table:style-name="Table11.A2" office:value-type="string">
            <text:p text:style-name="P10"><text:span text:style-name="T3">Always neutral </text:span></text:p>
          </table:table-cell>
          <table:table-cell table:style-name="Table11.A2" office:value-type="string">
            <text:p text:style-name="P10"><text:span text:style-name="T3">Always neutral </text:span></text:p>
          </table:table-cell>
        </table:table-row>
        <table:table-row table:style-name="Table11.3">
          <table:table-cell table:style-name="Table11.A23" office:value-type="string">
            <text:p text:style-name="P14"><text:span text:style-name="T4">Advancement:</text:span><text:span text:style-name="T3"> </text:span></text:p>
          </table:table-cell>
          <table:table-cell table:style-name="Table11.A23" office:value-type="string">
            <text:p text:style-name="P14"><text:span text:style-name="T3">21–42 HD (Colossal) </text:span></text:p>
          </table:table-cell>
          <table:table-cell table:style-name="Table11.A23" office:value-type="string">
            <text:p text:style-name="P14"><text:span text:style-name="T3">22–42 HD (Huge) </text:span></text:p>
          </table:table-cell>
        </table:table-row>
      </table:table>
      <text:h text:style-name="P23" text:outline-level="1"><text:span text:style-name="T12">BEHEMOTH EAGLE </text:span></text:h>
      <text:p text:style-name="P10"><text:soft-page-break/><text:span text:style-name="T15">Skills:</text:span><text:span text:style-name="T14"> *A behemoth eagle receives a +8 racial bonus on Spot checks. </text:span></text:p>
      <text:p text:style-name="P10"><text:span text:style-name="T15">Carrying Capacity:</text:span><text:span text:style-name="T14"> A light load for a behemoth eagle is up to 2,400 pounds; a medium load, 2,401–4,800 pounds; and a heavy load, 4,801–7,200 pounds. </text:span></text:p>
      <text:h text:style-name="P23" text:outline-level="1"><text:span text:style-name="T12">BEHEMOTH GORILLA </text:span></text:h>
      <text:h text:style-name="P23" text:outline-level="1"><text:span text:style-name="T12">Combat</text:span><text:span text:style-name="T15"> </text:span></text:h>
      <text:p text:style-name="P10"><text:span text:style-name="T15">Rend (Ex):</text:span><text:span text:style-name="T14"> A behemoth gorilla that hits with both claw attacks latches onto the opponent’s body and tears the flesh. This automatically deals an additional 8d8+20 points of damage. </text:span></text:p>
      <text:p text:style-name="P11"/>
      <text:h text:style-name="P7" text:outline-level="8"><text:span text:style-name="T9">BRACHYURUS </text:span></text:h>
      <table:table table:name="Table12" table:style-name="Table12">
        <table:table-column table:style-name="Table12.A"/>
        <table:table-column table:style-name="Table12.B"/>
        <table:table-row table:style-name="Table12.1">
          <table:table-cell table:style-name="Table12.A1" office:value-type="string">
            <text:p text:style-name="P14"><text:span text:style-name="T4"><text:s/></text:span></text:p>
          </table:table-cell>
          <table:table-cell table:style-name="Table12.A1" office:value-type="string">
            <text:p text:style-name="P14"><text:span text:style-name="T3">Large Magical Beast </text:span></text:p>
          </table:table-cell>
        </table:table-row>
        <table:table-row table:style-name="Table12.1">
          <table:table-cell table:style-name="Table12.A2" office:value-type="string">
            <text:p text:style-name="P14"><text:span text:style-name="T4">Hit Dice:</text:span></text:p>
          </table:table-cell>
          <table:table-cell table:style-name="Table12.A2" office:value-type="string">
            <text:p text:style-name="P14"><text:span text:style-name="T3"><text:s/>38d10+684 (893 hp) </text:span></text:p>
          </table:table-cell>
        </table:table-row>
        <table:table-row table:style-name="Table12.1">
          <table:table-cell table:style-name="Table12.A2" office:value-type="string">
            <text:p text:style-name="P10"><text:span text:style-name="T4">Initiative:</text:span></text:p>
          </table:table-cell>
          <table:table-cell table:style-name="Table12.A2" office:value-type="string">
            <text:p text:style-name="P10"><text:span text:style-name="T3"><text:s/>+18 (+14 Dex, +4 Improved Initiative) </text:span></text:p>
          </table:table-cell>
        </table:table-row>
        <table:table-row table:style-name="Table12.1">
          <table:table-cell table:style-name="Table12.A2" office:value-type="string">
            <text:p text:style-name="P10"><text:span text:style-name="T4">Speed:</text:span></text:p>
          </table:table-cell>
          <table:table-cell table:style-name="Table12.A2" office:value-type="string">
            <text:p text:style-name="P10"><text:span text:style-name="T3"><text:s/>80 ft. </text:span></text:p>
          </table:table-cell>
        </table:table-row>
        <table:table-row table:style-name="Table12.1">
          <table:table-cell table:style-name="Table12.A2" office:value-type="string">
            <text:p text:style-name="P10"><text:span text:style-name="T4">AC:</text:span></text:p>
          </table:table-cell>
          <table:table-cell table:style-name="Table12.A2" office:value-type="string">
            <text:p text:style-name="P10"><text:span text:style-name="T3"><text:s/>40 (+14 Dex, –1 size, +17 natural) </text:span></text:p>
          </table:table-cell>
        </table:table-row>
        <table:table-row table:style-name="Table12.1">
          <table:table-cell table:style-name="Table12.A2" office:value-type="string">
            <text:p text:style-name="P10"><text:span text:style-name="T4">Base Attack/Grapple:</text:span></text:p>
          </table:table-cell>
          <table:table-cell table:style-name="Table12.A2" office:value-type="string">
            <text:p text:style-name="P10"><text:span text:style-name="T4"><text:s/></text:span><text:span text:style-name="T3">+38/+52</text:span><text:span text:style-name="T4"> </text:span></text:p>
          </table:table-cell>
        </table:table-row>
        <table:table-row table:style-name="Table12.1">
          <table:table-cell table:style-name="Table12.A2" office:value-type="string">
            <text:p text:style-name="P10"><text:span text:style-name="T4">Attack:</text:span></text:p>
          </table:table-cell>
          <table:table-cell table:style-name="Table12.A2" office:value-type="string">
            <text:p text:style-name="P10"><text:span text:style-name="T4"><text:s/></text:span><text:span text:style-name="T3">Claw +48 (2d6+10/19-20) melee</text:span></text:p>
          </table:table-cell>
        </table:table-row>
        <table:table-row table:style-name="Table12.1">
          <table:table-cell table:style-name="Table12.A2" office:value-type="string">
            <text:p text:style-name="P10"><text:span text:style-name="T4">Full Attack:</text:span></text:p>
          </table:table-cell>
          <table:table-cell table:style-name="Table12.A2" office:value-type="string">
            <text:p text:style-name="P10"><text:span text:style-name="T4"><text:s/></text:span><text:span text:style-name="T3">2 claws +48 (2d6+10/19-20) melee, 1 bite +46 (3d6+5/19–20) melee</text:span></text:p>
          </table:table-cell>
        </table:table-row>
        <table:table-row table:style-name="Table12.1">
          <table:table-cell table:style-name="Table12.A2" office:value-type="string">
            <text:p text:style-name="P10"><text:span text:style-name="T4">Space/Reach:</text:span></text:p>
          </table:table-cell>
          <table:table-cell table:style-name="Table12.A2" office:value-type="string">
            <text:p text:style-name="P10"><text:span text:style-name="T3"><text:s/>10 ft./5 ft. </text:span></text:p>
          </table:table-cell>
        </table:table-row>
        <table:table-row table:style-name="Table12.1">
          <table:table-cell table:style-name="Table12.A2" office:value-type="string">
            <text:p text:style-name="P10"><text:span text:style-name="T4">Special Attacks:</text:span></text:p>
          </table:table-cell>
          <table:table-cell table:style-name="Table12.A2" office:value-type="string">
            <text:p text:style-name="P10"><text:span text:style-name="T3"><text:s/>Frightful howl, savage 15d6+25 </text:span></text:p>
          </table:table-cell>
        </table:table-row>
        <table:table-row table:style-name="Table12.1">
          <table:table-cell table:style-name="Table12.A2" office:value-type="string">
            <text:p text:style-name="P10"><text:span text:style-name="T4">Special Qualities:</text:span></text:p>
          </table:table-cell>
          <table:table-cell table:style-name="Table12.A2" office:value-type="string">
            <text:p text:style-name="P10"><text:span text:style-name="T3"><text:s/>Blindsight 240 ft., DR 10/epic, dark-vision 60 ft., fast healing 10, lowlight vision, SR 32, scent, acid, cold, electricity, fire, and sonic resistance 20 </text:span></text:p>
          </table:table-cell>
        </table:table-row>
        <table:table-row table:style-name="Table12.1">
          <table:table-cell table:style-name="Table12.A2" office:value-type="string">
            <text:p text:style-name="P10"><text:span text:style-name="T4">Saves:</text:span></text:p>
          </table:table-cell>
          <table:table-cell table:style-name="Table12.A2" office:value-type="string">
            <text:p text:style-name="P10"><text:span text:style-name="T3"><text:s/>Fort +41, Ref +35, Will +25 </text:span></text:p>
          </table:table-cell>
        </table:table-row>
        <table:table-row table:style-name="Table12.1">
          <table:table-cell table:style-name="Table12.A2" office:value-type="string">
            <text:p text:style-name="P10"><text:span text:style-name="T4">Abilities:</text:span></text:p>
          </table:table-cell>
          <table:table-cell table:style-name="Table12.A2" office:value-type="string">
            <text:p text:style-name="P10"><text:span text:style-name="T3"><text:s/>Str 30, Dex 38, Con 47, Int 18, Wis 32, Cha 19 </text:span></text:p>
          </table:table-cell>
        </table:table-row>
        <table:table-row table:style-name="Table12.1">
          <table:table-cell table:style-name="Table12.A2" office:value-type="string">
            <text:p text:style-name="P10"><text:span text:style-name="T4">Skills:</text:span></text:p>
          </table:table-cell>
          <table:table-cell table:style-name="Table12.A2" office:value-type="string">
            <text:p text:style-name="P10"><text:span text:style-name="T3">Hide +55, Jump +51, Listen +54, Move Silently +55, Spot +54, Survival +52</text:span></text:p>
          </table:table-cell>
        </table:table-row>
        <table:table-row table:style-name="Table12.1">
          <table:table-cell table:style-name="Table12.A2" office:value-type="string">
            <text:p text:style-name="P10"><text:span text:style-name="T4">Feats:</text:span></text:p>
          </table:table-cell>
          <table:table-cell table:style-name="Table12.A2" office:value-type="string">
            <text:p text:style-name="P10"><text:span text:style-name="T3"><text:s/>Alertness, Great Fortitude, Improved Bull Rush, Improved Critical (claw), Improved Critical (bite), Improved Initiative, Improved Trip, Iron Will, Multiattack, Weapon Focus (claw), Weapon Focus (bite) </text:span></text:p>
          </table:table-cell>
        </table:table-row>
        <table:table-row table:style-name="Table12.1">
          <table:table-cell table:style-name="Table12.A2" office:value-type="string">
            <text:p text:style-name="P10"><text:span text:style-name="T4">Epic Feats:</text:span></text:p>
          </table:table-cell>
          <table:table-cell table:style-name="Table12.A2" office:value-type="string">
            <text:p text:style-name="P10"><text:span text:style-name="T3"><text:s/>Blinding Speed (x2) </text:span></text:p>
          </table:table-cell>
        </table:table-row>
        <table:table-row table:style-name="Table12.1">
          <table:table-cell table:style-name="Table12.A2" office:value-type="string">
            <text:p text:style-name="P10"><text:span text:style-name="T4">Climate/Terrain:</text:span></text:p>
          </table:table-cell>
          <table:table-cell table:style-name="Table12.A2" office:value-type="string">
            <text:p text:style-name="P10"><text:span text:style-name="T3"><text:s/>Any </text:span></text:p>
          </table:table-cell>
        </table:table-row>
        <table:table-row table:style-name="Table12.1">
          <table:table-cell table:style-name="Table12.A2" office:value-type="string">
            <text:p text:style-name="P10"><text:span text:style-name="T4">Organization:</text:span></text:p>
          </table:table-cell>
          <table:table-cell table:style-name="Table12.A2" office:value-type="string">
            <text:p text:style-name="P10"><text:span text:style-name="T3"><text:s/>Solitary, pair, or pack (5–10). </text:span></text:p>
          </table:table-cell>
        </table:table-row>
        <table:table-row table:style-name="Table12.1">
          <table:table-cell table:style-name="Table12.A2" office:value-type="string">
            <text:p text:style-name="P10"><text:span text:style-name="T4">Challenge Rating:</text:span></text:p>
          </table:table-cell>
          <table:table-cell table:style-name="Table12.A2" office:value-type="string">
            <text:p text:style-name="P10"><text:span text:style-name="T3"><text:s/>23 </text:span></text:p>
          </table:table-cell>
        </table:table-row>
        <table:table-row table:style-name="Table12.1">
          <table:table-cell table:style-name="Table12.A2" office:value-type="string">
            <text:p text:style-name="P10"><text:span text:style-name="T4">Treasure:</text:span></text:p>
          </table:table-cell>
          <table:table-cell table:style-name="Table12.A2" office:value-type="string">
            <text:p text:style-name="P10"><text:span text:style-name="T3"><text:s/>Standard </text:span></text:p>
          </table:table-cell>
        </table:table-row>
        <table:table-row table:style-name="Table12.1">
          <table:table-cell table:style-name="Table12.A2" office:value-type="string">
            <text:p text:style-name="P10"><text:span text:style-name="T4">Alignment:</text:span></text:p>
          </table:table-cell>
          <table:table-cell table:style-name="Table12.A2" office:value-type="string">
            <text:p text:style-name="P10"><text:span text:style-name="T3"><text:s/>Usually lawful neutral </text:span></text:p>
          </table:table-cell>
        </table:table-row>
        <table:table-row table:style-name="Table12.1">
          <table:table-cell table:style-name="Table12.A22" office:value-type="string">
            <text:p text:style-name="P14"><text:span text:style-name="T4">Advancement:</text:span></text:p>
          </table:table-cell>
          <table:table-cell table:style-name="Table12.A22" office:value-type="string">
            <text:p text:style-name="P14"><text:span text:style-name="T3"><text:s/>39–48 HD (Large); 49–58 HD (Huge); 59–66 HD (Gargantuan); 67–135 HD (Colossal) </text:span></text:p>
          </table:table-cell>
        </table:table-row>
      </table:table>
      <text:p text:style-name="P10"><text:span text:style-name="T11">COMBAT</text:span><text:span text:style-name="T15"> </text:span></text:p>
      <text:p text:style-name="P10"><text:span text:style-name="T15">Frightful Howl (Su):</text:span><text:span text:style-name="T14"> As a standard action, a brachyurus can emit a howl in a 60-foot-radius spread that affects opponents with fewer Hit Dice or levels than the brachyurus has. The affected creature must make a successful Will save (DC 33) or become shaken. Success indicates that the target is immune to that brachyurus’s frightful howl for one day. The DC is Charisma-based.</text:span></text:p>
      <text:p text:style-name="P10"><text:span text:style-name="T15">Savage (Ex):</text:span><text:span text:style-name="T14"> If a brachyurus successfully trips an opponent, it latches onto the opponent’s body and tears the flesh. This attack automatically deals an additional 15d6+25 points of damage. If an opponent goes prone for any reason in an area a brachyurus threatens, the brachyurus can also savage the victim as a free action (treat as the brachyurus’s attack of opportunity for the round), even though it had nothing to do with tripping the foe. </text:span></text:p>
      <text:p text:style-name="P11"/>
      <text:h text:style-name="P23" text:outline-level="1"><text:soft-page-break/><text:span text:style-name="T10">COLOSSUS </text:span></text:h>
      <text:p text:style-name="P10"><text:span text:style-name="T15">Construct Traits:</text:span><text:span text:style-name="T14"> Immune to mind-affecting effects (charms, compulsions, phantasms, patterns, and morale effects), and to poison, </text:span><text:span text:style-name="T16">sleep, </text:span><text:span text:style-name="T14">paralysis, stunning, disease, death effects, necromantic effects, and any effect that requires a Fortitude save unless it also works on objects. Cannot heal damage (though regeneration and fast healing still apply, if present). Not subject to critical hits, subdual damage, ability damage, ability drain, or energy drain. Not at risk of death from massive damage, but destroyed when reduced to 0 hit points or less; cannot be raised or resurrected. Darkvision 60 ft. </text:span></text:p>
      <text:p text:style-name="P10"><text:span text:style-name="T15">Magic Immunity (Ex):</text:span><text:span text:style-name="T14"> A colossus completely resists most magical and supernatural effects, except where otherwise noted below. </text:span></text:p>
      <text:p text:style-name="P10"><text:span text:style-name="T15">Antimagic Field (Ex):</text:span><text:span text:style-name="T14"> A colossus constantly generates an antimagic field in a 100-foot-radius. The field is an invisible barrier that is impervious to most magical effects, including spells, spell-like abilities, and supernatural abilities. Likewise, it prevents the functioning of any magic items or spells within its confines, except for the colossus’s own supernatural abilities. This effect is otherwise as an </text:span><text:span text:style-name="T16">antimagic </text:span><text:span text:style-name="T14">field cast by a 25th-level caster. </text:span></text:p>
      <text:p text:style-name="P10"><text:span text:style-name="T14">A colossus’s natural weapons are treated as epic for the purpose of overcoming damage reduction.</text:span></text:p>
      <text:h text:style-name="P23" text:outline-level="1"><text:span text:style-name="T12">Construction </text:span></text:h>
      <text:p text:style-name="P10"><text:span text:style-name="T14">The construction cost given for each colossus takes into account the physical body and all the materials and spell components that are consumed or become a permanent part of it. Except for the much tougher requirements, constructing a colossus is not unlike constructing a golem. </text:span></text:p>
      <table:table table:name="Table13" table:style-name="Table13">
        <table:table-column table:style-name="Table13.A"/>
        <table:table-column table:style-name="Table13.B" table:number-columns-repeated="3"/>
        <table:table-row table:style-name="Table13.1">
          <table:table-cell table:style-name="Table13.A1" table:number-rows-spanned="2" office:value-type="string">
            <text:p text:style-name="P14"><text:span text:style-name="T4"><text:s/></text:span></text:p>
            <text:p text:style-name="P14"><text:span text:style-name="T4"><text:s/></text:span></text:p>
          </table:table-cell>
          <table:table-cell table:style-name="Table13.A1" office:value-type="string">
            <text:p text:style-name="P14"><text:span text:style-name="T4">Stone Colossus </text:span></text:p>
          </table:table-cell>
          <table:table-cell table:style-name="Table13.A1" office:value-type="string">
            <text:p text:style-name="P14"><text:span text:style-name="T4">Flesh Colossus </text:span></text:p>
          </table:table-cell>
          <table:table-cell table:style-name="Table13.A1" office:value-type="string">
            <text:p text:style-name="P14"><text:span text:style-name="T4">Iron Colossus </text:span></text:p>
          </table:table-cell>
        </table:table-row>
        <table:table-row table:style-name="Table13.1">
          <table:covered-table-cell/>
          <table:table-cell table:style-name="Table13.A2" office:value-type="string">
            <text:p text:style-name="P14"><text:span text:style-name="T3">Colossal Construct </text:span></text:p>
          </table:table-cell>
          <table:table-cell table:style-name="Table13.A2" office:value-type="string">
            <text:p text:style-name="P14"><text:span text:style-name="T3">Colossal Construct </text:span></text:p>
          </table:table-cell>
          <table:table-cell table:style-name="Table13.A2" office:value-type="string">
            <text:p text:style-name="P14"><text:span text:style-name="T3">Colossal Construct </text:span></text:p>
          </table:table-cell>
        </table:table-row>
        <table:table-row table:style-name="Table13.3">
          <table:table-cell table:style-name="Table13.A2" office:value-type="string">
            <text:p text:style-name="P14"><text:span text:style-name="T4">Hit Dice:</text:span><text:span text:style-name="T3"> </text:span></text:p>
          </table:table-cell>
          <table:table-cell table:style-name="Table13.A2" office:value-type="string">
            <text:p text:style-name="P14"><text:span text:style-name="T3">64d10 (432 hp) </text:span></text:p>
          </table:table-cell>
          <table:table-cell table:style-name="Table13.A2" office:value-type="string">
            <text:p text:style-name="P14"><text:span text:style-name="T3">100d10 (630 hp) or as controlling spirit</text:span></text:p>
          </table:table-cell>
          <table:table-cell table:style-name="Table13.A2" office:value-type="string">
            <text:p text:style-name="P14"><text:span text:style-name="T3">96d10 (603 hp) </text:span></text:p>
          </table:table-cell>
        </table:table-row>
        <table:table-row table:style-name="Table13.3">
          <table:table-cell table:style-name="Table13.A2" office:value-type="string">
            <text:p text:style-name="P10"><text:span text:style-name="T4">Initiative:</text:span><text:span text:style-name="T3"> </text:span></text:p>
          </table:table-cell>
          <table:table-cell table:style-name="Table13.A2" office:value-type="string">
            <text:p text:style-name="P10"><text:span text:style-name="T3">–3 (Dex) </text:span></text:p>
          </table:table-cell>
          <table:table-cell table:style-name="Table13.A2" office:value-type="string">
            <text:p text:style-name="P10"><text:span text:style-name="T3">+2 (–2 Dex, +4 Improved </text:span></text:p>
          </table:table-cell>
          <table:table-cell table:style-name="Table13.A2" office:value-type="string">
            <text:p text:style-name="P10"><text:span text:style-name="T3">–2 (Dex) Initiative) </text:span></text:p>
          </table:table-cell>
        </table:table-row>
        <table:table-row table:style-name="Table13.3">
          <table:table-cell table:style-name="Table13.A2" office:value-type="string">
            <text:p text:style-name="P10"><text:span text:style-name="T4">Speed:</text:span><text:span text:style-name="T3"> </text:span></text:p>
          </table:table-cell>
          <table:table-cell table:style-name="Table13.A2" office:value-type="string">
            <text:p text:style-name="P10"><text:span text:style-name="T3">40 ft. (can’t run) </text:span></text:p>
          </table:table-cell>
          <table:table-cell table:style-name="Table13.A2" office:value-type="string">
            <text:p text:style-name="P10"><text:span text:style-name="T3">40 ft. (can’t run) </text:span></text:p>
          </table:table-cell>
          <table:table-cell table:style-name="Table13.A2" office:value-type="string">
            <text:p text:style-name="P10"><text:span text:style-name="T3">50 ft. (can’t run) </text:span></text:p>
          </table:table-cell>
        </table:table-row>
        <table:table-row table:style-name="Table13.3">
          <table:table-cell table:style-name="Table13.A2" office:value-type="string">
            <text:p text:style-name="P10"><text:span text:style-name="T4">AC:</text:span><text:span text:style-name="T3"> </text:span></text:p>
          </table:table-cell>
          <table:table-cell table:style-name="Table13.A2" office:value-type="string">
            <text:p text:style-name="P10"><text:span text:style-name="T3">44 (–8 size, –3 Dex, +45 natural)</text:span></text:p>
          </table:table-cell>
          <table:table-cell table:style-name="Table13.A2" office:value-type="string">
            <text:p text:style-name="P10"><text:span text:style-name="T3">45 (–8 size, –2 Dex, +25 natural, +20 profane) </text:span></text:p>
          </table:table-cell>
          <table:table-cell table:style-name="Table13.A2" office:value-type="string">
            <text:p text:style-name="P10"><text:span text:style-name="T3">60 (–8 size, –2 Dex, +60 natural) </text:span></text:p>
          </table:table-cell>
        </table:table-row>
        <table:table-row table:style-name="Table13.3">
          <table:table-cell table:style-name="Table13.A2" office:value-type="string">
            <text:p text:style-name="P10"><text:span text:style-name="T4">Base Attack/Grapple:</text:span></text:p>
          </table:table-cell>
          <table:table-cell table:style-name="Table13.A2" office:value-type="string">
            <text:p text:style-name="P10"><text:span text:style-name="T3">+48/+94</text:span></text:p>
          </table:table-cell>
          <table:table-cell table:style-name="Table13.A2" office:value-type="string">
            <text:p text:style-name="P10"><text:span text:style-name="T3">+75/+103</text:span></text:p>
          </table:table-cell>
          <table:table-cell table:style-name="Table13.A2" office:value-type="string">
            <text:p text:style-name="P10"><text:span text:style-name="T3">+72/+123</text:span></text:p>
          </table:table-cell>
        </table:table-row>
        <table:table-row table:style-name="Table13.3">
          <table:table-cell table:style-name="Table13.A2" office:value-type="string">
            <text:p text:style-name="P10"><text:span text:style-name="T4">Attack:</text:span></text:p>
          </table:table-cell>
          <table:table-cell table:style-name="Table13.A2" office:value-type="string">
            <text:p text:style-name="P10"><text:span text:style-name="T3">Slam +70 (8d6+30) melee</text:span></text:p>
          </table:table-cell>
          <table:table-cell table:style-name="Table13.A2" office:value-type="string">
            <text:p text:style-name="P10"><text:span text:style-name="T3">Colossal club +79 (6d6+18) melee or slam +79 (4d6+12) melee or thrown object (weighing 10 tons or less) +65 (4d6+12) ranged</text:span></text:p>
          </table:table-cell>
          <table:table-cell table:style-name="Table13.A2" office:value-type="string">
            <text:p text:style-name="P10"><text:span text:style-name="T3">Slam +99 (12d6+35) melee</text:span></text:p>
          </table:table-cell>
        </table:table-row>
        <table:table-row table:style-name="Table13.3">
          <table:table-cell table:style-name="Table13.A2" office:value-type="string">
            <text:p text:style-name="P10"><text:span text:style-name="T4">Full Attack:</text:span></text:p>
          </table:table-cell>
          <table:table-cell table:style-name="Table13.A2" office:value-type="string">
            <text:p text:style-name="P10"><text:span text:style-name="T3">2 slams +70 (8d6+30) melee</text:span></text:p>
          </table:table-cell>
          <table:table-cell table:style-name="Table13.A2" office:value-type="string">
            <text:p text:style-name="P10"><text:span text:style-name="T3">Colossal club +79 (6d6+18) melee or 2 slams +79 (4d6+12) melee or thrown object (weighing 10 tons or less) +65 (4d6+12) ranged</text:span></text:p>
          </table:table-cell>
          <table:table-cell table:style-name="Table13.A2" office:value-type="string">
            <text:p text:style-name="P10"><text:span text:style-name="T3">2 slams +99 (12d6+35) melee</text:span></text:p>
          </table:table-cell>
        </table:table-row>
        <table:table-row table:style-name="Table13.3">
          <table:table-cell table:style-name="Table13.A2" office:value-type="string">
            <text:p text:style-name="P10"><text:span text:style-name="T4">Space/Reach:</text:span><text:span text:style-name="T3"> </text:span></text:p>
          </table:table-cell>
          <table:table-cell table:style-name="Table13.A2" office:value-type="string">
            <text:p text:style-name="P10"><text:span text:style-name="T3">30 ft./30 ft. </text:span></text:p>
          </table:table-cell>
          <table:table-cell table:style-name="Table13.A2" office:value-type="string">
            <text:p text:style-name="P10"><text:span text:style-name="T3">30 ft./30 ft. </text:span></text:p>
          </table:table-cell>
          <table:table-cell table:style-name="Table13.A2" office:value-type="string">
            <text:p text:style-name="P10"><text:span text:style-name="T3">30 ft./30 ft. </text:span></text:p>
          </table:table-cell>
        </table:table-row>
        <table:table-row table:style-name="Table13.3">
          <table:table-cell table:style-name="Table13.A2" office:value-type="string">
            <text:p text:style-name="P10"><text:span text:style-name="T4">Special Attacks:</text:span><text:span text:style-name="T3"> </text:span></text:p>
          </table:table-cell>
          <table:table-cell table:style-name="Table13.A2" office:value-type="string">
            <text:p text:style-name="P10"><text:span text:style-name="T3">Shatter </text:span></text:p>
          </table:table-cell>
          <table:table-cell table:style-name="Table13.A2" office:value-type="string">
            <text:p text:style-name="P10"><text:span text:style-name="T3">Frightful presence, horrific appearance, stomp, stench</text:span></text:p>
          </table:table-cell>
          <table:table-cell table:style-name="Table13.A2" office:value-type="string">
            <text:p text:style-name="P10"><text:span text:style-name="T3">Breath weapon </text:span></text:p>
          </table:table-cell>
        </table:table-row>
        <table:table-row table:style-name="Table13.3">
          <table:table-cell table:style-name="Table13.A2" office:value-type="string">
            <text:p text:style-name="P10"><text:span text:style-name="T4">Special Qualities:</text:span><text:span text:style-name="T3"> </text:span></text:p>
          </table:table-cell>
          <table:table-cell table:style-name="Table13.A2" office:value-type="string">
            <text:p text:style-name="P10"><text:span text:style-name="T3">Construct traits, magic immunity, antimagic field, DR 10/Epic and adamantine</text:span></text:p>
          </table:table-cell>
          <table:table-cell table:style-name="Table13.A2" office:value-type="string">
            <text:p text:style-name="P10"><text:span text:style-name="T3">Construct traits, magic immunity, DR 15/Epic and adamantine, negative energy affinity</text:span></text:p>
          </table:table-cell>
          <table:table-cell table:style-name="Table13.A2" office:value-type="string">
            <text:p text:style-name="P10"><text:span text:style-name="T3">Construct traits, magic immunity, antimagic field, rustproof, DR 20/Epic and adamantine </text:span></text:p>
          </table:table-cell>
        </table:table-row>
        <table:table-row table:style-name="Table13.3">
          <table:table-cell table:style-name="Table13.A2" office:value-type="string">
            <text:p text:style-name="P10"><text:span text:style-name="T4">Saves:</text:span><text:span text:style-name="T3"> </text:span></text:p>
          </table:table-cell>
          <table:table-cell table:style-name="Table13.A2" office:value-type="string">
            <text:p text:style-name="P10"><text:span text:style-name="T3">Fort +21, Ref +18, Will +21 </text:span></text:p>
          </table:table-cell>
          <table:table-cell table:style-name="Table13.A2" office:value-type="string">
            <text:p text:style-name="P10"><text:span text:style-name="T3">Fort +33, Ref +31, Will +33 </text:span></text:p>
          </table:table-cell>
          <table:table-cell table:style-name="Table13.A2" office:value-type="string">
            <text:p text:style-name="P10"><text:span text:style-name="T3">Fort +32, Ref +30, Will +33 </text:span></text:p>
          </table:table-cell>
        </table:table-row>
        <table:table-row table:style-name="Table13.3">
          <table:table-cell table:style-name="Table13.A2" office:value-type="string">
            <text:p text:style-name="P10"><text:span text:style-name="T4">Abilities:</text:span><text:span text:style-name="T3"> </text:span></text:p>
          </table:table-cell>
          <table:table-cell table:style-name="Table13.A2" office:value-type="string">
            <text:p text:style-name="P10"><text:span text:style-name="T3">Str 70, Dex 5, Con –, Int 7, Wis 10, Cha 1</text:span></text:p>
          </table:table-cell>
          <table:table-cell table:style-name="Table13.A2" office:value-type="string">
            <text:p text:style-name="P10"><text:span text:style-name="T3">Str 35, Dex 6, Con –, Int 1 or as controlling spirit, Wis 11 or as controlling spirit, Cha 1 or as controlling spirit</text:span></text:p>
          </table:table-cell>
          <table:table-cell table:style-name="Table13.A2" office:value-type="string">
            <text:p text:style-name="P10"><text:span text:style-name="T3">Str 80, Dex 7, Con —,Int 9, Wis 12, Cha 1 </text:span></text:p>
          </table:table-cell>
        </table:table-row>
        <table:table-row table:style-name="Table13.3">
          <table:table-cell table:style-name="Table13.A2" office:value-type="string">
            <text:p text:style-name="P10"><text:span text:style-name="T4">Skills:</text:span><text:span text:style-name="T3"> </text:span></text:p>
          </table:table-cell>
          <table:table-cell table:style-name="Table13.A2" office:value-type="string">
            <text:p text:style-name="P10"><text:span text:style-name="T3">Jump +34</text:span></text:p>
          </table:table-cell>
          <table:table-cell table:style-name="Table13.A2" office:value-type="string">
            <text:p text:style-name="P10"><text:span text:style-name="T3">Jump +16 or as controlling spirit </text:span></text:p>
          </table:table-cell>
          <table:table-cell table:style-name="Table13.A2" office:value-type="string">
            <text:p text:style-name="P10"><text:span text:style-name="T3">Jump +43</text:span></text:p>
          </table:table-cell>
        </table:table-row>
        <table:table-row table:style-name="Table13.3">
          <table:table-cell table:style-name="Table13.A2" office:value-type="string">
            <text:p text:style-name="P10"><text:span text:style-name="T4">Climate/Terrain:</text:span><text:span text:style-name="T3"> </text:span></text:p>
          </table:table-cell>
          <table:table-cell table:style-name="Table13.A2" office:value-type="string">
            <text:p text:style-name="P10"><text:span text:style-name="T3">Any </text:span></text:p>
          </table:table-cell>
          <table:table-cell table:style-name="Table13.A2" office:value-type="string">
            <text:p text:style-name="P10"><text:span text:style-name="T3">Any </text:span></text:p>
          </table:table-cell>
          <table:table-cell table:style-name="Table13.A2" office:value-type="string">
            <text:p text:style-name="P10"><text:span text:style-name="T3">Any </text:span></text:p>
          </table:table-cell>
        </table:table-row>
        <table:table-row table:style-name="Table13.3">
          <table:table-cell table:style-name="Table13.A2" office:value-type="string">
            <text:p text:style-name="P10"><text:span text:style-name="T4">Organization:</text:span><text:span text:style-name="T3"> </text:span></text:p>
          </table:table-cell>
          <table:table-cell table:style-name="Table13.A2" office:value-type="string">
            <text:p text:style-name="P10"><text:span text:style-name="T3">Solitary </text:span></text:p>
          </table:table-cell>
          <table:table-cell table:style-name="Table13.A2" office:value-type="string">
            <text:p text:style-name="P10"><text:span text:style-name="T3">Solitary </text:span></text:p>
          </table:table-cell>
          <table:table-cell table:style-name="Table13.A2" office:value-type="string">
            <text:p text:style-name="P10"><text:span text:style-name="T3">Solitary </text:span></text:p>
          </table:table-cell>
        </table:table-row>
        <table:table-row table:style-name="Table13.3">
          <table:table-cell table:style-name="Table13.A2" office:value-type="string">
            <text:p text:style-name="P10"><text:span text:style-name="T4">Challenge Rating:</text:span><text:span text:style-name="T3"> </text:span></text:p>
          </table:table-cell>
          <table:table-cell table:style-name="Table13.A2" office:value-type="string">
            <text:p text:style-name="P10"><text:span text:style-name="T3">24 </text:span></text:p>
          </table:table-cell>
          <table:table-cell table:style-name="Table13.A2" office:value-type="string">
            <text:p text:style-name="P10"><text:span text:style-name="T3">27 </text:span></text:p>
          </table:table-cell>
          <table:table-cell table:style-name="Table13.A2" office:value-type="string">
            <text:p text:style-name="P10"><text:span text:style-name="T3">33 </text:span></text:p>
          </table:table-cell>
        </table:table-row>
        <table:table-row table:style-name="Table13.3">
          <table:table-cell table:style-name="Table13.A2" office:value-type="string">
            <text:p text:style-name="P10"><text:span text:style-name="T4">Treasure:</text:span><text:span text:style-name="T3"> </text:span></text:p>
          </table:table-cell>
          <table:table-cell table:style-name="Table13.A2" office:value-type="string">
            <text:p text:style-name="P10"><text:span text:style-name="T3">None </text:span></text:p>
          </table:table-cell>
          <table:table-cell table:style-name="Table13.A2" office:value-type="string">
            <text:p text:style-name="P10"><text:span text:style-name="T3">None </text:span></text:p>
          </table:table-cell>
          <table:table-cell table:style-name="Table13.A2" office:value-type="string">
            <text:p text:style-name="P10"><text:span text:style-name="T3">None</text:span></text:p>
          </table:table-cell>
        </table:table-row>
        <table:table-row table:style-name="Table13.3">
          <table:table-cell table:style-name="Table13.A2" office:value-type="string">
            <text:p text:style-name="P10"><text:span text:style-name="T4">Alignment:</text:span><text:span text:style-name="T3"> </text:span></text:p>
          </table:table-cell>
          <table:table-cell table:style-name="Table13.A2" office:value-type="string">
            <text:p text:style-name="P10"><text:span text:style-name="T3">Usually neutral </text:span></text:p>
          </table:table-cell>
          <table:table-cell table:style-name="Table13.A2" office:value-type="string">
            <text:p text:style-name="P10"><text:span text:style-name="T3">Neutral evil or neutral </text:span></text:p>
          </table:table-cell>
          <table:table-cell table:style-name="Table13.A2" office:value-type="string">
            <text:p text:style-name="P10"><text:span text:style-name="T3">Usually neutral </text:span></text:p>
          </table:table-cell>
        </table:table-row>
        <table:table-row table:style-name="Table13.3">
          <table:table-cell table:style-name="Table13.A21" office:value-type="string">
            <text:p text:style-name="P14"><text:span text:style-name="T4">Advancement:</text:span><text:span text:style-name="T3"> </text:span></text:p>
          </table:table-cell>
          <table:table-cell table:style-name="Table13.A21" office:value-type="string">
            <text:p text:style-name="P14"><text:span text:style-name="T3">65–192 HD (Colossal) </text:span></text:p>
          </table:table-cell>
          <table:table-cell table:style-name="Table13.A21" office:value-type="string">
            <text:p text:style-name="P14"><text:span text:style-name="T3">None (abilities may vary by level of possessing spirit) </text:span></text:p>
          </table:table-cell>
          <table:table-cell table:style-name="Table13.A21" office:value-type="string">
            <text:p text:style-name="P14"><text:span text:style-name="T3">97–288 HD (Colossal)</text:span></text:p>
          </table:table-cell>
        </table:table-row>
      </table:table>
      <text:h text:style-name="P23" text:outline-level="1"><text:span text:style-name="T12">STONE COLOSSUS </text:span></text:h>
      <text:p text:style-name="P10"><text:span text:style-name="T14">A stone colossus cannot speak or make any vocal noise. </text:span></text:p>
      <text:h text:style-name="P23" text:outline-level="1"><text:span text:style-name="T12">Combat</text:span><text:span text:style-name="T15"> </text:span></text:h>
      <text:p text:style-name="P10"><text:span text:style-name="T15">Shatter (Su):</text:span><text:span text:style-name="T14"> A stone colossus can use </text:span><text:span text:style-name="T16">shatter</text:span><text:span text:style-name="T14">(DC 7)</text:span><text:span text:style-name="T16"> </text:span><text:span text:style-name="T14">as a free action once every 2 rounds against an opponent’s weapon or other item as a 24th-level caster. The DC is Charisma-based.</text:span></text:p>
      <text:p text:style-name="P10"><text:span text:style-name="T15">Magic Immunity (Ex):</text:span><text:span text:style-name="T14"> A stone colossus is immune to all spells, spell-like abilities, and supernatural effects, except as follows. A </text:span><text:span text:style-name="T16">transmute rock to mud </text:span><text:span text:style-name="T14">spell slows it (as the </text:span><text:span text:style-name="T16">slow </text:span><text:span text:style-name="T14">spell) for 1 round, with no saving throw, while </text:span><text:span text:style-name="T16">transmute mud to rock </text:span><text:span text:style-name="T14">heals all its lost hit points. A </text:span><text:span text:style-name="T16">stone to flesh </text:span><text:span text:style-name="T14">spell has no effect on a stone colossus. </text:span></text:p>
      <text:h text:style-name="P23" text:outline-level="1"><text:soft-page-break/><text:span text:style-name="T15">Construction </text:span></text:h>
      <text:p text:style-name="P10"><text:span text:style-name="T14">A stone colossus’s body is chiseled from a single block of hard stone, such as granite, weighing at least 375,000 pounds. The colossus costs 760,000 gp to create, which includes 100,000 gp for the body. Assembling the body requires a successful Craft (sculpting) or Craft (masonry) check (DC 37). The creator must be 25th level and able to cast epic spells. Completing the ritual drains 30,600 XP from the creator and requires </text:span><text:span text:style-name="T16">geas/quest, limited wish, polymorph any object, </text:span><text:span text:style-name="T14">and </text:span><text:span text:style-name="T16">shatte</text:span><text:span text:style-name="T14">r. </text:span></text:p>
      <text:h text:style-name="P23" text:outline-level="1"><text:span text:style-name="T12">FLESH COLOSSUS </text:span></text:h>
      <text:p text:style-name="P10"><text:span text:style-name="T14">A flesh colossus knows all languages spoken in life by the ghost who acts as its control-ling spirit. When the controlling spirit is suppressed, it mutters in all the tongues spoken by its component corpses. </text:span></text:p>
      <text:h text:style-name="P23" text:outline-level="1"><text:span text:style-name="T12">Combat</text:span><text:span text:style-name="T15"> </text:span></text:h>
      <text:p text:style-name="P10"><text:span text:style-name="T15">Frightful Presence (Ex):</text:span><text:span text:style-name="T14"> All who come within a mile of the flesh colossus must make Will saves (DC 55). Those who make their saves are shaken. Those who fail by 20 points or less are frightened. Those who fail by 21 to 40 points are panicked. Those who fail by 41 points or more are cowering. The DC is Charisma-based.</text:span></text:p>
      <text:p text:style-name="P10"><text:span text:style-name="T15">Horrific Appearance (Su):</text:span><text:span text:style-name="T14"> Once per day, the controlling spirit within a flesh colossus may draw upon the negative energy latent in the construct to transform its countenance into a horrible leering visage: All within 300 feet who see this must make a Fortitude save (DC 55) or take 2d4 points of temporary Strength, Dexterity, and Constitution damage. The DC is Charisma-based.</text:span></text:p>
      <text:p text:style-name="P10"><text:span text:style-name="T15">Stomp (Ex): </text:span><text:span text:style-name="T14">As a full-round action, a flesh colossus may stomp upon any adjacent foe (that is, any within the area it threatens). Its attack roll modifier for this special attack is +65 (+75 base, –2 Dex, –8 size). If successful, the stomp deals double damage (8d6 +24) and pins the victim until the colossus chooses to release him or her. </text:span></text:p>
      <text:p text:style-name="P10"><text:span text:style-name="T15">Stench (Ex):</text:span><text:span text:style-name="T14"> All creatures with a sense of smell who come within 300 feet of the construct must make a Fortitude save (DC 60) or be nauseated (unable to attack, cast spells, concentrate on spells, or do anything else requiring attention, except for a single move or move-equivalent action per round). Those who succeed on their saves take a –4 circumstance penalty on all attack rolls, saving throws, and skill checks for the next 2d6+4 minutes. The DC is Constitution-based.</text:span></text:p>
      <text:p text:style-name="P10"><text:span text:style-name="T15">Magic Immunity (Ex):</text:span><text:span text:style-name="T14"> A flesh colossus is immune to all magical and supernatural effects except those that use negative energy (see below). </text:span></text:p>
      <text:p text:style-name="P10"><text:span text:style-name="T15">Negative Energy Affinity (Su): </text:span><text:span text:style-name="T14">Any negative energy spell targeted at the colossus repairs damage taken by the colossus at the rate of 1d10 hit points per level of the spell. </text:span></text:p>
      <text:h text:style-name="P23" text:outline-level="1"><text:span text:style-name="T15">Construction </text:span></text:h>
      <text:p text:style-name="P10"><text:span text:style-name="T14">Only a master necromancer of surpassing power can create a flesh colossus. The bodies of not less than three hundred previously animated Medium-size humanoid creatures must be stripped of their flesh and the bones, which are then rendered in two great vats. The resulting semiliquid bone-paste is then cast into a new articulated skeleton of great size, to which the rendered flesh is applied like wet clay to shape the figure. Finally, the necromancer must bind a ghost of at least 10 HD (the more powerful the better) into the colossus to act as its controlling spirit. Without the controlling spirit, the colossus is just an oversized zombie; with it, it functions as a golem of great size and repugnant appearance. If no ghost is available, the necromancer may occupy the colossus himself by casting </text:span><text:span text:style-name="T16">magic jar</text:span><text:span text:style-name="T14">. The colossus costs 760,000 gp to create, which includes 100,000 gp for the body. Assembling the body takes no great skill, and many flesh colossi reveal that fact in their uncouth forms. The creator must be 29th level and able to cast epic spells. Completing the ritual drains 30,600 XP from the creator and requires </text:span><text:span text:style-name="T16">magic jar, limited wish, polymorph any object, </text:span><text:span text:style-name="T14">and </text:span><text:span text:style-name="T16">finger of death</text:span><text:span text:style-name="T14">. </text:span></text:p>
      <text:p text:style-name="P10"><text:span text:style-name="T11">IRON COLOSSUS </text:span></text:p>
      <text:p text:style-name="P10"><text:span text:style-name="T15">Breath Weapon (Su):</text:span><text:span text:style-name="T14"> Cone of poisonous gas, 80 feet, as a free action every 1d4 rounds, initial damage 3d6 temporary Con, secondary damage 2d6 temporary Con, Fort half (DC 58). The DC is Constitution-based.</text:span></text:p>
      <text:p text:style-name="P10"><text:span text:style-name="T15">Magic Immunity (Ex):</text:span><text:span text:style-name="T14"> An iron colossus is immune to all magical and supernatural effects, except as follows. An electricity effect restores 1 hit point to the iron colossus for each 3 points of damage it would otherwise deal. </text:span></text:p>
      <text:p text:style-name="P10"><text:span text:style-name="T15">Rustproof (Ex):</text:span><text:span text:style-name="T14"> An iron colossus is not affected by rust attacks, unlike smaller iron golems. </text:span></text:p>
      <text:h text:style-name="P23" text:outline-level="1"><text:span text:style-name="T15">Construction </text:span></text:h>
      <text:p text:style-name="P10"><text:span text:style-name="T14">An iron colossus’s body is sculpted from 150,000 pounds of pure iron. The colossus costs 1,000,000 gp to create, which includes 100,500 gp for the body. Assembling the body requires a successful Craft (armorsmithing) or Craft (weaponsmithing) check (DC 42). The creator must be 35th level and able to cast epic spells. Completing the ritual drains 50,000 XP from the creator and requires </text:span><text:span text:style-name="T16">cloudkill, geas/quest, limited wish, </text:span><text:span text:style-name="T14">and </text:span><text:span text:style-name="T16">polymorph any object. </text:span></text:p>
      <text:p text:style-name="P13"/>
      <text:h text:style-name="P7" text:outline-level="8"><text:span text:style-name="T9">DEMILICH </text:span></text:h>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T3"><text:s/></text:span></text:p>
          </table:table-cell>
          <table:table-cell table:style-name="Table14.A1" office:value-type="string">
            <text:p text:style-name="P14"><text:span text:style-name="T3">Diminutive Undead </text:span></text:p>
          </table:table-cell>
        </table:table-row>
        <table:table-row table:style-name="Table14.1">
          <table:table-cell table:style-name="Table14.A2" office:value-type="string">
            <text:p text:style-name="P14"><text:span text:style-name="T4">Hit Dice:</text:span></text:p>
          </table:table-cell>
          <table:table-cell table:style-name="Table14.A2" office:value-type="string">
            <text:p text:style-name="P14"><text:span text:style-name="T3">21d12 (130 hp) </text:span></text:p>
          </table:table-cell>
        </table:table-row>
        <table:table-row table:style-name="Table14.1">
          <table:table-cell table:style-name="Table14.A2" office:value-type="string">
            <text:p text:style-name="P10"><text:span text:style-name="T4">Initiative:</text:span></text:p>
          </table:table-cell>
          <table:table-cell table:style-name="Table14.A2" office:value-type="string">
            <text:p text:style-name="P10"><text:span text:style-name="T3"><text:s/>+7 (+3 Dex, +4 Improved Initiative) </text:span></text:p>
          </table:table-cell>
        </table:table-row>
        <table:table-row table:style-name="Table14.1">
          <table:table-cell table:style-name="Table14.A2" office:value-type="string">
            <text:p text:style-name="P10"><text:span text:style-name="T4">Speed:</text:span></text:p>
          </table:table-cell>
          <table:table-cell table:style-name="Table14.A2" office:value-type="string">
            <text:p text:style-name="P10"><text:span text:style-name="T3"><text:s/>Fly 180 ft. (perfect) </text:span></text:p>
          </table:table-cell>
        </table:table-row>
        <table:table-row table:style-name="Table14.1">
          <table:table-cell table:style-name="Table14.A2" office:value-type="string">
            <text:p text:style-name="P10"><text:span text:style-name="T4">AC:</text:span></text:p>
          </table:table-cell>
          <table:table-cell table:style-name="Table14.A2" office:value-type="string">
            <text:p text:style-name="P10"><text:span text:style-name="T3"><text:s/>51 (+4 size, +3 Dex, +5 natural armor, +8 </text:span><text:span text:style-name="T5">bracers of armor, </text:span><text:span text:style-name="T3">+2 </text:span><text:span text:style-name="T5">ring of protection, </text:span><text:span text:style-name="T3">+21 insight) </text:span></text:p>
          </table:table-cell>
        </table:table-row>
        <table:table-row table:style-name="Table14.1">
          <table:table-cell table:style-name="Table14.A2" office:value-type="string">
            <text:p text:style-name="P10"><text:span text:style-name="T4">Base Attack/Grapple:</text:span></text:p>
          </table:table-cell>
          <table:table-cell table:style-name="Table14.A2" office:value-type="string">
            <text:p text:style-name="P10"><text:span text:style-name="T4"><text:s/></text:span><text:span text:style-name="T3">+10/-2</text:span></text:p>
          </table:table-cell>
        </table:table-row>
        <table:table-row table:style-name="Table14.1">
          <table:table-cell table:style-name="Table14.A2" office:value-type="string">
            <text:p text:style-name="P10"><text:span text:style-name="T4">Attack:</text:span></text:p>
          </table:table-cell>
          <table:table-cell table:style-name="Table14.A2" office:value-type="string">
            <text:p text:style-name="P10"><text:span text:style-name="T3"><text:s/>Touch +35 (10d6+20 plus paralyzing touch) melee</text:span></text:p>
          </table:table-cell>
        </table:table-row>
        <table:table-row table:style-name="Table14.1">
          <table:table-cell table:style-name="Table14.A2" office:value-type="string">
            <text:p text:style-name="P10"><text:span text:style-name="T4">Full Attack:</text:span></text:p>
          </table:table-cell>
          <table:table-cell table:style-name="Table14.A2" office:value-type="string">
            <text:p text:style-name="P10"><text:span text:style-name="T4"><text:s/></text:span><text:span text:style-name="T3">Touch +35 (10d6+20 plus paralyzing touch) melee</text:span></text:p>
          </table:table-cell>
        </table:table-row>
        <table:table-row table:style-name="Table14.1">
          <table:table-cell table:style-name="Table14.A2" office:value-type="string">
            <text:p text:style-name="P10"><text:span text:style-name="T4">Space/Reach:</text:span></text:p>
          </table:table-cell>
          <table:table-cell table:style-name="Table14.A2" office:value-type="string">
            <text:p text:style-name="P10"><text:span text:style-name="T3"><text:s/>1 ft./0 ft. </text:span></text:p>
          </table:table-cell>
        </table:table-row>
        <table:table-row table:style-name="Table14.1">
          <table:table-cell table:style-name="Table14.A2" office:value-type="string">
            <text:p text:style-name="P10"><text:span text:style-name="T4">Special Attacks:</text:span></text:p>
          </table:table-cell>
          <table:table-cell table:style-name="Table14.A2" office:value-type="string">
            <text:p text:style-name="P10"><text:span text:style-name="T3"><text:s/>Trap the soul, fear aura, paralyzing touch, 21st-level wizard spellcaster, Perfect Automatic Still Spell, spell-like abilities </text:span></text:p>
          </table:table-cell>
        </table:table-row>
        <table:table-row table:style-name="Table14.1">
          <table:table-cell table:style-name="Table14.A2" office:value-type="string">
            <text:p text:style-name="P10"><text:span text:style-name="T4">Special Qualities:</text:span></text:p>
          </table:table-cell>
          <table:table-cell table:style-name="Table14.A2" office:value-type="string">
            <text:p text:style-name="P10"><text:span text:style-name="T3"><text:s/>Magic immunity, phylactery transference, turn resistance +20, DR 15/Epic and bludgeoning, undead traits, acid resistance 20, fire resistance 20, sonic resistance 20, immune to cold, electricity, polymorph, and mind-affecting attacks. </text:span></text:p>
          </table:table-cell>
        </table:table-row>
        <table:table-row table:style-name="Table14.1">
          <table:table-cell table:style-name="Table14.A2" office:value-type="string">
            <text:p text:style-name="P10"><text:span text:style-name="T4">Saves:</text:span></text:p>
          </table:table-cell>
          <table:table-cell table:style-name="Table14.A2" office:value-type="string">
            <text:p text:style-name="P10"><text:span text:style-name="T3"><text:s/>Fort +10, Ref +12, Will +17 </text:span></text:p>
          </table:table-cell>
        </table:table-row>
        <table:table-row table:style-name="Table14.1">
          <table:table-cell table:style-name="Table14.A2" office:value-type="string">
            <text:p text:style-name="P10"><text:span text:style-name="T4">Abilities:</text:span></text:p>
          </table:table-cell>
          <table:table-cell table:style-name="Table14.A2" office:value-type="string">
            <text:p text:style-name="P10"><text:span text:style-name="T3"><text:s/>Str 10, Dex 16 (with </text:span><text:span text:style-name="T5">glove</text:span><text:span text:style-name="T3">s), Con –, Int 39 (with </text:span><text:span text:style-name="T5">headband</text:span><text:span text:style-name="T3">), Wis 24, Cha 20 </text:span></text:p>
          </table:table-cell>
        </table:table-row>
        <table:table-row table:style-name="Table14.1">
          <table:table-cell table:style-name="Table14.A2" office:value-type="string">
            <text:p text:style-name="P10"><text:span text:style-name="T4">Skills:</text:span></text:p>
          </table:table-cell>
          <table:table-cell table:style-name="Table14.A2" office:value-type="string">
            <text:p text:style-name="P10"><text:span text:style-name="T3">Concentration +25, Craft (alchemy) +34, Hide +35, Knowledge (arcana, religion, the planes) +34, Knowledge (history) +26, Listen +27, Move Silently +23, Search +34, Sense Motive +27, Spellcraft +36, Spot +27</text:span></text:p>
          </table:table-cell>
        </table:table-row>
        <table:table-row table:style-name="Table14.1">
          <table:table-cell table:style-name="Table14.A2" office:value-type="string">
            <text:p text:style-name="P10"><text:span text:style-name="T4">Feats:</text:span></text:p>
          </table:table-cell>
          <table:table-cell table:style-name="Table14.A2" office:value-type="string">
            <text:p text:style-name="P10"><text:span text:style-name="T3"><text:s/>Brew Potion, Combat Casting, Craft Wondrous Item, Enlarge Spell, Heighten Spell, Improved Initiative, Lightning Reflexes, Maximize Spell, Quicken Spell, Scribe Scroll, Spell Penetration, Toughness </text:span></text:p>
          </table:table-cell>
        </table:table-row>
        <table:table-row table:style-name="Table14.1">
          <table:table-cell table:style-name="Table14.A2" office:value-type="string">
            <text:p text:style-name="P10"><text:span text:style-name="T4">Epic Feats:</text:span></text:p>
          </table:table-cell>
          <table:table-cell table:style-name="Table14.A2" office:value-type="string">
            <text:p text:style-name="P10"><text:span text:style-name="T3"><text:s/>Automatic Quicken Spell, Blinding Speed, Improved Spell Capacity (10th), Tenacious Magic (any) </text:span></text:p>
          </table:table-cell>
        </table:table-row>
        <table:table-row table:style-name="Table14.1">
          <table:table-cell table:style-name="Table14.A2" office:value-type="string">
            <text:p text:style-name="P10"><text:span text:style-name="T4">Climate/Terrain:</text:span></text:p>
          </table:table-cell>
          <table:table-cell table:style-name="Table14.A2" office:value-type="string">
            <text:p text:style-name="P10"><text:span text:style-name="T3"><text:s/>Any </text:span></text:p>
          </table:table-cell>
        </table:table-row>
        <table:table-row table:style-name="Table14.1">
          <table:table-cell table:style-name="Table14.A2" office:value-type="string">
            <text:p text:style-name="P10"><text:span text:style-name="T4">Organization:</text:span></text:p>
          </table:table-cell>
          <table:table-cell table:style-name="Table14.A2" office:value-type="string">
            <text:p text:style-name="P10"><text:span text:style-name="T3"><text:s/>Solitary </text:span></text:p>
          </table:table-cell>
        </table:table-row>
        <table:table-row table:style-name="Table14.1">
          <table:table-cell table:style-name="Table14.A2" office:value-type="string">
            <text:p text:style-name="P10"><text:span text:style-name="T4">Challenge Rating:</text:span></text:p>
          </table:table-cell>
          <table:table-cell table:style-name="Table14.A2" office:value-type="string">
            <text:p text:style-name="P10"><text:span text:style-name="T3"><text:s/>29 </text:span></text:p>
          </table:table-cell>
        </table:table-row>
        <table:table-row table:style-name="Table14.1">
          <table:table-cell table:style-name="Table14.A2" office:value-type="string">
            <text:p text:style-name="P10"><text:span text:style-name="T4">Treasure:</text:span></text:p>
          </table:table-cell>
          <table:table-cell table:style-name="Table14.A2" office:value-type="string">
            <text:p text:style-name="P10"><text:span text:style-name="T3"><text:s/>Standard </text:span></text:p>
          </table:table-cell>
        </table:table-row>
        <table:table-row table:style-name="Table14.1">
          <table:table-cell table:style-name="Table14.A2" office:value-type="string">
            <text:p text:style-name="P10"><text:span text:style-name="T4">Alignment:</text:span></text:p>
          </table:table-cell>
          <table:table-cell table:style-name="Table14.A2" office:value-type="string">
            <text:p text:style-name="P10"><text:span text:style-name="T3"><text:s/>Neutral evil </text:span></text:p>
          </table:table-cell>
        </table:table-row>
        <table:table-row table:style-name="Table14.1">
          <table:table-cell table:style-name="Table14.A22" office:value-type="string">
            <text:p text:style-name="P14"><text:span text:style-name="T4">Advancement:</text:span></text:p>
          </table:table-cell>
          <table:table-cell table:style-name="Table14.A22" office:value-type="string">
            <text:p text:style-name="P14"><text:span text:style-name="T3"><text:s/>By character class </text:span></text:p>
          </table:table-cell>
        </table:table-row>
      </table:table>
      <text:p text:style-name="P10"><text:span text:style-name="T14">Demiliches speak the languages they knew as liches and as living creatures. </text:span></text:p>
      <text:p text:style-name="P10"><text:span text:style-name="T14">A demilich’s natural weapons are treated as epic for the purpose of overcoming damage reduction.</text:span></text:p>
      <text:h text:style-name="P23" text:outline-level="1"><text:span text:style-name="T12">Combat</text:span><text:span text:style-name="T15"> </text:span></text:h>
      <text:p text:style-name="P10"><text:span text:style-name="T15">Trap the Soul (Su):</text:span><text:span text:style-name="T14"> A demilich can trap the souls of up to eight living creatures per day. To use this power, it selects any target it can see within 300 feet. The target is allowed a Fortitude saving throw (DC 36). If the target makes its saving throw, it gains four negative levels (this does not count as a use of trap the soul). If the target fails its save, the soul of the target is instantly drawn from its body and trapped within one of the gems incorporated into the demilich’s form. The gem gleams for 24 hours, indicating the captive soul within. The soulless body collapses in a mass of corruption and molders in a single round, reduced to dust. If left to its own devices, the demilich slowly devours the soul over 24 hours—at the end of that time the soul is completely absorbed, and the victim is forever gone. If the demilich is overcome before the soul is eaten, crushing the gem releases the soul, after which time it is free to seek the afterlife or be returned to its body by the use of either </text:span><text:span text:style-name="T16">resurrectio</text:span><text:span text:style-name="T14">n, </text:span><text:span text:style-name="T16">true resurrection, clone, </text:span><text:span text:style-name="T14">or </text:span><text:span text:style-name="T16">miracle. </text:span><text:span text:style-name="T14">A potential victim protected by a </text:span><text:span text:style-name="T16">death ward </text:span><text:span text:style-name="T14">spell is not immune to trap the soul, but receives a +5 bonus on its Fortitude saving throw and</text:span><text:span text:style-name="T16"> </text:span><text:span text:style-name="T14">is effective against the level loss on a successful save. The DC is Charisma-based</text:span></text:p>
      <text:p text:style-name="P10"><text:span text:style-name="T15">Fear Aura (Su):</text:span><text:span text:style-name="T14"> Demiliches are shrouded in a dreadful aura of death and evil. Creatures of less than 5 HD in a 60-foot radius that look at the demilich must succeed at a Will save (DC 19) or be affected as though by </text:span><text:span text:style-name="T16">fear </text:span><text:span text:style-name="T14">as cast by a 21st-level caster. The DC is Charisma-based.</text:span></text:p>
      <text:p text:style-name="P10"><text:span text:style-name="T15">Paralyzing Touch (Su):</text:span><text:span text:style-name="T14"> Any living creature a demilich touches must succeed at a Fortitude save (DC 36) or be permanently paralyzed. </text:span><text:span text:style-name="T16">Remove paralysis </text:span><text:span text:style-name="T14">or any spell that can remove a curse can free the victim. The effect cannot be dispelled. Anyone paralyzed by a demilich seems dead, though a successful Spot check (DC 20) or Heal check (DC 15) reveals that the victim is still alive. </text:span></text:p>
      <text:p text:style-name="P10"><text:span text:style-name="T15">Spells: </text:span><text:span text:style-name="T14">The demilich can cast any spells it could cast as a lich. This sample demilich was a 21st-level wizard (spells per day: 4/12/8/7/7/7/7/6/6/6/3). The last three spell slots are 10th-level slots and available for 0–9th level metamagic spells. </text:span></text:p>
      <text:p text:style-name="P10"><text:span text:style-name="T15">Perfect Automatic Still Spell (Ex): </text:span><text:span text:style-name="T14">A demilich can cast all the spells it knows without gestures. </text:span></text:p>
      <text:p text:style-name="P10"><text:span text:style-name="T15">Spell-Like Abilities:</text:span><text:span text:style-name="T14"> At will—</text:span><text:span text:style-name="T16">alter self, astral projection, create greater undead, create undead, death knell, enervation, greater dispel magic, harm </text:span><text:span text:style-name="T14">(usually used to heal itself ), </text:span><text:span text:style-name="T16">summon monster I–IX, telekinesis, weird; </text:span><text:span text:style-name="T14">2/day—</text:span><text:span text:style-name="T16">greater planar ally. </text:span><text:span text:style-name="T14">Demiliches use these abilities as casters of a level equal to their spellcaster level, but the save DCs are all 36. The DC is Charisma-based.</text:span></text:p>
      <text:p text:style-name="P10"><text:span text:style-name="T15">Magic Immunity (Ex):</text:span><text:span text:style-name="T14"> Demiliches are immune to all magical and supernatural effects, except as follows. A </text:span><text:span text:style-name="T16">shatter </text:span><text:span text:style-name="T14">spell affects a demilich as if it were a crystalline creature, but deals half the damage normally indicated. A </text:span><text:span text:style-name="T16">dispel evil </text:span><text:span text:style-name="T14">spell deals 3d6 points of damage (Fort save for half damage). </text:span><text:span text:style-name="T16">Holy smite </text:span><text:span text:style-name="T14">spells affect demiliches normally. </text:span></text:p>
      <text:p text:style-name="P10"><text:span text:style-name="T15">Phylactery Transference (Su): </text:span><text:span text:style-name="T14">Headbands, belts, rings, cloaks, and other wearable items kept in close association with the demilich’s phylactery transfer all their benefits to the demilich no matter how far apart the demilich and the phylactery are located. The standard limits on types of items utilized simultaneously still apply. The sample demilich “wears” </text:span><text:span text:style-name="T16">bracers of armor +8, headband of intellect +6, pink Ioun stone, ring of wizardry </text:span><text:span text:style-name="T14">I, </text:span><text:span text:style-name="T16">ring of protection +2, </text:span><text:span text:style-name="T14">and </text:span><text:span text:style-name="T16">gloves of Dexterity +2. </text:span></text:p>
      <text:p text:style-name="P10"><text:span text:style-name="T15">Undead Traits:</text:span><text:span text:style-name="T14"> Immune to poison, </text:span><text:span text:style-name="T16">sleep, </text:span><text:span text:style-name="T14">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10"><text:span text:style-name="T15">Immunities (Ex):</text:span><text:span text:style-name="T14"> Demiliches are immune to cold, electricity, polymorph, and mind-affecting attacks. </text:span></text:p>
      <text:h text:style-name="P26" text:outline-level="1"/>
      <text:h text:style-name="P23" text:outline-level="1"><text:span text:style-name="T12">CREATING A DEMILICH </text:span></text:h>
      <text:p text:style-name="P10"><text:span text:style-name="T14">“Demilich” is a tem-plate that can be added to any lich. It uses all the lich’s statistics and special abilities except as noted here. A demilich’s form is concentrated into a single portion of its original body, usually its skull. Part of the process of becoming a demilich includes the incorporation of costly gems into the retained body part; see Creating Soul Gems, below. </text:span></text:p>
      <text:p text:style-name="P10"><text:span text:style-name="T14">Size: Medium-size and Large liches become Diminutive demiliches, Huge liches become Small demiliches, Gargantuan liches become Medium-size demiliches, and Colossal liches become Large demiliches. </text:span></text:p>
      <text:p text:style-name="P10"><text:span text:style-name="T15">Hit Dice:</text:span><text:span text:style-name="T14"> As lich. </text:span></text:p>
      <text:p text:style-name="P10"><text:span text:style-name="T15">Speed:</text:span><text:span text:style-name="T14"> Replace with fly 180 ft. (perfect) or the lich’s supernatural (not natural) fly speed, whichever is better. </text:span></text:p>
      <text:p text:style-name="P10"><text:span text:style-name="T15">AC:</text:span><text:span text:style-name="T14"> The demilich retains the lich’s +5 natural armor bonus and gains an insight bonus equal to AC equal to its Hit Dice, as well as a probable size adjustment to AC. </text:span></text:p>
      <text:p text:style-name="P10"><text:span text:style-name="T15">Attack:</text:span><text:span text:style-name="T14"> The demilich gains an insight bonus equal to its Hit Dice as a bonus on its touch attacks.</text:span></text:p>
      <text:p text:style-name="P10"><text:span text:style-name="T15">Damage:</text:span><text:span text:style-name="T14"> The demilich gains an enhanced touch attack over that of its previous lich form (it now uses its entire flying skull to make the touch attack), including paralyzing touch. The demilich’s touch attack uses negative energy to deal 10d6+20 points of damage to living creatures (no saving throw). Liches with other natural attacks lose them. </text:span></text:p>
      <text:p text:style-name="P10"><text:span text:style-name="T15">Special Attacks:</text:span><text:span text:style-name="T14"> The demilich retains all the lich’s special attacks and also gains those described below. </text:span></text:p>
      <text:p text:style-name="P10"><text:span text:style-name="T17">Trap the Soul (Su):</text:span><text:span text:style-name="T16"> </text:span><text:span text:style-name="T14">A demilich can trap the souls of up to eight living creatures per day. To use this power, it selects any target it can see within 300 feet. The target is allowed a Fort saving throw (DC 10 + demilich’s HD + demilich’s Cha modifier). If the target makes its saving throw, it gains four negative levels (this does not count as a use of trap the soul). If the target fails its save, the soul of the target is instantly drawn from its body and trapped within one of the gems incorporated into the demilich’s form. The gem gleams wickedly for 24 hours, indicating the captive soul within. The soulless body collapses in a mass of corruption and molders in a single round, reduced to dust. If left to its own devices, the demilich slowly devours the soul over 24 hours—at the end of that time the soul is completely absorbed, and the victim is forever gone. If the demilich is overcome before the soul is eaten, crushing the gem releases the soul, after which time it is free to seek the afterlife or be returned to its body by the use of either </text:span><text:span text:style-name="T16">resurrectio</text:span><text:span text:style-name="T14">n, </text:span><text:span text:style-name="T16">true resurrection, clone, </text:span><text:span text:style-name="T14">or </text:span><text:span text:style-name="T16">miracle. </text:span><text:span text:style-name="T14">If the demilich is overcome before the soul is eaten, crushing the gem releases the soul, after which time it is free to seek the afterlife or be returned to its body by the use of either </text:span><text:span text:style-name="T16">resurrectio</text:span><text:span text:style-name="T14">n, </text:span><text:span text:style-name="T16">true resurrection, clone, </text:span><text:span text:style-name="T14">or </text:span><text:span text:style-name="T16">miracle. </text:span><text:span text:style-name="T14">A potential victim protected by a </text:span><text:span text:style-name="T16">death ward </text:span><text:span text:style-name="T14">spell is not immune to trap the soul, but receives a +5 bonus on its Fortitude saving throw and</text:span><text:span text:style-name="T16"> </text:span><text:span text:style-name="T14">is effective against the level loss on a successful save. </text:span></text:p>
      <text:p text:style-name="P10"><text:span text:style-name="T17">Fear Aura (Su): </text:span><text:span text:style-name="T14">Demiliches are shrouded in a dreadful aura of death and evil. Creatures of less than 5 HD in a 60- foot radius that look at the demilich must succeed at a Will save (DC 14 + demilich’s Cha modifier) or be affected as though by </text:span><text:span text:style-name="T16">fear </text:span><text:span text:style-name="T14">as cast by a 21st-level caster. </text:span></text:p>
      <text:p text:style-name="P10"><text:span text:style-name="T17">Paralyzing Touch (Su): </text:span><text:span text:style-name="T14">Any living creature a demilich touches must succeed at a Fortitude save (DC 10 + demilich’s HD + demilich’s Cha modifier) or be permanently paralyzed. </text:span><text:span text:style-name="T16">Remove paralysis </text:span><text:span text:style-name="T14">or any spell that can remove a curse can free the victim. The effect cannot be dispelled. Anyone paralyzed by a demilich seems dead, though a successful Spot check (DC 20) or Heal check (DC 15) reveals that the victim is still alive. </text:span></text:p>
      <text:p text:style-name="P10"><text:span text:style-name="T14">Spells: The demilich can cast any spells it could cast as a lich. </text:span></text:p>
      <text:p text:style-name="P10"><text:span text:style-name="T16">Perfect Automatic Still Spell: </text:span><text:span text:style-name="T14">The demilich can cast all the spells it knows without gestures. </text:span></text:p>
      <text:p text:style-name="P10"><text:span text:style-name="T15">Spell-Like Abilities:</text:span><text:span text:style-name="T14"> At will—</text:span><text:span text:style-name="T16">alter self, astral projection, create greater undead, create undead, death knell, enervation, greater dispel magic, harm </text:span><text:span text:style-name="T14">(usually used to heal itself ), </text:span><text:span text:style-name="T16">summon monster I–IX, telekinesis, </text:span><text:span text:style-name="T14">and </text:span><text:span text:style-name="T16">weird; </text:span><text:span text:style-name="T14">2/day— </text:span><text:span text:style-name="T16">greater planar ally. </text:span><text:span text:style-name="T14">Demiliches use these abilities as casters of a level equal to their spellcaster level, but the save DCs are equal to 10 + the demilich’s HD + the demilich’s Charisma modifier. </text:span></text:p>
      <text:p text:style-name="P10"><text:span text:style-name="T15">Special Qualities:</text:span><text:span text:style-name="T14"> The demilich retains all the lich’s special qualities and also has those described below. </text:span></text:p>
      <text:p text:style-name="P10"><text:span text:style-name="T17">Magic Immunity (Ex):</text:span><text:span text:style-name="T16"> </text:span><text:span text:style-name="T14">Demiliches are immune to all magical and supernatural effects, except as follows. A </text:span><text:span text:style-name="T16">shatter </text:span><text:span text:style-name="T14">spell affects a demilich as if it were a crystalline creature, but deals half the damage normally indicated. A </text:span><text:span text:style-name="T16">dispel evil </text:span><text:span text:style-name="T14">spell deals 3d6 points of damage (Fort save for half damage). </text:span><text:span text:style-name="T16">Holy smite </text:span><text:span text:style-name="T14">spells affect demiliches normally. </text:span></text:p>
      <text:p text:style-name="P10"><text:span text:style-name="T17">Phylactery Transference (Su):</text:span><text:span text:style-name="T16"> </text:span><text:span text:style-name="T14">Headbands, belts, rings, cloaks, and other wearable items kept in close association with the demilich’s phylactery transfer all their benefits to the demilich no matter how far apart the demilich and the phylactery are located. The standard limits on types of items utilized simultaneously still apply. </text:span></text:p>
      <text:p text:style-name="P10"><text:soft-page-break/><text:span text:style-name="T17">Undead Traits:</text:span><text:span text:style-name="T16"> </text:span><text:span text:style-name="T14">Immune to poison, </text:span><text:span text:style-name="T16">sleep, </text:span><text:span text:style-name="T14">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10"><text:span text:style-name="T17">Immunities (Ex):</text:span><text:span text:style-name="T16"> </text:span><text:span text:style-name="T14">Demiliches are immune to cold, electricity, polymorph, and mind-affecting attacks. </text:span></text:p>
      <text:p text:style-name="P10"><text:span text:style-name="T17">Turn Resistance (Ex): </text:span><text:span text:style-name="T14">A demilich has turn resistance +20. </text:span></text:p>
      <text:p text:style-name="P10"><text:span text:style-name="T17">Damage Reduction (Su):</text:span><text:span text:style-name="T16"> </text:span><text:span text:style-name="T14">A demilich loses any previous damage reduction and instead has damage reduction 15/Epic and bludgeoning (15 <text:s/>points of damage is subtracted from all melee attacks unless the weapon used is both an epic and a bludgeoning weapon). Vorpal weapons, no matter their enhancement bonus, ignore this damage reduction but do only half damage to a demilich (demiliches cannot be beheaded). </text:span></text:p>
      <text:p text:style-name="P10"><text:span text:style-name="T17">Resistances (Ex):</text:span><text:span text:style-name="T16"> </text:span><text:span text:style-name="T14">Demiliches have acid resistance 20, fire resistance 20, and sonic resistance 20. </text:span></text:p>
      <text:p text:style-name="P10"><text:span text:style-name="T15">Saves:</text:span><text:span text:style-name="T14"> Same as the lich. </text:span></text:p>
      <text:p text:style-name="P10"><text:span text:style-name="T15">Abilities:</text:span><text:span text:style-name="T14"> A demilich gains +10 to Intelligence, Wisdom, and Charisma. </text:span></text:p>
      <text:p text:style-name="P10"><text:span text:style-name="T15">Skills:</text:span><text:span text:style-name="T14"> Demiliches receive a +20 racial bonus on Hide, Listen, Move Silently, Search, Sense Motive, and Spot checks. Otherwise same as the lich (this overlaps with the previous racial bonus gained by the lich; it does not stack). </text:span></text:p>
      <text:p text:style-name="P10"><text:span text:style-name="T15">Feats:</text:span><text:span text:style-name="T14"> Same as the lich. </text:span></text:p>
      <text:p text:style-name="P10"><text:span text:style-name="T15">Epic Feats:</text:span><text:span text:style-name="T14"> Demiliches gain the feats Blinding Speed, Tenacious Magic, and Automatic Quicken Spell. </text:span></text:p>
      <text:p text:style-name="P10"><text:span text:style-name="T15">Climate/Terrain:</text:span><text:span text:style-name="T14"> Same as the lich. </text:span></text:p>
      <text:p text:style-name="P10"><text:span text:style-name="T15">Organization:</text:span><text:span text:style-name="T14"> Solitary or consistory (1 demilich and 3–6 liches). </text:span></text:p>
      <text:p text:style-name="P10"><text:span text:style-name="T15">Challenge Rating:</text:span><text:span text:style-name="T14"> Same as the lich + 6. </text:span></text:p>
      <text:p text:style-name="P10"><text:span text:style-name="T15">Treasure:</text:span><text:span text:style-name="T14"> Same as the lich. </text:span></text:p>
      <text:p text:style-name="P10"><text:span text:style-name="T15">Alignment:</text:span><text:span text:style-name="T14"> Any evil. </text:span></text:p>
      <text:p text:style-name="P10"><text:span text:style-name="T15">Advancement:</text:span><text:span text:style-name="T14"> By character class. </text:span></text:p>
      <text:p text:style-name="P11"/>
      <text:h text:style-name="P23" text:outline-level="1"><text:span text:style-name="T12">DEMILICH CHARACTERS </text:span></text:h>
      <text:p text:style-name="P10"><text:span text:style-name="T14">The process of becoming a demilich can be undertaken only by a lich acting of its own free will. The demilich retains all class abilities it had as a lich. </text:span></text:p>
      <text:p text:style-name="P11"/>
      <text:h text:style-name="P23" text:outline-level="1"><text:span text:style-name="T12">CREATING SOUL GEMS </text:span></text:h>
      <text:p text:style-name="P10"><text:span text:style-name="T14">Liches have phylacteries that allow them to reappear 1d10 days after their apparent death, as do demiliches. Demiliches also have eight soul gems, each of which acts like a phylactery in its own right. If all the soul gems, as well as the demilich’s phylactery, are not destroyed after a demilich is downed, the demilich reappears 1d10 days after its apparent death. The soul gems also allow the demilich to use its most devastating ability, trap the soul (see above). Each demilich must make its own soul gems, which requires the Craft Wondrous Item feat. The lich must be a sorcerer, wizard, or cleric of at least 21st level. Each soul gem costs 120,000 gp and 4,800 XP to create and has a caster level equal to that of its creator at the time of creation. Soul gems appear as egg-shaped gems of wondrous quality. They are always incorporated directly into the concentrated form of the demilich. </text:span></text:p>
      <text:p text:style-name="P11"/>
      <text:h text:style-name="P23" text:outline-level="1"><text:span text:style-name="T10">DEVASTATION VERMIN </text:span></text:h>
      <text:p text:style-name="P10"><text:span text:style-name="T15">Vermin Traits: </text:span><text:span text:style-name="T14">Immune to mind-affecting effects (charms, compulsions, phantasms, patterns, and morale effects). </text:span></text:p>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P14"><text:span text:style-name="T4"><text:s/></text:span></text:p>
          </table:table-cell>
          <table:table-cell table:style-name="Table15.A1" office:value-type="string">
            <text:p text:style-name="P14"><text:span text:style-name="T4">Devastation Centipede </text:span></text:p>
          </table:table-cell>
          <table:table-cell table:style-name="Table15.A1" office:value-type="string">
            <text:p text:style-name="P14"><text:span text:style-name="T4">Devastation Spider </text:span></text:p>
          </table:table-cell>
        </table:table-row>
        <table:table-row table:style-name="Table15.1">
          <table:covered-table-cell/>
          <table:table-cell table:style-name="Table15.A2" office:value-type="string">
            <text:p text:style-name="P14"><text:span text:style-name="T3">Colossal Vermin </text:span></text:p>
          </table:table-cell>
          <table:table-cell table:style-name="Table15.A2" office:value-type="string">
            <text:p text:style-name="P14"><text:span text:style-name="T3">Colossal Vermin </text:span></text:p>
          </table:table-cell>
        </table:table-row>
        <table:table-row table:style-name="Table15.3">
          <table:table-cell table:style-name="Table15.A2" office:value-type="string">
            <text:p text:style-name="P14"><text:span text:style-name="T4">Hit Dice:</text:span><text:span text:style-name="T3"> </text:span></text:p>
          </table:table-cell>
          <table:table-cell table:style-name="Table15.A2" office:value-type="string">
            <text:p text:style-name="P14"><text:span text:style-name="T3">128d8+1,152 (1,728 hp) </text:span></text:p>
          </table:table-cell>
          <table:table-cell table:style-name="Table15.A2" office:value-type="string">
            <text:p text:style-name="P14"><text:span text:style-name="T3">128d8+1,280 (1,856 hp) </text:span></text:p>
          </table:table-cell>
        </table:table-row>
        <table:table-row table:style-name="Table15.3">
          <table:table-cell table:style-name="Table15.A2" office:value-type="string">
            <text:p text:style-name="P10"><text:span text:style-name="T4">Initiative:</text:span><text:span text:style-name="T3"> </text:span></text:p>
          </table:table-cell>
          <table:table-cell table:style-name="Table15.A2" office:value-type="string">
            <text:p text:style-name="P10"><text:span text:style-name="T3">+13 (Dex) </text:span></text:p>
          </table:table-cell>
          <table:table-cell table:style-name="Table15.A2" office:value-type="string">
            <text:p text:style-name="P10"><text:span text:style-name="T3">+14 (Dex) </text:span></text:p>
          </table:table-cell>
        </table:table-row>
        <table:table-row table:style-name="Table15.3">
          <table:table-cell table:style-name="Table15.A2" office:value-type="string">
            <text:p text:style-name="P10"><text:span text:style-name="T4">Speed:</text:span><text:span text:style-name="T3"> </text:span></text:p>
          </table:table-cell>
          <table:table-cell table:style-name="Table15.A2" office:value-type="string">
            <text:p text:style-name="P10"><text:span text:style-name="T3">80 ft. </text:span></text:p>
          </table:table-cell>
          <table:table-cell table:style-name="Table15.A2" office:value-type="string">
            <text:p text:style-name="P10"><text:span text:style-name="T3">60 ft., climb 40 ft. (80 ft., climb 40 ft.) </text:span></text:p>
          </table:table-cell>
        </table:table-row>
        <table:table-row table:style-name="Table15.3">
          <table:table-cell table:style-name="Table15.A2" office:value-type="string">
            <text:p text:style-name="P10"><text:span text:style-name="T4">AC:</text:span><text:span text:style-name="T3"> </text:span></text:p>
          </table:table-cell>
          <table:table-cell table:style-name="Table15.A2" office:value-type="string">
            <text:p text:style-name="P10"><text:span text:style-name="T3">55 (–8 size, +13 Dex, +40 natural) </text:span></text:p>
          </table:table-cell>
          <table:table-cell table:style-name="Table15.A2" office:value-type="string">
            <text:p text:style-name="P10"><text:span text:style-name="T3">58 (–8 size, +14 Dex, +42 natural) </text:span></text:p>
          </table:table-cell>
        </table:table-row>
        <table:table-row table:style-name="Table15.3">
          <table:table-cell table:style-name="Table15.A2" office:value-type="string">
            <text:p text:style-name="P10"><text:span text:style-name="T4">Base Attack/ Grapple:</text:span></text:p>
          </table:table-cell>
          <table:table-cell table:style-name="Table15.A2" office:value-type="string">
            <text:p text:style-name="P10"><text:span text:style-name="T3">+96/+128</text:span></text:p>
          </table:table-cell>
          <table:table-cell table:style-name="Table15.A2" office:value-type="string">
            <text:p text:style-name="P10"><text:span text:style-name="T3">+96/+125</text:span></text:p>
          </table:table-cell>
        </table:table-row>
        <table:table-row table:style-name="Table15.3">
          <table:table-cell table:style-name="Table15.A2" office:value-type="string">
            <text:p text:style-name="P10"><text:span text:style-name="T4">Attack:</text:span></text:p>
          </table:table-cell>
          <table:table-cell table:style-name="Table15.A2" office:value-type="string">
            <text:p text:style-name="P10"><text:span text:style-name="T3">Bite +99 (20d10+16 plus poison) melee</text:span></text:p>
          </table:table-cell>
          <table:table-cell table:style-name="Table15.A2" office:value-type="string">
            <text:p text:style-name="P10"><text:span text:style-name="T3">Bite +101 (18d10+19 plus poison) melee</text:span></text:p>
          </table:table-cell>
        </table:table-row>
        <table:table-row table:style-name="Table15.3">
          <table:table-cell table:style-name="Table15.A2" office:value-type="string">
            <text:p text:style-name="P10"><text:span text:style-name="T4">Full Attack:</text:span></text:p>
          </table:table-cell>
          <table:table-cell table:style-name="Table15.A2" office:value-type="string">
            <text:p text:style-name="P10"><text:span text:style-name="T3">Bite +99 (20d10+16 plus poison) melee</text:span></text:p>
          </table:table-cell>
          <table:table-cell table:style-name="Table15.A2" office:value-type="string">
            <text:p text:style-name="P10"><text:span text:style-name="T3">Bite +101 (18d10+19 plus poison) melee</text:span></text:p>
          </table:table-cell>
        </table:table-row>
        <table:table-row table:style-name="Table15.3">
          <table:table-cell table:style-name="Table15.A2" office:value-type="string">
            <text:p text:style-name="P10"><text:span text:style-name="T4">Space/Reach:</text:span><text:span text:style-name="T3"> </text:span></text:p>
          </table:table-cell>
          <table:table-cell table:style-name="Table15.A2" office:value-type="string">
            <text:p text:style-name="P10"><text:span text:style-name="T3">50 ft./40 ft. </text:span></text:p>
          </table:table-cell>
          <table:table-cell table:style-name="Table15.A2" office:value-type="string">
            <text:p text:style-name="P10"><text:span text:style-name="T3">50 ft./40 ft. </text:span></text:p>
          </table:table-cell>
        </table:table-row>
        <text:soft-page-break/>
        <table:table-row table:style-name="Table15.3">
          <table:table-cell table:style-name="Table15.A2" office:value-type="string">
            <text:p text:style-name="P10"><text:span text:style-name="T4">Special Attacks:</text:span><text:span text:style-name="T3"> </text:span></text:p>
          </table:table-cell>
          <table:table-cell table:style-name="Table15.A2" office:value-type="string">
            <text:p text:style-name="P10"><text:span text:style-name="T3">Poison </text:span></text:p>
          </table:table-cell>
          <table:table-cell table:style-name="Table15.A2" office:value-type="string">
            <text:p text:style-name="P10"><text:span text:style-name="T3">Poison </text:span></text:p>
          </table:table-cell>
        </table:table-row>
        <table:table-row table:style-name="Table15.3">
          <table:table-cell table:style-name="Table15.A2" office:value-type="string">
            <text:p text:style-name="P10"><text:span text:style-name="T4">Special Qualities:</text:span><text:span text:style-name="T3"> </text:span></text:p>
          </table:table-cell>
          <table:table-cell table:style-name="Table15.A2" office:value-type="string">
            <text:p text:style-name="P10"><text:span text:style-name="T3">Darkvision 300 ft., SR 50, DR 10/– </text:span></text:p>
          </table:table-cell>
          <table:table-cell table:style-name="Table15.A2" office:value-type="string">
            <text:p text:style-name="P10"><text:span text:style-name="T3">Darkvision 300 ft., SR 50, DR 10/–</text:span></text:p>
          </table:table-cell>
        </table:table-row>
        <table:table-row table:style-name="Table15.3">
          <table:table-cell table:style-name="Table15.A2" office:value-type="string">
            <text:p text:style-name="P10"><text:span text:style-name="T4">Saves:</text:span><text:span text:style-name="T3"> </text:span></text:p>
          </table:table-cell>
          <table:table-cell table:style-name="Table15.A2" office:value-type="string">
            <text:p text:style-name="P10"><text:span text:style-name="T3">Fort +75, Ref +55, Will +42 </text:span></text:p>
          </table:table-cell>
          <table:table-cell table:style-name="Table15.A2" office:value-type="string">
            <text:p text:style-name="P10"><text:span text:style-name="T3">Fort +76, Ref +56, Will +42 </text:span></text:p>
          </table:table-cell>
        </table:table-row>
        <table:table-row table:style-name="Table15.3">
          <table:table-cell table:style-name="Table15.A2" office:value-type="string">
            <text:p text:style-name="P10"><text:span text:style-name="T4">Abilities:</text:span><text:span text:style-name="T3"> </text:span></text:p>
          </table:table-cell>
          <table:table-cell table:style-name="Table15.A2" office:value-type="string">
            <text:p text:style-name="P10"><text:span text:style-name="T3">Str 33, Dex 37, Con 29, Int –, Wis 10, Cha 2</text:span></text:p>
          </table:table-cell>
          <table:table-cell table:style-name="Table15.A2" office:value-type="string">
            <text:p text:style-name="P10"><text:span text:style-name="T3">Str 37, Dex 39, Con 30, Int –, Wis 10, Cha 2</text:span></text:p>
          </table:table-cell>
        </table:table-row>
        <table:table-row table:style-name="Table15.3">
          <table:table-cell table:style-name="Table15.A2" office:value-type="string">
            <text:p text:style-name="P10"><text:span text:style-name="T4">Skills:</text:span></text:p>
          </table:table-cell>
          <table:table-cell table:style-name="Table15.A2" office:value-type="string">
            <text:p text:style-name="P10"><text:span text:style-name="T3">Climb +19, Hide +1, Jump +31, Spot +8</text:span></text:p>
          </table:table-cell>
          <table:table-cell table:style-name="Table15.A2" office:value-type="string">
            <text:p text:style-name="P10"><text:span text:style-name="T3">Climb +21, Hide +2 (-2), Jump +25 (+39), Move Silently +14, Spot +8 (+12)</text:span></text:p>
          </table:table-cell>
        </table:table-row>
        <table:table-row table:style-name="Table15.3">
          <table:table-cell table:style-name="Table15.A2" office:value-type="string">
            <text:p text:style-name="P10"><text:span text:style-name="T4">Climate/Terrain:</text:span><text:span text:style-name="T3"> </text:span></text:p>
          </table:table-cell>
          <table:table-cell table:style-name="Table15.A2" office:value-type="string">
            <text:p text:style-name="P10"><text:span text:style-name="T3">Any land </text:span></text:p>
          </table:table-cell>
          <table:table-cell table:style-name="Table15.A2" office:value-type="string">
            <text:p text:style-name="P10"><text:span text:style-name="T3">Any land </text:span></text:p>
          </table:table-cell>
        </table:table-row>
        <table:table-row table:style-name="Table15.3">
          <table:table-cell table:style-name="Table15.A2" office:value-type="string">
            <text:p text:style-name="P10"><text:span text:style-name="T4">Organization:</text:span><text:span text:style-name="T3"> </text:span></text:p>
          </table:table-cell>
          <table:table-cell table:style-name="Table15.A2" office:value-type="string">
            <text:p text:style-name="P10"><text:span text:style-name="T3">Solitary or cluster (2–5) </text:span></text:p>
          </table:table-cell>
          <table:table-cell table:style-name="Table15.A2" office:value-type="string">
            <text:p text:style-name="P10"><text:span text:style-name="T3">Solitary or cluster (2–5) </text:span></text:p>
          </table:table-cell>
        </table:table-row>
        <table:table-row table:style-name="Table15.3">
          <table:table-cell table:style-name="Table15.A2" office:value-type="string">
            <text:p text:style-name="P10"><text:span text:style-name="T4">Challenge Rating:</text:span><text:span text:style-name="T3"> </text:span></text:p>
          </table:table-cell>
          <table:table-cell table:style-name="Table15.A2" office:value-type="string">
            <text:p text:style-name="P10"><text:span text:style-name="T3">39 </text:span></text:p>
          </table:table-cell>
          <table:table-cell table:style-name="Table15.A2" office:value-type="string">
            <text:p text:style-name="P10"><text:span text:style-name="T3">41 </text:span></text:p>
          </table:table-cell>
        </table:table-row>
        <table:table-row table:style-name="Table15.3">
          <table:table-cell table:style-name="Table15.A2" office:value-type="string">
            <text:p text:style-name="P10"><text:span text:style-name="T4">Treasure:</text:span><text:span text:style-name="T3"> </text:span></text:p>
          </table:table-cell>
          <table:table-cell table:style-name="Table15.A2" office:value-type="string">
            <text:p text:style-name="P10"><text:span text:style-name="T3">None </text:span></text:p>
          </table:table-cell>
          <table:table-cell table:style-name="Table15.A2" office:value-type="string">
            <text:p text:style-name="P10"><text:span text:style-name="T3">None </text:span></text:p>
          </table:table-cell>
        </table:table-row>
        <table:table-row table:style-name="Table15.3">
          <table:table-cell table:style-name="Table15.A2" office:value-type="string">
            <text:p text:style-name="P10"><text:span text:style-name="T4">Alignment:</text:span><text:span text:style-name="T3"> </text:span></text:p>
          </table:table-cell>
          <table:table-cell table:style-name="Table15.A2" office:value-type="string">
            <text:p text:style-name="P10"><text:span text:style-name="T3">Always neutral </text:span></text:p>
          </table:table-cell>
          <table:table-cell table:style-name="Table15.A2" office:value-type="string">
            <text:p text:style-name="P10"><text:span text:style-name="T3">Always neutral </text:span></text:p>
          </table:table-cell>
        </table:table-row>
        <text:soft-page-break/>
        <table:table-row table:style-name="Table15.3">
          <table:table-cell table:style-name="Table15.A21" office:value-type="string">
            <text:p text:style-name="P14"><text:span text:style-name="T4">Advancement:</text:span><text:span text:style-name="T3"> </text:span></text:p>
          </table:table-cell>
          <table:table-cell table:style-name="Table15.A21" office:value-type="string">
            <text:p text:style-name="P14"><text:span text:style-name="T3">None </text:span></text:p>
          </table:table-cell>
          <table:table-cell table:style-name="Table15.A21" office:value-type="string">
            <text:p text:style-name="P14"><text:span text:style-name="T3">None </text:span></text:p>
          </table:table-cell>
        </table:table-row>
      </table:table>
      <text:p text:style-name="P11"/>
      <table:table table:name="Table16" table:style-name="Table16">
        <table:table-column table:style-name="Table16.A"/>
        <table:table-column table:style-name="Table16.B" table:number-columns-repeated="2"/>
        <table:table-row table:style-name="Table16.1">
          <table:table-cell table:style-name="Table16.A1" table:number-rows-spanned="2" office:value-type="string">
            <text:p text:style-name="P14"><text:span text:style-name="T4"><text:s/></text:span></text:p>
          </table:table-cell>
          <table:table-cell table:style-name="Table16.A1" office:value-type="string">
            <text:p text:style-name="P14"><text:span text:style-name="T4">Devastation Scorpion </text:span></text:p>
          </table:table-cell>
          <table:table-cell table:style-name="Table16.A1" office:value-type="string">
            <text:p text:style-name="P14"><text:span text:style-name="T4">Devastation Beetle </text:span></text:p>
          </table:table-cell>
        </table:table-row>
        <table:table-row table:style-name="Table16.1">
          <table:covered-table-cell/>
          <table:table-cell table:style-name="Table16.A2" office:value-type="string">
            <text:p text:style-name="P14"><text:span text:style-name="T3">Colossal Vermin </text:span></text:p>
          </table:table-cell>
          <table:table-cell table:style-name="Table16.A2" office:value-type="string">
            <text:p text:style-name="P14"><text:span text:style-name="T3">Colossal Vermin </text:span></text:p>
          </table:table-cell>
        </table:table-row>
        <table:table-row table:style-name="Table16.3">
          <table:table-cell table:style-name="Table16.A2" office:value-type="string">
            <text:p text:style-name="P14"><text:span text:style-name="T4">Hit Dice:</text:span><text:span text:style-name="T3"> </text:span></text:p>
          </table:table-cell>
          <table:table-cell table:style-name="Table16.A2" office:value-type="string">
            <text:p text:style-name="P14"><text:span text:style-name="T3">128d8+1,408 (1,984 hp) </text:span></text:p>
          </table:table-cell>
          <table:table-cell table:style-name="Table16.A2" office:value-type="string">
            <text:p text:style-name="P14"><text:span text:style-name="T3">128d8+2,304 (2,880 hp) </text:span></text:p>
          </table:table-cell>
        </table:table-row>
        <table:table-row table:style-name="Table16.3">
          <table:table-cell table:style-name="Table16.A2" office:value-type="string">
            <text:p text:style-name="P10"><text:span text:style-name="T4">Initiative:</text:span><text:span text:style-name="T3"> </text:span></text:p>
          </table:table-cell>
          <table:table-cell table:style-name="Table16.A2" office:value-type="string">
            <text:p text:style-name="P10"><text:span text:style-name="T3">+12 (Dex) </text:span></text:p>
          </table:table-cell>
          <table:table-cell table:style-name="Table16.A2" office:value-type="string">
            <text:p text:style-name="P10"><text:span text:style-name="T3">+10 (Dex) </text:span></text:p>
          </table:table-cell>
        </table:table-row>
        <table:table-row table:style-name="Table16.3">
          <table:table-cell table:style-name="Table16.A2" office:value-type="string">
            <text:p text:style-name="P10"><text:span text:style-name="T4">Speed:</text:span><text:span text:style-name="T3"> </text:span></text:p>
          </table:table-cell>
          <table:table-cell table:style-name="Table16.A2" office:value-type="string">
            <text:p text:style-name="P10"><text:span text:style-name="T3">100 ft. </text:span></text:p>
          </table:table-cell>
          <table:table-cell table:style-name="Table16.A2" office:value-type="string">
            <text:p text:style-name="P10"><text:span text:style-name="T3">70 ft. </text:span></text:p>
          </table:table-cell>
        </table:table-row>
        <table:table-row table:style-name="Table16.3">
          <table:table-cell table:style-name="Table16.A2" office:value-type="string">
            <text:p text:style-name="P10"><text:span text:style-name="T4">AC:</text:span><text:span text:style-name="T3"> </text:span></text:p>
          </table:table-cell>
          <table:table-cell table:style-name="Table16.A2" office:value-type="string">
            <text:p text:style-name="P10"><text:span text:style-name="T3">60 (–8 size, +12 Dex, +46 natural) </text:span></text:p>
          </table:table-cell>
          <table:table-cell table:style-name="Table16.A2" office:value-type="string">
            <text:p text:style-name="P10"><text:span text:style-name="T3">72 (–8 size, +10 Dex, +60 natural) </text:span></text:p>
          </table:table-cell>
        </table:table-row>
        <table:table-row table:style-name="Table16.3">
          <table:table-cell table:style-name="Table16.A2" office:value-type="string">
            <text:p text:style-name="P10"><text:span text:style-name="T4">Attacks:</text:span><text:span text:style-name="T3"> </text:span></text:p>
          </table:table-cell>
          <table:table-cell table:style-name="Table16.A2" office:value-type="string">
            <text:p text:style-name="P10"><text:span text:style-name="T3">2 claws +102 melee, sting +97 melee </text:span></text:p>
          </table:table-cell>
          <table:table-cell table:style-name="Table16.A2" office:value-type="string">
            <text:p text:style-name="P10"><text:span text:style-name="T3">Bite +104 melee </text:span></text:p>
          </table:table-cell>
        </table:table-row>
        <table:table-row table:style-name="Table16.3">
          <table:table-cell table:style-name="Table16.A2" office:value-type="string">
            <text:p text:style-name="P10"><text:span text:style-name="T4">Damage:</text:span><text:span text:style-name="T3"> </text:span></text:p>
          </table:table-cell>
          <table:table-cell table:style-name="Table16.A2" office:value-type="string">
            <text:p text:style-name="P10"><text:span text:style-name="T3">Claw 10d10+14, sting 8d10+7 plus poison </text:span></text:p>
          </table:table-cell>
          <table:table-cell table:style-name="Table16.A2" office:value-type="string">
            <text:p text:style-name="P10"><text:span text:style-name="T3">Bite 25d10+24 </text:span></text:p>
          </table:table-cell>
        </table:table-row>
        <table:table-row table:style-name="Table16.3">
          <table:table-cell table:style-name="Table16.A2" office:value-type="string">
            <text:p text:style-name="P10"><text:span text:style-name="T4">Space/Reach:</text:span><text:span text:style-name="T3"> </text:span></text:p>
          </table:table-cell>
          <table:table-cell table:style-name="Table16.A2" office:value-type="string">
            <text:p text:style-name="P10"><text:span text:style-name="T3">50 ft./40 ft. </text:span></text:p>
          </table:table-cell>
          <table:table-cell table:style-name="Table16.A2" office:value-type="string">
            <text:p text:style-name="P10"><text:span text:style-name="T3">50 ft./40 ft. </text:span></text:p>
          </table:table-cell>
        </table:table-row>
        <table:table-row table:style-name="Table16.3">
          <table:table-cell table:style-name="Table16.A2" office:value-type="string">
            <text:p text:style-name="P10"><text:span text:style-name="T4">Special Attacks:</text:span><text:span text:style-name="T3"> </text:span></text:p>
          </table:table-cell>
          <table:table-cell table:style-name="Table16.A2" office:value-type="string">
            <text:p text:style-name="P10"><text:span text:style-name="T3">Improved grab, squeeze, poison </text:span></text:p>
          </table:table-cell>
          <table:table-cell table:style-name="Table16.A2" office:value-type="string">
            <text:p text:style-name="P10"><text:span text:style-name="T3">Trample 30d10+24, acid cloud </text:span></text:p>
          </table:table-cell>
        </table:table-row>
        <table:table-row table:style-name="Table16.3">
          <table:table-cell table:style-name="Table16.A2" office:value-type="string">
            <text:p text:style-name="P10"><text:span text:style-name="T4">Special Qualities:</text:span><text:span text:style-name="T3"> </text:span></text:p>
          </table:table-cell>
          <table:table-cell table:style-name="Table16.A2" office:value-type="string">
            <text:p text:style-name="P10"><text:span text:style-name="T3">Darkvision 300 ft., SR 50, DR 15/– <text:s/></text:span></text:p>
          </table:table-cell>
          <table:table-cell table:style-name="Table16.A2" office:value-type="string">
            <text:p text:style-name="P10"><text:span text:style-name="T3">Darkvision 300 ft., SR 60, DR 20/– <text:s/></text:span></text:p>
          </table:table-cell>
        </table:table-row>
        <table:table-row table:style-name="Table16.3">
          <table:table-cell table:style-name="Table16.A2" office:value-type="string">
            <text:p text:style-name="P10"><text:span text:style-name="T4">Saves:</text:span><text:span text:style-name="T3"> </text:span></text:p>
          </table:table-cell>
          <table:table-cell table:style-name="Table16.A2" office:value-type="string">
            <text:p text:style-name="P10"><text:span text:style-name="T3">Fort +77, Ref +54, Will +42 </text:span></text:p>
          </table:table-cell>
          <table:table-cell table:style-name="Table16.A2" office:value-type="string">
            <text:p text:style-name="P10"><text:span text:style-name="T3">Fort +84, Ref +52, Will +42 </text:span></text:p>
          </table:table-cell>
        </table:table-row>
        <table:table-row table:style-name="Table16.3">
          <table:table-cell table:style-name="Table16.A2" office:value-type="string">
            <text:p text:style-name="P10"><text:span text:style-name="T4">Abilities:</text:span><text:span text:style-name="T3"> </text:span></text:p>
          </table:table-cell>
          <table:table-cell table:style-name="Table16.A2" office:value-type="string">
            <text:p text:style-name="P10"><text:span text:style-name="T3">Str 38, Dex 35, Con 32, Int –, Wis 10, Cha 2 </text:span></text:p>
          </table:table-cell>
          <table:table-cell table:style-name="Table16.A2" office:value-type="string">
            <text:p text:style-name="P10"><text:span text:style-name="T3">Str 42, Dex 31, Con 46, Int –, Wis 10, Cha 9 </text:span></text:p>
          </table:table-cell>
        </table:table-row>
        <table:table-row table:style-name="Table16.3">
          <table:table-cell table:style-name="Table16.A2" office:value-type="string">
            <text:p text:style-name="P10"><text:span text:style-name="T4">Skills:</text:span><text:span text:style-name="T3"> </text:span></text:p>
          </table:table-cell>
          <table:table-cell table:style-name="Table16.A2" office:value-type="string">
            <text:p text:style-name="P10"><text:span text:style-name="T3">Climb +22, Hide +4, Jump +42, Spot +8</text:span></text:p>
          </table:table-cell>
          <table:table-cell table:style-name="Table16.A2" office:value-type="string">
            <text:p text:style-name="P10"><text:span text:style-name="T3">Jump +31, Listen +0, Spot +0</text:span></text:p>
          </table:table-cell>
        </table:table-row>
        <table:table-row table:style-name="Table16.3">
          <table:table-cell table:style-name="Table16.A2" office:value-type="string">
            <text:p text:style-name="P10"><text:span text:style-name="T4">Climate/Terrain:</text:span><text:span text:style-name="T3"> </text:span></text:p>
          </table:table-cell>
          <table:table-cell table:style-name="Table16.A2" office:value-type="string">
            <text:p text:style-name="P10"><text:span text:style-name="T3">Any land </text:span></text:p>
          </table:table-cell>
          <table:table-cell table:style-name="Table16.A2" office:value-type="string">
            <text:p text:style-name="P10"><text:span text:style-name="T3">Any land </text:span></text:p>
          </table:table-cell>
        </table:table-row>
        <table:table-row table:style-name="Table16.3">
          <table:table-cell table:style-name="Table16.A2" office:value-type="string">
            <text:p text:style-name="P10"><text:span text:style-name="T4">Organization:</text:span><text:span text:style-name="T3"> </text:span></text:p>
          </table:table-cell>
          <table:table-cell table:style-name="Table16.A2" office:value-type="string">
            <text:p text:style-name="P10"><text:span text:style-name="T3">Solitary or cluster (2–5) </text:span></text:p>
          </table:table-cell>
          <table:table-cell table:style-name="Table16.A2" office:value-type="string">
            <text:p text:style-name="P10"><text:span text:style-name="T3">Solitary or cluster (2–5) </text:span></text:p>
          </table:table-cell>
        </table:table-row>
        <table:table-row table:style-name="Table16.3">
          <table:table-cell table:style-name="Table16.A2" office:value-type="string">
            <text:p text:style-name="P10"><text:span text:style-name="T4">Challenge Rating:</text:span><text:span text:style-name="T3"> </text:span></text:p>
          </table:table-cell>
          <table:table-cell table:style-name="Table16.A2" office:value-type="string">
            <text:p text:style-name="P10"><text:span text:style-name="T3">42 </text:span></text:p>
          </table:table-cell>
          <table:table-cell table:style-name="Table16.A2" office:value-type="string">
            <text:p text:style-name="P10"><text:span text:style-name="T3">50 </text:span></text:p>
          </table:table-cell>
        </table:table-row>
        <table:table-row table:style-name="Table16.3">
          <table:table-cell table:style-name="Table16.A2" office:value-type="string">
            <text:p text:style-name="P10"><text:span text:style-name="T4">Treasure:</text:span><text:span text:style-name="T3"> </text:span></text:p>
          </table:table-cell>
          <table:table-cell table:style-name="Table16.A2" office:value-type="string">
            <text:p text:style-name="P10"><text:span text:style-name="T3">None </text:span></text:p>
          </table:table-cell>
          <table:table-cell table:style-name="Table16.A2" office:value-type="string">
            <text:p text:style-name="P10"><text:span text:style-name="T3">None </text:span></text:p>
          </table:table-cell>
        </table:table-row>
        <table:table-row table:style-name="Table16.3">
          <table:table-cell table:style-name="Table16.A2" office:value-type="string">
            <text:p text:style-name="P10"><text:span text:style-name="T4">Alignment:</text:span><text:span text:style-name="T3"> </text:span></text:p>
          </table:table-cell>
          <table:table-cell table:style-name="Table16.A2" office:value-type="string">
            <text:p text:style-name="P10"><text:span text:style-name="T3">Always neutral </text:span></text:p>
          </table:table-cell>
          <table:table-cell table:style-name="Table16.A2" office:value-type="string">
            <text:p text:style-name="P10"><text:span text:style-name="T3">Always neutral </text:span></text:p>
          </table:table-cell>
        </table:table-row>
        <table:table-row table:style-name="Table16.3">
          <table:table-cell table:style-name="Table16.A20" office:value-type="string">
            <text:p text:style-name="P14"><text:span text:style-name="T4">Advancement:</text:span><text:span text:style-name="T3"> </text:span></text:p>
          </table:table-cell>
          <table:table-cell table:style-name="Table16.A20" office:value-type="string">
            <text:p text:style-name="P14"><text:span text:style-name="T3">None </text:span></text:p>
          </table:table-cell>
          <table:table-cell table:style-name="Table16.A20" office:value-type="string">
            <text:p text:style-name="P14"><text:span text:style-name="T3">None</text:span></text:p>
          </table:table-cell>
        </table:table-row>
      </table:table>
      <text:h text:style-name="P23" text:outline-level="1"><text:span text:style-name="T12">DEVASTATION CENTIPEDE </text:span></text:h>
      <text:p text:style-name="P10"><text:span text:style-name="T15">Poison (Ex): </text:span><text:span text:style-name="T14">Bite, Fort save (DC 93); initial and secondary damage 2d12 temporary Dex. </text:span></text:p>
      <text:p text:style-name="P10"><text:span text:style-name="T15">Skills:</text:span><text:span text:style-name="T14"> Devastation centipedes receive a +8 racial bonus on Climb, Hide, and Spot checks. </text:span></text:p>
      <text:h text:style-name="P23" text:outline-level="1"><text:span text:style-name="T12">DEVASTATION SPIDER </text:span></text:h>
      <text:p text:style-name="P10"><text:span text:style-name="T15">Poison (Ex):</text:span><text:span text:style-name="T14"> Bite, Fort save (DC 94); initial and secondary damage 2d12 temporary Con. </text:span></text:p>
      <text:p text:style-name="P10"><text:span text:style-name="T15">Web (Ex):</text:span><text:span text:style-name="T14"> A single web strand is strong enough to support the spider and one creature of Gargantuan size. Web-spinning devastation spiders can cast a web eight times per day. This is similar to an attack with a net but has a maximum range of 150 feet, with a range increment of 30 feet, and is effective against targets of up to Gargantuan size. The web anchors the target in place, allowing no movement. An entangled creature can escape with a successful Escape Artist check (DC 38) or burst it with a Strength check (DC 44). Both are standard actions. Web-spinning spiders often create sheets of sticky webbing about 1,000 feet square. They usually position these sheets to snare flying creatures but can also try to trap prey on the ground. Approaching creatures must succeed at a Spot check (DC 20) to notice a web; otherwise, they stumble into it and become trapped as though by a successful web attack. Attempts to escape or burst the webbing gain a +5 bonus if the trapped creature has something to walk on or grab while pulling free. Each 5-foot section has 24 hit points, and sheet webs have damage reduction 20/fire. A devastation spider can move across its own sheet web at its climb speed and can determine the exact location of any creature caught in the web. </text:span></text:p>
      <text:p text:style-name="P10"><text:span text:style-name="T15">Skills:</text:span><text:span text:style-name="T14"> Web-spinning devastation spiders receive a +4 racial bonus on Hide and Spot checks. Hunting spiders receive a +6 racial bonus on Jump checks and a +8 racial bonus on Spot checks (using the modifiers given in parentheses). *All devastation spiders gain a +8 competence bonus on Hide and Move Silently checks when using their webs. </text:span></text:p>
      <text:h text:style-name="P23" text:outline-level="1"><text:span text:style-name="T12">DEVASTATION SCORPION </text:span></text:h>
      <text:p text:style-name="P10"><text:span text:style-name="T15">Improved Grab (Ex):</text:span><text:span text:style-name="T14"> To use this ability, the devastation scorpion must hit with its claw attack. If it gets a hold, it hangs on and squeezes. </text:span></text:p>
      <text:p text:style-name="P10"><text:span text:style-name="T15">Squeeze (Ex):</text:span><text:span text:style-name="T14"> A devastation scorpion that gets a hold on a Gargantuan or smaller opponent automatically deals damage with both claws and its sting. </text:span></text:p>
      <text:p text:style-name="P10"><text:span text:style-name="T15">Poison (Ex):</text:span><text:span text:style-name="T14"> Sting, Fort save (DC 95); initial and secondary damage 2d12 temporary Str. </text:span></text:p>
      <text:p text:style-name="P10"><text:soft-page-break/><text:span text:style-name="T15">Skills:</text:span><text:span text:style-name="T14"> Devastation scorpions receive a +4 racial bonus on Climb, Hide, and Spot checks. </text:span></text:p>
      <text:h text:style-name="P23" text:outline-level="1"><text:span text:style-name="T12">DEVASTATION BEETLE </text:span></text:h>
      <text:p text:style-name="P10"><text:span text:style-name="T15">Trample (Ex):</text:span><text:span text:style-name="T14"> A devastation beetle can trample Gargantuan and smaller creatures for 30d10+24 points of damage. Opponents who do not make attacks of opportunity against the devastation beetle can attempt a Reflex save (DC 90) to halve the damage. </text:span></text:p>
      <text:p text:style-name="P10"><text:span text:style-name="T15">Acid Cloud (Ex):</text:span><text:span text:style-name="T14"> A devastation beetle exudes a constant vapor that radiates outward in every direction for 60 feet. This vapor deals 6d6 points of acid damage each round to anyone caught in the cloud.</text:span></text:p>
      <text:p text:style-name="P11"/>
      <text:h text:style-name="P23" text:outline-level="1"><text:span text:style-name="T10">DRAGON, ADVANCED </text:span></text:h>
      <text:p text:style-name="P10"><text:span text:style-name="T14">The standard advancement rules allow dragons theoretically infinite progression even beyond the stage of great wyrm. The following rules let dragons improve more than their Hit Dice as they progress to epic heights of power. </text:span></text:p>
      <text:p text:style-name="P11"/>
      <text:p text:style-name="P10"><text:span text:style-name="T15">Age Category:</text:span><text:span text:style-name="T14"> A standard dragon gains one “virtual age category” for every 3 Hit Dice it gains beyond the great wyrm stage. Abilities that function once per day per age category or otherwise use the dragon’s age category as part of a calculation use this adjusted number. Epic dragons gain one age category per 5 Hit Dice beyond great wyrm. </text:span></text:p>
      <text:p text:style-name="P11"/>
      <text:p text:style-name="P10"><text:span text:style-name="T15">Size: </text:span><text:span text:style-name="T14">One important element of dragon advancement is increasing size. The dragons that don’t reach Colossal size by the great wyrm stage can never reach it according to the standard advancement rules. When advancing a dragon, consider its basic size group: lesser (white, black, brass, and copper dragons), ordinary (green, blue, and bronze dragons), greater (silver, red, and gold), or epic (force and prismatic). A dragon that is Tiny as a wyrmling is in the lesser group, a dragon that is Small as a wyrmling and never reaches Colossal size is in the ordinary group, and a dragon that is Small to Large as a wyrmling and reaches Colossal by the great wyrm stage is in the greater group. A lesser dragon becomes Colossal when it gains two age categories (6 Hit Dice) beyond great wyrm. It increases to Colossal+ when it gains an additional four age categories (12 HD). An ordinary dragon becomes Colossal when it gains one age category (3 Hit Dice) beyond great wyrm. It increases to Colossal+ when it gains an additional four age categories (12 HD). A greater dragon becomes Colossal+ when it gains four age categories (12 HD) more than it needed to reach the Colossal size. </text:span></text:p>
      <text:p text:style-name="P10"><text:span text:style-name="T14">Epic dragons, already Colossal+ by the time they reach the great wyrm stage, do not increase in size thereafter. Use the information presented under the epic dragon entry, below, to determine the statistics of a Colossal+ dragon. </text:span></text:p>
      <text:p text:style-name="P11"/>
      <text:p text:style-name="P10"><text:span text:style-name="T15">Armor Class:</text:span><text:span text:style-name="T14"> A dragon’s natural armor bonus increases by +1 for every Hit Die it gains beyond the great wyrm stage. (This rule applies for lesser dragon advancement as well, since natural armor and Hit Dice always increase at the same rate.) </text:span></text:p>
      <text:p text:style-name="P11"/>
      <text:p text:style-name="P10"><text:span text:style-name="T15">Breath Weapon:</text:span><text:span text:style-name="T14"> If a dragon’s breath weapon deals damage, the damage typically increases by 2 dice for every virtual age category the dragon gains. The two exceptions among standard dragons</text:span><text:span text:style-name="T16"> </text:span><text:span text:style-name="T14">are the brass and white dragons, whose breath weapon damage increases by only 1 die per age category. The saving throw DC against a dragon’s breath weapon remains 10 + 1/2 the dragon’s Hit Dice + its Constitution modifier. </text:span></text:p>
      <text:p text:style-name="P11"/>
      <text:p text:style-name="P10"><text:span text:style-name="T15">Spell Resistance:</text:span><text:span text:style-name="T14"> For standard advanced dragons, spell resistance increases by 2 per additional age category. For epic dragons, spell resistance increases by 3 (for force dragons) or 6 (for prismatic dragons) per additional age category. </text:span></text:p>
      <text:p text:style-name="P11"/>
      <text:p text:style-name="P10"><text:span text:style-name="T15">Speed:</text:span><text:span text:style-name="T14"> When a dragon becomes Colossal, its fly speed increases by 50 feet and its maneuverability becomes clumsy. When it reaches Colossal+, its fly speed increases by another 50 feet, and its maneuverability remains clumsy. A dragon’s land speed and other special movement types (swim, burrow, and so on) do not change. </text:span></text:p>
      <text:p text:style-name="P11"/>
      <text:p text:style-name="P10"><text:span text:style-name="T15">Ability Scores: </text:span><text:span text:style-name="T14">A great wyrm’s Strength and Constitution scores both increase by +2 for every virtual age category the dragon gains. Its Dexterity remains unchanged. Its Intelligence, Wisdom, and Charisma increase by +2 for every two age categories the dragon gains. </text:span></text:p>
      <text:p text:style-name="P11"/>
      <text:p text:style-name="P10"><text:span text:style-name="T15">Special Abilities:</text:span><text:span text:style-name="T14"> Dragons do not gain additional spell-like abilities, but their damage reduction continues to increase as they gain Hit Dice. For most dragons (the exceptions being the force and prismatic dragons), the great wyrm’s damage reduction increases to 15/epic after exceeding the great wyrm age category and the dragon’s natural weapons count as epic weapons for the purposes of bypassing damage reduction.</text:span></text:p>
      <text:p text:style-name="P10"><text:span text:style-name="T14">Force and prismatic dragons have the following DR progression: wyrmling 10/magic, young 15/magic, young adult 15/epic, mature adult 20/epic, very old 25/epic.</text:span></text:p>
      <text:p text:style-name="P10"><text:span text:style-name="T16">Caster Level: </text:span><text:span text:style-name="T14">A great wyrm’s caster level increases by 2 for every virtual age category the dragon gains. As with the epic dragons described later, advanced dragons gain the Improved Spell Capacity feat as a bonus feat once for every three caster levels above 20th. </text:span></text:p>
      <text:p text:style-name="P11"/>
      <text:p text:style-name="P10"><text:span text:style-name="T15">Feats:</text:span><text:span text:style-name="T14"> Like ordinary dragons, advanced dragons receive one feat for every 3 Hit Dice they have. Feats gained after the dragon attains great wyrm status can be epic feats. </text:span></text:p>
      <text:p text:style-name="P11"/>
      <text:p text:style-name="P10"><text:span text:style-name="T15">Challenge Rating:</text:span><text:span text:style-name="T14"> For standard dragons, CR increases by 2 per additional age category. For epic dragons, CR increases by 3 per additional age category. All other dragon statistics are as presented for dragons in general and specific dragon varieties. </text:span></text:p>
      <text:p text:style-name="P11"/>
      <text:h text:style-name="P23" text:outline-level="1"><text:span text:style-name="T10">DRAGON,EPIC </text:span></text:h>
      <text:p text:style-name="P10"><text:span text:style-name="T14">All epic dragons speak Draconic. </text:span></text:p>
      <text:p text:style-name="P10"><text:soft-page-break/><text:span text:style-name="T15">Epic Dragon Age Categories </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4"><text:span text:style-name="T4"><text:s/></text:span></text:p>
          </table:table-cell>
          <table:table-cell table:style-name="Table17.A1" office:value-type="string">
            <text:p text:style-name="P14"><text:span text:style-name="T4">Category </text:span></text:p>
          </table:table-cell>
          <table:table-cell table:style-name="Table17.A1" office:value-type="string">
            <text:p text:style-name="P17"><text:span text:style-name="T4">Age (Years)</text:span></text:p>
          </table:table-cell>
        </table:table-row>
        <table:table-row table:style-name="Table17.1">
          <table:table-cell table:style-name="Table17.A2" office:value-type="string">
            <text:p text:style-name="P14"><text:span text:style-name="T3">1 </text:span></text:p>
          </table:table-cell>
          <table:table-cell table:style-name="Table17.A2" office:value-type="string">
            <text:p text:style-name="P14"><text:span text:style-name="T3">Wyrmling </text:span></text:p>
          </table:table-cell>
          <table:table-cell table:style-name="Table17.A2" office:value-type="string">
            <text:p text:style-name="P17"><text:span text:style-name="T3">0–10</text:span></text:p>
          </table:table-cell>
        </table:table-row>
        <table:table-row table:style-name="Table17.1">
          <table:table-cell table:style-name="Table17.A2" office:value-type="string">
            <text:p text:style-name="P10"><text:span text:style-name="T3">2 </text:span></text:p>
          </table:table-cell>
          <table:table-cell table:style-name="Table17.A2" office:value-type="string">
            <text:p text:style-name="P10"><text:span text:style-name="T3">Very young </text:span></text:p>
          </table:table-cell>
          <table:table-cell table:style-name="Table17.A2" office:value-type="string">
            <text:p text:style-name="P16"><text:span text:style-name="T3">11–30</text:span></text:p>
          </table:table-cell>
        </table:table-row>
        <table:table-row table:style-name="Table17.1">
          <table:table-cell table:style-name="Table17.A2" office:value-type="string">
            <text:p text:style-name="P10"><text:span text:style-name="T3">3 </text:span></text:p>
          </table:table-cell>
          <table:table-cell table:style-name="Table17.A2" office:value-type="string">
            <text:p text:style-name="P10"><text:span text:style-name="T3">Young </text:span></text:p>
          </table:table-cell>
          <table:table-cell table:style-name="Table17.A2" office:value-type="string">
            <text:p text:style-name="P16"><text:span text:style-name="T3">31–50</text:span></text:p>
          </table:table-cell>
        </table:table-row>
        <table:table-row table:style-name="Table17.1">
          <table:table-cell table:style-name="Table17.A2" office:value-type="string">
            <text:p text:style-name="P10"><text:span text:style-name="T3">4 </text:span></text:p>
          </table:table-cell>
          <table:table-cell table:style-name="Table17.A2" office:value-type="string">
            <text:p text:style-name="P10"><text:span text:style-name="T3">Juvenile </text:span></text:p>
          </table:table-cell>
          <table:table-cell table:style-name="Table17.A2" office:value-type="string">
            <text:p text:style-name="P16"><text:span text:style-name="T3">51–100</text:span></text:p>
          </table:table-cell>
        </table:table-row>
        <table:table-row table:style-name="Table17.1">
          <table:table-cell table:style-name="Table17.A2" office:value-type="string">
            <text:p text:style-name="P10"><text:span text:style-name="T3">5 </text:span></text:p>
          </table:table-cell>
          <table:table-cell table:style-name="Table17.A2" office:value-type="string">
            <text:p text:style-name="P10"><text:span text:style-name="T3">Young adult </text:span></text:p>
          </table:table-cell>
          <table:table-cell table:style-name="Table17.A2" office:value-type="string">
            <text:p text:style-name="P16"><text:span text:style-name="T3">101–200</text:span></text:p>
          </table:table-cell>
        </table:table-row>
        <table:table-row table:style-name="Table17.1">
          <table:table-cell table:style-name="Table17.A2" office:value-type="string">
            <text:p text:style-name="P10"><text:span text:style-name="T3">6 </text:span></text:p>
          </table:table-cell>
          <table:table-cell table:style-name="Table17.A2" office:value-type="string">
            <text:p text:style-name="P10"><text:span text:style-name="T3">Adult </text:span></text:p>
          </table:table-cell>
          <table:table-cell table:style-name="Table17.A2" office:value-type="string">
            <text:p text:style-name="P16"><text:span text:style-name="T3">201–400</text:span></text:p>
          </table:table-cell>
        </table:table-row>
        <table:table-row table:style-name="Table17.1">
          <table:table-cell table:style-name="Table17.A2" office:value-type="string">
            <text:p text:style-name="P10"><text:span text:style-name="T3">7 </text:span></text:p>
          </table:table-cell>
          <table:table-cell table:style-name="Table17.A2" office:value-type="string">
            <text:p text:style-name="P10"><text:span text:style-name="T3">Mature adult </text:span></text:p>
          </table:table-cell>
          <table:table-cell table:style-name="Table17.A2" office:value-type="string">
            <text:p text:style-name="P16"><text:span text:style-name="T3">401–800</text:span></text:p>
          </table:table-cell>
        </table:table-row>
        <table:table-row table:style-name="Table17.1">
          <table:table-cell table:style-name="Table17.A2" office:value-type="string">
            <text:p text:style-name="P10"><text:span text:style-name="T3">8 </text:span></text:p>
          </table:table-cell>
          <table:table-cell table:style-name="Table17.A2" office:value-type="string">
            <text:p text:style-name="P10"><text:span text:style-name="T3">Old </text:span></text:p>
          </table:table-cell>
          <table:table-cell table:style-name="Table17.A2" office:value-type="string">
            <text:p text:style-name="P16"><text:span text:style-name="T3">801–1,200</text:span></text:p>
          </table:table-cell>
        </table:table-row>
        <table:table-row table:style-name="Table17.1">
          <table:table-cell table:style-name="Table17.A2" office:value-type="string">
            <text:p text:style-name="P10"><text:span text:style-name="T3">9 </text:span></text:p>
          </table:table-cell>
          <table:table-cell table:style-name="Table17.A2" office:value-type="string">
            <text:p text:style-name="P10"><text:span text:style-name="T3">Very old </text:span></text:p>
          </table:table-cell>
          <table:table-cell table:style-name="Table17.A2" office:value-type="string">
            <text:p text:style-name="P16"><text:span text:style-name="T3">1,201–1,600</text:span></text:p>
          </table:table-cell>
        </table:table-row>
        <table:table-row table:style-name="Table17.1">
          <table:table-cell table:style-name="Table17.A2" office:value-type="string">
            <text:p text:style-name="P10"><text:span text:style-name="T3">10 </text:span></text:p>
          </table:table-cell>
          <table:table-cell table:style-name="Table17.A2" office:value-type="string">
            <text:p text:style-name="P10"><text:span text:style-name="T3">Ancient </text:span></text:p>
          </table:table-cell>
          <table:table-cell table:style-name="Table17.A2" office:value-type="string">
            <text:p text:style-name="P16"><text:span text:style-name="T3">1,601–2,000</text:span></text:p>
          </table:table-cell>
        </table:table-row>
        <table:table-row table:style-name="Table17.1">
          <table:table-cell table:style-name="Table17.A2" office:value-type="string">
            <text:p text:style-name="P10"><text:span text:style-name="T3">11 </text:span></text:p>
          </table:table-cell>
          <table:table-cell table:style-name="Table17.A2" office:value-type="string">
            <text:p text:style-name="P10"><text:span text:style-name="T3">Wyrm </text:span></text:p>
          </table:table-cell>
          <table:table-cell table:style-name="Table17.A2" office:value-type="string">
            <text:p text:style-name="P16"><text:span text:style-name="T3">2,001–2,400</text:span></text:p>
          </table:table-cell>
        </table:table-row>
        <table:table-row table:style-name="Table17.1">
          <table:table-cell table:style-name="Table17.A13" office:value-type="string">
            <text:p text:style-name="P14"><text:span text:style-name="T3">12 </text:span></text:p>
          </table:table-cell>
          <table:table-cell table:style-name="Table17.A13" office:value-type="string">
            <text:p text:style-name="P14"><text:span text:style-name="T3">Great wyrm </text:span></text:p>
          </table:table-cell>
          <table:table-cell table:style-name="Table17.A13" office:value-type="string">
            <text:p text:style-name="P17"><text:span text:style-name="T3">2,401+</text:span></text:p>
          </table:table-cell>
        </table:table-row>
      </table:table>
      <text:p text:style-name="P10"><text:span text:style-name="T14"><text:s/></text:span></text:p>
      <text:h text:style-name="P23" text:outline-level="1"><text:span text:style-name="T12">COMBAT</text:span><text:span text:style-name="T15"> </text:span></text:h>
      <text:p text:style-name="P10"><text:span text:style-name="T14">Epic dragons share all the combat characteristics of standard dragons</text:span><text:span text:style-name="T16">. </text:span><text:span text:style-name="T14">Even wyrmling epic dragons are Huge, however, and are capable of making tail sweep and crush attacks. Although there is no size category larger than Colossal, the oldest epic dragons deal more damage with their attacks than other Colossal dragons, as shown on the Epic Dragon Face and Reach and Epic Dragon Attacks tables below. In addition, the breath weapon of the oldest epic dragons is a larger cone than most Colossal dragons possess. The size modifier for these dragons remains –8. </text:span></text:p>
      <text:p text:style-name="P11"/>
      <text:p text:style-name="P10"><text:span text:style-name="T15">Epic Dragon Space and Reach </text:span></text:p>
      <table:table table:name="Table18" table:style-name="Table18">
        <table:table-column table:style-name="Table18.A"/>
        <table:table-column table:style-name="Table18.B"/>
        <table:table-row table:style-name="Table18.1">
          <table:table-cell table:style-name="Table18.A1" office:value-type="string">
            <text:p text:style-name="P14"><text:span text:style-name="T4">Size </text:span></text:p>
          </table:table-cell>
          <table:table-cell table:style-name="Table18.A1" office:value-type="string">
            <text:p text:style-name="P14"><text:span text:style-name="T4">Space/Reach</text:span></text:p>
          </table:table-cell>
        </table:table-row>
        <table:table-row table:style-name="Table18.1">
          <table:table-cell table:style-name="Table18.A2" office:value-type="string">
            <text:p text:style-name="P14"><text:span text:style-name="T3">Huge </text:span></text:p>
          </table:table-cell>
          <table:table-cell table:style-name="Table18.A2" office:value-type="string">
            <text:p text:style-name="P14"><text:span text:style-name="T3">15 ft./10 ft. </text:span></text:p>
          </table:table-cell>
        </table:table-row>
        <table:table-row table:style-name="Table18.1">
          <table:table-cell table:style-name="Table18.A2" office:value-type="string">
            <text:p text:style-name="P10"><text:span text:style-name="T3">Gargantuan </text:span></text:p>
          </table:table-cell>
          <table:table-cell table:style-name="Table18.A2" office:value-type="string">
            <text:p text:style-name="P10"><text:span text:style-name="T3">20 ft./15 ft.</text:span></text:p>
          </table:table-cell>
        </table:table-row>
        <table:table-row table:style-name="Table18.1">
          <table:table-cell table:style-name="Table18.A2" office:value-type="string">
            <text:p text:style-name="P10"><text:span text:style-name="T3">Colossal </text:span></text:p>
          </table:table-cell>
          <table:table-cell table:style-name="Table18.A2" office:value-type="string">
            <text:p text:style-name="P10"><text:span text:style-name="T3">30 ft./20 ft. </text:span></text:p>
          </table:table-cell>
        </table:table-row>
        <table:table-row table:style-name="Table18.1">
          <table:table-cell table:style-name="Table18.A5" office:value-type="string">
            <text:p text:style-name="P14"><text:span text:style-name="T3">Colossal+ </text:span></text:p>
          </table:table-cell>
          <table:table-cell table:style-name="Table18.A5" office:value-type="string">
            <text:p text:style-name="P14"><text:span text:style-name="T3">30 ft./20 ft. </text:span></text:p>
          </table:table-cell>
        </table:table-row>
      </table:table>
      <text:p text:style-name="P11"/>
      <text:p text:style-name="P10"><text:span text:style-name="T15">Epic Dragon Attacks </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style-name="Table19.1">
          <table:table-cell table:style-name="Table19.A1" office:value-type="string">
            <text:p text:style-name="P14"><text:span text:style-name="T4">Size </text:span></text:p>
          </table:table-cell>
          <table:table-cell table:style-name="Table19.A1" office:value-type="string">
            <text:p text:style-name="P17"><text:span text:style-name="T4">1 Bite</text:span></text:p>
          </table:table-cell>
          <table:table-cell table:style-name="Table19.A1" office:value-type="string">
            <text:p text:style-name="P17"><text:span text:style-name="T4">2 Claws</text:span></text:p>
          </table:table-cell>
          <table:table-cell table:style-name="Table19.A1" office:value-type="string">
            <text:p text:style-name="P17"><text:span text:style-name="T4">2 Wings</text:span></text:p>
          </table:table-cell>
          <table:table-cell table:style-name="Table19.A1" office:value-type="string">
            <text:p text:style-name="P17"><text:span text:style-name="T4">1 Tail Slap</text:span></text:p>
          </table:table-cell>
          <table:table-cell table:style-name="Table19.A1" office:value-type="string">
            <text:p text:style-name="P17"><text:span text:style-name="T4">1 Crush</text:span></text:p>
          </table:table-cell>
          <table:table-cell table:style-name="Table19.A1" office:value-type="string">
            <text:p text:style-name="P17"><text:span text:style-name="T4">1 Tail Sweep</text:span></text:p>
          </table:table-cell>
        </table:table-row>
        <table:table-row table:style-name="Table19.1">
          <table:table-cell table:style-name="Table19.A2" office:value-type="string">
            <text:p text:style-name="P14"><text:span text:style-name="T3">Huge </text:span></text:p>
          </table:table-cell>
          <table:table-cell table:style-name="Table19.A2" office:value-type="string">
            <text:p text:style-name="P17"><text:span text:style-name="T3">2d8</text:span></text:p>
          </table:table-cell>
          <table:table-cell table:style-name="Table19.A2" office:value-type="string">
            <text:p text:style-name="P17"><text:span text:style-name="T3">2d6</text:span></text:p>
          </table:table-cell>
          <table:table-cell table:style-name="Table19.A2" office:value-type="string">
            <text:p text:style-name="P17"><text:span text:style-name="T3">1d8</text:span></text:p>
          </table:table-cell>
          <table:table-cell table:style-name="Table19.A2" office:value-type="string">
            <text:p text:style-name="P17"><text:span text:style-name="T3">2d6</text:span></text:p>
          </table:table-cell>
          <table:table-cell table:style-name="Table19.A2" office:value-type="string">
            <text:p text:style-name="P17"><text:span text:style-name="T3">2d8</text:span></text:p>
          </table:table-cell>
          <table:table-cell table:style-name="Table19.A2" office:value-type="string">
            <text:p text:style-name="P17"><text:span text:style-name="T3">2d4</text:span></text:p>
          </table:table-cell>
        </table:table-row>
        <table:table-row table:style-name="Table19.1">
          <table:table-cell table:style-name="Table19.A2" office:value-type="string">
            <text:p text:style-name="P10"><text:span text:style-name="T3">Gargantuan</text:span></text:p>
          </table:table-cell>
          <table:table-cell table:style-name="Table19.A2" office:value-type="string">
            <text:p text:style-name="P16"><text:span text:style-name="T3">4d6</text:span></text:p>
          </table:table-cell>
          <table:table-cell table:style-name="Table19.A2" office:value-type="string">
            <text:p text:style-name="P16"><text:span text:style-name="T3">2d8</text:span></text:p>
          </table:table-cell>
          <table:table-cell table:style-name="Table19.A2" office:value-type="string">
            <text:p text:style-name="P16"><text:span text:style-name="T3">2d6</text:span></text:p>
          </table:table-cell>
          <table:table-cell table:style-name="Table19.A2" office:value-type="string">
            <text:p text:style-name="P16"><text:span text:style-name="T3">2d8</text:span></text:p>
          </table:table-cell>
          <table:table-cell table:style-name="Table19.A2" office:value-type="string">
            <text:p text:style-name="P16"><text:span text:style-name="T3">4d6</text:span></text:p>
          </table:table-cell>
          <table:table-cell table:style-name="Table19.A2" office:value-type="string">
            <text:p text:style-name="P16"><text:span text:style-name="T3">2d6</text:span></text:p>
          </table:table-cell>
        </table:table-row>
        <table:table-row table:style-name="Table19.1">
          <table:table-cell table:style-name="Table19.A2" office:value-type="string">
            <text:p text:style-name="P10"><text:span text:style-name="T3">Colossal</text:span></text:p>
          </table:table-cell>
          <table:table-cell table:style-name="Table19.A2" office:value-type="string">
            <text:p text:style-name="P16"><text:span text:style-name="T3">4d8</text:span></text:p>
          </table:table-cell>
          <table:table-cell table:style-name="Table19.A2" office:value-type="string">
            <text:p text:style-name="P16"><text:span text:style-name="T3">4d6</text:span></text:p>
          </table:table-cell>
          <table:table-cell table:style-name="Table19.A2" office:value-type="string">
            <text:p text:style-name="P16"><text:span text:style-name="T3">2d8</text:span></text:p>
          </table:table-cell>
          <table:table-cell table:style-name="Table19.A2" office:value-type="string">
            <text:p text:style-name="P16"><text:span text:style-name="T3">4d6</text:span></text:p>
          </table:table-cell>
          <table:table-cell table:style-name="Table19.A2" office:value-type="string">
            <text:p text:style-name="P16"><text:span text:style-name="T3">4d8</text:span></text:p>
          </table:table-cell>
          <table:table-cell table:style-name="Table19.A2" office:value-type="string">
            <text:p text:style-name="P16"><text:span text:style-name="T3">2d8</text:span></text:p>
          </table:table-cell>
        </table:table-row>
        <table:table-row table:style-name="Table19.1">
          <table:table-cell table:style-name="Table19.A5" office:value-type="string">
            <text:p text:style-name="P14"><text:span text:style-name="T3">Colossal+</text:span></text:p>
          </table:table-cell>
          <table:table-cell table:style-name="Table19.A5" office:value-type="string">
            <text:p text:style-name="P17"><text:span text:style-name="T3">8d6</text:span></text:p>
          </table:table-cell>
          <table:table-cell table:style-name="Table19.A5" office:value-type="string">
            <text:p text:style-name="P17"><text:span text:style-name="T3">4d8</text:span></text:p>
          </table:table-cell>
          <table:table-cell table:style-name="Table19.A5" office:value-type="string">
            <text:p text:style-name="P17"><text:span text:style-name="T3">4d6</text:span></text:p>
          </table:table-cell>
          <table:table-cell table:style-name="Table19.A5" office:value-type="string">
            <text:p text:style-name="P17"><text:span text:style-name="T3">4d8</text:span></text:p>
          </table:table-cell>
          <table:table-cell table:style-name="Table19.A5" office:value-type="string">
            <text:p text:style-name="P17"><text:span text:style-name="T3">8d6</text:span></text:p>
          </table:table-cell>
          <table:table-cell table:style-name="Table19.A5" office:value-type="string">
            <text:p text:style-name="P17"><text:span text:style-name="T3">4d6</text:span></text:p>
          </table:table-cell>
        </table:table-row>
      </table:table>
      <text:p text:style-name="P11"/>
      <text:p text:style-name="P10"><text:span text:style-name="T15">Epic Dragon Breath Weapons </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4"><text:span text:style-name="T4">Size </text:span></text:p>
          </table:table-cell>
          <table:table-cell table:style-name="Table20.A1" office:value-type="string">
            <text:p text:style-name="P14"><text:span text:style-name="T4">Cone* (Length) </text:span></text:p>
          </table:table-cell>
        </table:table-row>
        <table:table-row table:style-name="Table20.1">
          <table:table-cell table:style-name="Table20.A2" office:value-type="string">
            <text:p text:style-name="P14"><text:span text:style-name="T3">Huge </text:span></text:p>
          </table:table-cell>
          <table:table-cell table:style-name="Table20.A2" office:value-type="string">
            <text:p text:style-name="P14"><text:span text:style-name="T3">50 ft. </text:span></text:p>
          </table:table-cell>
        </table:table-row>
        <table:table-row table:style-name="Table20.1">
          <table:table-cell table:style-name="Table20.A2" office:value-type="string">
            <text:p text:style-name="P10"><text:span text:style-name="T3">Gargantuan </text:span></text:p>
          </table:table-cell>
          <table:table-cell table:style-name="Table20.A2" office:value-type="string">
            <text:p text:style-name="P10"><text:span text:style-name="T3">60 ft. </text:span></text:p>
          </table:table-cell>
        </table:table-row>
        <table:table-row table:style-name="Table20.1">
          <table:table-cell table:style-name="Table20.A2" office:value-type="string">
            <text:p text:style-name="P10"><text:span text:style-name="T3">Colossal </text:span></text:p>
          </table:table-cell>
          <table:table-cell table:style-name="Table20.A2" office:value-type="string">
            <text:p text:style-name="P10"><text:span text:style-name="T3">70 ft. </text:span></text:p>
          </table:table-cell>
        </table:table-row>
        <table:table-row table:style-name="Table20.1">
          <table:table-cell table:style-name="Table20.A2" office:value-type="string">
            <text:p text:style-name="P10"><text:span text:style-name="T3">Colossal+ </text:span></text:p>
          </table:table-cell>
          <table:table-cell table:style-name="Table20.A2" office:value-type="string">
            <text:p text:style-name="P10"><text:span text:style-name="T3">80 ft. </text:span></text:p>
          </table:table-cell>
        </table:table-row>
        <table:table-row table:style-name="Table20.6">
          <table:table-cell table:style-name="Table20.A6" table:number-columns-spanned="2" office:value-type="string">
            <text:p text:style-name="P14"><text:span text:style-name="T3">* A cone is as high and wide as its length.</text:span></text:p>
          </table:table-cell>
          <table:covered-table-cell/>
        </table:table-row>
      </table:table>
      <text:p text:style-name="P10"><text:span text:style-name="T14"><text:s/></text:span></text:p>
      <text:p text:style-name="P10"><text:span text:style-name="T14">Wyrmling epic dragons possess certain abilities that common dragons do not acquire until later in life, including frightful presence, spellcasting, and spell resistance. An epic dragon with a caster level above 20th gains the Improved Spell Capacity feat as a bonus feat once for every three caster levels above 20th. Any epic dragon can choose epic feats for which it otherwise meets the prerequisites. Epic dragons also have access to dragon feats</text:span><text:span text:style-name="T16">, </text:span><text:span text:style-name="T14">as well as the additional feats described in this book. </text:span></text:p>
      <text:p text:style-name="P11"/>
      <text:p text:style-name="P10"><text:span text:style-name="T15">Empower Spell-Like Ability:</text:span><text:span text:style-name="T14"> An epic dragon can apply the Empower Spell feat to one of its spell-like abilities that it can use at least twice per day. If the dragon has limited use of the spell-like ability, the empowered ability uses up two uses of the ability. If the dragon can use the ability at will, there is no cost for empowering the ability. The dragon does not need to specify a spell-like ability when it chooses this feat; it can apply the feat to any spell-like ability it possesses. </text:span></text:p>
      <text:p text:style-name="P11"/>
      <text:p text:style-name="P10"><text:span text:style-name="T15">Maximize Spell-Like Ability: </text:span><text:span text:style-name="T14">The dragon can apply the Maximize Spell feat to one of its spell-like abilities that it can use at least three times per day. If the dragon has limited use of the spell-like ability, the maximized ability uses up three uses of the ability. If the dragon can use the ability at will, there is no cost for maximizing the ability. The dragon does not need to specify a spell-like ability when it chooses this feat; it can apply the feat to any spell-like ability it possesses. </text:span></text:p>
      <text:p text:style-name="P11"/>
      <text:p text:style-name="P10"><text:span text:style-name="T14">Epic dragons fly even faster than common dragons, and can cover greater distances. </text:span></text:p>
      <text:p text:style-name="P10"><text:span text:style-name="T15">Epic Dragon Overland Flying Speeds </text:span></text:p>
      <table:table table:name="Table21" table:style-name="Table21">
        <table:table-column table:style-name="Table21.A"/>
        <table:table-column table:style-name="Table21.B"/>
        <table:table-column table:style-name="Table21.C"/>
        <table:table-column table:style-name="Table21.B"/>
        <table:table-row table:style-name="Table21.1">
          <table:table-cell table:style-name="Table21.A1" table:number-rows-spanned="2" office:value-type="string">
            <text:p text:style-name="P14"><text:span text:style-name="T4"><text:s/></text:span></text:p>
            <text:p text:style-name="P14"><text:span text:style-name="T4"><text:s/></text:span></text:p>
          </table:table-cell>
          <table:table-cell table:style-name="Table21.A1" table:number-columns-spanned="3" office:value-type="string">
            <text:p text:style-name="P14"><text:span text:style-name="T4">————— Flight Speed ————— </text:span></text:p>
          </table:table-cell>
          <table:covered-table-cell/>
          <table:covered-table-cell/>
        </table:table-row>
        <table:table-row table:style-name="Table21.1">
          <table:covered-table-cell/>
          <table:table-cell table:style-name="Table21.A2" office:value-type="string">
            <text:p text:style-name="P14"><text:span text:style-name="T4">250 feet </text:span></text:p>
          </table:table-cell>
          <table:table-cell table:style-name="Table21.A2" office:value-type="string">
            <text:p text:style-name="P14"><text:span text:style-name="T4">300 feet </text:span></text:p>
          </table:table-cell>
          <table:table-cell table:style-name="Table21.A2" office:value-type="string">
            <text:p text:style-name="P14"><text:span text:style-name="T4">350 feet </text:span></text:p>
          </table:table-cell>
        </table:table-row>
        <table:table-row table:style-name="Table21.1">
          <table:table-cell table:style-name="Table21.A2" office:value-type="string">
            <text:p text:style-name="P14"><text:span text:style-name="T4">One Hour </text:span></text:p>
          </table:table-cell>
          <table:table-cell table:style-name="Table21.A2" table:number-columns-spanned="3" office:value-type="string">
            <text:p text:style-name="P18"/>
          </table:table-cell>
          <table:covered-table-cell/>
          <table:covered-table-cell/>
        </table:table-row>
        <table:table-row table:style-name="Table21.4">
          <table:table-cell table:style-name="Table21.A2" office:value-type="string">
            <text:p text:style-name="P14"><text:span text:style-name="T3">Normal </text:span></text:p>
          </table:table-cell>
          <table:table-cell table:style-name="Table21.A2" office:value-type="string">
            <text:p text:style-name="P14"><text:span text:style-name="T3">40 miles </text:span></text:p>
          </table:table-cell>
          <table:table-cell table:style-name="Table21.A2" office:value-type="string">
            <text:p text:style-name="P14"><text:span text:style-name="T3">50 miles </text:span></text:p>
          </table:table-cell>
          <table:table-cell table:style-name="Table21.A2" office:value-type="string">
            <text:p text:style-name="P14"><text:span text:style-name="T3">60 miles </text:span></text:p>
          </table:table-cell>
        </table:table-row>
        <table:table-row table:style-name="Table21.4">
          <table:table-cell table:style-name="Table21.A2" office:value-type="string">
            <text:p text:style-name="P10"><text:span text:style-name="T3">Hustle </text:span></text:p>
          </table:table-cell>
          <table:table-cell table:style-name="Table21.A2" office:value-type="string">
            <text:p text:style-name="P10"><text:span text:style-name="T3">80 miles </text:span></text:p>
          </table:table-cell>
          <table:table-cell table:style-name="Table21.A2" office:value-type="string">
            <text:p text:style-name="P10"><text:span text:style-name="T3">100 miles </text:span></text:p>
          </table:table-cell>
          <table:table-cell table:style-name="Table21.A2" office:value-type="string">
            <text:p text:style-name="P10"><text:span text:style-name="T3">120 miles </text:span></text:p>
          </table:table-cell>
        </table:table-row>
        <table:table-row table:style-name="Table21.1">
          <table:table-cell table:style-name="Table21.A2" table:number-columns-spanned="4" office:value-type="string">
            <text:p text:style-name="P18"/>
          </table:table-cell>
          <table:covered-table-cell/>
          <table:covered-table-cell/>
          <table:covered-table-cell/>
        </table:table-row>
        <table:table-row table:style-name="Table21.1">
          <table:table-cell table:style-name="Table21.A2" office:value-type="string">
            <text:p text:style-name="P14"><text:span text:style-name="T4">One Day </text:span></text:p>
          </table:table-cell>
          <table:table-cell table:style-name="Table21.A2" table:number-columns-spanned="3" office:value-type="string">
            <text:p text:style-name="P18"/>
          </table:table-cell>
          <table:covered-table-cell/>
          <table:covered-table-cell/>
        </table:table-row>
        <table:table-row table:style-name="Table21.4">
          <table:table-cell table:style-name="Table21.A8" office:value-type="string">
            <text:p text:style-name="P14"><text:span text:style-name="T3">Normal </text:span></text:p>
          </table:table-cell>
          <table:table-cell table:style-name="Table21.A8" office:value-type="string">
            <text:p text:style-name="P14"><text:span text:style-name="T3">320 miles </text:span></text:p>
          </table:table-cell>
          <table:table-cell table:style-name="Table21.A8" office:value-type="string">
            <text:p text:style-name="P14"><text:span text:style-name="T3">400 miles </text:span></text:p>
          </table:table-cell>
          <table:table-cell table:style-name="Table21.A8" office:value-type="string">
            <text:p text:style-name="P14"><text:span text:style-name="T3">480 miles </text:span></text:p>
          </table:table-cell>
        </table:table-row>
      </table:table>
      <text:p text:style-name="P11"/>
      <text:p text:style-name="P10"><text:span text:style-name="T14">Except as noted here, epic dragons conform to the general information that applies to all dragons given</text:span><text:span text:style-name="T16">.</text:span></text:p>
      <text:p text:style-name="P11"/>
      <text:h text:style-name="P7" text:outline-level="8"><text:span text:style-name="T11">FORCE DRAGON </text:span></text:h>
      <text:p text:style-name="P27"><text:span text:style-name="T14">Dragon (Force) </text:span></text:p>
      <text:p text:style-name="P10"><text:span text:style-name="T15">Climate/Terrain:</text:span><text:span text:style-name="T14"> Any land and underground </text:span></text:p>
      <text:p text:style-name="P10"><text:span text:style-name="T15">Organization:</text:span><text:span text:style-name="T14"> Wyrmling, very young, young, juvenile and young adult: solitary or clutch (2–5); adult, mature adult, old, very old, ancient, wyrm, or great wyrm: solitary, pair, or family (1–2 and 2–5 offspring) </text:span></text:p>
      <text:p text:style-name="P10"><text:span text:style-name="T15">Challenge Rating:</text:span><text:span text:style-name="T14"> Wyrmling 13; very young 19; young 21; juvenile 25; young adult 28; adult 31; mature adult 35; old 37; very old 39; ancient 43; wyrm 50; great wyrm 59 </text:span></text:p>
      <text:p text:style-name="P10"><text:span text:style-name="T15">Treasure:</text:span><text:span text:style-name="T14"> Double standard </text:span></text:p>
      <text:p text:style-name="P10"><text:span text:style-name="T15">Alignment:</text:span><text:span text:style-name="T14"> Usually neutral </text:span></text:p>
      <text:p text:style-name="P10"><text:span text:style-name="T14">Advancement Range: Wyrmling 21–24 HD (Huge); very young 26–29 HD (Huge); young 31–34 HD (Gargantuan); juvenile 36–39 HD (Gargantuan); young adult 41–44 HD (Gargantuan); adult 46–49 HD (Gargantuan); mature adult 51–54 HD (Colossal); old 56–59 HD (Colossal); very old 61–64 HD (Colossal); ancient 66–69 HD (Colossal); wyrm 71–74 HD (Colossal+); great wyrm 76+ HD (Colossal+) </text:span></text:p>
      <text:p text:style-name="P11"/>
      <text:p text:style-name="P10"><text:span text:style-name="T15">Force Dragons by Age </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K"/>
        <table:table-column table:style-name="Table22.L" table:number-columns-repeated="2"/>
        <table:table-column table:style-name="Table22.N"/>
        <table:table-column table:style-name="Table22.O"/>
        <table:table-column table:style-name="Table22.P"/>
        <table:table-row table:style-name="Table22.1">
          <table:table-cell table:style-name="Table22.A1" office:value-type="string">
            <text:p text:style-name="P15"><text:span text:style-name="T6">Age </text:span></text:p>
          </table:table-cell>
          <table:table-cell table:style-name="Table22.A1" office:value-type="string">
            <text:h text:style-name="P9" text:outline-level="3"><text:span text:style-name="T6">Size</text:span></text:h>
          </table:table-cell>
          <table:table-cell table:style-name="Table22.A1" office:value-type="string">
            <text:h text:style-name="P9" text:outline-level="3"><text:span text:style-name="T6">Hit Dice (hp)</text:span></text:h>
          </table:table-cell>
          <table:table-cell table:style-name="Table22.A1" office:value-type="string">
            <text:h text:style-name="P9" text:outline-level="3"><text:span text:style-name="T6">Str</text:span></text:h>
          </table:table-cell>
          <table:table-cell table:style-name="Table22.A1" office:value-type="string">
            <text:h text:style-name="P9" text:outline-level="3"><text:span text:style-name="T6">Dex</text:span></text:h>
          </table:table-cell>
          <table:table-cell table:style-name="Table22.A1" office:value-type="string">
            <text:h text:style-name="P9" text:outline-level="3"><text:span text:style-name="T6">Con</text:span></text:h>
          </table:table-cell>
          <table:table-cell table:style-name="Table22.A1" office:value-type="string">
            <text:h text:style-name="P9" text:outline-level="3"><text:span text:style-name="T6">Int</text:span></text:h>
          </table:table-cell>
          <table:table-cell table:style-name="Table22.A1" office:value-type="string">
            <text:h text:style-name="P9" text:outline-level="3"><text:span text:style-name="T6">Wis</text:span></text:h>
          </table:table-cell>
          <table:table-cell table:style-name="Table22.A1" office:value-type="string">
            <text:h text:style-name="P9" text:outline-level="3"><text:span text:style-name="T6">Cha</text:span></text:h>
          </table:table-cell>
          <table:table-cell table:style-name="Table22.A1" office:value-type="string">
            <text:h text:style-name="P9" text:outline-level="3"><text:span text:style-name="T6">Base Attack/</text:span></text:h>
            <text:h text:style-name="P9" text:outline-level="3"><text:span text:style-name="T6">Grapple</text:span></text:h>
          </table:table-cell>
          <table:table-cell table:style-name="Table22.A1" office:value-type="string">
            <text:h text:style-name="P9" text:outline-level="3"><text:span text:style-name="T6">Attack</text:span></text:h>
          </table:table-cell>
          <table:table-cell table:style-name="Table22.A1" office:value-type="string">
            <text:h text:style-name="P9" text:outline-level="3"><text:span text:style-name="T6">Fort Save</text:span></text:h>
          </table:table-cell>
          <table:table-cell table:style-name="Table22.A1" office:value-type="string">
            <text:h text:style-name="P9" text:outline-level="3"><text:span text:style-name="T6">Ref Save</text:span></text:h>
          </table:table-cell>
          <table:table-cell table:style-name="Table22.A1" office:value-type="string">
            <text:h text:style-name="P9" text:outline-level="3"><text:span text:style-name="T6">Will Save</text:span></text:h>
          </table:table-cell>
          <table:table-cell table:style-name="Table22.A1" office:value-type="string">
            <text:h text:style-name="P9" text:outline-level="3"><text:span text:style-name="T6">Breath Weapon (DC)</text:span></text:h>
          </table:table-cell>
          <table:table-cell table:style-name="Table22.A1" office:value-type="string">
            <text:h text:style-name="P9" text:outline-level="3"><text:span text:style-name="T6">Frightful Presence DC</text:span></text:h>
          </table:table-cell>
        </table:table-row>
        <table:table-row table:style-name="Table22.1">
          <table:table-cell table:style-name="Table22.A2" office:value-type="string">
            <text:p text:style-name="P14"><text:span text:style-name="T6">Wyrmling </text:span></text:p>
          </table:table-cell>
          <table:table-cell table:style-name="Table22.B2" office:value-type="string">
            <text:p text:style-name="P17"><text:span text:style-name="T6">H</text:span></text:p>
          </table:table-cell>
          <table:table-cell table:style-name="Table22.B2" office:value-type="string">
            <text:p text:style-name="P17"><text:span text:style-name="T6">20d12+100 (230)</text:span></text:p>
          </table:table-cell>
          <table:table-cell table:style-name="Table22.B2" office:value-type="string">
            <text:p text:style-name="P17"><text:span text:style-name="T6">31</text:span></text:p>
          </table:table-cell>
          <table:table-cell table:style-name="Table22.B2" office:value-type="string">
            <text:p text:style-name="P17"><text:span text:style-name="T6">10</text:span></text:p>
          </table:table-cell>
          <table:table-cell table:style-name="Table22.B2" office:value-type="string">
            <text:p text:style-name="P17"><text:span text:style-name="T6">21</text:span></text:p>
          </table:table-cell>
          <table:table-cell table:style-name="Table22.B2" office:value-type="string">
            <text:p text:style-name="P17"><text:span text:style-name="T6">18</text:span></text:p>
          </table:table-cell>
          <table:table-cell table:style-name="Table22.B2" office:value-type="string">
            <text:p text:style-name="P17"><text:span text:style-name="T6">19</text:span></text:p>
          </table:table-cell>
          <table:table-cell table:style-name="Table22.B2" office:value-type="string">
            <text:p text:style-name="P17"><text:span text:style-name="T6">18</text:span></text:p>
          </table:table-cell>
          <table:table-cell table:style-name="Table22.B2" office:value-type="string">
            <text:p text:style-name="P17"><text:span text:style-name="T6">+20/+38</text:span></text:p>
          </table:table-cell>
          <table:table-cell table:style-name="Table22.B2" office:value-type="string">
            <text:p text:style-name="P17"><text:span text:style-name="T6">+28</text:span></text:p>
          </table:table-cell>
          <table:table-cell table:style-name="Table22.B2" office:value-type="string">
            <text:p text:style-name="P17"><text:span text:style-name="T6">+17</text:span></text:p>
          </table:table-cell>
          <table:table-cell table:style-name="Table22.B2" office:value-type="string">
            <text:p text:style-name="P17"><text:span text:style-name="T6">+12</text:span></text:p>
          </table:table-cell>
          <table:table-cell table:style-name="Table22.B2" office:value-type="string">
            <text:p text:style-name="P17"><text:span text:style-name="T6">+16</text:span></text:p>
          </table:table-cell>
          <table:table-cell table:style-name="Table22.B2" office:value-type="string">
            <text:p text:style-name="P17"><text:span text:style-name="T6">5d12 (25)</text:span></text:p>
          </table:table-cell>
          <table:table-cell table:style-name="Table22.B2" office:value-type="string">
            <text:p text:style-name="P17"><text:span text:style-name="T6">24</text:span></text:p>
          </table:table-cell>
        </table:table-row>
        <text:soft-page-break/>
        <table:table-row table:style-name="Table22.1">
          <table:table-cell table:style-name="Table22.A2" office:value-type="string">
            <text:p text:style-name="P10"><text:span text:style-name="T6">Very young</text:span></text:p>
          </table:table-cell>
          <table:table-cell table:style-name="Table22.B2" office:value-type="string">
            <text:p text:style-name="P16"><text:span text:style-name="T6">H</text:span></text:p>
          </table:table-cell>
          <table:table-cell table:style-name="Table22.B2" office:value-type="string">
            <text:p text:style-name="P16"><text:span text:style-name="T6">25d12+150 (312)</text:span></text:p>
          </table:table-cell>
          <table:table-cell table:style-name="Table22.B2" office:value-type="string">
            <text:p text:style-name="P16"><text:span text:style-name="T6">35</text:span></text:p>
          </table:table-cell>
          <table:table-cell table:style-name="Table22.B2" office:value-type="string">
            <text:p text:style-name="P16"><text:span text:style-name="T6">10</text:span></text:p>
          </table:table-cell>
          <table:table-cell table:style-name="Table22.B2" office:value-type="string">
            <text:p text:style-name="P16"><text:span text:style-name="T6">23</text:span></text:p>
          </table:table-cell>
          <table:table-cell table:style-name="Table22.B2" office:value-type="string">
            <text:p text:style-name="P16"><text:span text:style-name="T6">22</text:span></text:p>
          </table:table-cell>
          <table:table-cell table:style-name="Table22.B2" office:value-type="string">
            <text:p text:style-name="P16"><text:span text:style-name="T6">23</text:span></text:p>
          </table:table-cell>
          <table:table-cell table:style-name="Table22.B2" office:value-type="string">
            <text:p text:style-name="P16"><text:span text:style-name="T6">22</text:span></text:p>
          </table:table-cell>
          <table:table-cell table:style-name="Table22.B2" office:value-type="string">
            <text:p text:style-name="P16"><text:span text:style-name="T6">+25/+45</text:span></text:p>
          </table:table-cell>
          <table:table-cell table:style-name="Table22.B2" office:value-type="string">
            <text:p text:style-name="P16"><text:span text:style-name="T6">+35</text:span></text:p>
          </table:table-cell>
          <table:table-cell table:style-name="Table22.B2" office:value-type="string">
            <text:p text:style-name="P16"><text:span text:style-name="T6">+20</text:span></text:p>
          </table:table-cell>
          <table:table-cell table:style-name="Table22.B2" office:value-type="string">
            <text:p text:style-name="P16"><text:span text:style-name="T6">+14</text:span></text:p>
          </table:table-cell>
          <table:table-cell table:style-name="Table22.B2" office:value-type="string">
            <text:p text:style-name="P16"><text:span text:style-name="T6">+20</text:span></text:p>
          </table:table-cell>
          <table:table-cell table:style-name="Table22.B2" office:value-type="string">
            <text:p text:style-name="P16"><text:span text:style-name="T6">10d12 (28)</text:span></text:p>
          </table:table-cell>
          <table:table-cell table:style-name="Table22.B2" office:value-type="string">
            <text:p text:style-name="P16"><text:span text:style-name="T6">28</text:span></text:p>
          </table:table-cell>
        </table:table-row>
        <table:table-row table:style-name="Table22.1">
          <table:table-cell table:style-name="Table22.A2" office:value-type="string">
            <text:p text:style-name="P10"><text:span text:style-name="T6">Young</text:span></text:p>
          </table:table-cell>
          <table:table-cell table:style-name="Table22.B2" office:value-type="string">
            <text:p text:style-name="P16"><text:span text:style-name="T6">G</text:span></text:p>
          </table:table-cell>
          <table:table-cell table:style-name="Table22.B2" office:value-type="string">
            <text:p text:style-name="P16"><text:span text:style-name="T6">30d12+210 (405)</text:span></text:p>
          </table:table-cell>
          <table:table-cell table:style-name="Table22.B2" office:value-type="string">
            <text:p text:style-name="P16"><text:span text:style-name="T6">39</text:span></text:p>
          </table:table-cell>
          <table:table-cell table:style-name="Table22.B2" office:value-type="string">
            <text:p text:style-name="P16"><text:span text:style-name="T6">10</text:span></text:p>
          </table:table-cell>
          <table:table-cell table:style-name="Table22.B2" office:value-type="string">
            <text:p text:style-name="P16"><text:span text:style-name="T6">25</text:span></text:p>
          </table:table-cell>
          <table:table-cell table:style-name="Table22.B2" office:value-type="string">
            <text:p text:style-name="P16"><text:span text:style-name="T6">26</text:span></text:p>
          </table:table-cell>
          <table:table-cell table:style-name="Table22.B2" office:value-type="string">
            <text:p text:style-name="P16"><text:span text:style-name="T6">27</text:span></text:p>
          </table:table-cell>
          <table:table-cell table:style-name="Table22.B2" office:value-type="string">
            <text:p text:style-name="P16"><text:span text:style-name="T6">26</text:span></text:p>
          </table:table-cell>
          <table:table-cell table:style-name="Table22.B2" office:value-type="string">
            <text:p text:style-name="P16"><text:span text:style-name="T6">+30/+56</text:span></text:p>
          </table:table-cell>
          <table:table-cell table:style-name="Table22.B2" office:value-type="string">
            <text:p text:style-name="P16"><text:span text:style-name="T6">+40</text:span></text:p>
          </table:table-cell>
          <table:table-cell table:style-name="Table22.B2" office:value-type="string">
            <text:p text:style-name="P16"><text:span text:style-name="T6">+24</text:span></text:p>
          </table:table-cell>
          <table:table-cell table:style-name="Table22.B2" office:value-type="string">
            <text:p text:style-name="P16"><text:span text:style-name="T6">+17</text:span></text:p>
          </table:table-cell>
          <table:table-cell table:style-name="Table22.B2" office:value-type="string">
            <text:p text:style-name="P16"><text:span text:style-name="T6">+25</text:span></text:p>
          </table:table-cell>
          <table:table-cell table:style-name="Table22.B2" office:value-type="string">
            <text:p text:style-name="P16"><text:span text:style-name="T6">15d12 (32)</text:span></text:p>
          </table:table-cell>
          <table:table-cell table:style-name="Table22.B2" office:value-type="string">
            <text:p text:style-name="P16"><text:span text:style-name="T6">33</text:span></text:p>
          </table:table-cell>
        </table:table-row>
        <text:soft-page-break/>
        <table:table-row table:style-name="Table22.1">
          <table:table-cell table:style-name="Table22.A2" office:value-type="string">
            <text:p text:style-name="P10"><text:span text:style-name="T6">Juvenile</text:span></text:p>
          </table:table-cell>
          <table:table-cell table:style-name="Table22.B2" office:value-type="string">
            <text:p text:style-name="P16"><text:span text:style-name="T6">G</text:span></text:p>
          </table:table-cell>
          <table:table-cell table:style-name="Table22.B2" office:value-type="string">
            <text:p text:style-name="P16"><text:span text:style-name="T6">35d12+315 (542)</text:span></text:p>
          </table:table-cell>
          <table:table-cell table:style-name="Table22.B2" office:value-type="string">
            <text:p text:style-name="P16"><text:span text:style-name="T6">43</text:span></text:p>
          </table:table-cell>
          <table:table-cell table:style-name="Table22.B2" office:value-type="string">
            <text:p text:style-name="P16"><text:span text:style-name="T6">10</text:span></text:p>
          </table:table-cell>
          <table:table-cell table:style-name="Table22.B2" office:value-type="string">
            <text:p text:style-name="P16"><text:span text:style-name="T6">29</text:span></text:p>
          </table:table-cell>
          <table:table-cell table:style-name="Table22.B2" office:value-type="string">
            <text:p text:style-name="P16"><text:span text:style-name="T6">30</text:span></text:p>
          </table:table-cell>
          <table:table-cell table:style-name="Table22.B2" office:value-type="string">
            <text:p text:style-name="P16"><text:span text:style-name="T6">31</text:span></text:p>
          </table:table-cell>
          <table:table-cell table:style-name="Table22.B2" office:value-type="string">
            <text:p text:style-name="P16"><text:span text:style-name="T6">30</text:span></text:p>
          </table:table-cell>
          <table:table-cell table:style-name="Table22.B2" office:value-type="string">
            <text:p text:style-name="P16"><text:span text:style-name="T6">+35/+63</text:span></text:p>
          </table:table-cell>
          <table:table-cell table:style-name="Table22.B2" office:value-type="string">
            <text:p text:style-name="P16"><text:span text:style-name="T6">+47</text:span></text:p>
          </table:table-cell>
          <table:table-cell table:style-name="Table22.B2" office:value-type="string">
            <text:p text:style-name="P16"><text:span text:style-name="T6">+28</text:span></text:p>
          </table:table-cell>
          <table:table-cell table:style-name="Table22.B2" office:value-type="string">
            <text:p text:style-name="P16"><text:span text:style-name="T6">+19</text:span></text:p>
          </table:table-cell>
          <table:table-cell table:style-name="Table22.B2" office:value-type="string">
            <text:p text:style-name="P16"><text:span text:style-name="T6">+29</text:span></text:p>
          </table:table-cell>
          <table:table-cell table:style-name="Table22.B2" office:value-type="string">
            <text:p text:style-name="P16"><text:span text:style-name="T6">20d12 (36)</text:span></text:p>
          </table:table-cell>
          <table:table-cell table:style-name="Table22.B2" office:value-type="string">
            <text:p text:style-name="P16"><text:span text:style-name="T6">37</text:span></text:p>
          </table:table-cell>
        </table:table-row>
        <table:table-row table:style-name="Table22.1">
          <table:table-cell table:style-name="Table22.A2" office:value-type="string">
            <text:p text:style-name="P10"><text:span text:style-name="T6">Young adult</text:span></text:p>
          </table:table-cell>
          <table:table-cell table:style-name="Table22.B2" office:value-type="string">
            <text:p text:style-name="P16"><text:span text:style-name="T6">G</text:span></text:p>
          </table:table-cell>
          <table:table-cell table:style-name="Table22.B2" office:value-type="string">
            <text:p text:style-name="P16"><text:span text:style-name="T6">40d12+440 (700)</text:span></text:p>
          </table:table-cell>
          <table:table-cell table:style-name="Table22.B2" office:value-type="string">
            <text:p text:style-name="P16"><text:span text:style-name="T6">47</text:span></text:p>
          </table:table-cell>
          <table:table-cell table:style-name="Table22.B2" office:value-type="string">
            <text:p text:style-name="P16"><text:span text:style-name="T6">10</text:span></text:p>
          </table:table-cell>
          <table:table-cell table:style-name="Table22.B2" office:value-type="string">
            <text:p text:style-name="P16"><text:span text:style-name="T6">33</text:span></text:p>
          </table:table-cell>
          <table:table-cell table:style-name="Table22.B2" office:value-type="string">
            <text:p text:style-name="P16"><text:span text:style-name="T6">34</text:span></text:p>
          </table:table-cell>
          <table:table-cell table:style-name="Table22.B2" office:value-type="string">
            <text:p text:style-name="P16"><text:span text:style-name="T6">35</text:span></text:p>
          </table:table-cell>
          <table:table-cell table:style-name="Table22.B2" office:value-type="string">
            <text:p text:style-name="P16"><text:span text:style-name="T6">34</text:span></text:p>
          </table:table-cell>
          <table:table-cell table:style-name="Table22.B2" office:value-type="string">
            <text:p text:style-name="P16"><text:span text:style-name="T6">+40/+70</text:span></text:p>
          </table:table-cell>
          <table:table-cell table:style-name="Table22.B2" office:value-type="string">
            <text:p text:style-name="P16"><text:span text:style-name="T6">+54</text:span></text:p>
          </table:table-cell>
          <table:table-cell table:style-name="Table22.B2" office:value-type="string">
            <text:p text:style-name="P16"><text:span text:style-name="T6">+33</text:span></text:p>
          </table:table-cell>
          <table:table-cell table:style-name="Table22.B2" office:value-type="string">
            <text:p text:style-name="P16"><text:span text:style-name="T6">+22</text:span></text:p>
          </table:table-cell>
          <table:table-cell table:style-name="Table22.B2" office:value-type="string">
            <text:p text:style-name="P16"><text:span text:style-name="T6">+34</text:span></text:p>
          </table:table-cell>
          <table:table-cell table:style-name="Table22.B2" office:value-type="string">
            <text:p text:style-name="P16"><text:span text:style-name="T6">25d12 (41)</text:span></text:p>
          </table:table-cell>
          <table:table-cell table:style-name="Table22.B2" office:value-type="string">
            <text:p text:style-name="P16"><text:span text:style-name="T6">42</text:span></text:p>
          </table:table-cell>
        </table:table-row>
        <text:soft-page-break/>
        <table:table-row table:style-name="Table22.1">
          <table:table-cell table:style-name="Table22.A2" office:value-type="string">
            <text:p text:style-name="P10"><text:span text:style-name="T6">Adult</text:span></text:p>
          </table:table-cell>
          <table:table-cell table:style-name="Table22.B2" office:value-type="string">
            <text:p text:style-name="P16"><text:span text:style-name="T6">G</text:span></text:p>
          </table:table-cell>
          <table:table-cell table:style-name="Table22.B2" office:value-type="string">
            <text:p text:style-name="P16"><text:span text:style-name="T6">45d12+585 (877)</text:span></text:p>
          </table:table-cell>
          <table:table-cell table:style-name="Table22.B2" office:value-type="string">
            <text:p text:style-name="P16"><text:span text:style-name="T6">51</text:span></text:p>
          </table:table-cell>
          <table:table-cell table:style-name="Table22.B2" office:value-type="string">
            <text:p text:style-name="P16"><text:span text:style-name="T6">10</text:span></text:p>
          </table:table-cell>
          <table:table-cell table:style-name="Table22.B2" office:value-type="string">
            <text:p text:style-name="P16"><text:span text:style-name="T6">37</text:span></text:p>
          </table:table-cell>
          <table:table-cell table:style-name="Table22.B2" office:value-type="string">
            <text:p text:style-name="P16"><text:span text:style-name="T6">38</text:span></text:p>
          </table:table-cell>
          <table:table-cell table:style-name="Table22.B2" office:value-type="string">
            <text:p text:style-name="P16"><text:span text:style-name="T6">39</text:span></text:p>
          </table:table-cell>
          <table:table-cell table:style-name="Table22.B2" office:value-type="string">
            <text:p text:style-name="P16"><text:span text:style-name="T6">38</text:span></text:p>
          </table:table-cell>
          <table:table-cell table:style-name="Table22.B2" office:value-type="string">
            <text:p text:style-name="P16"><text:span text:style-name="T6">+45/+77</text:span></text:p>
          </table:table-cell>
          <table:table-cell table:style-name="Table22.B2" office:value-type="string">
            <text:p text:style-name="P16"><text:span text:style-name="T6">+61</text:span></text:p>
          </table:table-cell>
          <table:table-cell table:style-name="Table22.B2" office:value-type="string">
            <text:p text:style-name="P16"><text:span text:style-name="T6">+37</text:span></text:p>
          </table:table-cell>
          <table:table-cell table:style-name="Table22.B2" office:value-type="string">
            <text:p text:style-name="P16"><text:span text:style-name="T6">+24</text:span></text:p>
          </table:table-cell>
          <table:table-cell table:style-name="Table22.B2" office:value-type="string">
            <text:p text:style-name="P16"><text:span text:style-name="T6">+38</text:span></text:p>
          </table:table-cell>
          <table:table-cell table:style-name="Table22.B2" office:value-type="string">
            <text:p text:style-name="P16"><text:span text:style-name="T6">30d12 (45)</text:span></text:p>
          </table:table-cell>
          <table:table-cell table:style-name="Table22.B2" office:value-type="string">
            <text:p text:style-name="P16"><text:span text:style-name="T6">46</text:span></text:p>
          </table:table-cell>
        </table:table-row>
        <table:table-row table:style-name="Table22.1">
          <table:table-cell table:style-name="Table22.A2" office:value-type="string">
            <text:p text:style-name="P10"><text:span text:style-name="T6">Mature adult</text:span></text:p>
          </table:table-cell>
          <table:table-cell table:style-name="Table22.B2" office:value-type="string">
            <text:p text:style-name="P16"><text:span text:style-name="T6">C</text:span></text:p>
          </table:table-cell>
          <table:table-cell table:style-name="Table22.B2" office:value-type="string">
            <text:p text:style-name="P16"><text:span text:style-name="T6">50d12+750 (1,075)</text:span></text:p>
          </table:table-cell>
          <table:table-cell table:style-name="Table22.B2" office:value-type="string">
            <text:p text:style-name="P16"><text:span text:style-name="T6">55</text:span></text:p>
          </table:table-cell>
          <table:table-cell table:style-name="Table22.B2" office:value-type="string">
            <text:p text:style-name="P16"><text:span text:style-name="T6">10</text:span></text:p>
          </table:table-cell>
          <table:table-cell table:style-name="Table22.B2" office:value-type="string">
            <text:p text:style-name="P16"><text:span text:style-name="T6">41</text:span></text:p>
          </table:table-cell>
          <table:table-cell table:style-name="Table22.B2" office:value-type="string">
            <text:p text:style-name="P16"><text:span text:style-name="T6">42</text:span></text:p>
          </table:table-cell>
          <table:table-cell table:style-name="Table22.B2" office:value-type="string">
            <text:p text:style-name="P16"><text:span text:style-name="T6">43</text:span></text:p>
          </table:table-cell>
          <table:table-cell table:style-name="Table22.B2" office:value-type="string">
            <text:p text:style-name="P16"><text:span text:style-name="T6">42</text:span></text:p>
          </table:table-cell>
          <table:table-cell table:style-name="Table22.B2" office:value-type="string">
            <text:p text:style-name="P16"><text:span text:style-name="T6">+50/+88</text:span></text:p>
          </table:table-cell>
          <table:table-cell table:style-name="Table22.B2" office:value-type="string">
            <text:p text:style-name="P16"><text:span text:style-name="T6">+64</text:span></text:p>
          </table:table-cell>
          <table:table-cell table:style-name="Table22.B2" office:value-type="string">
            <text:p text:style-name="P16"><text:span text:style-name="T6">+42</text:span></text:p>
          </table:table-cell>
          <table:table-cell table:style-name="Table22.B2" office:value-type="string">
            <text:p text:style-name="P16"><text:span text:style-name="T6">+27</text:span></text:p>
          </table:table-cell>
          <table:table-cell table:style-name="Table22.B2" office:value-type="string">
            <text:p text:style-name="P16"><text:span text:style-name="T6">+43</text:span></text:p>
          </table:table-cell>
          <table:table-cell table:style-name="Table22.B2" office:value-type="string">
            <text:p text:style-name="P16"><text:span text:style-name="T6">35d12 (50)</text:span></text:p>
          </table:table-cell>
          <table:table-cell table:style-name="Table22.B2" office:value-type="string">
            <text:p text:style-name="P16"><text:span text:style-name="T6">51</text:span></text:p>
          </table:table-cell>
        </table:table-row>
        <text:soft-page-break/>
        <table:table-row table:style-name="Table22.1">
          <table:table-cell table:style-name="Table22.A2" office:value-type="string">
            <text:p text:style-name="P10"><text:span text:style-name="T6">Old</text:span></text:p>
          </table:table-cell>
          <table:table-cell table:style-name="Table22.B2" office:value-type="string">
            <text:p text:style-name="P16"><text:span text:style-name="T6">C</text:span></text:p>
          </table:table-cell>
          <table:table-cell table:style-name="Table22.B2" office:value-type="string">
            <text:p text:style-name="P16"><text:span text:style-name="T6">55d12+935 (1,292)</text:span></text:p>
          </table:table-cell>
          <table:table-cell table:style-name="Table22.B2" office:value-type="string">
            <text:p text:style-name="P16"><text:span text:style-name="T6">59</text:span></text:p>
          </table:table-cell>
          <table:table-cell table:style-name="Table22.B2" office:value-type="string">
            <text:p text:style-name="P16"><text:span text:style-name="T6">10</text:span></text:p>
          </table:table-cell>
          <table:table-cell table:style-name="Table22.B2" office:value-type="string">
            <text:p text:style-name="P16"><text:span text:style-name="T6">45</text:span></text:p>
          </table:table-cell>
          <table:table-cell table:style-name="Table22.B2" office:value-type="string">
            <text:p text:style-name="P16"><text:span text:style-name="T6">46</text:span></text:p>
          </table:table-cell>
          <table:table-cell table:style-name="Table22.B2" office:value-type="string">
            <text:p text:style-name="P16"><text:span text:style-name="T6">47</text:span></text:p>
          </table:table-cell>
          <table:table-cell table:style-name="Table22.B2" office:value-type="string">
            <text:p text:style-name="P16"><text:span text:style-name="T6">46</text:span></text:p>
          </table:table-cell>
          <table:table-cell table:style-name="Table22.B2" office:value-type="string">
            <text:p text:style-name="P16"><text:span text:style-name="T6">+55/+95</text:span></text:p>
          </table:table-cell>
          <table:table-cell table:style-name="Table22.B2" office:value-type="string">
            <text:p text:style-name="P16"><text:span text:style-name="T6">+71</text:span></text:p>
          </table:table-cell>
          <table:table-cell table:style-name="Table22.B2" office:value-type="string">
            <text:p text:style-name="P16"><text:span text:style-name="T6">+46</text:span></text:p>
          </table:table-cell>
          <table:table-cell table:style-name="Table22.B2" office:value-type="string">
            <text:p text:style-name="P16"><text:span text:style-name="T6">+29</text:span></text:p>
          </table:table-cell>
          <table:table-cell table:style-name="Table22.B2" office:value-type="string">
            <text:p text:style-name="P16"><text:span text:style-name="T6">+47</text:span></text:p>
          </table:table-cell>
          <table:table-cell table:style-name="Table22.B2" office:value-type="string">
            <text:p text:style-name="P16"><text:span text:style-name="T6">40d12 (54)</text:span></text:p>
          </table:table-cell>
          <table:table-cell table:style-name="Table22.B2" office:value-type="string">
            <text:p text:style-name="P16"><text:span text:style-name="T6">55</text:span></text:p>
          </table:table-cell>
        </table:table-row>
        <table:table-row table:style-name="Table22.1">
          <table:table-cell table:style-name="Table22.A2" office:value-type="string">
            <text:p text:style-name="P10"><text:span text:style-name="T6">Very old</text:span></text:p>
          </table:table-cell>
          <table:table-cell table:style-name="Table22.B2" office:value-type="string">
            <text:p text:style-name="P16"><text:span text:style-name="T6">C</text:span></text:p>
          </table:table-cell>
          <table:table-cell table:style-name="Table22.B2" office:value-type="string">
            <text:p text:style-name="P16"><text:span text:style-name="T6">60d12+1,140 (1,530)</text:span></text:p>
          </table:table-cell>
          <table:table-cell table:style-name="Table22.B2" office:value-type="string">
            <text:p text:style-name="P16"><text:span text:style-name="T6">63</text:span></text:p>
          </table:table-cell>
          <table:table-cell table:style-name="Table22.B2" office:value-type="string">
            <text:p text:style-name="P16"><text:span text:style-name="T6">10</text:span></text:p>
          </table:table-cell>
          <table:table-cell table:style-name="Table22.B2" office:value-type="string">
            <text:p text:style-name="P16"><text:span text:style-name="T6">49</text:span></text:p>
          </table:table-cell>
          <table:table-cell table:style-name="Table22.B2" office:value-type="string">
            <text:p text:style-name="P16"><text:span text:style-name="T6">50</text:span></text:p>
          </table:table-cell>
          <table:table-cell table:style-name="Table22.B2" office:value-type="string">
            <text:p text:style-name="P16"><text:span text:style-name="T6">51</text:span></text:p>
          </table:table-cell>
          <table:table-cell table:style-name="Table22.B2" office:value-type="string">
            <text:p text:style-name="P16"><text:span text:style-name="T6">50</text:span></text:p>
          </table:table-cell>
          <table:table-cell table:style-name="Table22.B2" office:value-type="string">
            <text:p text:style-name="P16"><text:span text:style-name="T6">+60/+102</text:span></text:p>
          </table:table-cell>
          <table:table-cell table:style-name="Table22.B2" office:value-type="string">
            <text:p text:style-name="P16"><text:span text:style-name="T6">+78</text:span></text:p>
          </table:table-cell>
          <table:table-cell table:style-name="Table22.B2" office:value-type="string">
            <text:p text:style-name="P16"><text:span text:style-name="T6">+51</text:span></text:p>
          </table:table-cell>
          <table:table-cell table:style-name="Table22.B2" office:value-type="string">
            <text:p text:style-name="P16"><text:span text:style-name="T6">+32</text:span></text:p>
          </table:table-cell>
          <table:table-cell table:style-name="Table22.B2" office:value-type="string">
            <text:p text:style-name="P16"><text:span text:style-name="T6">+52</text:span></text:p>
          </table:table-cell>
          <table:table-cell table:style-name="Table22.B2" office:value-type="string">
            <text:p text:style-name="P16"><text:span text:style-name="T6">45d12 (59)</text:span></text:p>
          </table:table-cell>
          <table:table-cell table:style-name="Table22.B2" office:value-type="string">
            <text:p text:style-name="P16"><text:span text:style-name="T6">60</text:span></text:p>
          </table:table-cell>
        </table:table-row>
        <text:soft-page-break/>
        <table:table-row table:style-name="Table22.1">
          <table:table-cell table:style-name="Table22.A2" office:value-type="string">
            <text:p text:style-name="P10"><text:span text:style-name="T6">Ancient</text:span></text:p>
          </table:table-cell>
          <table:table-cell table:style-name="Table22.B2" office:value-type="string">
            <text:p text:style-name="P16"><text:span text:style-name="T6">C</text:span></text:p>
          </table:table-cell>
          <table:table-cell table:style-name="Table22.B2" office:value-type="string">
            <text:p text:style-name="P16"><text:span text:style-name="T6">65d12+1,365 (1,787)</text:span></text:p>
          </table:table-cell>
          <table:table-cell table:style-name="Table22.B2" office:value-type="string">
            <text:p text:style-name="P16"><text:span text:style-name="T6">67</text:span></text:p>
          </table:table-cell>
          <table:table-cell table:style-name="Table22.B2" office:value-type="string">
            <text:p text:style-name="P16"><text:span text:style-name="T6">10</text:span></text:p>
          </table:table-cell>
          <table:table-cell table:style-name="Table22.B2" office:value-type="string">
            <text:p text:style-name="P16"><text:span text:style-name="T6">53</text:span></text:p>
          </table:table-cell>
          <table:table-cell table:style-name="Table22.B2" office:value-type="string">
            <text:p text:style-name="P16"><text:span text:style-name="T6">54</text:span></text:p>
          </table:table-cell>
          <table:table-cell table:style-name="Table22.B2" office:value-type="string">
            <text:p text:style-name="P16"><text:span text:style-name="T6">55</text:span></text:p>
          </table:table-cell>
          <table:table-cell table:style-name="Table22.B2" office:value-type="string">
            <text:p text:style-name="P16"><text:span text:style-name="T6">54</text:span></text:p>
          </table:table-cell>
          <table:table-cell table:style-name="Table22.B2" office:value-type="string">
            <text:p text:style-name="P16"><text:span text:style-name="T6">+65/+109</text:span></text:p>
          </table:table-cell>
          <table:table-cell table:style-name="Table22.B2" office:value-type="string">
            <text:p text:style-name="P16"><text:span text:style-name="T6">+85</text:span></text:p>
          </table:table-cell>
          <table:table-cell table:style-name="Table22.B2" office:value-type="string">
            <text:p text:style-name="P16"><text:span text:style-name="T6">+55</text:span></text:p>
          </table:table-cell>
          <table:table-cell table:style-name="Table22.B2" office:value-type="string">
            <text:p text:style-name="P16"><text:span text:style-name="T6">+34</text:span></text:p>
          </table:table-cell>
          <table:table-cell table:style-name="Table22.B2" office:value-type="string">
            <text:p text:style-name="P16"><text:span text:style-name="T6">+56</text:span></text:p>
          </table:table-cell>
          <table:table-cell table:style-name="Table22.B2" office:value-type="string">
            <text:p text:style-name="P16"><text:span text:style-name="T6">50d12 (63)</text:span></text:p>
          </table:table-cell>
          <table:table-cell table:style-name="Table22.B2" office:value-type="string">
            <text:p text:style-name="P16"><text:span text:style-name="T6">64</text:span></text:p>
          </table:table-cell>
        </table:table-row>
        <table:table-row table:style-name="Table22.1">
          <table:table-cell table:style-name="Table22.A2" office:value-type="string">
            <text:p text:style-name="P10"><text:span text:style-name="T6">Wyrm</text:span></text:p>
          </table:table-cell>
          <table:table-cell table:style-name="Table22.B2" office:value-type="string">
            <text:p text:style-name="P16"><text:span text:style-name="T6">C+</text:span></text:p>
          </table:table-cell>
          <table:table-cell table:style-name="Table22.B2" office:value-type="string">
            <text:p text:style-name="P16"><text:span text:style-name="T6">70d12+1,610 (2,065)</text:span></text:p>
          </table:table-cell>
          <table:table-cell table:style-name="Table22.B2" office:value-type="string">
            <text:p text:style-name="P16"><text:span text:style-name="T6">71</text:span></text:p>
          </table:table-cell>
          <table:table-cell table:style-name="Table22.B2" office:value-type="string">
            <text:p text:style-name="P16"><text:span text:style-name="T6">10</text:span></text:p>
          </table:table-cell>
          <table:table-cell table:style-name="Table22.B2" office:value-type="string">
            <text:p text:style-name="P16"><text:span text:style-name="T6">57</text:span></text:p>
          </table:table-cell>
          <table:table-cell table:style-name="Table22.B2" office:value-type="string">
            <text:p text:style-name="P16"><text:span text:style-name="T6">58</text:span></text:p>
          </table:table-cell>
          <table:table-cell table:style-name="Table22.B2" office:value-type="string">
            <text:p text:style-name="P16"><text:span text:style-name="T6">59</text:span></text:p>
          </table:table-cell>
          <table:table-cell table:style-name="Table22.B2" office:value-type="string">
            <text:p text:style-name="P16"><text:span text:style-name="T6">58</text:span></text:p>
          </table:table-cell>
          <table:table-cell table:style-name="Table22.B2" office:value-type="string">
            <text:p text:style-name="P16"><text:span text:style-name="T6">+70/+116</text:span></text:p>
          </table:table-cell>
          <table:table-cell table:style-name="Table22.B2" office:value-type="string">
            <text:p text:style-name="P16"><text:span text:style-name="T6">+92</text:span></text:p>
          </table:table-cell>
          <table:table-cell table:style-name="Table22.B2" office:value-type="string">
            <text:p text:style-name="P16"><text:span text:style-name="T6">+60</text:span></text:p>
          </table:table-cell>
          <table:table-cell table:style-name="Table22.B2" office:value-type="string">
            <text:p text:style-name="P16"><text:span text:style-name="T6">+37</text:span></text:p>
          </table:table-cell>
          <table:table-cell table:style-name="Table22.B2" office:value-type="string">
            <text:p text:style-name="P16"><text:span text:style-name="T6">+61</text:span></text:p>
          </table:table-cell>
          <table:table-cell table:style-name="Table22.B2" office:value-type="string">
            <text:p text:style-name="P16"><text:span text:style-name="T6">55d12 (68)</text:span></text:p>
          </table:table-cell>
          <table:table-cell table:style-name="Table22.B2" office:value-type="string">
            <text:p text:style-name="P16"><text:span text:style-name="T6">69</text:span></text:p>
          </table:table-cell>
        </table:table-row>
        <text:soft-page-break/>
        <table:table-row table:style-name="Table22.1">
          <table:table-cell table:style-name="Table22.A13" office:value-type="string">
            <text:p text:style-name="P14"><text:span text:style-name="T6">Great wyrm</text:span></text:p>
          </table:table-cell>
          <table:table-cell table:style-name="Table22.B13" office:value-type="string">
            <text:p text:style-name="P17"><text:span text:style-name="T6">C+</text:span></text:p>
          </table:table-cell>
          <table:table-cell table:style-name="Table22.B13" office:value-type="string">
            <text:p text:style-name="P17"><text:span text:style-name="T6">75d12+1,875 (2,362)</text:span></text:p>
          </table:table-cell>
          <table:table-cell table:style-name="Table22.B13" office:value-type="string">
            <text:p text:style-name="P17"><text:span text:style-name="T6">75</text:span></text:p>
          </table:table-cell>
          <table:table-cell table:style-name="Table22.B13" office:value-type="string">
            <text:p text:style-name="P17"><text:span text:style-name="T6">10</text:span></text:p>
          </table:table-cell>
          <table:table-cell table:style-name="Table22.B13" office:value-type="string">
            <text:p text:style-name="P17"><text:span text:style-name="T6">61</text:span></text:p>
          </table:table-cell>
          <table:table-cell table:style-name="Table22.B13" office:value-type="string">
            <text:p text:style-name="P17"><text:span text:style-name="T6">62</text:span></text:p>
          </table:table-cell>
          <table:table-cell table:style-name="Table22.B13" office:value-type="string">
            <text:p text:style-name="P17"><text:span text:style-name="T6">63</text:span></text:p>
          </table:table-cell>
          <table:table-cell table:style-name="Table22.B13" office:value-type="string">
            <text:p text:style-name="P17"><text:span text:style-name="T6">62</text:span></text:p>
          </table:table-cell>
          <table:table-cell table:style-name="Table22.B13" office:value-type="string">
            <text:p text:style-name="P17"><text:span text:style-name="T6">+75/+123</text:span></text:p>
          </table:table-cell>
          <table:table-cell table:style-name="Table22.B13" office:value-type="string">
            <text:p text:style-name="P17"><text:span text:style-name="T6">+99</text:span></text:p>
          </table:table-cell>
          <table:table-cell table:style-name="Table22.B13" office:value-type="string">
            <text:p text:style-name="P17"><text:span text:style-name="T6">+64</text:span></text:p>
          </table:table-cell>
          <table:table-cell table:style-name="Table22.B13" office:value-type="string">
            <text:p text:style-name="P17"><text:span text:style-name="T6">+39</text:span></text:p>
          </table:table-cell>
          <table:table-cell table:style-name="Table22.B13" office:value-type="string">
            <text:p text:style-name="P17"><text:span text:style-name="T6">+65</text:span></text:p>
          </table:table-cell>
          <table:table-cell table:style-name="Table22.B13" office:value-type="string">
            <text:p text:style-name="P17"><text:span text:style-name="T6">60d12 (72)</text:span></text:p>
          </table:table-cell>
          <table:table-cell table:style-name="Table22.B13" office:value-type="string">
            <text:p text:style-name="P17"><text:span text:style-name="T6">73</text:span></text:p>
          </table:table-cell>
        </table:table-row>
      </table:table>
      <text:p text:style-name="P10"><text:span text:style-name="T14"><text:s/></text:span></text:p>
      <text:p text:style-name="P11"/>
      <text:p text:style-name="P10"><text:span text:style-name="T15">Force Dragon Abilities by Age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style-name="Table23.1">
          <table:table-cell table:style-name="Table23.A1" office:value-type="string">
            <text:p text:style-name="P14"><text:span text:style-name="T1">Age </text:span></text:p>
          </table:table-cell>
          <table:table-cell table:style-name="Table23.A1" office:value-type="string">
            <text:p text:style-name="P14"><text:span text:style-name="T1">Speed </text:span></text:p>
          </table:table-cell>
          <table:table-cell table:style-name="Table23.A1" office:value-type="string">
            <text:h text:style-name="P1" text:outline-level="4"><text:span text:style-name="T1">Initiative</text:span></text:h>
          </table:table-cell>
          <table:table-cell table:style-name="Table23.A1" office:value-type="string">
            <text:h text:style-name="P2" text:outline-level="4"><text:span text:style-name="T1">AC </text:span></text:h>
          </table:table-cell>
          <table:table-cell table:style-name="Table23.A1" office:value-type="string">
            <text:h text:style-name="P2" text:outline-level="4"><text:span text:style-name="T1">Special Abilities </text:span></text:h>
          </table:table-cell>
          <table:table-cell table:style-name="Table23.A1" office:value-type="string">
            <text:h text:style-name="P1" text:outline-level="4"><text:span text:style-name="T1">Caster Level</text:span></text:h>
          </table:table-cell>
          <table:table-cell table:style-name="Table23.A1" office:value-type="string">
            <text:h text:style-name="P1" text:outline-level="4"><text:span text:style-name="T1">SR</text:span></text:h>
          </table:table-cell>
        </table:table-row>
        <table:table-row table:style-name="Table23.1">
          <table:table-cell table:style-name="Table23.A2" office:value-type="string">
            <text:p text:style-name="P14"><text:span text:style-name="T7">Wyrmling</text:span></text:p>
          </table:table-cell>
          <table:table-cell table:style-name="Table23.A2" office:value-type="string">
            <text:p text:style-name="P14"><text:span text:style-name="T7">60 ft., fly 250 ft. (poor)</text:span></text:p>
          </table:table-cell>
          <table:table-cell table:style-name="Table23.C2" office:value-type="string">
            <text:p text:style-name="P17"><text:span text:style-name="T7">+0</text:span></text:p>
          </table:table-cell>
          <table:table-cell table:style-name="Table23.A2" office:value-type="string">
            <text:p text:style-name="P14"><text:span text:style-name="T7">31 (–2 size, +4 deflection, +19 natural), touch 12, flat-footed 31</text:span></text:p>
          </table:table-cell>
          <table:table-cell table:style-name="Table23.A2" office:value-type="string">
            <text:p text:style-name="P14"><text:span text:style-name="T7">Damage reduction 10/magic, deflecting force, immune to force </text:span></text:p>
          </table:table-cell>
          <table:table-cell table:style-name="Table23.C2" office:value-type="string">
            <text:p text:style-name="P17"><text:span text:style-name="T7">3rd</text:span></text:p>
          </table:table-cell>
          <table:table-cell table:style-name="Table23.C2" office:value-type="string">
            <text:p text:style-name="P17"><text:span text:style-name="T7">24</text:span></text:p>
          </table:table-cell>
        </table:table-row>
        <table:table-row table:style-name="Table23.1">
          <table:table-cell table:style-name="Table23.A2" office:value-type="string">
            <text:p text:style-name="P10"><text:span text:style-name="T7">Very young</text:span></text:p>
          </table:table-cell>
          <table:table-cell table:style-name="Table23.A2" office:value-type="string">
            <text:p text:style-name="P10"><text:span text:style-name="T7">60 ft., fly 250 ft. (poor)</text:span></text:p>
          </table:table-cell>
          <table:table-cell table:style-name="Table23.C2" office:value-type="string">
            <text:p text:style-name="P16"><text:span text:style-name="T7">+0</text:span></text:p>
          </table:table-cell>
          <table:table-cell table:style-name="Table23.A2" office:value-type="string">
            <text:p text:style-name="P10"><text:span text:style-name="T7">38 (–2 size, +6 deflection, +24 natural), touch 14, flat-footed 38</text:span></text:p>
          </table:table-cell>
          <table:table-cell table:style-name="Table23.A2" office:value-type="string">
            <text:p text:style-name="P20"/>
          </table:table-cell>
          <table:table-cell table:style-name="Table23.C2" office:value-type="string">
            <text:p text:style-name="P16"><text:span text:style-name="T7">6th</text:span></text:p>
          </table:table-cell>
          <table:table-cell table:style-name="Table23.C2" office:value-type="string">
            <text:p text:style-name="P16"><text:span text:style-name="T7">27</text:span></text:p>
          </table:table-cell>
        </table:table-row>
        <table:table-row table:style-name="Table23.1">
          <table:table-cell table:style-name="Table23.A2" office:value-type="string">
            <text:p text:style-name="P10"><text:span text:style-name="T7">Young</text:span></text:p>
          </table:table-cell>
          <table:table-cell table:style-name="Table23.A2" office:value-type="string">
            <text:p text:style-name="P10"><text:span text:style-name="T7">60 ft., fly 300 ft. (clumsy)</text:span></text:p>
          </table:table-cell>
          <table:table-cell table:style-name="Table23.C2" office:value-type="string">
            <text:p text:style-name="P16"><text:span text:style-name="T7">+0</text:span></text:p>
          </table:table-cell>
          <table:table-cell table:style-name="Table23.A2" office:value-type="string">
            <text:p text:style-name="P10"><text:span text:style-name="T7">43 (–4 size, +8 deflection, +29 natural), touch 14, flat-footed 43</text:span></text:p>
          </table:table-cell>
          <table:table-cell table:style-name="Table23.A2" office:value-type="string">
            <text:p text:style-name="P10"><text:span text:style-name="T7">Damage reduction 15/magic </text:span></text:p>
          </table:table-cell>
          <table:table-cell table:style-name="Table23.C2" office:value-type="string">
            <text:p text:style-name="P16"><text:span text:style-name="T7">9th</text:span></text:p>
          </table:table-cell>
          <table:table-cell table:style-name="Table23.C2" office:value-type="string">
            <text:p text:style-name="P16"><text:span text:style-name="T7">30</text:span></text:p>
          </table:table-cell>
        </table:table-row>
        <table:table-row table:style-name="Table23.1">
          <table:table-cell table:style-name="Table23.A2" office:value-type="string">
            <text:p text:style-name="P10"><text:span text:style-name="T7">Juvenile</text:span></text:p>
          </table:table-cell>
          <table:table-cell table:style-name="Table23.A2" office:value-type="string">
            <text:p text:style-name="P10"><text:span text:style-name="T7">60 ft., fly 300 ft. (clumsy)</text:span></text:p>
          </table:table-cell>
          <table:table-cell table:style-name="Table23.C2" office:value-type="string">
            <text:p text:style-name="P16"><text:span text:style-name="T7">+0</text:span></text:p>
          </table:table-cell>
          <table:table-cell table:style-name="Table23.A2" office:value-type="string">
            <text:p text:style-name="P10"><text:span text:style-name="T7">50 (–4 size, +10 deflection, +34 natural), touch 16, flat-footed 50</text:span></text:p>
          </table:table-cell>
          <table:table-cell table:style-name="Table23.A2" office:value-type="string">
            <text:p text:style-name="P10"><text:span text:style-name="T8">resilient sphere, </text:span><text:span text:style-name="T7">blur</text:span></text:p>
          </table:table-cell>
          <table:table-cell table:style-name="Table23.C2" office:value-type="string">
            <text:p text:style-name="P16"><text:span text:style-name="T7">12th</text:span></text:p>
          </table:table-cell>
          <table:table-cell table:style-name="Table23.C2" office:value-type="string">
            <text:p text:style-name="P16"><text:span text:style-name="T7">33</text:span></text:p>
          </table:table-cell>
        </table:table-row>
        <table:table-row table:style-name="Table23.1">
          <table:table-cell table:style-name="Table23.A2" office:value-type="string">
            <text:p text:style-name="P10"><text:span text:style-name="T7">Young adult</text:span></text:p>
          </table:table-cell>
          <table:table-cell table:style-name="Table23.A2" office:value-type="string">
            <text:p text:style-name="P10"><text:span text:style-name="T7">60 ft., fly 300 ft. (clumsy)</text:span></text:p>
          </table:table-cell>
          <table:table-cell table:style-name="Table23.C2" office:value-type="string">
            <text:p text:style-name="P16"><text:span text:style-name="T7">+0</text:span></text:p>
          </table:table-cell>
          <table:table-cell table:style-name="Table23.A2" office:value-type="string">
            <text:p text:style-name="P10"><text:span text:style-name="T7">57 (–4 size, +12 deflection, +39 natural), touch 18, flat-footed 57</text:span></text:p>
          </table:table-cell>
          <table:table-cell table:style-name="Table23.A2" office:value-type="string">
            <text:p text:style-name="P10"><text:span text:style-name="T7">Damage reduction 15/epic</text:span></text:p>
          </table:table-cell>
          <table:table-cell table:style-name="Table23.C2" office:value-type="string">
            <text:p text:style-name="P16"><text:span text:style-name="T7">15th</text:span></text:p>
          </table:table-cell>
          <table:table-cell table:style-name="Table23.C2" office:value-type="string">
            <text:p text:style-name="P16"><text:span text:style-name="T7">36</text:span></text:p>
          </table:table-cell>
        </table:table-row>
        <table:table-row table:style-name="Table23.1">
          <table:table-cell table:style-name="Table23.A2" office:value-type="string">
            <text:p text:style-name="P10"><text:span text:style-name="T7">Adult</text:span></text:p>
          </table:table-cell>
          <table:table-cell table:style-name="Table23.A2" office:value-type="string">
            <text:p text:style-name="P10"><text:span text:style-name="T7">60 ft., fly 300 ft. (clumsy) </text:span></text:p>
          </table:table-cell>
          <table:table-cell table:style-name="Table23.C2" office:value-type="string">
            <text:p text:style-name="P16"><text:span text:style-name="T7">+0</text:span></text:p>
          </table:table-cell>
          <table:table-cell table:style-name="Table23.A2" office:value-type="string">
            <text:p text:style-name="P10"><text:span text:style-name="T7">64 (–4 size, +14 deflection, +44 natural), touch 20, flat-footed 64</text:span></text:p>
          </table:table-cell>
          <table:table-cell table:style-name="Table23.A2" office:value-type="string">
            <text:p text:style-name="P10"><text:span text:style-name="T8">Wall of force </text:span></text:p>
          </table:table-cell>
          <table:table-cell table:style-name="Table23.C2" office:value-type="string">
            <text:p text:style-name="P16"><text:span text:style-name="T7">18th</text:span></text:p>
          </table:table-cell>
          <table:table-cell table:style-name="Table23.C2" office:value-type="string">
            <text:p text:style-name="P16"><text:span text:style-name="T7">39</text:span></text:p>
          </table:table-cell>
        </table:table-row>
        <table:table-row table:style-name="Table23.1">
          <table:table-cell table:style-name="Table23.A2" office:value-type="string">
            <text:p text:style-name="P10"><text:span text:style-name="T7">Mature adult</text:span></text:p>
          </table:table-cell>
          <table:table-cell table:style-name="Table23.A2" office:value-type="string">
            <text:p text:style-name="P10"><text:span text:style-name="T7">60 ft., fly 300 ft. (clumsy)</text:span></text:p>
          </table:table-cell>
          <table:table-cell table:style-name="Table23.C2" office:value-type="string">
            <text:p text:style-name="P16"><text:span text:style-name="T7">+0</text:span></text:p>
          </table:table-cell>
          <table:table-cell table:style-name="Table23.A2" office:value-type="string">
            <text:p text:style-name="P10"><text:span text:style-name="T7">67 (–8 size, +16 deflection, +49 natural), touch 18, flat-footed 67</text:span></text:p>
          </table:table-cell>
          <table:table-cell table:style-name="Table23.A2" office:value-type="string">
            <text:p text:style-name="P10"><text:span text:style-name="T7">Damage reduction 20/epic</text:span></text:p>
          </table:table-cell>
          <table:table-cell table:style-name="Table23.C2" office:value-type="string">
            <text:p text:style-name="P16"><text:span text:style-name="T7">21st</text:span></text:p>
          </table:table-cell>
          <table:table-cell table:style-name="Table23.C2" office:value-type="string">
            <text:p text:style-name="P16"><text:span text:style-name="T7">42</text:span></text:p>
          </table:table-cell>
        </table:table-row>
        <table:table-row table:style-name="Table23.1">
          <table:table-cell table:style-name="Table23.A2" office:value-type="string">
            <text:p text:style-name="P10"><text:span text:style-name="T7">Old</text:span></text:p>
          </table:table-cell>
          <table:table-cell table:style-name="Table23.A2" office:value-type="string">
            <text:p text:style-name="P10"><text:span text:style-name="T7">60 ft., fly 300 ft. (clumsy)</text:span></text:p>
          </table:table-cell>
          <table:table-cell table:style-name="Table23.C2" office:value-type="string">
            <text:p text:style-name="P16"><text:span text:style-name="T7">+0</text:span></text:p>
          </table:table-cell>
          <table:table-cell table:style-name="Table23.A2" office:value-type="string">
            <text:p text:style-name="P10"><text:span text:style-name="T7">74 (–8 size, +18 deflection, +54 natural), touch 20, flat-footed 74</text:span></text:p>
          </table:table-cell>
          <table:table-cell table:style-name="Table23.A2" office:value-type="string">
            <text:p text:style-name="P10"><text:span text:style-name="T8">Forcecage, </text:span><text:span text:style-name="T7">displacement</text:span></text:p>
          </table:table-cell>
          <table:table-cell table:style-name="Table23.C2" office:value-type="string">
            <text:p text:style-name="P16"><text:span text:style-name="T7">24th</text:span></text:p>
          </table:table-cell>
          <table:table-cell table:style-name="Table23.C2" office:value-type="string">
            <text:p text:style-name="P16"><text:span text:style-name="T7">45</text:span></text:p>
          </table:table-cell>
        </table:table-row>
        <table:table-row table:style-name="Table23.1">
          <table:table-cell table:style-name="Table23.A2" office:value-type="string">
            <text:p text:style-name="P10"><text:span text:style-name="T7">Very old</text:span></text:p>
          </table:table-cell>
          <table:table-cell table:style-name="Table23.A2" office:value-type="string">
            <text:p text:style-name="P10"><text:span text:style-name="T7">60 ft., fly 300 ft. (clumsy)</text:span></text:p>
          </table:table-cell>
          <table:table-cell table:style-name="Table23.C2" office:value-type="string">
            <text:p text:style-name="P16"><text:span text:style-name="T7">+0</text:span></text:p>
          </table:table-cell>
          <table:table-cell table:style-name="Table23.A2" office:value-type="string">
            <text:p text:style-name="P10"><text:span text:style-name="T7">81 (–8 size, +20 deflection, +59 natural), touch 22, flat-footed 81</text:span></text:p>
          </table:table-cell>
          <table:table-cell table:style-name="Table23.A2" office:value-type="string">
            <text:p text:style-name="P10"><text:span text:style-name="T7">Damage reduction 25/epic</text:span></text:p>
          </table:table-cell>
          <table:table-cell table:style-name="Table23.C2" office:value-type="string">
            <text:p text:style-name="P16"><text:span text:style-name="T7">27th</text:span></text:p>
          </table:table-cell>
          <table:table-cell table:style-name="Table23.C2" office:value-type="string">
            <text:p text:style-name="P16"><text:span text:style-name="T7">48</text:span></text:p>
          </table:table-cell>
        </table:table-row>
        <table:table-row table:style-name="Table23.1">
          <table:table-cell table:style-name="Table23.A2" office:value-type="string">
            <text:p text:style-name="P10"><text:span text:style-name="T7">Ancient</text:span></text:p>
          </table:table-cell>
          <table:table-cell table:style-name="Table23.A2" office:value-type="string">
            <text:p text:style-name="P10"><text:span text:style-name="T7">60 ft., fly 300 ft. (clumsy)</text:span></text:p>
          </table:table-cell>
          <table:table-cell table:style-name="Table23.C2" office:value-type="string">
            <text:p text:style-name="P16"><text:span text:style-name="T7">+0</text:span></text:p>
          </table:table-cell>
          <table:table-cell table:style-name="Table23.A2" office:value-type="string">
            <text:p text:style-name="P10"><text:span text:style-name="T7">88 (–8 size, +22 deflection, +64 natural), touch 24, flat-footed 88</text:span></text:p>
          </table:table-cell>
          <table:table-cell table:style-name="Table23.A2" office:value-type="string">
            <text:p text:style-name="P10"><text:span text:style-name="T8">Maze</text:span></text:p>
          </table:table-cell>
          <table:table-cell table:style-name="Table23.C2" office:value-type="string">
            <text:p text:style-name="P16"><text:span text:style-name="T7">30th</text:span></text:p>
          </table:table-cell>
          <table:table-cell table:style-name="Table23.C2" office:value-type="string">
            <text:p text:style-name="P16"><text:span text:style-name="T7">51</text:span></text:p>
          </table:table-cell>
        </table:table-row>
        <table:table-row table:style-name="Table23.1">
          <table:table-cell table:style-name="Table23.A2" office:value-type="string">
            <text:p text:style-name="P10"><text:span text:style-name="T7">Wyrm</text:span></text:p>
          </table:table-cell>
          <table:table-cell table:style-name="Table23.A2" office:value-type="string">
            <text:p text:style-name="P10"><text:span text:style-name="T7">60 ft., fly 350 ft. (clumsy)</text:span></text:p>
          </table:table-cell>
          <table:table-cell table:style-name="Table23.C2" office:value-type="string">
            <text:p text:style-name="P16"><text:span text:style-name="T7">+0</text:span></text:p>
          </table:table-cell>
          <table:table-cell table:style-name="Table23.A2" office:value-type="string">
            <text:p text:style-name="P10"><text:span text:style-name="T7">95 (–8 size, +24 deflection, +69 natural), touch 26, flat-footed 95</text:span></text:p>
          </table:table-cell>
          <table:table-cell table:style-name="Table23.A2" office:value-type="string">
            <text:p text:style-name="P20"/>
          </table:table-cell>
          <table:table-cell table:style-name="Table23.C2" office:value-type="string">
            <text:p text:style-name="P16"><text:span text:style-name="T7">33rd</text:span></text:p>
          </table:table-cell>
          <table:table-cell table:style-name="Table23.C2" office:value-type="string">
            <text:p text:style-name="P16"><text:span text:style-name="T7">54</text:span></text:p>
          </table:table-cell>
        </table:table-row>
        <table:table-row table:style-name="Table23.1">
          <table:table-cell table:style-name="Table23.A13" office:value-type="string">
            <text:p text:style-name="P14"><text:span text:style-name="T7">Great wyrm</text:span></text:p>
          </table:table-cell>
          <table:table-cell table:style-name="Table23.A13" office:value-type="string">
            <text:p text:style-name="P14"><text:span text:style-name="T7">60 ft., fly 350 ft. (clumsy)</text:span></text:p>
          </table:table-cell>
          <table:table-cell table:style-name="Table23.C13" office:value-type="string">
            <text:p text:style-name="P17"><text:span text:style-name="T7">+0</text:span></text:p>
          </table:table-cell>
          <table:table-cell table:style-name="Table23.A13" office:value-type="string">
            <text:p text:style-name="P14"><text:span text:style-name="T7">102 (–8 size, +26 deflection, +74 natural), touch 28, flat-footed 102</text:span></text:p>
          </table:table-cell>
          <table:table-cell table:style-name="Table23.A13" office:value-type="string">
            <text:p text:style-name="P14"><text:span text:style-name="T8">telekinetic sphere, </text:span><text:span text:style-name="T7">invisibility</text:span></text:p>
          </table:table-cell>
          <table:table-cell table:style-name="Table23.C13" office:value-type="string">
            <text:p text:style-name="P17"><text:span text:style-name="T7">36th</text:span></text:p>
          </table:table-cell>
          <table:table-cell table:style-name="Table23.C13" office:value-type="string">
            <text:p text:style-name="P17"><text:span text:style-name="T7">57</text:span></text:p>
          </table:table-cell>
        </table:table-row>
      </table:table>
      <text:p text:style-name="P10"><text:span text:style-name="T14">A force dragon’s natural weapons are treated as magic (wyrmling – juvenile) or epic (young adult – great wyrm) for the purpose of overcoming damage reduction.</text:span></text:p>
      <text:p text:style-name="P10"><text:span text:style-name="T11">Combat</text:span><text:span text:style-name="T15"> </text:span></text:p>
      <text:p text:style-name="P10"><text:span text:style-name="T15">Breath Weapon (Su):</text:span><text:span text:style-name="T14"> A force dragon has one type of breath weapon, a cone of force that tears through creatures and objects in its area to devastating effect. </text:span></text:p>
      <text:p text:style-name="P10"><text:span text:style-name="T15">Immune to Force (Ex):</text:span><text:span text:style-name="T14"> A force dragon cannot be harmed by any force effect, including </text:span><text:span text:style-name="T16">magic missiles, explosive runes, mage’s sword, </text:span><text:span text:style-name="T14">the </text:span><text:span text:style-name="T16">sphere </text:span><text:span text:style-name="T14">spells, or any other spell or effect with the Force descriptor. It can move freely through barriers made of force, such as a </text:span><text:span text:style-name="T16">wall of forc</text:span><text:span text:style-name="T14">e. </text:span></text:p>
      <text:p text:style-name="P10"><text:span text:style-name="T15">Deflecting Force (Su):</text:span><text:span text:style-name="T14"> A force dragon is protected by a shield of force that provides a deflection bonus to its AC. The deflection bonus is equal to the dragon’s Charisma bonus. </text:span></text:p>
      <text:p text:style-name="P10"><text:span text:style-name="T15">Blur (Su): </text:span><text:span text:style-name="T14">When a force dragon reaches juvenile age, the force surrounding its body distorts the light around it so that it is hard to discern the dragon’s exact location. This functions as a continuous </text:span><text:span text:style-name="T16">blur </text:span><text:span text:style-name="T14">spell, giving the dragon concealment (20% miss chance). </text:span></text:p>
      <text:p text:style-name="P10"><text:span text:style-name="T15">Displacement (Su):</text:span><text:span text:style-name="T14"> An old force dragon’s deflecting force bends light even more ex-tremely, giving the dragon the benefit of the </text:span><text:span text:style-name="T16">displacement </text:span><text:span text:style-name="T14">spell (50% miss chance). This supersedes its </text:span><text:span text:style-name="T16">blur </text:span><text:span text:style-name="T14">ability. </text:span></text:p>
      <text:p text:style-name="P10"><text:span text:style-name="T15">Invisibility (Su):</text:span><text:span text:style-name="T14"> A great wyrm force dragon is a creature of pure force, and is completely invisible (as though protected by</text:span><text:span text:style-name="T16"> greater invisibilit</text:span><text:span text:style-name="T14">y). A creature that can see invisible creatures must still contend with the dragon’s </text:span><text:span text:style-name="T16">displacement </text:span><text:span text:style-name="T14">ability.</text:span></text:p>
      <text:p text:style-name="P10"><text:span text:style-name="T15">Spell-Like Abilities:</text:span><text:span text:style-name="T14"> 3/day—</text:span><text:span text:style-name="T16">forcecage, maze, resilient sphere, telekinetic sphere, wall of forc</text:span><text:span text:style-name="T14">e. The DCs are Charisma-based.</text:span></text:p>
      <text:p text:style-name="P11"/>
      <text:h text:style-name="P23" text:outline-level="1"><text:span text:style-name="T13">Sample Force Dragon,Adult </text:span></text:h>
      <text:p text:style-name="P27"><text:span text:style-name="T14">Gargantuan Dragon (Force) </text:span></text:p>
      <text:p text:style-name="P10"><text:span text:style-name="T15">Hit Dice:</text:span><text:span text:style-name="T14"> 45d12+585 (877 hp) </text:span></text:p>
      <text:p text:style-name="P10"><text:span text:style-name="T15">Initiative:</text:span><text:span text:style-name="T14"> +0 </text:span></text:p>
      <text:p text:style-name="P10"><text:span text:style-name="T15">Speed:</text:span><text:span text:style-name="T14"> 60 ft., fly 300 ft. (clumsy) </text:span></text:p>
      <text:p text:style-name="P10"><text:span text:style-name="T15">AC:</text:span><text:span text:style-name="T14"> 64 (–4 size, +14 deflection, +44 natural) </text:span></text:p>
      <text:p text:style-name="P10"><text:soft-page-break/><text:span text:style-name="T15">Base Attack/Grapple:</text:span><text:span text:style-name="T14"> +45/+77</text:span></text:p>
      <text:p text:style-name="P10"><text:span text:style-name="T15">Attack: </text:span><text:span text:style-name="T14"><text:s/>Bite +61 (4d6+20/19-20) melee</text:span></text:p>
      <text:p text:style-name="P10"><text:span text:style-name="T15">Full Attack: </text:span><text:span text:style-name="T14">Bite +61 (4d6+20/19-20) melee, 2 claws +56 (2d6+10/19-20) melee, 2 wings +56 (2d6+10/19-20) melee, tail slap +56 (2d8+30/19-20) melee</text:span></text:p>
      <text:p text:style-name="P10"><text:span text:style-name="T15">Space/Reach:</text:span><text:span text:style-name="T14"> 20 ft./15 ft. </text:span></text:p>
      <text:p text:style-name="P10"><text:span text:style-name="T15">Special Attacks:</text:span><text:span text:style-name="T14"> Crush 4d6+30 (DC 45), tail sweep 2d6+30 (DC 45), breath weapon, frightful presence (DC 46), spells (caster level 18th), spell-like abilities </text:span></text:p>
      <text:p text:style-name="P10"><text:span text:style-name="T15">Special Qualities:</text:span><text:span text:style-name="T14"> Immunities, DR 15/epic, SR 39, blindsense 60ft., keen senses, deflecting force, blur (20% miss chance) </text:span></text:p>
      <text:p text:style-name="P10"><text:span text:style-name="T15">Saves:</text:span><text:span text:style-name="T14"> Fort +37, Ref +24, Will +38 </text:span></text:p>
      <text:p text:style-name="P10"><text:span text:style-name="T15">Abilities:</text:span><text:span text:style-name="T14"> Str 51, Dex 10, Con 37, Int 38, Wis 39, Cha 38 </text:span></text:p>
      <text:p text:style-name="P10"><text:span text:style-name="T15">Skills:</text:span><text:span text:style-name="T14"> Appraise +50, Bluff +62, Concentration +61, Craft (alchemy) +50, Diplomacy +74, Escape Artist +48, Gather Information +20, Intimidate +68, Jump +32, Knowledge (all) +56, Listen +64, Search +72, Sense Motive +50, Spellcraft +68, Spot +74</text:span></text:p>
      <text:p text:style-name="P10"><text:span text:style-name="T15">Feats:</text:span><text:span text:style-name="T14"> Alertness, Cleave, Combat Reflexes, Empower Spell-Like Ability, Flyby Attack, Hover, Improved Critical (bite), Improved Critical (claws), Improved Critical (wings), Improved Critical (tail slap), Improved Initiative, Improved Sunder, Maximize Spell-Like Ability, Power Attack, Spell Knowledge, Wingover </text:span></text:p>
      <text:p text:style-name="P10"><text:span text:style-name="T15">Climate/Terrain:</text:span><text:span text:style-name="T14"> Any land and underground </text:span></text:p>
      <text:p text:style-name="P10"><text:span text:style-name="T15">Organization:</text:span><text:span text:style-name="T14"> Solitary, pair, or family (1–2 and 2–5 offspring) </text:span></text:p>
      <text:p text:style-name="P10"><text:span text:style-name="T15">Challenge Rating:</text:span><text:span text:style-name="T14"> 31 </text:span></text:p>
      <text:p text:style-name="P10"><text:span text:style-name="T15">Treasure:</text:span><text:span text:style-name="T14"> Double standard </text:span></text:p>
      <text:p text:style-name="P10"><text:span text:style-name="T15">Alignment:</text:span><text:span text:style-name="T14"> Usually neutral </text:span></text:p>
      <text:p text:style-name="P10"><text:span text:style-name="T15">Advancement:</text:span><text:span text:style-name="T14"> 46–49 HD (Gargantuan) </text:span></text:p>
      <text:p text:style-name="P10"><text:span text:style-name="T14">A force dragon’s natural weapons are treated as epic for the purpose of overcoming damage reduction.</text:span></text:p>
      <text:p text:style-name="P10"><text:span text:style-name="T15">Breath Weapon (Su):</text:span><text:span text:style-name="T14"> Cone of force, 60 ft., damage 30d12, Ref half (DC 45). The DC is Constitution-based.</text:span></text:p>
      <text:p text:style-name="P10"><text:span text:style-name="T15">Spell-Like Abilities:</text:span><text:span text:style-name="T14"> 3/day—</text:span><text:span text:style-name="T16">resilient sphere, wall of forc</text:span><text:span text:style-name="T14">e. Caster level 18th; save DC 24 + spell level. </text:span></text:p>
      <text:p text:style-name="P10"><text:span text:style-name="T15">Immunities (Ex):</text:span><text:span text:style-name="T14"> Immune to </text:span><text:span text:style-name="T16">sleep </text:span><text:span text:style-name="T14">and paralysis, immune to force effects. </text:span></text:p>
      <text:p text:style-name="P10"><text:span text:style-name="T17">Sorcerer Spells Known</text:span><text:span text:style-name="T16"> </text:span><text:span text:style-name="T14">(6/10/10/ 9/9/9/9/8/7/5; base DC 24 + spell level): </text:span><text:span text:style-name="T16">0—arcane mark, dancing lights, detect magic, flare, ghost sound, light, mending, open/close, read magic; </text:span><text:span text:style-name="T14">1st—</text:span><text:span text:style-name="T16">disguise self, comprehend languages, detect secret doors, magic missile, true strike; </text:span><text:span text:style-name="T14">2nd— </text:span><text:span text:style-name="T16">bull’s strength, cat’s grace, darkness, locate object, mirror image; </text:span><text:span text:style-name="T14">3rd—</text:span><text:span text:style-name="T16">clairaudience/clairvoyance, fireball, haste, lightning bolt; </text:span><text:span text:style-name="T14">4th—</text:span><text:span text:style-name="T16">charm monster, greater invisibility, scrying, stoneskin; </text:span><text:span text:style-name="T14">5th—</text:span><text:span text:style-name="T16">contact other plane, dream, hold monster, teleport; </text:span><text:span text:style-name="T14">6th—</text:span><text:span text:style-name="T16">analyze dweomer, greater dispel magic, true seeing; </text:span><text:span text:style-name="T14">7th—</text:span><text:span text:style-name="T16">forcecage, spell turning, summon monster VII; </text:span><text:span text:style-name="T14">8th—</text:span><text:span text:style-name="T16">polymorph any object, protection from spells; </text:span><text:span text:style-name="T14">9th— </text:span><text:span text:style-name="T16">time stop. </text:span></text:p>
      <text:p text:style-name="P10"><text:span text:style-name="T16">Possessions: Crystal ball with true seeing, circlet of eyes*, pearl of power </text:span><text:span text:style-name="T14">(7th-level spell), 8,000 gp. *Variant of </text:span><text:span text:style-name="T16">robe of eyes; </text:span><text:span text:style-name="T14">benefit included in Search and Spot skill modifiers. </text:span></text:p>
      <text:p text:style-name="P11"/>
      <text:p text:style-name="P10"><text:span text:style-name="T11">PRISMATIC DRAGON </text:span></text:p>
      <text:p text:style-name="P27"><text:span text:style-name="T14">Dragon (Light) </text:span></text:p>
      <text:p text:style-name="P10"><text:span text:style-name="T15">Climate/Terrain:</text:span><text:span text:style-name="T14"> Any land and underground </text:span></text:p>
      <text:p text:style-name="P10"><text:span text:style-name="T15">Organization:</text:span><text:span text:style-name="T14"> Wyrmling, very young, young, juvenile and young adult: solitary or clutch (2–5); adult, mature adult, old, very old, ancient, wyrm, or great wyrm: solitary, pair, or family (1–2 and 2–5 offspring) </text:span></text:p>
      <text:p text:style-name="P10"><text:span text:style-name="T15">Challenge Rating:</text:span><text:span text:style-name="T14"> Wyrmling 14; very young 16; young 22; juvenile 30; young adult 34; adult 39; mature adult 43; old 48; very old 52; ancient 57; wyrm 61; great wyrm 66 </text:span></text:p>
      <text:p text:style-name="P10"><text:span text:style-name="T15">Treasure:</text:span><text:span text:style-name="T14"> Double standard </text:span></text:p>
      <text:p text:style-name="P10"><text:span text:style-name="T15">Alignment:</text:span><text:span text:style-name="T14"> Usually neutral </text:span></text:p>
      <text:p text:style-name="P10"><text:span text:style-name="T14">Advancement Range: Wyrmling 24–27 HD (Huge); very young 29–32 HD (Huge); young 34–37 HD (Gargantuan); juvenile 39–42 HD (Gargantuan); young adult 44–47 HD (Gargantuan); adult 49–52 HD (Gargantuan); mature adult 54–57 HD (Colossal); old 59–62 HD (Colossal); very old 64–67 HD (Colossal); ancient 69–72 HD (Colossal+); wyrm 74–77 HD (Colossal+); great wyrm 79+ HD (Colossal+) </text:span></text:p>
      <text:p text:style-name="P12"/>
      <text:h text:style-name="P23" text:outline-level="1"><text:span text:style-name="T15">Prismatic Dragons by Age </text:span></text:h>
      <table:table table:name="Table24" table:style-name="Table24">
        <table:table-column table:style-name="Table24.A"/>
        <table:table-column table:style-name="Table24.B"/>
        <table:table-column table:style-name="Table24.C"/>
        <table:table-column table:style-name="Table24.D" table:number-columns-repeated="2"/>
        <table:table-column table:style-name="Table24.F"/>
        <table:table-column table:style-name="Table24.G"/>
        <table:table-column table:style-name="Table24.H"/>
        <table:table-column table:style-name="Table24.I"/>
        <table:table-column table:style-name="Table24.J"/>
        <table:table-column table:style-name="Table24.K"/>
        <table:table-column table:style-name="Table24.L"/>
        <table:table-column table:style-name="Table24.M" table:number-columns-repeated="2"/>
        <table:table-column table:style-name="Table24.O"/>
        <table:table-column table:style-name="Table24.P"/>
        <table:table-row table:style-name="Table24.1">
          <table:table-cell table:style-name="Table24.A1" office:value-type="string">
            <text:h text:style-name="P4" text:outline-level="5"><text:span text:style-name="T6">Age </text:span></text:h>
          </table:table-cell>
          <table:table-cell table:style-name="Table24.A1" office:value-type="string">
            <text:h text:style-name="P8" text:outline-level="2"><text:span text:style-name="T6">Size</text:span></text:h>
          </table:table-cell>
          <table:table-cell table:style-name="Table24.A1" office:value-type="string">
            <text:h text:style-name="P8" text:outline-level="2"><text:span text:style-name="T6">Hit Dice (hp)</text:span></text:h>
          </table:table-cell>
          <table:table-cell table:style-name="Table24.A1" office:value-type="string">
            <text:h text:style-name="P8" text:outline-level="2"><text:span text:style-name="T6">Str</text:span></text:h>
          </table:table-cell>
          <table:table-cell table:style-name="Table24.A1" office:value-type="string">
            <text:h text:style-name="P8" text:outline-level="2"><text:span text:style-name="T6">Dex</text:span></text:h>
          </table:table-cell>
          <table:table-cell table:style-name="Table24.A1" office:value-type="string">
            <text:h text:style-name="P8" text:outline-level="2"><text:span text:style-name="T6">Con</text:span></text:h>
          </table:table-cell>
          <table:table-cell table:style-name="Table24.A1" office:value-type="string">
            <text:h text:style-name="P8" text:outline-level="2"><text:span text:style-name="T6">Int</text:span></text:h>
          </table:table-cell>
          <table:table-cell table:style-name="Table24.A1" office:value-type="string">
            <text:h text:style-name="P8" text:outline-level="2"><text:span text:style-name="T6">Wis</text:span></text:h>
          </table:table-cell>
          <table:table-cell table:style-name="Table24.A1" office:value-type="string">
            <text:h text:style-name="P8" text:outline-level="2"><text:span text:style-name="T6">Cha</text:span></text:h>
          </table:table-cell>
          <table:table-cell table:style-name="Table24.A1" office:value-type="string">
            <text:h text:style-name="P8" text:outline-level="2"><text:span text:style-name="T6">Base Attack/</text:span></text:h>
            <text:h text:style-name="P8" text:outline-level="2"><text:span text:style-name="T6">Grapple</text:span></text:h>
          </table:table-cell>
          <table:table-cell table:style-name="Table24.A1" office:value-type="string">
            <text:h text:style-name="P8" text:outline-level="2"><text:span text:style-name="T6">Attack</text:span></text:h>
          </table:table-cell>
          <table:table-cell table:style-name="Table24.A1" office:value-type="string">
            <text:h text:style-name="P8" text:outline-level="2"><text:span text:style-name="T6">Fort Save</text:span></text:h>
          </table:table-cell>
          <table:table-cell table:style-name="Table24.A1" office:value-type="string">
            <text:h text:style-name="P8" text:outline-level="2"><text:span text:style-name="T6">Ref Save</text:span></text:h>
          </table:table-cell>
          <table:table-cell table:style-name="Table24.A1" office:value-type="string">
            <text:h text:style-name="P8" text:outline-level="2"><text:span text:style-name="T6">Will Save</text:span></text:h>
          </table:table-cell>
          <table:table-cell table:style-name="Table24.A1" office:value-type="string">
            <text:h text:style-name="P8" text:outline-level="2"><text:span text:style-name="T6">Breath Weapon DC</text:span></text:h>
          </table:table-cell>
          <table:table-cell table:style-name="Table24.A1" office:value-type="string">
            <text:h text:style-name="P8" text:outline-level="2"><text:span text:style-name="T6">Frightful Presence DC</text:span></text:h>
          </table:table-cell>
        </table:table-row>
        <table:table-row table:style-name="Table24.1">
          <table:table-cell table:style-name="Table24.A2" office:value-type="string">
            <text:p text:style-name="P14"><text:span text:style-name="T6">Wyrmling </text:span></text:p>
          </table:table-cell>
          <table:table-cell table:style-name="Table24.B2" office:value-type="string">
            <text:p text:style-name="P17"><text:span text:style-name="T6">H</text:span></text:p>
          </table:table-cell>
          <table:table-cell table:style-name="Table24.B2" office:value-type="string">
            <text:p text:style-name="P17"><text:span text:style-name="T6">23d12+138 (287)</text:span></text:p>
          </table:table-cell>
          <table:table-cell table:style-name="Table24.B2" office:value-type="string">
            <text:p text:style-name="P17"><text:span text:style-name="T6">29</text:span></text:p>
          </table:table-cell>
          <table:table-cell table:style-name="Table24.B2" office:value-type="string">
            <text:p text:style-name="P17"><text:span text:style-name="T6">10</text:span></text:p>
          </table:table-cell>
          <table:table-cell table:style-name="Table24.B2" office:value-type="string">
            <text:p text:style-name="P17"><text:span text:style-name="T6">23</text:span></text:p>
          </table:table-cell>
          <table:table-cell table:style-name="Table24.B2" office:value-type="string">
            <text:p text:style-name="P17"><text:span text:style-name="T6">20</text:span></text:p>
          </table:table-cell>
          <table:table-cell table:style-name="Table24.B2" office:value-type="string">
            <text:p text:style-name="P17"><text:span text:style-name="T6">21</text:span></text:p>
          </table:table-cell>
          <table:table-cell table:style-name="Table24.B2" office:value-type="string">
            <text:p text:style-name="P17"><text:span text:style-name="T6">20</text:span></text:p>
          </table:table-cell>
          <table:table-cell table:style-name="Table24.B2" office:value-type="string">
            <text:p text:style-name="P17"><text:span text:style-name="T6">+23/+40</text:span></text:p>
          </table:table-cell>
          <table:table-cell table:style-name="Table24.B2" office:value-type="string">
            <text:p text:style-name="P17"><text:span text:style-name="T6">+30</text:span></text:p>
          </table:table-cell>
          <table:table-cell table:style-name="Table24.B2" office:value-type="string">
            <text:p text:style-name="P17"><text:span text:style-name="T6">+19</text:span></text:p>
          </table:table-cell>
          <table:table-cell table:style-name="Table24.B2" office:value-type="string">
            <text:p text:style-name="P17"><text:span text:style-name="T6">+13</text:span></text:p>
          </table:table-cell>
          <table:table-cell table:style-name="Table24.B2" office:value-type="string">
            <text:p text:style-name="P17"><text:span text:style-name="T6">+18</text:span></text:p>
          </table:table-cell>
          <table:table-cell table:style-name="Table24.B2" office:value-type="string">
            <text:p text:style-name="P17"><text:span text:style-name="T6">27</text:span></text:p>
          </table:table-cell>
          <table:table-cell table:style-name="Table24.B2" office:value-type="string">
            <text:p text:style-name="P17"><text:span text:style-name="T6">26</text:span></text:p>
          </table:table-cell>
        </table:table-row>
        <text:soft-page-break/>
        <table:table-row table:style-name="Table24.1">
          <table:table-cell table:style-name="Table24.A2" office:value-type="string">
            <text:p text:style-name="P10"><text:span text:style-name="T6">Very young </text:span></text:p>
          </table:table-cell>
          <table:table-cell table:style-name="Table24.B2" office:value-type="string">
            <text:p text:style-name="P16"><text:span text:style-name="T6">H</text:span></text:p>
          </table:table-cell>
          <table:table-cell table:style-name="Table24.B2" office:value-type="string">
            <text:p text:style-name="P16"><text:span text:style-name="T6">28d12+196 (378)</text:span></text:p>
          </table:table-cell>
          <table:table-cell table:style-name="Table24.B2" office:value-type="string">
            <text:p text:style-name="P16"><text:span text:style-name="T6">33</text:span></text:p>
          </table:table-cell>
          <table:table-cell table:style-name="Table24.B2" office:value-type="string">
            <text:p text:style-name="P16"><text:span text:style-name="T6">10</text:span></text:p>
          </table:table-cell>
          <table:table-cell table:style-name="Table24.B2" office:value-type="string">
            <text:p text:style-name="P16"><text:span text:style-name="T6">25</text:span></text:p>
          </table:table-cell>
          <table:table-cell table:style-name="Table24.B2" office:value-type="string">
            <text:p text:style-name="P16"><text:span text:style-name="T6">24</text:span></text:p>
          </table:table-cell>
          <table:table-cell table:style-name="Table24.B2" office:value-type="string">
            <text:p text:style-name="P16"><text:span text:style-name="T6">25</text:span></text:p>
          </table:table-cell>
          <table:table-cell table:style-name="Table24.B2" office:value-type="string">
            <text:p text:style-name="P16"><text:span text:style-name="T6">24</text:span></text:p>
          </table:table-cell>
          <table:table-cell table:style-name="Table24.B2" office:value-type="string">
            <text:p text:style-name="P16"><text:span text:style-name="T6">+28/+47</text:span></text:p>
          </table:table-cell>
          <table:table-cell table:style-name="Table24.B2" office:value-type="string">
            <text:p text:style-name="P16"><text:span text:style-name="T6">+37</text:span></text:p>
          </table:table-cell>
          <table:table-cell table:style-name="Table24.B2" office:value-type="string">
            <text:p text:style-name="P16"><text:span text:style-name="T6">+23</text:span></text:p>
          </table:table-cell>
          <table:table-cell table:style-name="Table24.B2" office:value-type="string">
            <text:p text:style-name="P16"><text:span text:style-name="T6">+16</text:span></text:p>
          </table:table-cell>
          <table:table-cell table:style-name="Table24.B2" office:value-type="string">
            <text:p text:style-name="P16"><text:span text:style-name="T6">+23</text:span></text:p>
          </table:table-cell>
          <table:table-cell table:style-name="Table24.B2" office:value-type="string">
            <text:p text:style-name="P16"><text:span text:style-name="T6">31</text:span></text:p>
          </table:table-cell>
          <table:table-cell table:style-name="Table24.B2" office:value-type="string">
            <text:p text:style-name="P16"><text:span text:style-name="T6">31</text:span></text:p>
          </table:table-cell>
        </table:table-row>
        <table:table-row table:style-name="Table24.1">
          <table:table-cell table:style-name="Table24.A2" office:value-type="string">
            <text:p text:style-name="P10"><text:span text:style-name="T6">Young </text:span></text:p>
          </table:table-cell>
          <table:table-cell table:style-name="Table24.B2" office:value-type="string">
            <text:p text:style-name="P16"><text:span text:style-name="T6">G</text:span></text:p>
          </table:table-cell>
          <table:table-cell table:style-name="Table24.B2" office:value-type="string">
            <text:p text:style-name="P16"><text:span text:style-name="T6">33d12+297 (511)</text:span></text:p>
          </table:table-cell>
          <table:table-cell table:style-name="Table24.B2" office:value-type="string">
            <text:p text:style-name="P16"><text:span text:style-name="T6">37</text:span></text:p>
          </table:table-cell>
          <table:table-cell table:style-name="Table24.B2" office:value-type="string">
            <text:p text:style-name="P16"><text:span text:style-name="T6">10</text:span></text:p>
          </table:table-cell>
          <table:table-cell table:style-name="Table24.B2" office:value-type="string">
            <text:p text:style-name="P16"><text:span text:style-name="T6">29</text:span></text:p>
          </table:table-cell>
          <table:table-cell table:style-name="Table24.B2" office:value-type="string">
            <text:p text:style-name="P16"><text:span text:style-name="T6">28</text:span></text:p>
          </table:table-cell>
          <table:table-cell table:style-name="Table24.B2" office:value-type="string">
            <text:p text:style-name="P16"><text:span text:style-name="T6">29</text:span></text:p>
          </table:table-cell>
          <table:table-cell table:style-name="Table24.B2" office:value-type="string">
            <text:p text:style-name="P16"><text:span text:style-name="T6">28</text:span></text:p>
          </table:table-cell>
          <table:table-cell table:style-name="Table24.B2" office:value-type="string">
            <text:p text:style-name="P16"><text:span text:style-name="T6">+33/+58</text:span></text:p>
          </table:table-cell>
          <table:table-cell table:style-name="Table24.B2" office:value-type="string">
            <text:p text:style-name="P16"><text:span text:style-name="T6">+42</text:span></text:p>
          </table:table-cell>
          <table:table-cell table:style-name="Table24.B2" office:value-type="string">
            <text:p text:style-name="P16"><text:span text:style-name="T6">+27</text:span></text:p>
          </table:table-cell>
          <table:table-cell table:style-name="Table24.B2" office:value-type="string">
            <text:p text:style-name="P16"><text:span text:style-name="T6">+18</text:span></text:p>
          </table:table-cell>
          <table:table-cell table:style-name="Table24.B2" office:value-type="string">
            <text:p text:style-name="P16"><text:span text:style-name="T6">+27</text:span></text:p>
          </table:table-cell>
          <table:table-cell table:style-name="Table24.B2" office:value-type="string">
            <text:p text:style-name="P16"><text:span text:style-name="T6">35</text:span></text:p>
          </table:table-cell>
          <table:table-cell table:style-name="Table24.B2" office:value-type="string">
            <text:p text:style-name="P16"><text:span text:style-name="T6">35</text:span></text:p>
          </table:table-cell>
        </table:table-row>
        <text:soft-page-break/>
        <table:table-row table:style-name="Table24.1">
          <table:table-cell table:style-name="Table24.A2" office:value-type="string">
            <text:p text:style-name="P10"><text:span text:style-name="T6">Juvenile </text:span></text:p>
          </table:table-cell>
          <table:table-cell table:style-name="Table24.B2" office:value-type="string">
            <text:p text:style-name="P16"><text:span text:style-name="T6">G</text:span></text:p>
          </table:table-cell>
          <table:table-cell table:style-name="Table24.B2" office:value-type="string">
            <text:p text:style-name="P16"><text:span text:style-name="T6">38d12+418 (665)</text:span></text:p>
          </table:table-cell>
          <table:table-cell table:style-name="Table24.B2" office:value-type="string">
            <text:p text:style-name="P16"><text:span text:style-name="T6">41</text:span></text:p>
          </table:table-cell>
          <table:table-cell table:style-name="Table24.B2" office:value-type="string">
            <text:p text:style-name="P16"><text:span text:style-name="T6">10</text:span></text:p>
          </table:table-cell>
          <table:table-cell table:style-name="Table24.B2" office:value-type="string">
            <text:p text:style-name="P16"><text:span text:style-name="T6">33</text:span></text:p>
          </table:table-cell>
          <table:table-cell table:style-name="Table24.B2" office:value-type="string">
            <text:p text:style-name="P16"><text:span text:style-name="T6">32</text:span></text:p>
          </table:table-cell>
          <table:table-cell table:style-name="Table24.B2" office:value-type="string">
            <text:p text:style-name="P16"><text:span text:style-name="T6">33</text:span></text:p>
          </table:table-cell>
          <table:table-cell table:style-name="Table24.B2" office:value-type="string">
            <text:p text:style-name="P16"><text:span text:style-name="T6">32</text:span></text:p>
          </table:table-cell>
          <table:table-cell table:style-name="Table24.B2" office:value-type="string">
            <text:p text:style-name="P16"><text:span text:style-name="T6">+38/+65</text:span></text:p>
          </table:table-cell>
          <table:table-cell table:style-name="Table24.B2" office:value-type="string">
            <text:p text:style-name="P16"><text:span text:style-name="T6">+49</text:span></text:p>
          </table:table-cell>
          <table:table-cell table:style-name="Table24.B2" office:value-type="string">
            <text:p text:style-name="P16"><text:span text:style-name="T6">+32</text:span></text:p>
          </table:table-cell>
          <table:table-cell table:style-name="Table24.B2" office:value-type="string">
            <text:p text:style-name="P16"><text:span text:style-name="T6">+21</text:span></text:p>
          </table:table-cell>
          <table:table-cell table:style-name="Table24.B2" office:value-type="string">
            <text:p text:style-name="P16"><text:span text:style-name="T6">+32</text:span></text:p>
          </table:table-cell>
          <table:table-cell table:style-name="Table24.B2" office:value-type="string">
            <text:p text:style-name="P16"><text:span text:style-name="T6">40</text:span></text:p>
          </table:table-cell>
          <table:table-cell table:style-name="Table24.B2" office:value-type="string">
            <text:p text:style-name="P16"><text:span text:style-name="T6">40</text:span></text:p>
          </table:table-cell>
        </table:table-row>
        <table:table-row table:style-name="Table24.1">
          <table:table-cell table:style-name="Table24.A2" office:value-type="string">
            <text:p text:style-name="P10"><text:span text:style-name="T6">Young adult </text:span></text:p>
          </table:table-cell>
          <table:table-cell table:style-name="Table24.B2" office:value-type="string">
            <text:p text:style-name="P16"><text:span text:style-name="T6">G</text:span></text:p>
          </table:table-cell>
          <table:table-cell table:style-name="Table24.B2" office:value-type="string">
            <text:p text:style-name="P16"><text:span text:style-name="T6">43d12+559 (838)</text:span></text:p>
          </table:table-cell>
          <table:table-cell table:style-name="Table24.B2" office:value-type="string">
            <text:p text:style-name="P16"><text:span text:style-name="T6">45</text:span></text:p>
          </table:table-cell>
          <table:table-cell table:style-name="Table24.B2" office:value-type="string">
            <text:p text:style-name="P16"><text:span text:style-name="T6">10</text:span></text:p>
          </table:table-cell>
          <table:table-cell table:style-name="Table24.B2" office:value-type="string">
            <text:p text:style-name="P16"><text:span text:style-name="T6">37</text:span></text:p>
          </table:table-cell>
          <table:table-cell table:style-name="Table24.B2" office:value-type="string">
            <text:p text:style-name="P16"><text:span text:style-name="T6">36</text:span></text:p>
          </table:table-cell>
          <table:table-cell table:style-name="Table24.B2" office:value-type="string">
            <text:p text:style-name="P16"><text:span text:style-name="T6">37</text:span></text:p>
          </table:table-cell>
          <table:table-cell table:style-name="Table24.B2" office:value-type="string">
            <text:p text:style-name="P16"><text:span text:style-name="T6">36</text:span></text:p>
          </table:table-cell>
          <table:table-cell table:style-name="Table24.B2" office:value-type="string">
            <text:p text:style-name="P16"><text:span text:style-name="T6">+43/+72</text:span></text:p>
          </table:table-cell>
          <table:table-cell table:style-name="Table24.B2" office:value-type="string">
            <text:p text:style-name="P16"><text:span text:style-name="T6">+56</text:span></text:p>
          </table:table-cell>
          <table:table-cell table:style-name="Table24.B2" office:value-type="string">
            <text:p text:style-name="P16"><text:span text:style-name="T6">+36</text:span></text:p>
          </table:table-cell>
          <table:table-cell table:style-name="Table24.B2" office:value-type="string">
            <text:p text:style-name="P16"><text:span text:style-name="T6">+23</text:span></text:p>
          </table:table-cell>
          <table:table-cell table:style-name="Table24.B2" office:value-type="string">
            <text:p text:style-name="P16"><text:span text:style-name="T6">+36</text:span></text:p>
          </table:table-cell>
          <table:table-cell table:style-name="Table24.B2" office:value-type="string">
            <text:p text:style-name="P16"><text:span text:style-name="T6">44</text:span></text:p>
          </table:table-cell>
          <table:table-cell table:style-name="Table24.B2" office:value-type="string">
            <text:p text:style-name="P16"><text:span text:style-name="T6">44</text:span></text:p>
          </table:table-cell>
        </table:table-row>
        <text:soft-page-break/>
        <table:table-row table:style-name="Table24.1">
          <table:table-cell table:style-name="Table24.A2" office:value-type="string">
            <text:p text:style-name="P10"><text:span text:style-name="T6">Adult </text:span></text:p>
          </table:table-cell>
          <table:table-cell table:style-name="Table24.B2" office:value-type="string">
            <text:p text:style-name="P16"><text:span text:style-name="T6">C</text:span></text:p>
          </table:table-cell>
          <table:table-cell table:style-name="Table24.B2" office:value-type="string">
            <text:p text:style-name="P16"><text:span text:style-name="T6">48d12+720 (1,032)</text:span></text:p>
          </table:table-cell>
          <table:table-cell table:style-name="Table24.B2" office:value-type="string">
            <text:p text:style-name="P16"><text:span text:style-name="T6">49</text:span></text:p>
          </table:table-cell>
          <table:table-cell table:style-name="Table24.B2" office:value-type="string">
            <text:p text:style-name="P16"><text:span text:style-name="T6">10</text:span></text:p>
          </table:table-cell>
          <table:table-cell table:style-name="Table24.B2" office:value-type="string">
            <text:p text:style-name="P16"><text:span text:style-name="T6">41</text:span></text:p>
          </table:table-cell>
          <table:table-cell table:style-name="Table24.B2" office:value-type="string">
            <text:p text:style-name="P16"><text:span text:style-name="T6">40</text:span></text:p>
          </table:table-cell>
          <table:table-cell table:style-name="Table24.B2" office:value-type="string">
            <text:p text:style-name="P16"><text:span text:style-name="T6">41</text:span></text:p>
          </table:table-cell>
          <table:table-cell table:style-name="Table24.B2" office:value-type="string">
            <text:p text:style-name="P16"><text:span text:style-name="T6">40</text:span></text:p>
          </table:table-cell>
          <table:table-cell table:style-name="Table24.B2" office:value-type="string">
            <text:p text:style-name="P16"><text:span text:style-name="T6">+48/+83</text:span></text:p>
          </table:table-cell>
          <table:table-cell table:style-name="Table24.B2" office:value-type="string">
            <text:p text:style-name="P16"><text:span text:style-name="T6">+59</text:span></text:p>
          </table:table-cell>
          <table:table-cell table:style-name="Table24.B2" office:value-type="string">
            <text:p text:style-name="P16"><text:span text:style-name="T6">+41</text:span></text:p>
          </table:table-cell>
          <table:table-cell table:style-name="Table24.B2" office:value-type="string">
            <text:p text:style-name="P16"><text:span text:style-name="T6">+26</text:span></text:p>
          </table:table-cell>
          <table:table-cell table:style-name="Table24.B2" office:value-type="string">
            <text:p text:style-name="P16"><text:span text:style-name="T6">+41</text:span></text:p>
          </table:table-cell>
          <table:table-cell table:style-name="Table24.B2" office:value-type="string">
            <text:p text:style-name="P16"><text:span text:style-name="T6">49</text:span></text:p>
          </table:table-cell>
          <table:table-cell table:style-name="Table24.B2" office:value-type="string">
            <text:p text:style-name="P16"><text:span text:style-name="T6">49</text:span></text:p>
          </table:table-cell>
        </table:table-row>
        <table:table-row table:style-name="Table24.1">
          <table:table-cell table:style-name="Table24.A2" office:value-type="string">
            <text:p text:style-name="P10"><text:span text:style-name="T6">Mature adult </text:span></text:p>
          </table:table-cell>
          <table:table-cell table:style-name="Table24.B2" office:value-type="string">
            <text:p text:style-name="P16"><text:span text:style-name="T6">C</text:span></text:p>
          </table:table-cell>
          <table:table-cell table:style-name="Table24.B2" office:value-type="string">
            <text:p text:style-name="P16"><text:span text:style-name="T6">53d12+901 (1,245)</text:span></text:p>
          </table:table-cell>
          <table:table-cell table:style-name="Table24.B2" office:value-type="string">
            <text:p text:style-name="P16"><text:span text:style-name="T6">53</text:span></text:p>
          </table:table-cell>
          <table:table-cell table:style-name="Table24.B2" office:value-type="string">
            <text:p text:style-name="P16"><text:span text:style-name="T6">10</text:span></text:p>
          </table:table-cell>
          <table:table-cell table:style-name="Table24.B2" office:value-type="string">
            <text:p text:style-name="P16"><text:span text:style-name="T6">45</text:span></text:p>
          </table:table-cell>
          <table:table-cell table:style-name="Table24.B2" office:value-type="string">
            <text:p text:style-name="P16"><text:span text:style-name="T6">44</text:span></text:p>
          </table:table-cell>
          <table:table-cell table:style-name="Table24.B2" office:value-type="string">
            <text:p text:style-name="P16"><text:span text:style-name="T6">45</text:span></text:p>
          </table:table-cell>
          <table:table-cell table:style-name="Table24.B2" office:value-type="string">
            <text:p text:style-name="P16"><text:span text:style-name="T6">44</text:span></text:p>
          </table:table-cell>
          <table:table-cell table:style-name="Table24.B2" office:value-type="string">
            <text:p text:style-name="P16"><text:span text:style-name="T6">+53/+90</text:span></text:p>
          </table:table-cell>
          <table:table-cell table:style-name="Table24.B2" office:value-type="string">
            <text:p text:style-name="P16"><text:span text:style-name="T6">+66</text:span></text:p>
          </table:table-cell>
          <table:table-cell table:style-name="Table24.B2" office:value-type="string">
            <text:p text:style-name="P16"><text:span text:style-name="T6">+45</text:span></text:p>
          </table:table-cell>
          <table:table-cell table:style-name="Table24.B2" office:value-type="string">
            <text:p text:style-name="P16"><text:span text:style-name="T6">+28</text:span></text:p>
          </table:table-cell>
          <table:table-cell table:style-name="Table24.B2" office:value-type="string">
            <text:p text:style-name="P16"><text:span text:style-name="T6">+45</text:span></text:p>
          </table:table-cell>
          <table:table-cell table:style-name="Table24.B2" office:value-type="string">
            <text:p text:style-name="P16"><text:span text:style-name="T6">53</text:span></text:p>
          </table:table-cell>
          <table:table-cell table:style-name="Table24.B2" office:value-type="string">
            <text:p text:style-name="P16"><text:span text:style-name="T6">53</text:span></text:p>
          </table:table-cell>
        </table:table-row>
        <text:soft-page-break/>
        <table:table-row table:style-name="Table24.1">
          <table:table-cell table:style-name="Table24.A2" office:value-type="string">
            <text:p text:style-name="P10"><text:span text:style-name="T6">Old </text:span></text:p>
          </table:table-cell>
          <table:table-cell table:style-name="Table24.B2" office:value-type="string">
            <text:p text:style-name="P16"><text:span text:style-name="T6">C</text:span></text:p>
          </table:table-cell>
          <table:table-cell table:style-name="Table24.B2" office:value-type="string">
            <text:p text:style-name="P16"><text:span text:style-name="T6">58d12+1,102 (1,479)</text:span></text:p>
          </table:table-cell>
          <table:table-cell table:style-name="Table24.B2" office:value-type="string">
            <text:p text:style-name="P16"><text:span text:style-name="T6">57</text:span></text:p>
          </table:table-cell>
          <table:table-cell table:style-name="Table24.B2" office:value-type="string">
            <text:p text:style-name="P16"><text:span text:style-name="T6">10</text:span></text:p>
          </table:table-cell>
          <table:table-cell table:style-name="Table24.B2" office:value-type="string">
            <text:p text:style-name="P16"><text:span text:style-name="T6">49</text:span></text:p>
          </table:table-cell>
          <table:table-cell table:style-name="Table24.B2" office:value-type="string">
            <text:p text:style-name="P16"><text:span text:style-name="T6">48</text:span></text:p>
          </table:table-cell>
          <table:table-cell table:style-name="Table24.B2" office:value-type="string">
            <text:p text:style-name="P16"><text:span text:style-name="T6">49</text:span></text:p>
          </table:table-cell>
          <table:table-cell table:style-name="Table24.B2" office:value-type="string">
            <text:p text:style-name="P16"><text:span text:style-name="T6">48</text:span></text:p>
          </table:table-cell>
          <table:table-cell table:style-name="Table24.B2" office:value-type="string">
            <text:p text:style-name="P16"><text:span text:style-name="T6">+58/+97</text:span></text:p>
          </table:table-cell>
          <table:table-cell table:style-name="Table24.B2" office:value-type="string">
            <text:p text:style-name="P16"><text:span text:style-name="T6">+73</text:span></text:p>
          </table:table-cell>
          <table:table-cell table:style-name="Table24.B2" office:value-type="string">
            <text:p text:style-name="P16"><text:span text:style-name="T6">+50</text:span></text:p>
          </table:table-cell>
          <table:table-cell table:style-name="Table24.B2" office:value-type="string">
            <text:p text:style-name="P16"><text:span text:style-name="T6">+31</text:span></text:p>
          </table:table-cell>
          <table:table-cell table:style-name="Table24.B2" office:value-type="string">
            <text:p text:style-name="P16"><text:span text:style-name="T6">+50</text:span></text:p>
          </table:table-cell>
          <table:table-cell table:style-name="Table24.B2" office:value-type="string">
            <text:p text:style-name="P16"><text:span text:style-name="T6">58</text:span></text:p>
          </table:table-cell>
          <table:table-cell table:style-name="Table24.B2" office:value-type="string">
            <text:p text:style-name="P16"><text:span text:style-name="T6">58</text:span></text:p>
          </table:table-cell>
        </table:table-row>
        <table:table-row table:style-name="Table24.1">
          <table:table-cell table:style-name="Table24.A2" office:value-type="string">
            <text:p text:style-name="P10"><text:span text:style-name="T6">Very old </text:span></text:p>
          </table:table-cell>
          <table:table-cell table:style-name="Table24.B2" office:value-type="string">
            <text:p text:style-name="P16"><text:span text:style-name="T6">C</text:span></text:p>
          </table:table-cell>
          <table:table-cell table:style-name="Table24.B2" office:value-type="string">
            <text:p text:style-name="P16"><text:span text:style-name="T6">63d12+1,323 (1,732)</text:span></text:p>
          </table:table-cell>
          <table:table-cell table:style-name="Table24.B2" office:value-type="string">
            <text:p text:style-name="P16"><text:span text:style-name="T6">61</text:span></text:p>
          </table:table-cell>
          <table:table-cell table:style-name="Table24.B2" office:value-type="string">
            <text:p text:style-name="P16"><text:span text:style-name="T6">10</text:span></text:p>
          </table:table-cell>
          <table:table-cell table:style-name="Table24.B2" office:value-type="string">
            <text:p text:style-name="P16"><text:span text:style-name="T6">53</text:span></text:p>
          </table:table-cell>
          <table:table-cell table:style-name="Table24.B2" office:value-type="string">
            <text:p text:style-name="P16"><text:span text:style-name="T6">52</text:span></text:p>
          </table:table-cell>
          <table:table-cell table:style-name="Table24.B2" office:value-type="string">
            <text:p text:style-name="P16"><text:span text:style-name="T6">53</text:span></text:p>
          </table:table-cell>
          <table:table-cell table:style-name="Table24.B2" office:value-type="string">
            <text:p text:style-name="P16"><text:span text:style-name="T6">52</text:span></text:p>
          </table:table-cell>
          <table:table-cell table:style-name="Table24.B2" office:value-type="string">
            <text:p text:style-name="P16"><text:span text:style-name="T6">+63/+104</text:span></text:p>
          </table:table-cell>
          <table:table-cell table:style-name="Table24.B2" office:value-type="string">
            <text:p text:style-name="P16"><text:span text:style-name="T6">+80</text:span></text:p>
          </table:table-cell>
          <table:table-cell table:style-name="Table24.B2" office:value-type="string">
            <text:p text:style-name="P16"><text:span text:style-name="T6">+54</text:span></text:p>
          </table:table-cell>
          <table:table-cell table:style-name="Table24.B2" office:value-type="string">
            <text:p text:style-name="P16"><text:span text:style-name="T6">+33</text:span></text:p>
          </table:table-cell>
          <table:table-cell table:style-name="Table24.B2" office:value-type="string">
            <text:p text:style-name="P16"><text:span text:style-name="T6">+54</text:span></text:p>
          </table:table-cell>
          <table:table-cell table:style-name="Table24.B2" office:value-type="string">
            <text:p text:style-name="P16"><text:span text:style-name="T6">62</text:span></text:p>
          </table:table-cell>
          <table:table-cell table:style-name="Table24.B2" office:value-type="string">
            <text:p text:style-name="P16"><text:span text:style-name="T6">62</text:span></text:p>
          </table:table-cell>
        </table:table-row>
        <text:soft-page-break/>
        <table:table-row table:style-name="Table24.1">
          <table:table-cell table:style-name="Table24.A2" office:value-type="string">
            <text:p text:style-name="P10"><text:span text:style-name="T6">Ancient </text:span></text:p>
          </table:table-cell>
          <table:table-cell table:style-name="Table24.B2" office:value-type="string">
            <text:p text:style-name="P16"><text:span text:style-name="T6">C+</text:span></text:p>
          </table:table-cell>
          <table:table-cell table:style-name="Table24.B2" office:value-type="string">
            <text:p text:style-name="P16"><text:span text:style-name="T6">68d12+1,564 (2,006)</text:span></text:p>
          </table:table-cell>
          <table:table-cell table:style-name="Table24.B2" office:value-type="string">
            <text:p text:style-name="P16"><text:span text:style-name="T6">65</text:span></text:p>
          </table:table-cell>
          <table:table-cell table:style-name="Table24.B2" office:value-type="string">
            <text:p text:style-name="P16"><text:span text:style-name="T6">10</text:span></text:p>
          </table:table-cell>
          <table:table-cell table:style-name="Table24.B2" office:value-type="string">
            <text:p text:style-name="P16"><text:span text:style-name="T6">57</text:span></text:p>
          </table:table-cell>
          <table:table-cell table:style-name="Table24.B2" office:value-type="string">
            <text:p text:style-name="P16"><text:span text:style-name="T6">56</text:span></text:p>
          </table:table-cell>
          <table:table-cell table:style-name="Table24.B2" office:value-type="string">
            <text:p text:style-name="P16"><text:span text:style-name="T6">57</text:span></text:p>
          </table:table-cell>
          <table:table-cell table:style-name="Table24.B2" office:value-type="string">
            <text:p text:style-name="P16"><text:span text:style-name="T6">56</text:span></text:p>
          </table:table-cell>
          <table:table-cell table:style-name="Table24.B2" office:value-type="string">
            <text:p text:style-name="P16"><text:span text:style-name="T6">+68/+111</text:span></text:p>
          </table:table-cell>
          <table:table-cell table:style-name="Table24.B2" office:value-type="string">
            <text:p text:style-name="P16"><text:span text:style-name="T6">+87</text:span></text:p>
          </table:table-cell>
          <table:table-cell table:style-name="Table24.B2" office:value-type="string">
            <text:p text:style-name="P16"><text:span text:style-name="T6">+59</text:span></text:p>
          </table:table-cell>
          <table:table-cell table:style-name="Table24.B2" office:value-type="string">
            <text:p text:style-name="P16"><text:span text:style-name="T6">+36</text:span></text:p>
          </table:table-cell>
          <table:table-cell table:style-name="Table24.B2" office:value-type="string">
            <text:p text:style-name="P16"><text:span text:style-name="T6">+59</text:span></text:p>
          </table:table-cell>
          <table:table-cell table:style-name="Table24.B2" office:value-type="string">
            <text:p text:style-name="P16"><text:span text:style-name="T6">67</text:span></text:p>
          </table:table-cell>
          <table:table-cell table:style-name="Table24.B2" office:value-type="string">
            <text:p text:style-name="P16"><text:span text:style-name="T6">67</text:span></text:p>
          </table:table-cell>
        </table:table-row>
        <table:table-row table:style-name="Table24.1">
          <table:table-cell table:style-name="Table24.A2" office:value-type="string">
            <text:p text:style-name="P10"><text:span text:style-name="T6">Wyrm </text:span></text:p>
          </table:table-cell>
          <table:table-cell table:style-name="Table24.B2" office:value-type="string">
            <text:p text:style-name="P16"><text:span text:style-name="T6">C+</text:span></text:p>
          </table:table-cell>
          <table:table-cell table:style-name="Table24.B2" office:value-type="string">
            <text:p text:style-name="P16"><text:span text:style-name="T6">73d12+1,825 (2,299)</text:span></text:p>
          </table:table-cell>
          <table:table-cell table:style-name="Table24.B2" office:value-type="string">
            <text:p text:style-name="P16"><text:span text:style-name="T6">69</text:span></text:p>
          </table:table-cell>
          <table:table-cell table:style-name="Table24.B2" office:value-type="string">
            <text:p text:style-name="P16"><text:span text:style-name="T6">10</text:span></text:p>
          </table:table-cell>
          <table:table-cell table:style-name="Table24.B2" office:value-type="string">
            <text:p text:style-name="P16"><text:span text:style-name="T6">61</text:span></text:p>
          </table:table-cell>
          <table:table-cell table:style-name="Table24.B2" office:value-type="string">
            <text:p text:style-name="P16"><text:span text:style-name="T6">60</text:span></text:p>
          </table:table-cell>
          <table:table-cell table:style-name="Table24.B2" office:value-type="string">
            <text:p text:style-name="P16"><text:span text:style-name="T6">61</text:span></text:p>
          </table:table-cell>
          <table:table-cell table:style-name="Table24.B2" office:value-type="string">
            <text:p text:style-name="P16"><text:span text:style-name="T6">60</text:span></text:p>
          </table:table-cell>
          <table:table-cell table:style-name="Table24.B2" office:value-type="string">
            <text:p text:style-name="P16"><text:span text:style-name="T6">+73/+118</text:span></text:p>
          </table:table-cell>
          <table:table-cell table:style-name="Table24.B2" office:value-type="string">
            <text:p text:style-name="P16"><text:span text:style-name="T6">+94</text:span></text:p>
          </table:table-cell>
          <table:table-cell table:style-name="Table24.B2" office:value-type="string">
            <text:p text:style-name="P16"><text:span text:style-name="T6">+63</text:span></text:p>
          </table:table-cell>
          <table:table-cell table:style-name="Table24.B2" office:value-type="string">
            <text:p text:style-name="P16"><text:span text:style-name="T6">+38</text:span></text:p>
          </table:table-cell>
          <table:table-cell table:style-name="Table24.B2" office:value-type="string">
            <text:p text:style-name="P16"><text:span text:style-name="T6">+63</text:span></text:p>
          </table:table-cell>
          <table:table-cell table:style-name="Table24.B2" office:value-type="string">
            <text:p text:style-name="P16"><text:span text:style-name="T6">71</text:span></text:p>
          </table:table-cell>
          <table:table-cell table:style-name="Table24.B2" office:value-type="string">
            <text:p text:style-name="P16"><text:span text:style-name="T6">71</text:span></text:p>
          </table:table-cell>
        </table:table-row>
        <text:soft-page-break/>
        <table:table-row table:style-name="Table24.1">
          <table:table-cell table:style-name="Table24.A13" office:value-type="string">
            <text:p text:style-name="P14"><text:span text:style-name="T6">Great wyrm </text:span></text:p>
          </table:table-cell>
          <table:table-cell table:style-name="Table24.B13" office:value-type="string">
            <text:p text:style-name="P17"><text:span text:style-name="T6">C+</text:span></text:p>
          </table:table-cell>
          <table:table-cell table:style-name="Table24.B13" office:value-type="string">
            <text:p text:style-name="P17"><text:span text:style-name="T6">78d12+2,106 (2,613)</text:span></text:p>
          </table:table-cell>
          <table:table-cell table:style-name="Table24.B13" office:value-type="string">
            <text:p text:style-name="P17"><text:span text:style-name="T6">73</text:span></text:p>
          </table:table-cell>
          <table:table-cell table:style-name="Table24.B13" office:value-type="string">
            <text:p text:style-name="P17"><text:span text:style-name="T6">10</text:span></text:p>
          </table:table-cell>
          <table:table-cell table:style-name="Table24.B13" office:value-type="string">
            <text:p text:style-name="P17"><text:span text:style-name="T6">65</text:span></text:p>
          </table:table-cell>
          <table:table-cell table:style-name="Table24.B13" office:value-type="string">
            <text:p text:style-name="P17"><text:span text:style-name="T6">64</text:span></text:p>
          </table:table-cell>
          <table:table-cell table:style-name="Table24.B13" office:value-type="string">
            <text:p text:style-name="P17"><text:span text:style-name="T6">65</text:span></text:p>
          </table:table-cell>
          <table:table-cell table:style-name="Table24.B13" office:value-type="string">
            <text:p text:style-name="P17"><text:span text:style-name="T6">64</text:span></text:p>
          </table:table-cell>
          <table:table-cell table:style-name="Table24.B13" office:value-type="string">
            <text:p text:style-name="P17"><text:span text:style-name="T6">+78/+125</text:span></text:p>
          </table:table-cell>
          <table:table-cell table:style-name="Table24.B13" office:value-type="string">
            <text:p text:style-name="P17"><text:span text:style-name="T6">+101</text:span></text:p>
          </table:table-cell>
          <table:table-cell table:style-name="Table24.B13" office:value-type="string">
            <text:p text:style-name="P17"><text:span text:style-name="T6">+68</text:span></text:p>
          </table:table-cell>
          <table:table-cell table:style-name="Table24.B13" office:value-type="string">
            <text:p text:style-name="P17"><text:span text:style-name="T6">+41</text:span></text:p>
          </table:table-cell>
          <table:table-cell table:style-name="Table24.B13" office:value-type="string">
            <text:p text:style-name="P17"><text:span text:style-name="T6">+68</text:span></text:p>
          </table:table-cell>
          <table:table-cell table:style-name="Table24.B13" office:value-type="string">
            <text:p text:style-name="P17"><text:span text:style-name="T6">76</text:span></text:p>
          </table:table-cell>
          <table:table-cell table:style-name="Table24.B13" office:value-type="string">
            <text:p text:style-name="P17"><text:span text:style-name="T6">76</text:span></text:p>
          </table:table-cell>
        </table:table-row>
      </table:table>
      <text:p text:style-name="P21"/>
      <text:p text:style-name="P11"/>
      <text:p text:style-name="P10"><text:span text:style-name="T15">Prismatic Dragon Abilities by Age </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style-name="Table25.1">
          <table:table-cell table:style-name="Table25.A1" office:value-type="string">
            <text:p text:style-name="P14"><text:span text:style-name="T7">Age </text:span></text:p>
          </table:table-cell>
          <table:table-cell table:style-name="Table25.A1" office:value-type="string">
            <text:p text:style-name="P14"><text:span text:style-name="T7">Speed </text:span></text:p>
          </table:table-cell>
          <table:table-cell table:style-name="Table25.A1" office:value-type="string">
            <text:h text:style-name="P3" text:outline-level="6"><text:span text:style-name="T7">Inititative</text:span></text:h>
          </table:table-cell>
          <table:table-cell table:style-name="Table25.A1" office:value-type="string">
            <text:h text:style-name="P5" text:outline-level="5"><text:span text:style-name="T7">AC</text:span></text:h>
          </table:table-cell>
          <table:table-cell table:style-name="Table25.A1" office:value-type="string">
            <text:h text:style-name="P5" text:outline-level="5"><text:span text:style-name="T7">Special Abilities </text:span></text:h>
          </table:table-cell>
          <table:table-cell table:style-name="Table25.A1" office:value-type="string">
            <text:h text:style-name="P6" text:outline-level="5"><text:span text:style-name="T7">Caster Level</text:span></text:h>
          </table:table-cell>
          <table:table-cell table:style-name="Table25.A1" office:value-type="string">
            <text:h text:style-name="P6" text:outline-level="5"><text:span text:style-name="T7">SR</text:span></text:h>
          </table:table-cell>
        </table:table-row>
        <table:table-row table:style-name="Table25.1">
          <table:table-cell table:style-name="Table25.A2" office:value-type="string">
            <text:p text:style-name="P14"><text:span text:style-name="T7">Wyrmling </text:span></text:p>
          </table:table-cell>
          <table:table-cell table:style-name="Table25.A2" office:value-type="string">
            <text:p text:style-name="P14"><text:span text:style-name="T7">60 ft., fly 250 ft. (poor) </text:span></text:p>
          </table:table-cell>
          <table:table-cell table:style-name="Table25.A2" office:value-type="string">
            <text:p text:style-name="P17"><text:span text:style-name="T7">+0</text:span></text:p>
          </table:table-cell>
          <table:table-cell table:style-name="Table25.A2" office:value-type="string">
            <text:p text:style-name="P14"><text:span text:style-name="T7">35 (–2 size, +5 deflection, +22 natural), touch 13, flat-footed 35</text:span></text:p>
          </table:table-cell>
          <table:table-cell table:style-name="Table25.A2" office:value-type="string">
            <text:p text:style-name="P14"><text:span text:style-name="T7">Damage reduction 10/magic, deflecting force, </text:span><text:span text:style-name="T8">hypnotic pattern, </text:span><text:span text:style-name="T7">immune to light and blindness </text:span></text:p>
          </table:table-cell>
          <table:table-cell table:style-name="Table25.F2" office:value-type="string">
            <text:p text:style-name="P17"><text:span text:style-name="T7">5th</text:span></text:p>
          </table:table-cell>
          <table:table-cell table:style-name="Table25.F2" office:value-type="string">
            <text:p text:style-name="P17"><text:span text:style-name="T7">24</text:span></text:p>
          </table:table-cell>
        </table:table-row>
        <table:table-row table:style-name="Table25.1">
          <table:table-cell table:style-name="Table25.A2" office:value-type="string">
            <text:p text:style-name="P10"><text:span text:style-name="T7">Very young </text:span></text:p>
          </table:table-cell>
          <table:table-cell table:style-name="Table25.A2" office:value-type="string">
            <text:p text:style-name="P10"><text:span text:style-name="T7">60 ft., fly 250 ft. (poor) </text:span></text:p>
          </table:table-cell>
          <table:table-cell table:style-name="Table25.A2" office:value-type="string">
            <text:p text:style-name="P16"><text:span text:style-name="T7">+0</text:span></text:p>
          </table:table-cell>
          <table:table-cell table:style-name="Table25.A2" office:value-type="string">
            <text:p text:style-name="P10"><text:span text:style-name="T7">42 (–2 size, +7 deflection, +27 natural), touch 15, flat-footed 42</text:span></text:p>
          </table:table-cell>
          <table:table-cell table:style-name="Table25.A2" office:value-type="string">
            <text:p text:style-name="P10"><text:span text:style-name="T7"><text:s/></text:span></text:p>
          </table:table-cell>
          <table:table-cell table:style-name="Table25.F2" office:value-type="string">
            <text:p text:style-name="P16"><text:span text:style-name="T7">8th</text:span></text:p>
          </table:table-cell>
          <table:table-cell table:style-name="Table25.F2" office:value-type="string">
            <text:p text:style-name="P16"><text:span text:style-name="T7">30</text:span></text:p>
          </table:table-cell>
        </table:table-row>
        <table:table-row table:style-name="Table25.1">
          <table:table-cell table:style-name="Table25.A2" office:value-type="string">
            <text:p text:style-name="P10"><text:span text:style-name="T7">Young </text:span></text:p>
          </table:table-cell>
          <table:table-cell table:style-name="Table25.A2" office:value-type="string">
            <text:p text:style-name="P10"><text:span text:style-name="T7">60 ft., fly 300 ft. (clumsy) </text:span></text:p>
          </table:table-cell>
          <table:table-cell table:style-name="Table25.A2" office:value-type="string">
            <text:p text:style-name="P16"><text:span text:style-name="T7">+0</text:span></text:p>
          </table:table-cell>
          <table:table-cell table:style-name="Table25.A2" office:value-type="string">
            <text:p text:style-name="P10"><text:span text:style-name="T7">47 (–4 size, +9 deflection, +32 natural), touch 15, flat-footed 47</text:span></text:p>
          </table:table-cell>
          <table:table-cell table:style-name="Table25.A2" office:value-type="string">
            <text:p text:style-name="P10"><text:span text:style-name="T7">Damage reduction 15/magic </text:span></text:p>
          </table:table-cell>
          <table:table-cell table:style-name="Table25.F2" office:value-type="string">
            <text:p text:style-name="P16"><text:span text:style-name="T7">11th</text:span></text:p>
          </table:table-cell>
          <table:table-cell table:style-name="Table25.F2" office:value-type="string">
            <text:p text:style-name="P16"><text:span text:style-name="T7">36</text:span></text:p>
          </table:table-cell>
        </table:table-row>
        <table:table-row table:style-name="Table25.1">
          <table:table-cell table:style-name="Table25.A2" office:value-type="string">
            <text:p text:style-name="P10"><text:span text:style-name="T7">Juvenile </text:span></text:p>
          </table:table-cell>
          <table:table-cell table:style-name="Table25.A2" office:value-type="string">
            <text:p text:style-name="P10"><text:span text:style-name="T7">60 ft., fly 300 ft. (clumsy) </text:span></text:p>
          </table:table-cell>
          <table:table-cell table:style-name="Table25.A2" office:value-type="string">
            <text:p text:style-name="P16"><text:span text:style-name="T7">+0</text:span></text:p>
          </table:table-cell>
          <table:table-cell table:style-name="Table25.A2" office:value-type="string">
            <text:p text:style-name="P10"><text:span text:style-name="T7">54 (–4 size, +11 deflection, +37 natural), touch 17, flat-footed 54 </text:span></text:p>
          </table:table-cell>
          <table:table-cell table:style-name="Table25.A2" office:value-type="string">
            <text:p text:style-name="P10"><text:span text:style-name="T8">Rainbow pattern</text:span></text:p>
          </table:table-cell>
          <table:table-cell table:style-name="Table25.F2" office:value-type="string">
            <text:p text:style-name="P16"><text:span text:style-name="T7">13th</text:span></text:p>
          </table:table-cell>
          <table:table-cell table:style-name="Table25.F2" office:value-type="string">
            <text:p text:style-name="P16"><text:span text:style-name="T7">42</text:span></text:p>
          </table:table-cell>
        </table:table-row>
        <table:table-row table:style-name="Table25.1">
          <table:table-cell table:style-name="Table25.A2" office:value-type="string">
            <text:p text:style-name="P10"><text:span text:style-name="T7">Young adult </text:span></text:p>
          </table:table-cell>
          <table:table-cell table:style-name="Table25.A2" office:value-type="string">
            <text:p text:style-name="P10"><text:span text:style-name="T7">60 ft., fly 300 ft. (clumsy) </text:span></text:p>
          </table:table-cell>
          <table:table-cell table:style-name="Table25.A2" office:value-type="string">
            <text:p text:style-name="P16"><text:span text:style-name="T7">+0</text:span></text:p>
          </table:table-cell>
          <table:table-cell table:style-name="Table25.A2" office:value-type="string">
            <text:p text:style-name="P10"><text:span text:style-name="T7">61 (–4 size, +13 deflection, +42 natural), touch 19, flat-footed 61</text:span></text:p>
          </table:table-cell>
          <table:table-cell table:style-name="Table25.A2" office:value-type="string">
            <text:p text:style-name="P10"><text:span text:style-name="T7">Damage reduction 15/epic</text:span></text:p>
          </table:table-cell>
          <table:table-cell table:style-name="Table25.F2" office:value-type="string">
            <text:p text:style-name="P16"><text:span text:style-name="T7">17th</text:span></text:p>
          </table:table-cell>
          <table:table-cell table:style-name="Table25.F2" office:value-type="string">
            <text:p text:style-name="P16"><text:span text:style-name="T7">48</text:span></text:p>
          </table:table-cell>
        </table:table-row>
        <table:table-row table:style-name="Table25.1">
          <table:table-cell table:style-name="Table25.A2" office:value-type="string">
            <text:p text:style-name="P10"><text:span text:style-name="T7">Adult </text:span></text:p>
          </table:table-cell>
          <table:table-cell table:style-name="Table25.A2" office:value-type="string">
            <text:p text:style-name="P10"><text:span text:style-name="T7">60 ft., fly 300 ft. (clumsy) </text:span></text:p>
          </table:table-cell>
          <table:table-cell table:style-name="Table25.A2" office:value-type="string">
            <text:p text:style-name="P16"><text:span text:style-name="T7">+0</text:span></text:p>
          </table:table-cell>
          <table:table-cell table:style-name="Table25.A2" office:value-type="string">
            <text:p text:style-name="P10"><text:span text:style-name="T7">64 (–8 size, +15 deflection, +47 natural), touch 17, flat-footed 64 </text:span></text:p>
          </table:table-cell>
          <table:table-cell table:style-name="Table25.A2" office:value-type="string">
            <text:p text:style-name="P10"><text:span text:style-name="T8">Sunbeam </text:span></text:p>
          </table:table-cell>
          <table:table-cell table:style-name="Table25.F2" office:value-type="string">
            <text:p text:style-name="P16"><text:span text:style-name="T7">20th</text:span></text:p>
          </table:table-cell>
          <table:table-cell table:style-name="Table25.F2" office:value-type="string">
            <text:p text:style-name="P16"><text:span text:style-name="T7">54</text:span></text:p>
          </table:table-cell>
        </table:table-row>
        <table:table-row table:style-name="Table25.1">
          <table:table-cell table:style-name="Table25.A2" office:value-type="string">
            <text:p text:style-name="P10"><text:span text:style-name="T7">Mature adult </text:span></text:p>
          </table:table-cell>
          <table:table-cell table:style-name="Table25.A2" office:value-type="string">
            <text:p text:style-name="P10"><text:span text:style-name="T7">60 ft., fly 300 ft. (clumsy) </text:span></text:p>
          </table:table-cell>
          <table:table-cell table:style-name="Table25.A2" office:value-type="string">
            <text:p text:style-name="P16"><text:span text:style-name="T7">+0</text:span></text:p>
          </table:table-cell>
          <table:table-cell table:style-name="Table25.A2" office:value-type="string">
            <text:p text:style-name="P10"><text:span text:style-name="T7">71 (–8 size, +17 deflection, +52 natural), touch 19, flat-footed 71 </text:span></text:p>
          </table:table-cell>
          <table:table-cell table:style-name="Table25.A2" office:value-type="string">
            <text:p text:style-name="P10"><text:span text:style-name="T7">Damage reduction 20/epic</text:span></text:p>
          </table:table-cell>
          <table:table-cell table:style-name="Table25.F2" office:value-type="string">
            <text:p text:style-name="P16"><text:span text:style-name="T7">23rd</text:span></text:p>
          </table:table-cell>
          <table:table-cell table:style-name="Table25.F2" office:value-type="string">
            <text:p text:style-name="P16"><text:span text:style-name="T7">60</text:span></text:p>
          </table:table-cell>
        </table:table-row>
        <table:table-row table:style-name="Table25.1">
          <table:table-cell table:style-name="Table25.A2" office:value-type="string">
            <text:p text:style-name="P10"><text:span text:style-name="T7">Old </text:span></text:p>
          </table:table-cell>
          <table:table-cell table:style-name="Table25.A2" office:value-type="string">
            <text:p text:style-name="P10"><text:span text:style-name="T7">60 ft., fly 300 ft. (clumsy)</text:span></text:p>
          </table:table-cell>
          <table:table-cell table:style-name="Table25.A2" office:value-type="string">
            <text:p text:style-name="P16"><text:span text:style-name="T7">+0</text:span></text:p>
          </table:table-cell>
          <table:table-cell table:style-name="Table25.A2" office:value-type="string">
            <text:p text:style-name="P10"><text:span text:style-name="T7">78 (–8 size, +19 deflection, +57 natural), touch 21, flat-footed 78 </text:span></text:p>
          </table:table-cell>
          <table:table-cell table:style-name="Table25.A2" office:value-type="string">
            <text:p text:style-name="P10"><text:span text:style-name="T8">Sunburst </text:span></text:p>
          </table:table-cell>
          <table:table-cell table:style-name="Table25.F2" office:value-type="string">
            <text:p text:style-name="P16"><text:span text:style-name="T7">26th</text:span></text:p>
          </table:table-cell>
          <table:table-cell table:style-name="Table25.F2" office:value-type="string">
            <text:p text:style-name="P16"><text:span text:style-name="T7">66</text:span></text:p>
          </table:table-cell>
        </table:table-row>
        <table:table-row table:style-name="Table25.1">
          <table:table-cell table:style-name="Table25.A2" office:value-type="string">
            <text:p text:style-name="P10"><text:span text:style-name="T7">Very old </text:span></text:p>
          </table:table-cell>
          <table:table-cell table:style-name="Table25.A2" office:value-type="string">
            <text:p text:style-name="P10"><text:span text:style-name="T7">60 ft., fly 300 ft. (clumsy) </text:span></text:p>
          </table:table-cell>
          <table:table-cell table:style-name="Table25.A2" office:value-type="string">
            <text:p text:style-name="P16"><text:span text:style-name="T7">+0</text:span></text:p>
          </table:table-cell>
          <table:table-cell table:style-name="Table25.A2" office:value-type="string">
            <text:p text:style-name="P10"><text:span text:style-name="T7">85 (–8 size, +21 deflection, +62 natural), touch 23, flat-footed 85 </text:span></text:p>
          </table:table-cell>
          <table:table-cell table:style-name="Table25.A2" office:value-type="string">
            <text:p text:style-name="P10"><text:span text:style-name="T7">Damage reduction 25/epic</text:span></text:p>
          </table:table-cell>
          <table:table-cell table:style-name="Table25.F2" office:value-type="string">
            <text:p text:style-name="P16"><text:span text:style-name="T7">29th</text:span></text:p>
          </table:table-cell>
          <table:table-cell table:style-name="Table25.F2" office:value-type="string">
            <text:p text:style-name="P16"><text:span text:style-name="T7">68</text:span></text:p>
          </table:table-cell>
        </table:table-row>
        <table:table-row table:style-name="Table25.1">
          <table:table-cell table:style-name="Table25.A2" office:value-type="string">
            <text:p text:style-name="P10"><text:span text:style-name="T7">Ancient </text:span></text:p>
          </table:table-cell>
          <table:table-cell table:style-name="Table25.A2" office:value-type="string">
            <text:p text:style-name="P10"><text:span text:style-name="T7">60 ft., fly 350 ft. (clumsy) </text:span></text:p>
          </table:table-cell>
          <table:table-cell table:style-name="Table25.A2" office:value-type="string">
            <text:p text:style-name="P16"><text:span text:style-name="T7">+0</text:span></text:p>
          </table:table-cell>
          <table:table-cell table:style-name="Table25.A2" office:value-type="string">
            <text:p text:style-name="P10"><text:span text:style-name="T7">92 (–8 size, +23 deflection, +67 natural), touch 25, flat-footed 92 </text:span></text:p>
          </table:table-cell>
          <table:table-cell table:style-name="Table25.A2" office:value-type="string">
            <text:p text:style-name="P10"><text:span text:style-name="T8">Prismatic wall</text:span></text:p>
          </table:table-cell>
          <table:table-cell table:style-name="Table25.F2" office:value-type="string">
            <text:p text:style-name="P16"><text:span text:style-name="T7">32nd</text:span></text:p>
          </table:table-cell>
          <table:table-cell table:style-name="Table25.F2" office:value-type="string">
            <text:p text:style-name="P16"><text:span text:style-name="T7">74</text:span></text:p>
          </table:table-cell>
        </table:table-row>
        <table:table-row table:style-name="Table25.1">
          <table:table-cell table:style-name="Table25.A2" office:value-type="string">
            <text:p text:style-name="P10"><text:span text:style-name="T7">Wyrm </text:span></text:p>
          </table:table-cell>
          <table:table-cell table:style-name="Table25.A2" office:value-type="string">
            <text:p text:style-name="P10"><text:span text:style-name="T7">60 ft., fly 350 ft. (clumsy) </text:span></text:p>
          </table:table-cell>
          <table:table-cell table:style-name="Table25.A2" office:value-type="string">
            <text:p text:style-name="P16"><text:span text:style-name="T7">+0</text:span></text:p>
          </table:table-cell>
          <table:table-cell table:style-name="Table25.A2" office:value-type="string">
            <text:p text:style-name="P10"><text:span text:style-name="T7">99 (–8 size, +25 deflection, +72 natural), touch 27, flat-footed 99 </text:span></text:p>
          </table:table-cell>
          <table:table-cell table:style-name="Table25.A2" office:value-type="string">
            <text:p text:style-name="P20"/>
          </table:table-cell>
          <table:table-cell table:style-name="Table25.F2" office:value-type="string">
            <text:p text:style-name="P16"><text:span text:style-name="T7">35th</text:span></text:p>
          </table:table-cell>
          <table:table-cell table:style-name="Table25.F2" office:value-type="string">
            <text:p text:style-name="P16"><text:span text:style-name="T7">80</text:span></text:p>
          </table:table-cell>
        </table:table-row>
        <table:table-row table:style-name="Table25.1">
          <table:table-cell table:style-name="Table25.A13" office:value-type="string">
            <text:p text:style-name="P14"><text:span text:style-name="T7">Great wyrm </text:span></text:p>
          </table:table-cell>
          <table:table-cell table:style-name="Table25.A13" office:value-type="string">
            <text:p text:style-name="P14"><text:span text:style-name="T7">60 ft., fly 350 ft. (clumsy) </text:span></text:p>
          </table:table-cell>
          <table:table-cell table:style-name="Table25.A13" office:value-type="string">
            <text:p text:style-name="P17"><text:span text:style-name="T7">+0</text:span></text:p>
          </table:table-cell>
          <table:table-cell table:style-name="Table25.A13" office:value-type="string">
            <text:p text:style-name="P14"><text:span text:style-name="T7">106 (–8 size, +27 deflection, +77 natural), touch 29, flat-footed 106 </text:span></text:p>
          </table:table-cell>
          <table:table-cell table:style-name="Table25.A13" office:value-type="string">
            <text:p text:style-name="P14"><text:span text:style-name="T8">Prismatic sphere</text:span></text:p>
          </table:table-cell>
          <table:table-cell table:style-name="Table25.F13" office:value-type="string">
            <text:p text:style-name="P17"><text:span text:style-name="T7">38th</text:span></text:p>
          </table:table-cell>
          <table:table-cell table:style-name="Table25.F13" office:value-type="string">
            <text:p text:style-name="P17"><text:span text:style-name="T7">86</text:span></text:p>
          </table:table-cell>
        </table:table-row>
      </table:table>
      <text:p text:style-name="P10"><text:span text:style-name="T14">A prismatic dragon’s natural weapons are treated as magic (wyrmling – juvenile) or epic (young adult – great wyrm) for the purpose of overcoming damage reduction.</text:span></text:p>
      <text:p text:style-name="P10"><text:span text:style-name="T11">Combat</text:span><text:span text:style-name="T15"> </text:span></text:p>
      <text:p text:style-name="P10"><text:span text:style-name="T15">Breath Weapon (Su):</text:span><text:span text:style-name="T14"> A prismatic dragon has one type of breath weapon, a </text:span><text:span text:style-name="T16">prismatic spray </text:span><text:span text:style-name="T14">effect. The breath weapon’s cone is of the size indicated by the dragon’s size, not the normal cone for the spell. </text:span></text:p>
      <text:p text:style-name="P10"><text:span text:style-name="T15">Deflecting Force (Su):</text:span><text:span text:style-name="T14"> A prismatic dragon is protected by a shield of shimmering light similar to a </text:span><text:span text:style-name="T16">cloak of chaos </text:span><text:span text:style-name="T14">that provides a deflection bonus to its AC. The deflection bonus is equal to the dragon’s Charisma bonus. </text:span></text:p>
      <text:p text:style-name="P10"><text:span text:style-name="T15">Immune to Light and Blindness (Ex): </text:span><text:span text:style-name="T14">Prismatic dragons cannot be harmed by any light, including Evocation [Light] spells, </text:span><text:span text:style-name="T16">searing light, </text:span><text:span text:style-name="T14">and the various </text:span><text:span text:style-name="T16">prismatic (sphere, spray, wall</text:span><text:span text:style-name="T14">) spells. In addition, they are immune to any spell or effect that causes blindness. </text:span></text:p>
      <text:p text:style-name="P10"><text:span text:style-name="T15">Spell-Like Abilities:</text:span><text:span text:style-name="T14"> At will—</text:span><text:span text:style-name="T16">hypnotic pattern, rainbow pattern; </text:span><text:span text:style-name="T14">3/day—</text:span><text:span text:style-name="T16">prismatic sphere, prismatic wall, sunbeam, sunburst.</text:span><text:span text:style-name="T14"> The DC is Charisma-based.</text:span></text:p>
      <text:p text:style-name="P11"/>
      <text:h text:style-name="P23" text:outline-level="1"><text:span text:style-name="T13">Sample Prismatic Dragon, Old </text:span></text:h>
      <text:p text:style-name="P10"><text:span text:style-name="T14">Colossal Dragon </text:span></text:p>
      <text:p text:style-name="P10"><text:span text:style-name="T15">Hit Dice:</text:span><text:span text:style-name="T14"> 58d12+1,102 (1,479 hp)</text:span></text:p>
      <text:p text:style-name="P10"><text:span text:style-name="T15">Initiative:</text:span><text:span text:style-name="T14"> +4 (Improved Initiative) </text:span></text:p>
      <text:p text:style-name="P10"><text:span text:style-name="T15">Speed:</text:span><text:span text:style-name="T14"> 60 ft., fly 300 ft. (clumsy) </text:span></text:p>
      <text:p text:style-name="P10"><text:span text:style-name="T15">AC:</text:span><text:span text:style-name="T14"> 78 (–8 size, +19 deflection, +57 natural) </text:span></text:p>
      <text:p text:style-name="P10"><text:span text:style-name="T15">Base Attack/Grapple: </text:span><text:span text:style-name="T14">+58/+97</text:span></text:p>
      <text:h text:style-name="P29" text:outline-level="7"><text:span text:style-name="T15">Attack: </text:span><text:span text:style-name="T18"><text:s/>Bite +74 (4d8+23/19-20) melee </text:span></text:h>
      <text:h text:style-name="P29" text:outline-level="7"><text:span text:style-name="T15">Full Attack:</text:span><text:span text:style-name="T18"> <text:s/>Bite +74 melee, 2 claws +69 (4d6+11) melee, 2 wings +68 (2d8+11) melee, tail slap +69 (4d6+34)</text:span><text:span text:style-name="T15"> </text:span><text:span text:style-name="T18">melee</text:span></text:h>
      <text:p text:style-name="P10"><text:soft-page-break/><text:span text:style-name="T15">Space/Reach:</text:span><text:span text:style-name="T14"> 30 ft./20 ft</text:span></text:p>
      <text:p text:style-name="P10"><text:span text:style-name="T15">Special Attacks:</text:span><text:span text:style-name="T14"> Crush 4d8+34 (DC 58), tail sweep 2d8+34 (DC 58), breath weapon, frightful presence (DC 58), spells (caster level 26th), spell-like abilities </text:span></text:p>
      <text:p text:style-name="P10"><text:span text:style-name="T15">Special Qualities:</text:span><text:span text:style-name="T14"> Immunities, DR 20/epic, SR 66, blindsight, keen senses, deflecting force </text:span></text:p>
      <text:p text:style-name="P10"><text:span text:style-name="T15">Saves:</text:span><text:span text:style-name="T14"> Fort +50, Ref +31, Will +50 </text:span></text:p>
      <text:p text:style-name="P10"><text:span text:style-name="T15">Abilities:</text:span><text:span text:style-name="T14"> Str 57, Dex 10, Con 49, Int 48, Wis 49, Cha 48 </text:span></text:p>
      <text:p text:style-name="P10"><text:span text:style-name="T15">Skills:</text:span><text:span text:style-name="T14"> Balance +67, Bluff +80, Climb +84, Concentration +80, Diplomacy +92, Disable Device +80, Escape Artist +61, Gather Information +86, Heal +80, Intimidate +86, Jump +102, Knowledge (all) +80, Listen +80, Move Silently +61, Open Lock +61, Perform (any two) +80, Search +80, Sense Motive +80, Spellcraft +86, Spot +80, Survival +80, Tumble +67, Use Magic Device +80 </text:span></text:p>
      <text:p text:style-name="P10"><text:span text:style-name="T15">Feats:</text:span><text:span text:style-name="T14"> Blinding Speed (x2), Cleave, Flyby Attack, Great Cleave, Improved Critical (bite), Improved Initiative, Improved Sunder, Improved Spell Capacity (9th), Improved Spell Capacity (9th), Power Attack, Quicken Spell-Like Ability, Snatch, Spell Knowledge (x4), Weapon Focus (bite), Weapon Focus (claw), Weapon Focus (tail slap) </text:span></text:p>
      <text:p text:style-name="P10"><text:span text:style-name="T15">Climate/Terrain:</text:span><text:span text:style-name="T14"> Any land and underground </text:span></text:p>
      <text:p text:style-name="P10"><text:span text:style-name="T15">Organization:</text:span><text:span text:style-name="T14"> Solitary, pair, or family (1–2 and 2–5 off-spring) </text:span></text:p>
      <text:p text:style-name="P10"><text:span text:style-name="T15">Challenge Rating:</text:span><text:span text:style-name="T14"> 48 </text:span></text:p>
      <text:p text:style-name="P10"><text:span text:style-name="T15">Treasure:</text:span><text:span text:style-name="T14"> Double standard </text:span></text:p>
      <text:p text:style-name="P10"><text:span text:style-name="T15">Alignment:</text:span><text:span text:style-name="T14"> Usually neutral </text:span></text:p>
      <text:p text:style-name="P10"><text:span text:style-name="T15">Advancement:</text:span><text:span text:style-name="T14"> 59–62 HD (Colossal) </text:span></text:p>
      <text:p text:style-name="P10"><text:span text:style-name="T14">A prismatic dragon’s natural weapons are treated as epic for the purpose of overcoming damage reduction.</text:span></text:p>
      <text:p text:style-name="P10"><text:span text:style-name="T15">Breath Weapon (Su):</text:span><text:span text:style-name="T14"> Cone of </text:span><text:span text:style-name="T16">prismatic spray, </text:span><text:span text:style-name="T14">70 ft., effect as spell, Ref half (DC 58). </text:span></text:p>
      <text:p text:style-name="P10"><text:span text:style-name="T15">Spell-Like Abilities:</text:span><text:span text:style-name="T14"> At will—</text:span><text:span text:style-name="T16">hypnotic pattern, rainbow pattern; </text:span><text:span text:style-name="T14">3/day—</text:span><text:span text:style-name="T16">sunbeam, sunburst. </text:span><text:span text:style-name="T14">Caster level 26th; save DC 29 + spell level. The DC is Charisma-based.</text:span></text:p>
      <text:p text:style-name="P10"><text:span text:style-name="T15">Immunities (Ex):</text:span><text:span text:style-name="T14"> Immune to </text:span><text:span text:style-name="T16">sleep </text:span><text:span text:style-name="T14">and paralysis effects, immune to light and blindness effects. </text:span></text:p>
      <text:p text:style-name="P10"><text:span text:style-name="T17">Sorcerer Spells Known</text:span><text:span text:style-name="T16"> </text:span><text:span text:style-name="T14">(6/11/11/11/10/10/10/10/9/11; base DC 29 + spell level): 0—</text:span><text:span text:style-name="T16">dancing lights, daze, detect magic, ghost sound, light, prestidigitation, ray of frost, read magic, resistance; </text:span><text:span text:style-name="T14">1st—</text:span><text:span text:style-name="T16">enlarge person, mage armor, magic missile, shield, true strike, unseen servant; </text:span><text:span text:style-name="T14">2nd—</text:span><text:span text:style-name="T16">alter self, blur, darkness, detect thoughts, levitate; </text:span><text:span text:style-name="T14">3rd—</text:span><text:span text:style-name="T16">blink, fireball, greater magic weapon, haste, tongues, wind wall; </text:span><text:span text:style-name="T14">4th—</text:span><text:span text:style-name="T16">confusion, polymorph, scrying, stoneskin; </text:span><text:span text:style-name="T14">5th—</text:span><text:span text:style-name="T16"> baleful polymorph, dismissal, fabricate, passwall, wall of force; </text:span><text:span text:style-name="T14">6th—</text:span><text:span text:style-name="T16">antimagic field, greater dispel magic, true seeing; </text:span><text:span text:style-name="T14">7th—</text:span><text:span text:style-name="T16">forcecage, sequester, spell turning, greater teleport; </text:span><text:span text:style-name="T14">8th—</text:span><text:span text:style-name="T16">greater planar binding, mass charm monster, symbol of death, temporal stasis; </text:span><text:span text:style-name="T14">9th—</text:span><text:span text:style-name="T16">dominate monster, gate, imprisonment, time stop, wish </text:span></text:p>
      <text:p text:style-name="P10"><text:span text:style-name="T16">Possessions: Staff of the cosmos, ring of regeneration, </text:span><text:span text:style-name="T14">15,563 gp. </text:span></text:p>
      <text:p text:style-name="P11"/>
      <text:h text:style-name="P23" text:outline-level="1"><text:span text:style-name="T10">ELEMENTAL,PRIMAL </text:span></text:h>
      <text:p text:style-name="P10"><text:span text:style-name="T15">Elemental Traits:</text:span><text:span text:style-name="T14"> Immune to poison, sleep, paralysis, and stunning. Not subject to critical hits.</text:span></text:p>
      <table:table table:name="Table26" table:style-name="Table26">
        <table:table-column table:style-name="Table26.A"/>
        <table:table-column table:style-name="Table26.B"/>
        <table:table-column table:style-name="Table26.C"/>
        <table:table-row table:style-name="Table26.1">
          <table:table-cell table:style-name="Table26.A1" table:number-rows-spanned="2" office:value-type="string">
            <text:p text:style-name="P14"><text:span text:style-name="T3"><text:s/></text:span></text:p>
            <text:p text:style-name="P14"><text:span text:style-name="T3"><text:s/></text:span></text:p>
          </table:table-cell>
          <table:table-cell table:style-name="Table26.A1" office:value-type="string">
            <text:p text:style-name="P14"><text:span text:style-name="T4">Air Elemental, Primal </text:span></text:p>
          </table:table-cell>
          <table:table-cell table:style-name="Table26.A1" office:value-type="string">
            <text:p text:style-name="P14"><text:span text:style-name="T4">Earth Elemental, Primal </text:span></text:p>
          </table:table-cell>
        </table:table-row>
        <table:table-row table:style-name="Table26.1">
          <table:covered-table-cell/>
          <table:table-cell table:style-name="Table26.A2" office:value-type="string">
            <text:p text:style-name="P14"><text:span text:style-name="T3">Colossal Elemental (Air, Extraplanar) </text:span></text:p>
          </table:table-cell>
          <table:table-cell table:style-name="Table26.A2" office:value-type="string">
            <text:p text:style-name="P14"><text:span text:style-name="T3">Colossal Elemental (Earth, Extraplanar) </text:span></text:p>
          </table:table-cell>
        </table:table-row>
        <table:table-row table:style-name="Table26.3">
          <table:table-cell table:style-name="Table26.A2" office:value-type="string">
            <text:p text:style-name="P14"><text:span text:style-name="T4">Hit Dice:</text:span><text:span text:style-name="T3"> </text:span></text:p>
          </table:table-cell>
          <table:table-cell table:style-name="Table26.A2" office:value-type="string">
            <text:p text:style-name="P14"><text:span text:style-name="T3">64d8+576 (944 hp) </text:span></text:p>
          </table:table-cell>
          <table:table-cell table:style-name="Table26.A2" office:value-type="string">
            <text:p text:style-name="P14"><text:span text:style-name="T3">64d8+640 (1,048 hp) </text:span></text:p>
          </table:table-cell>
        </table:table-row>
        <table:table-row table:style-name="Table26.3">
          <table:table-cell table:style-name="Table26.A2" office:value-type="string">
            <text:p text:style-name="P10"><text:span text:style-name="T4">Initiative:</text:span><text:span text:style-name="T3"> </text:span></text:p>
          </table:table-cell>
          <table:table-cell table:style-name="Table26.A2" office:value-type="string">
            <text:p text:style-name="P10"><text:span text:style-name="T3">+24 (+16 Dex, +8 Superior Initiative) </text:span></text:p>
          </table:table-cell>
          <table:table-cell table:style-name="Table26.A2" office:value-type="string">
            <text:p text:style-name="P10"><text:span text:style-name="T3">–1 (Dex) </text:span></text:p>
          </table:table-cell>
        </table:table-row>
        <table:table-row table:style-name="Table26.3">
          <table:table-cell table:style-name="Table26.A2" office:value-type="string">
            <text:p text:style-name="P10"><text:span text:style-name="T4">Speed:</text:span></text:p>
          </table:table-cell>
          <table:table-cell table:style-name="Table26.A2" office:value-type="string">
            <text:p text:style-name="P10"><text:span text:style-name="T3">Fly 100 ft. (perfect) </text:span></text:p>
          </table:table-cell>
          <table:table-cell table:style-name="Table26.A2" office:value-type="string">
            <text:p text:style-name="P10"><text:span text:style-name="T3">20 ft., burrow 40 ft. </text:span></text:p>
          </table:table-cell>
        </table:table-row>
        <table:table-row table:style-name="Table26.3">
          <table:table-cell table:style-name="Table26.A2" office:value-type="string">
            <text:p text:style-name="P10"><text:span text:style-name="T4">AC:</text:span><text:span text:style-name="T3"> </text:span></text:p>
          </table:table-cell>
          <table:table-cell table:style-name="Table26.A2" office:value-type="string">
            <text:p text:style-name="P10"><text:span text:style-name="T3">66 (–8 size, +16 Dex, +48 natural) </text:span></text:p>
          </table:table-cell>
          <table:table-cell table:style-name="Table26.A2" office:value-type="string">
            <text:p text:style-name="P10"><text:span text:style-name="T3">49 (–8 size, –1 Dex, +48 natural) </text:span></text:p>
          </table:table-cell>
        </table:table-row>
        <table:table-row table:style-name="Table26.3">
          <table:table-cell table:style-name="Table26.A2" office:value-type="string">
            <text:p text:style-name="P10"><text:span text:style-name="T4">Base <text:s/>Attack/Grapple:</text:span></text:p>
          </table:table-cell>
          <table:table-cell table:style-name="Table26.A2" office:value-type="string">
            <text:p text:style-name="P10"><text:span text:style-name="T3">+48/+75</text:span></text:p>
          </table:table-cell>
          <table:table-cell table:style-name="Table26.A2" office:value-type="string">
            <text:p text:style-name="P10"><text:span text:style-name="T3">+48/+80</text:span></text:p>
          </table:table-cell>
        </table:table-row>
        <table:table-row table:style-name="Table26.3">
          <table:table-cell table:style-name="Table26.A2" office:value-type="string">
            <text:p text:style-name="P10"><text:span text:style-name="T4">Attack:</text:span></text:p>
          </table:table-cell>
          <table:table-cell table:style-name="Table26.A2" office:value-type="string">
            <text:p text:style-name="P10"><text:span text:style-name="T3">Slam +57 (4d8+16) melee</text:span></text:p>
          </table:table-cell>
          <table:table-cell table:style-name="Table26.A2" office:value-type="string">
            <text:p text:style-name="P10"><text:span text:style-name="T3">Slam +57 (4d10+24/19-20) melee</text:span></text:p>
          </table:table-cell>
        </table:table-row>
        <table:table-row table:style-name="Table26.3">
          <table:table-cell table:style-name="Table26.A2" office:value-type="string">
            <text:p text:style-name="P10"><text:span text:style-name="T4">Full Attack:</text:span></text:p>
          </table:table-cell>
          <table:table-cell table:style-name="Table26.A2" office:value-type="string">
            <text:p text:style-name="P10"><text:span text:style-name="T3">2 Slams +57 (4d8+16) melee</text:span></text:p>
          </table:table-cell>
          <table:table-cell table:style-name="Table26.A2" office:value-type="string">
            <text:p text:style-name="P10"><text:span text:style-name="T3">2 slams +57 (4d10+24/19-20) melee</text:span></text:p>
          </table:table-cell>
        </table:table-row>
        <table:table-row table:style-name="Table26.3">
          <table:table-cell table:style-name="Table26.A2" office:value-type="string">
            <text:p text:style-name="P10"><text:span text:style-name="T4">Space/Reach:</text:span><text:span text:style-name="T3"> </text:span></text:p>
          </table:table-cell>
          <table:table-cell table:style-name="Table26.A2" office:value-type="string">
            <text:p text:style-name="P10"><text:span text:style-name="T3">30 ft./30 ft. </text:span></text:p>
          </table:table-cell>
          <table:table-cell table:style-name="Table26.A2" office:value-type="string">
            <text:p text:style-name="P10"><text:span text:style-name="T3">30 ft./30 ft. </text:span></text:p>
          </table:table-cell>
        </table:table-row>
        <text:soft-page-break/>
        <table:table-row table:style-name="Table26.3">
          <table:table-cell table:style-name="Table26.A2" office:value-type="string">
            <text:p text:style-name="P10"><text:span text:style-name="T4">Special Attacks:</text:span><text:span text:style-name="T3"> </text:span></text:p>
          </table:table-cell>
          <table:table-cell table:style-name="Table26.A2" office:value-type="string">
            <text:p text:style-name="P10"><text:span text:style-name="T3">Air mastery, whirlwind </text:span></text:p>
          </table:table-cell>
          <table:table-cell table:style-name="Table26.A2" office:value-type="string">
            <text:p text:style-name="P10"><text:span text:style-name="T3">Earth mastery, push </text:span></text:p>
          </table:table-cell>
        </table:table-row>
        <table:table-row table:style-name="Table26.3">
          <table:table-cell table:style-name="Table26.A2" office:value-type="string">
            <text:p text:style-name="P10"><text:span text:style-name="T4">Special Qualities:</text:span><text:span text:style-name="T3"> </text:span></text:p>
          </table:table-cell>
          <table:table-cell table:style-name="Table26.A2" office:value-type="string">
            <text:p text:style-name="P10"><text:span text:style-name="T3">Elemental traits, DR 10/­–,SR 42 </text:span></text:p>
          </table:table-cell>
          <table:table-cell table:style-name="Table26.A2" office:value-type="string">
            <text:p text:style-name="P10"><text:span text:style-name="T3">Elemental traits, DR 15/–, SR 42 </text:span></text:p>
          </table:table-cell>
        </table:table-row>
        <table:table-row table:style-name="Table26.3">
          <table:table-cell table:style-name="Table26.A2" office:value-type="string">
            <text:p text:style-name="P10"><text:span text:style-name="T4">Saves:</text:span><text:span text:style-name="T3"> </text:span></text:p>
          </table:table-cell>
          <table:table-cell table:style-name="Table26.A2" office:value-type="string">
            <text:p text:style-name="P10"><text:span text:style-name="T3">Fort +42, Ref +52, Will +28 </text:span></text:p>
          </table:table-cell>
          <table:table-cell table:style-name="Table26.A2" office:value-type="string">
            <text:p text:style-name="P10"><text:span text:style-name="T3">Fort +46, Ref +21, Will +28 </text:span></text:p>
          </table:table-cell>
        </table:table-row>
        <table:table-row table:style-name="Table26.3">
          <table:table-cell table:style-name="Table26.A2" office:value-type="string">
            <text:p text:style-name="P10"><text:span text:style-name="T4">Abilities:</text:span><text:span text:style-name="T3"> </text:span></text:p>
          </table:table-cell>
          <table:table-cell table:style-name="Table26.A2" office:value-type="string">
            <text:p text:style-name="P10"><text:span text:style-name="T3">Str 32, Dex 43, Con 28, Int 8, Wis 13, Cha 13 </text:span></text:p>
          </table:table-cell>
          <table:table-cell table:style-name="Table26.A2" office:value-type="string">
            <text:p text:style-name="P10"><text:span text:style-name="T3">Str 43, Dex 8, Con 31, Int 8, Wis 13, Cha 13 </text:span></text:p>
          </table:table-cell>
        </table:table-row>
        <table:table-row table:style-name="Table26.3">
          <table:table-cell table:style-name="Table26.A2" office:value-type="string">
            <text:p text:style-name="P10"><text:span text:style-name="T4">Skills:</text:span><text:span text:style-name="T3"> </text:span></text:p>
          </table:table-cell>
          <table:table-cell table:style-name="Table26.A2" office:value-type="string">
            <text:p text:style-name="P10"><text:span text:style-name="T3">Listen +48, Spot +57</text:span></text:p>
          </table:table-cell>
          <table:table-cell table:style-name="Table26.A2" office:value-type="string">
            <text:p text:style-name="P10"><text:span text:style-name="T3">Jump +10, Listen +57, Spot +48</text:span></text:p>
          </table:table-cell>
        </table:table-row>
        <table:table-row table:style-name="Table26.3">
          <table:table-cell table:style-name="Table26.A2" office:value-type="string">
            <text:p text:style-name="P10"><text:span text:style-name="T4">Feats:</text:span><text:span text:style-name="T3"> </text:span></text:p>
          </table:table-cell>
          <table:table-cell table:style-name="Table26.A2" office:value-type="string">
            <text:p text:style-name="P10"><text:span text:style-name="T3">Alertness, Combat Reflexes, Dodge, Flyby Attack, Great Fortitude, Improved Initiative, Iron Will, Mobility, Lightning Reflexes, Spring Attack, Weapon Finesse, Weapon Focus (slam) </text:span></text:p>
          </table:table-cell>
          <table:table-cell table:style-name="Table26.A2" office:value-type="string">
            <text:p text:style-name="P10"><text:span text:style-name="T3">Alertness, Cleave, Combat Reflexes, Great Cleave, Improved Critical (slam), Improved Sunder, Iron Will, Lightning Reflexes, Power Attack, Weapon Focus (slam)</text:span></text:p>
          </table:table-cell>
        </table:table-row>
        <table:table-row table:style-name="Table26.3">
          <table:table-cell table:style-name="Table26.A2" office:value-type="string">
            <text:p text:style-name="P10"><text:span text:style-name="T4">Epic Feats:</text:span><text:span text:style-name="T3"> </text:span></text:p>
          </table:table-cell>
          <table:table-cell table:style-name="Table26.A2" office:value-type="string">
            <text:p text:style-name="P10"><text:span text:style-name="T3">Blinding Speed (x2), Epic Prowess (x2), Epic Toughness (x4), Epic Will, Superior Initiative</text:span></text:p>
          </table:table-cell>
          <table:table-cell table:style-name="Table26.A2" office:value-type="string">
            <text:p text:style-name="P10"><text:span text:style-name="T3">Devastating Critical (slam), Epic Prowess (x3), Epix Toughness (x6), Epic Will, Overwhelming Critical (slam) </text:span></text:p>
          </table:table-cell>
        </table:table-row>
        <table:table-row table:style-name="Table26.3">
          <table:table-cell table:style-name="Table26.A2" office:value-type="string">
            <text:p text:style-name="P10"><text:span text:style-name="T4">Climate/Terrain:</text:span><text:span text:style-name="T3"> </text:span></text:p>
          </table:table-cell>
          <table:table-cell table:style-name="Table26.A2" office:value-type="string">
            <text:p text:style-name="P10"><text:span text:style-name="T3">Any land </text:span></text:p>
          </table:table-cell>
          <table:table-cell table:style-name="Table26.A2" office:value-type="string">
            <text:p text:style-name="P10"><text:span text:style-name="T3">Any land </text:span></text:p>
          </table:table-cell>
        </table:table-row>
        <table:table-row table:style-name="Table26.3">
          <table:table-cell table:style-name="Table26.A2" office:value-type="string">
            <text:p text:style-name="P10"><text:span text:style-name="T4">Organization:</text:span><text:span text:style-name="T3"> </text:span></text:p>
          </table:table-cell>
          <table:table-cell table:style-name="Table26.A2" office:value-type="string">
            <text:p text:style-name="P10"><text:span text:style-name="T3">Solitary </text:span></text:p>
          </table:table-cell>
          <table:table-cell table:style-name="Table26.A2" office:value-type="string">
            <text:p text:style-name="P10"><text:span text:style-name="T3">Solitary </text:span></text:p>
          </table:table-cell>
        </table:table-row>
        <table:table-row table:style-name="Table26.3">
          <table:table-cell table:style-name="Table26.A2" office:value-type="string">
            <text:p text:style-name="P10"><text:span text:style-name="T4">Challenge Rating:</text:span><text:span text:style-name="T3"> </text:span></text:p>
          </table:table-cell>
          <table:table-cell table:style-name="Table26.A2" office:value-type="string">
            <text:p text:style-name="P10"><text:span text:style-name="T3">35 </text:span></text:p>
          </table:table-cell>
          <table:table-cell table:style-name="Table26.A2" office:value-type="string">
            <text:p text:style-name="P10"><text:span text:style-name="T3">35 </text:span></text:p>
          </table:table-cell>
        </table:table-row>
        <text:soft-page-break/>
        <table:table-row table:style-name="Table26.3">
          <table:table-cell table:style-name="Table26.A2" office:value-type="string">
            <text:p text:style-name="P10"><text:span text:style-name="T4">Treasure:</text:span><text:span text:style-name="T3"> </text:span></text:p>
          </table:table-cell>
          <table:table-cell table:style-name="Table26.A2" office:value-type="string">
            <text:p text:style-name="P10"><text:span text:style-name="T3">None </text:span></text:p>
          </table:table-cell>
          <table:table-cell table:style-name="Table26.A2" office:value-type="string">
            <text:p text:style-name="P10"><text:span text:style-name="T3">None </text:span></text:p>
          </table:table-cell>
        </table:table-row>
        <table:table-row table:style-name="Table26.3">
          <table:table-cell table:style-name="Table26.A2" office:value-type="string">
            <text:p text:style-name="P10"><text:span text:style-name="T4">Alignment:</text:span><text:span text:style-name="T3"> </text:span></text:p>
          </table:table-cell>
          <table:table-cell table:style-name="Table26.A2" office:value-type="string">
            <text:p text:style-name="P10"><text:span text:style-name="T3">Usually neutral </text:span></text:p>
          </table:table-cell>
          <table:table-cell table:style-name="Table26.A2" office:value-type="string">
            <text:p text:style-name="P10"><text:span text:style-name="T3">Usually neutral </text:span></text:p>
          </table:table-cell>
        </table:table-row>
        <table:table-row table:style-name="Table26.3">
          <table:table-cell table:style-name="Table26.A23" office:value-type="string">
            <text:p text:style-name="P14"><text:span text:style-name="T4">Advancement:</text:span><text:span text:style-name="T3"> </text:span></text:p>
          </table:table-cell>
          <table:table-cell table:style-name="Table26.A23" office:value-type="string">
            <text:p text:style-name="P14"><text:span text:style-name="T3">65–288 HD (Colossal) </text:span></text:p>
          </table:table-cell>
          <table:table-cell table:style-name="Table26.A23" office:value-type="string">
            <text:p text:style-name="P14"><text:span text:style-name="T3">65–288 HD (Colossal) </text:span></text:p>
          </table:table-cell>
        </table:table-row>
      </table:table>
      <text:p text:style-name="P11"/>
      <table:table table:name="Table27" table:style-name="Table27">
        <table:table-column table:style-name="Table27.A"/>
        <table:table-column table:style-name="Table27.B" table:number-columns-repeated="2"/>
        <table:table-row table:style-name="Table27.1">
          <table:table-cell table:style-name="Table27.A1" table:number-rows-spanned="2" office:value-type="string">
            <text:p text:style-name="P14"><text:span text:style-name="T3"><text:s/></text:span></text:p>
            <text:p text:style-name="P14"><text:span text:style-name="T3"><text:s/></text:span></text:p>
          </table:table-cell>
          <table:table-cell table:style-name="Table27.A1" office:value-type="string">
            <text:p text:style-name="P14"><text:span text:style-name="T4">Fire Elemental, Primal </text:span></text:p>
          </table:table-cell>
          <table:table-cell table:style-name="Table27.A1" office:value-type="string">
            <text:p text:style-name="P14"><text:span text:style-name="T4">Water Elemental, Primal </text:span></text:p>
          </table:table-cell>
        </table:table-row>
        <table:table-row table:style-name="Table27.1">
          <table:covered-table-cell/>
          <table:table-cell table:style-name="Table27.A2" office:value-type="string">
            <text:p text:style-name="P14"><text:span text:style-name="T3">Colossal Elemental (Fire, Extraplanar) </text:span></text:p>
          </table:table-cell>
          <table:table-cell table:style-name="Table27.A2" office:value-type="string">
            <text:p text:style-name="P14"><text:span text:style-name="T3">Colossal Elemental (Water, Extraplanar) </text:span></text:p>
          </table:table-cell>
        </table:table-row>
        <table:table-row table:style-name="Table27.3">
          <table:table-cell table:style-name="Table27.A2" office:value-type="string">
            <text:p text:style-name="P14"><text:span text:style-name="T4">Hit Dice:</text:span><text:span text:style-name="T3"> </text:span></text:p>
          </table:table-cell>
          <table:table-cell table:style-name="Table27.A2" office:value-type="string">
            <text:p text:style-name="P14"><text:span text:style-name="T3">64d8+576 (944 hp) </text:span></text:p>
          </table:table-cell>
          <table:table-cell table:style-name="Table27.A2" office:value-type="string">
            <text:p text:style-name="P14"><text:span text:style-name="T3">64d8+640 (1,048 hp) </text:span></text:p>
          </table:table-cell>
        </table:table-row>
        <table:table-row table:style-name="Table27.3">
          <table:table-cell table:style-name="Table27.A2" office:value-type="string">
            <text:p text:style-name="P10"><text:span text:style-name="T4">Initiative:</text:span><text:span text:style-name="T3"> </text:span></text:p>
          </table:table-cell>
          <table:table-cell table:style-name="Table27.A2" office:value-type="string">
            <text:p text:style-name="P10"><text:span text:style-name="T3">+22 (+14 Dex, +8 Superior Initiative) </text:span></text:p>
          </table:table-cell>
          <table:table-cell table:style-name="Table27.A2" office:value-type="string">
            <text:p text:style-name="P10"><text:span text:style-name="T3">+14 (Dex) </text:span></text:p>
          </table:table-cell>
        </table:table-row>
        <table:table-row table:style-name="Table27.3">
          <table:table-cell table:style-name="Table27.A2" office:value-type="string">
            <text:p text:style-name="P10"><text:span text:style-name="T4">Speed:</text:span><text:span text:style-name="T3"> </text:span></text:p>
          </table:table-cell>
          <table:table-cell table:style-name="Table27.A2" office:value-type="string">
            <text:p text:style-name="P10"><text:span text:style-name="T3">50 ft. </text:span></text:p>
          </table:table-cell>
          <table:table-cell table:style-name="Table27.A2" office:value-type="string">
            <text:p text:style-name="P10"><text:span text:style-name="T3">20 ft., swim 90 ft. </text:span></text:p>
          </table:table-cell>
        </table:table-row>
        <table:table-row table:style-name="Table27.3">
          <table:table-cell table:style-name="Table27.A2" office:value-type="string">
            <text:p text:style-name="P10"><text:span text:style-name="T4">AC:</text:span><text:span text:style-name="T3"> </text:span></text:p>
          </table:table-cell>
          <table:table-cell table:style-name="Table27.A2" office:value-type="string">
            <text:p text:style-name="P10"><text:span text:style-name="T3">64 (–8 size, +14 Dex, +48 natural) </text:span></text:p>
          </table:table-cell>
          <table:table-cell table:style-name="Table27.A2" office:value-type="string">
            <text:p text:style-name="P10"><text:span text:style-name="T3">64 (–8 size, +14 Dex, +48 natural) </text:span></text:p>
          </table:table-cell>
        </table:table-row>
        <table:table-row table:style-name="Table27.3">
          <table:table-cell table:style-name="Table27.A2" office:value-type="string">
            <text:p text:style-name="P10"><text:span text:style-name="T4">Base Attack/Grapple:</text:span></text:p>
          </table:table-cell>
          <table:table-cell table:style-name="Table27.A2" office:value-type="string">
            <text:p text:style-name="P10"><text:span text:style-name="T3">+48/+75</text:span></text:p>
          </table:table-cell>
          <table:table-cell table:style-name="Table27.A2" office:value-type="string">
            <text:p text:style-name="P10"><text:span text:style-name="T3">+48/+80</text:span></text:p>
          </table:table-cell>
        </table:table-row>
        <table:table-row table:style-name="Table27.3">
          <table:table-cell table:style-name="Table27.A2" office:value-type="string">
            <text:p text:style-name="P10"><text:span text:style-name="T4">Attack:</text:span></text:p>
          </table:table-cell>
          <table:table-cell table:style-name="Table27.A2" office:value-type="string">
            <text:p text:style-name="P10"><text:span text:style-name="T3">Slam +55 (4d8+16 plus 4d8 fire) melee</text:span></text:p>
          </table:table-cell>
          <table:table-cell table:style-name="Table27.A2" office:value-type="string">
            <text:p text:style-name="P10"><text:span text:style-name="T3">Slam +57 (4d10+24/19-20)</text:span></text:p>
          </table:table-cell>
        </table:table-row>
        <table:table-row table:style-name="Table27.3">
          <table:table-cell table:style-name="Table27.A2" office:value-type="string">
            <text:p text:style-name="P10"><text:span text:style-name="T4">Full Attack:</text:span></text:p>
          </table:table-cell>
          <table:table-cell table:style-name="Table27.A2" office:value-type="string">
            <text:p text:style-name="P10"><text:span text:style-name="T3">2 slams +55 (4d8+16 plus 4d8 fire) melee</text:span></text:p>
          </table:table-cell>
          <table:table-cell table:style-name="Table27.A2" office:value-type="string">
            <text:p text:style-name="P10"><text:span text:style-name="T3">2 slam +57 (4d10+24/19-20)</text:span></text:p>
          </table:table-cell>
        </table:table-row>
        <table:table-row table:style-name="Table27.3">
          <table:table-cell table:style-name="Table27.A2" office:value-type="string">
            <text:p text:style-name="P10"><text:span text:style-name="T4">Space/Reach:</text:span><text:span text:style-name="T3"> </text:span></text:p>
          </table:table-cell>
          <table:table-cell table:style-name="Table27.A2" office:value-type="string">
            <text:p text:style-name="P10"><text:span text:style-name="T3">30 ft./30 ft. </text:span></text:p>
          </table:table-cell>
          <table:table-cell table:style-name="Table27.A2" office:value-type="string">
            <text:p text:style-name="P10"><text:span text:style-name="T3">30 ft./30 ft. </text:span></text:p>
          </table:table-cell>
        </table:table-row>
        <table:table-row table:style-name="Table27.3">
          <table:table-cell table:style-name="Table27.A2" office:value-type="string">
            <text:p text:style-name="P10"><text:span text:style-name="T4">Special Attacks:</text:span><text:span text:style-name="T3"> </text:span></text:p>
          </table:table-cell>
          <table:table-cell table:style-name="Table27.A2" office:value-type="string">
            <text:p text:style-name="P10"><text:span text:style-name="T3">Burn </text:span></text:p>
          </table:table-cell>
          <table:table-cell table:style-name="Table27.A2" office:value-type="string">
            <text:p text:style-name="P10"><text:span text:style-name="T3">Water mastery, drench, vortex </text:span></text:p>
          </table:table-cell>
        </table:table-row>
        <table:table-row table:style-name="Table27.3">
          <table:table-cell table:style-name="Table27.A2" office:value-type="string">
            <text:p text:style-name="P10"><text:span text:style-name="T4">Special Qualities:</text:span><text:span text:style-name="T3"> </text:span></text:p>
          </table:table-cell>
          <table:table-cell table:style-name="Table27.A2" office:value-type="string">
            <text:p text:style-name="P10"><text:span text:style-name="T3">Elemental traits, DR 10/–, SR 42, fire immunity, cold vulnerability</text:span></text:p>
          </table:table-cell>
          <table:table-cell table:style-name="Table27.A2" office:value-type="string">
            <text:p text:style-name="P10"><text:span text:style-name="T3">Elemental traits, DR 15/–, SR 42 </text:span></text:p>
          </table:table-cell>
        </table:table-row>
        <table:table-row table:style-name="Table27.3">
          <table:table-cell table:style-name="Table27.A2" office:value-type="string">
            <text:p text:style-name="P10"><text:span text:style-name="T4">Saves:</text:span></text:p>
          </table:table-cell>
          <table:table-cell table:style-name="Table27.A2" office:value-type="string">
            <text:p text:style-name="P10"><text:span text:style-name="T3">Fort +32, Ref +50, Will +28 </text:span></text:p>
          </table:table-cell>
          <table:table-cell table:style-name="Table27.A2" office:value-type="string">
            <text:p text:style-name="P10"><text:span text:style-name="T3">Fort +46, Ref +21, Will +28 </text:span></text:p>
          </table:table-cell>
        </table:table-row>
        <table:table-row table:style-name="Table27.3">
          <table:table-cell table:style-name="Table27.A2" office:value-type="string">
            <text:p text:style-name="P10"><text:span text:style-name="T4">Abilities:</text:span><text:span text:style-name="T3"> </text:span></text:p>
          </table:table-cell>
          <table:table-cell table:style-name="Table27.A2" office:value-type="string">
            <text:p text:style-name="P10"><text:span text:style-name="T3">Str 32, Dex 39, Con 28, Int 8, Wis 13, Cha 13 </text:span></text:p>
          </table:table-cell>
          <table:table-cell table:style-name="Table27.A2" office:value-type="string">
            <text:p text:style-name="P10"><text:span text:style-name="T3">Str 42, Dex 38, Con 31, Int 8, Wis 13, Cha 13 </text:span></text:p>
          </table:table-cell>
        </table:table-row>
        <table:table-row table:style-name="Table27.3">
          <table:table-cell table:style-name="Table27.A2" office:value-type="string">
            <text:p text:style-name="P10"><text:span text:style-name="T4">Skills:</text:span><text:span text:style-name="T3"> </text:span></text:p>
          </table:table-cell>
          <table:table-cell table:style-name="Table27.A2" office:value-type="string">
            <text:p text:style-name="P10"><text:span text:style-name="T3">Jump +19, Listen +48, Spot +57</text:span></text:p>
          </table:table-cell>
          <table:table-cell table:style-name="Table27.A2" office:value-type="string">
            <text:p text:style-name="P10"><text:span text:style-name="T3">Jump +7, Listen +57, Spot +48, Swim +19</text:span></text:p>
          </table:table-cell>
        </table:table-row>
        <table:table-row table:style-name="Table27.3">
          <table:table-cell table:style-name="Table27.A2" office:value-type="string">
            <text:p text:style-name="P10"><text:span text:style-name="T4">Feats:</text:span></text:p>
          </table:table-cell>
          <table:table-cell table:style-name="Table27.A2" office:value-type="string">
            <text:p text:style-name="P10"><text:span text:style-name="T3">Alertness, Combat Reflexes, Dodge, Great Fortitude, Improved Initiative, Iron Will, Lightning Reflexes, Mobility, Power Attack, Spring Attack, Weapon Finesse, Weapon Focus (slam)</text:span></text:p>
          </table:table-cell>
          <table:table-cell table:style-name="Table27.A2" office:value-type="string">
            <text:p text:style-name="P10"><text:span text:style-name="T3">Alertness, Cleave, Combat Reflexes, Dodge, Great Cleave, Improved Critical (slam), Improved Sunder, Iron Will, Lightning Reflexes, Power Attack, Weapon Focus (slam)</text:span></text:p>
          </table:table-cell>
        </table:table-row>
        <table:table-row table:style-name="Table27.3">
          <table:table-cell table:style-name="Table27.A2" office:value-type="string">
            <text:p text:style-name="P10"><text:span text:style-name="T4">Epic Feats:</text:span><text:span text:style-name="T3"> </text:span></text:p>
          </table:table-cell>
          <table:table-cell table:style-name="Table27.A2" office:value-type="string">
            <text:p text:style-name="P10"><text:span text:style-name="T3">Blinding Speed, Dire Charge, Epic Prowess, (x2), Epic Toughness (x4), Epic Will, Superior Initiative </text:span></text:p>
          </table:table-cell>
          <table:table-cell table:style-name="Table27.A2" office:value-type="string">
            <text:p text:style-name="P10"><text:span text:style-name="T3">Devastating Critical (slam), Epic Prowess (x2), Epic Toughness (x6), Epic Will, Overwhelming Critical (slam) </text:span></text:p>
          </table:table-cell>
        </table:table-row>
        <table:table-row table:style-name="Table27.3">
          <table:table-cell table:style-name="Table27.A2" office:value-type="string">
            <text:p text:style-name="P10"><text:span text:style-name="T4">Climate/Terrain:</text:span><text:span text:style-name="T3"> </text:span></text:p>
          </table:table-cell>
          <table:table-cell table:style-name="Table27.A2" office:value-type="string">
            <text:p text:style-name="P10"><text:span text:style-name="T3">Any land </text:span></text:p>
          </table:table-cell>
          <table:table-cell table:style-name="Table27.A2" office:value-type="string">
            <text:p text:style-name="P10"><text:span text:style-name="T3">Any land </text:span></text:p>
          </table:table-cell>
        </table:table-row>
        <table:table-row table:style-name="Table27.3">
          <table:table-cell table:style-name="Table27.A2" office:value-type="string">
            <text:p text:style-name="P10"><text:span text:style-name="T4">Organization:</text:span><text:span text:style-name="T3"> </text:span></text:p>
          </table:table-cell>
          <table:table-cell table:style-name="Table27.A2" office:value-type="string">
            <text:p text:style-name="P10"><text:span text:style-name="T3">Solitary </text:span></text:p>
          </table:table-cell>
          <table:table-cell table:style-name="Table27.A2" office:value-type="string">
            <text:p text:style-name="P10"><text:span text:style-name="T3">Solitary </text:span></text:p>
          </table:table-cell>
        </table:table-row>
        <table:table-row table:style-name="Table27.3">
          <table:table-cell table:style-name="Table27.A2" office:value-type="string">
            <text:p text:style-name="P10"><text:span text:style-name="T4">Challenge Rating:</text:span><text:span text:style-name="T3"> </text:span></text:p>
          </table:table-cell>
          <table:table-cell table:style-name="Table27.A2" office:value-type="string">
            <text:p text:style-name="P10"><text:span text:style-name="T3">35 </text:span></text:p>
          </table:table-cell>
          <table:table-cell table:style-name="Table27.A2" office:value-type="string">
            <text:p text:style-name="P10"><text:span text:style-name="T3">35 </text:span></text:p>
          </table:table-cell>
        </table:table-row>
        <table:table-row table:style-name="Table27.3">
          <table:table-cell table:style-name="Table27.A2" office:value-type="string">
            <text:p text:style-name="P10"><text:span text:style-name="T4">Treasure:</text:span><text:span text:style-name="T3"> </text:span></text:p>
          </table:table-cell>
          <table:table-cell table:style-name="Table27.A2" office:value-type="string">
            <text:p text:style-name="P10"><text:span text:style-name="T3">None </text:span></text:p>
          </table:table-cell>
          <table:table-cell table:style-name="Table27.A2" office:value-type="string">
            <text:p text:style-name="P10"><text:span text:style-name="T3">None </text:span></text:p>
          </table:table-cell>
        </table:table-row>
        <table:table-row table:style-name="Table27.3">
          <table:table-cell table:style-name="Table27.A2" office:value-type="string">
            <text:p text:style-name="P10"><text:span text:style-name="T4">Alignment:</text:span><text:span text:style-name="T3"> </text:span></text:p>
          </table:table-cell>
          <table:table-cell table:style-name="Table27.A2" office:value-type="string">
            <text:p text:style-name="P10"><text:span text:style-name="T3">Usually neutral </text:span></text:p>
          </table:table-cell>
          <table:table-cell table:style-name="Table27.A2" office:value-type="string">
            <text:p text:style-name="P10"><text:span text:style-name="T3">Usually neutral </text:span></text:p>
          </table:table-cell>
        </table:table-row>
        <table:table-row table:style-name="Table27.3">
          <table:table-cell table:style-name="Table27.A23" office:value-type="string">
            <text:p text:style-name="P14"><text:span text:style-name="T4">Advancement:</text:span><text:span text:style-name="T3"> </text:span></text:p>
          </table:table-cell>
          <table:table-cell table:style-name="Table27.A23" office:value-type="string">
            <text:p text:style-name="P14"><text:span text:style-name="T3">65–288 HD (Colossal) </text:span></text:p>
          </table:table-cell>
          <table:table-cell table:style-name="Table27.A23" office:value-type="string">
            <text:p text:style-name="P14"><text:span text:style-name="T3">65–288 HD (Colossal) </text:span></text:p>
          </table:table-cell>
        </table:table-row>
      </table:table>
      <text:p text:style-name="P10"><text:span text:style-name="T11"><text:s/>PRIMAL AIR ELEMENTAL </text:span></text:p>
      <text:p text:style-name="P10"><text:span text:style-name="T14">Primal air elementals speak Auran. </text:span></text:p>
      <text:p text:style-name="P10"><text:span text:style-name="T11">Combat</text:span><text:span text:style-name="T15"> </text:span></text:p>
      <text:p text:style-name="P10"><text:span text:style-name="T15">Air Mastery (Ex):</text:span><text:span text:style-name="T14"> Airborne creatures take a –1 penalty on attack and damage rolls against an air elemental. </text:span></text:p>
      <text:p text:style-name="P10"><text:span text:style-name="T15">Whirlwind (Su):</text:span><text:span text:style-name="T14"> The elemental can transform itself into a whirlwind once every 10 minutes and remain in that form for up to 1 round for every 2 HD it has. In this form, the elemental can move through the air or along a surface at its fly speed. <text:s/>A primal air whirlwind is 10 feet wide at the base, 40 feet wide at the top, and up to 80 feet tall. The elemental controls its exact height, but it must be at least 10 feet. Gargantuan or smaller creatures might take damage when caught in the whirlwind and may be lifted into the air. An affected creature must succeed at a Reflex save (DC 53) when it comes into contact with the whirlwind or take 4d8 points of damage. It must also succeed at a second Reflex save (DC 53) or be picked up bodily and held suspended in the powerful winds, automatically taking 4d8 points of damage each round. A creature that can fly is allowed a Reflex save (DC 53) each round to escape the whirlwind. The creature still takes damage but can leave if the save is successful. The elemental can eject any carried creatures whenever it wishes, depositing them wherever the whirlwind happens to be. A summoned elemental always ejects trapped creatures before returning to its home plane. If the whirlwind’s base touches the ground, it creates a swirling cloud of debris. This cloud is centered on the elemental and has a diameter equal to half the whirlwind’s height. The cloud obscures all vision, including darkvision, beyond 5 feet. Creatures 5 feet away have one-half concealment, while those farther away have total concealment. Those caught in the cloud must succeed at a Concentration check (DC 53) to cast a spell. The DC is Strength-based.</text:span></text:p>
      <text:h text:style-name="P23" text:outline-level="1"><text:span text:style-name="T12">PRIMAL EARTH ELEMENTAL </text:span></text:h>
      <text:p text:style-name="P10"><text:span text:style-name="T14">Earth elementals speak Terran. </text:span></text:p>
      <text:p text:style-name="P10"><text:span text:style-name="T11">Combat</text:span><text:span text:style-name="T15"> </text:span></text:p>
      <text:p text:style-name="P10"><text:soft-page-break/><text:span text:style-name="T15">Earth Mastery (Ex): </text:span><text:span text:style-name="T14">An earth elemental gains a +1 attack and damage bonus if both it and its foe touch the ground. If an opponent is airborne or water-borne, the elemental takes a –4 penalty on attack and damage rolls. (These modifiers are not included in the statistics block.) </text:span></text:p>
      <text:p text:style-name="P10"><text:span text:style-name="T15">Push (Ex):</text:span><text:span text:style-name="T14"> An earth elemental can start a bull rush maneuver without provoking an attack of opportunity. The combat modifiers given for earth mastery, above, also apply to the elemental’s opposed Strength checks. </text:span></text:p>
      <text:h text:style-name="P23" text:outline-level="1"><text:span text:style-name="T12">PRIMAL FIRE ELEMENTAL </text:span></text:h>
      <text:p text:style-name="P10"><text:span text:style-name="T14">A primal fire elemental cannot enter water or any other nonflammable liquid. Unlike lesser fire elementals, a primal fire elemental may attempt to evaporate a lesser body of water if blocked. Fire elementals speak Ignan. </text:span></text:p>
      <text:p text:style-name="P10"><text:span text:style-name="T11">Combat</text:span><text:span text:style-name="T15"> </text:span></text:p>
      <text:p text:style-name="P10"><text:span text:style-name="T15">Burn (Ex):</text:span><text:span text:style-name="T14"> Those hit by a primal fire elemental’s slam attack must succeed at a Reflex save (DC 51) or catch fire. The flame burns for 1d4 rounds. A burning creature can take a move-equivalent action to put out the flame. Creatures hitting a fire elemental with natural weapons or unarmed attacks take fire damage as though hit by the elemental’s attack, and also catch fire unless they succeed at a Reflex save. The DC is Constitution-based.</text:span></text:p>
      <text:h text:style-name="P23" text:outline-level="1"><text:span text:style-name="T12">PRIMAL WATER ELEMENTAL </text:span></text:h>
      <text:p text:style-name="P10"><text:span text:style-name="T14">A primal water elemental can’t venture more than 360 feet from the body of water from which it emerged. Water elementals speak Aquan. </text:span></text:p>
      <text:p text:style-name="P10"><text:span text:style-name="T11">Combat</text:span><text:span text:style-name="T15"> </text:span></text:p>
      <text:p text:style-name="P10"><text:span text:style-name="T15">Water Mastery (Ex):</text:span><text:span text:style-name="T14"> A water elemental gains a +1 bonus on attack and damage rolls if both it and its opponent touch water. If the opponent or elemental is land-bound, the elemental takes a –4 penalty on attack and damage rolls. (These modifiers are not included in the statistics block.) A primal water elemental can be a serious threat to a ship that crosses its path. It can easily overturn even large craft (ships of up to 5 feet in length per Hit Dice of the elemental) and stop massive vessels (ships of less than 10 feet in length per HD). Even ocean-going behemoths (ships of less than 20 feet in length per HD) can be slowed to half speed. </text:span></text:p>
      <text:p text:style-name="P10"><text:span text:style-name="T15">Drench (Ex):</text:span><text:span text:style-name="T14"> The elemental’s touch puts out torches, campfires, exposed lanterns, and other open flames of non-magical origin if these are Gargantuan or smaller. The creature can dispel magical fire it touches as </text:span><text:span text:style-name="T16">dispel magic </text:span><text:span text:style-name="T14">cast by a caster whose level equals the elemental’s HD total (64). </text:span></text:p>
      <text:p text:style-name="P10"><text:span text:style-name="T15">Vortex (Su):</text:span><text:span text:style-name="T14"> The elemental can transform itself into a whirlpool once every 10 minutes, provided it is underwater, and remain in that form for up to 1 round for every 2 HD it has (48 rounds). In vortex form, the elemental can move through the water or along the bottom at its swim speed. The vortex is 5 feet wide at the base, up to 50 feet wide at the top, and up to 80 feet tall. The elemental controls its exact height, but it must be at least 10 feet. Gargantuan and smaller creatures might take damage when caught in the vortex and may be swept up by it. An affected creature must succeed at a Reflex save (DC 58) when it comes into contact with the vortex or take 4d10 points of damage. It must also succeed at a second Reflex save (DC 68) or be picked up bodily and held suspended in the powerful currents, automatically taking 4d10 points of damage each round. A creature that can swim is allowed a Reflex save (DC 58) each round to escape the vortex. The creature still takes damage, but can leave if the save is successful. The elemental can eject any carried creatures whenever it wishes, depositing them wherever the vortex hap-pens to be. A summoned elemental always ejects trapped creatures before returning to its home plane. If the vortex’s base touches the bottom, it creates a swirling cloud of debris. This cloud is centered on the elemental and has a diameter equal to half the vortex’s height. The cloud obscures all vision, including dark-vision, beyond 5 feet. Creatures 5 feet away have one-half concealment, while those farther away have total concealment. Those caught in the cloud must succeed at a Concentration check (DC 58) to cast a spell. <text:s/>The DC is Strength-ba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9pt" fo:language="en" fo:country="US" fo:font-weight="bold" style:font-size-asian="9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8pt" fo:language="en" fo:country="US" style:font-size-asian="18pt" style:language-asian="en" style:country-asian="US"/>
    </style:style>
    <style:style style:name="Heading_20_9" style:display-name="Heading 9" style:family="paragraph" style:parent-style-name="Standard" style:default-outline-level="9"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8pt" fo:language="en" fo:country="US" fo:font-weight="bold" style:font-size-asian="18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3-01-06T15:21:00</meta:creation-date>
    <dc:date>2003-11-05T08:23:00</dc:date>
    <meta:editing-cycles>262</meta:editing-cycles>
    <meta:editing-duration>PT21M</meta:editing-duration>
    <meta:document-statistic meta:table-count="27" meta:image-count="0" meta:object-count="0" meta:page-count="42" meta:paragraph-count="2064" meta:word-count="17113" meta:character-count="104210" meta:non-whitespace-character-count="88203"/>
    <meta:generator>LibreOffice/5.4.6.2$Linux_X86_64 LibreOffice_project/40m0$Build-2</meta:generator>
    <meta:user-defined meta:name="Company">Wizards of the Coast</meta:user-defined>
    <meta:user-defined meta:name="Operator">asmith</meta:user-defined>
  </office:meta>
</office:document-meta>
</file>